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/>
    <style:style style:name="ce1" style:family="table-cell" style:parent-style-name="Default" style:data-style-name="N111"/>
    <style:style style:name="ce7" style:family="table-cell" style:parent-style-name="Default" style:data-style-name="N111">
      <style:table-cell-properties fo:background-color="#fff200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l = </text:p>
          </table:table-cell>
          <table:table-cell table:style-name="ce3" office:value-type="string" calcext:value-type="string">
            <text:p>2gW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r(V^2)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di =</text:p>
          </table:table-cell>
          <table:table-cell table:style-name="ce3" office:value-type="string" calcext:value-type="string">
            <text:p>(Cl)^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pi(AR)A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L/D = </text:p>
          </table:table-cell>
          <table:table-cell table:style-name="ce3" office:value-type="string" calcext:value-type="string">
            <text:p>Cl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Cd+Cdi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.1" calcext:value-type="float">
            <text:p>1.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" calcext:value-type="float">
            <text:p>10.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0.5" calcext:value-type="float">
            <text:p>30.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98" calcext:value-type="float">
            <text:p>0.98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table:style-name="Default" office:value-type="string" calcext:value-type="string">
            <text:p>L/D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table:formula="of:=[.A19]/3.6/[.B19]" office:value-type="float" office:value="41.6666666666667" calcext:value-type="float">
            <text:p>41.667</text:p>
          </table:table-cell>
          <table:table-cell table:style-name="ce5" table:formula="of:=2*[.$B$12]*[.$B$14]/[.$B$11]/[.$B$13]/([.$A19]/3.6)^2" office:value-type="float" office:value="1.38940176623377" calcext:value-type="float">
            <text:p>1.3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  <table:table-cell table:formula="of:=[.A20]/3.6/[.B20]" office:value-type="float" office:value="46.2962962962963" calcext:value-type="float">
            <text:p>46.296</text:p>
          </table:table-cell>
          <table:table-cell table:style-name="ce5" table:formula="of:=2*[.$B$12]*[.$B$14]/[.$B$11]/[.$B$13]/([.$A20]/3.6)^2" office:value-type="float" office:value="1.2211538961039" calcext:value-type="float">
            <text:p>1.2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7" calcext:value-type="float">
            <text:p>0.47</text:p>
          </table:table-cell>
          <table:table-cell table:formula="of:=[.A21]/3.6/[.B21]" office:value-type="float" office:value="50.2364066193853" calcext:value-type="float">
            <text:p>50.236</text:p>
          </table:table-cell>
          <table:table-cell table:style-name="ce5" table:formula="of:=2*[.$B$12]*[.$B$14]/[.$B$11]/[.$B$13]/([.$A21]/3.6)^2" office:value-type="float" office:value="1.08171417786366" calcext:value-type="float">
            <text:p>1.0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" calcext:value-type="float">
            <text:p>0.49</text:p>
          </table:table-cell>
          <table:table-cell table:formula="of:=[.A22]/3.6/[.B22]" office:value-type="float" office:value="51.0204081632653" calcext:value-type="float">
            <text:p>51.020</text:p>
          </table:table-cell>
          <table:table-cell table:style-name="ce5" table:formula="of:=2*[.$B$12]*[.$B$14]/[.$B$11]/[.$B$13]/([.$A22]/3.6)^2" office:value-type="float" office:value="0.964862337662338" calcext:value-type="float">
            <text:p>0.9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2" calcext:value-type="float">
            <text:p>0.52</text:p>
          </table:table-cell>
          <table:table-cell table:formula="of:=[.A23]/3.6/[.B23]" office:value-type="float" office:value="50.7478632478632" calcext:value-type="float">
            <text:p>50.748</text:p>
          </table:table-cell>
          <table:table-cell table:style-name="ce5" table:formula="of:=2*[.$B$12]*[.$B$14]/[.$B$11]/[.$B$13]/([.$A23]/3.6)^2" office:value-type="float" office:value="0.865970629924093" calcext:value-type="float">
            <text:p>0.8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table:formula="of:=[.A24]/3.6/[.B24]" office:value-type="float" office:value="50.5050505050505" calcext:value-type="float">
            <text:p>50.505</text:p>
          </table:table-cell>
          <table:table-cell table:style-name="ce5" table:formula="of:=2*[.$B$12]*[.$B$14]/[.$B$11]/[.$B$13]/([.$A24]/3.6)^2" office:value-type="float" office:value="0.781538493506493" calcext:value-type="float">
            <text:p>0.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85" calcext:value-type="float">
            <text:p>0.585</text:p>
          </table:table-cell>
          <table:table-cell table:formula="of:=[.A25]/3.6/[.B25]" office:value-type="float" office:value="49.8575498575499" calcext:value-type="float">
            <text:p>49.858</text:p>
          </table:table-cell>
          <table:table-cell table:style-name="ce5" table:formula="of:=2*[.$B$12]*[.$B$14]/[.$B$11]/[.$B$13]/([.$A25]/3.6)^2" office:value-type="float" office:value="0.708878452160085" calcext:value-type="float">
            <text:p>0.7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table:formula="of:=[.A26]/3.6/[.B26]" office:value-type="float" office:value="48.5008818342152" calcext:value-type="float">
            <text:p>48.501</text:p>
          </table:table-cell>
          <table:table-cell table:style-name="ce5" table:formula="of:=2*[.$B$12]*[.$B$14]/[.$B$11]/[.$B$13]/([.$A26]/3.6)^2" office:value-type="float" office:value="0.645899581410325" calcext:value-type="float">
            <text:p>0.6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table:formula="of:=[.A27]/3.6/[.B27]" office:value-type="float" office:value="43.4027777777778" calcext:value-type="float">
            <text:p>43.403</text:p>
          </table:table-cell>
          <table:table-cell table:style-name="ce5" table:formula="of:=2*[.$B$12]*[.$B$14]/[.$B$11]/[.$B$13]/([.$A27]/3.6)^2" office:value-type="float" office:value="0.500184635844156" calcext:value-type="float">
            <text:p>0.5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table:formula="of:=[.A28]/3.6/[.B28]" office:value-type="float" office:value="34.7222222222222" calcext:value-type="float">
            <text:p>34.722</text:p>
          </table:table-cell>
          <table:table-cell table:style-name="ce5" table:formula="of:=2*[.$B$12]*[.$B$14]/[.$B$11]/[.$B$13]/([.$A28]/3.6)^2" office:value-type="float" office:value="0.347350441558442" calcext:value-type="float">
            <text:p>0.3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" calcext:value-type="float">
            <text:p>1.9</text:p>
          </table:table-cell>
          <table:table-cell table:formula="of:=[.A29]/3.6/[.B29]" office:value-type="float" office:value="25.5847953216374" calcext:value-type="float">
            <text:p>25.585</text:p>
          </table:table-cell>
          <table:table-cell table:style-name="ce5" table:formula="of:=2*[.$B$12]*[.$B$14]/[.$B$11]/[.$B$13]/([.$A29]/3.6)^2" office:value-type="float" office:value="0.25519624277763" calcext:value-type="float">
            <text:p>0.255</text:p>
          </table:table-cell>
        </table:table-row>
      </table:table>
      <table:table table:name="B21_ASG29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4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Version</text:p>
          </table:table-cell>
          <table:table-cell table:number-columns-repeated="2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4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00</text:p>
          </table:table-cell>
          <table:table-cell office:value-type="float" office:value="0.06" calcext:value-type="float">
            <text:p>0.0600</text:p>
          </table:table-cell>
          <table:table-cell office:value-type="float" office:value="-11" calcext:value-type="float">
            <text:p>-11.0000</text:p>
          </table:table-cell>
          <table:table-cell office:value-type="float" office:value="12" calcext:value-type="float">
            <text:p>12.0000</text:p>
          </table:table-cell>
          <table:table-cell table:number-columns-repeated="2" office:value-type="float" office:value="2.4" calcext:value-type="float">
            <text:p>2.4000</text:p>
          </table:table-cell>
          <table:table-cell office:value-type="float" office:value="1.11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: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orig cl</text:p>
          </table:table-cell>
          <table:table-cell table:number-columns-repeated="16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4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0.02642" calcext:value-type="float">
            <text:p>0.0264</text:p>
          </table:table-cell>
          <table:table-cell table:number-columns-repeated="4"/>
          <table:table-cell table:style-name="ce1" office:value-type="float" office:value="0.1045" calcext:value-type="float">
            <text:p>0.1045</text:p>
          </table:table-cell>
          <table:table-cell table:number-columns-repeated="16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0.04477" calcext:value-type="float">
            <text:p>0.0448</text:p>
          </table:table-cell>
          <table:table-cell table:number-columns-repeated="4"/>
          <table:table-cell table:style-name="ce1" office:value-type="float" office:value="0.176" calcext:value-type="float">
            <text:p>0.1760</text:p>
          </table:table-cell>
          <table:table-cell table:number-columns-repeated="16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.26292" calcext:value-type="float">
            <text:p>0.2629</text:p>
          </table:table-cell>
          <table:table-cell office:value-type="float" office:value="0.11393" calcext:value-type="float">
            <text:p>0.1139</text:p>
          </table:table-cell>
          <table:table-cell office:value-type="float" office:value="0.06713" calcext:value-type="float">
            <text:p>0.0671</text:p>
          </table:table-cell>
          <table:table-cell table:number-columns-repeated="4"/>
          <table:table-cell table:style-name="ce1" office:value-type="float" office:value="0.26292" calcext:value-type="float">
            <text:p>0.2629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34865" calcext:value-type="float">
            <text:p>0.3487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8932" calcext:value-type="float">
            <text:p>0.0893</text:p>
          </table:table-cell>
          <table:table-cell table:number-columns-repeated="4"/>
          <table:table-cell table:style-name="ce1" office:value-type="float" office:value="0.34865" calcext:value-type="float">
            <text:p>0.3487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15838" calcext:value-type="float">
            <text:p>0.1584</text:p>
          </table:table-cell>
          <table:table-cell office:value-type="float" office:value="0.1082" calcext:value-type="float">
            <text:p>0.1082</text:p>
          </table:table-cell>
          <table:table-cell table:number-columns-repeated="4"/>
          <table:table-cell table:style-name="ce1" office:value-type="float" office:value="0.4206" calcext:value-type="float">
            <text:p>0.4206</text:p>
          </table:table-cell>
          <table:table-cell table:number-columns-repeated="16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47949" calcext:value-type="float">
            <text:p>0.479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0.12393" calcext:value-type="float">
            <text:p>0.1239</text:p>
          </table:table-cell>
          <table:table-cell table:number-columns-repeated="4"/>
          <table:table-cell table:style-name="ce1" office:value-type="float" office:value="0.47949" calcext:value-type="float">
            <text:p>0.4795</text:p>
          </table:table-cell>
          <table:table-cell table:number-columns-repeated="16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52612" calcext:value-type="float">
            <text:p>0.5261</text:p>
          </table:table-cell>
          <table:table-cell office:value-type="float" office:value="0.20264" calcext:value-type="float">
            <text:p>0.2026</text:p>
          </table:table-cell>
          <table:table-cell office:value-type="float" office:value="0.13672" calcext:value-type="float">
            <text:p>0.1367</text:p>
          </table:table-cell>
          <table:table-cell table:number-columns-repeated="4"/>
          <table:table-cell table:style-name="ce1" office:value-type="float" office:value="0.52612" calcext:value-type="float">
            <text:p>0.5261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56133" calcext:value-type="float">
            <text:p>0.5613</text:p>
          </table:table-cell>
          <table:table-cell office:value-type="float" office:value="0.22468" calcext:value-type="float">
            <text:p>0.2247</text:p>
          </table:table-cell>
          <table:table-cell office:value-type="float" office:value="0.14679" calcext:value-type="float">
            <text:p>0.1468</text:p>
          </table:table-cell>
          <table:table-cell table:number-columns-repeated="4"/>
          <table:table-cell table:style-name="ce1" office:value-type="float" office:value="0.56133" calcext:value-type="float">
            <text:p>0.5613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.58612" calcext:value-type="float">
            <text:p>0.5861</text:p>
          </table:table-cell>
          <table:table-cell office:value-type="float" office:value="0.24666" calcext:value-type="float">
            <text:p>0.2467</text:p>
          </table:table-cell>
          <table:table-cell office:value-type="float" office:value="0.15437" calcext:value-type="float">
            <text:p>0.1544</text:p>
          </table:table-cell>
          <table:table-cell table:number-columns-repeated="4"/>
          <table:table-cell table:style-name="ce1" office:value-type="float" office:value="0.58612" calcext:value-type="float">
            <text:p>0.5861</text:p>
          </table:table-cell>
          <table:table-cell table:number-columns-repeated="16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60163" calcext:value-type="float">
            <text:p>0.6016</text:p>
          </table:table-cell>
          <table:table-cell office:value-type="float" office:value="0.26856" calcext:value-type="float">
            <text:p>0.2686</text:p>
          </table:table-cell>
          <table:table-cell office:value-type="float" office:value="0.15978" calcext:value-type="float">
            <text:p>0.1598</text:p>
          </table:table-cell>
          <table:table-cell table:number-columns-repeated="4"/>
          <table:table-cell table:style-name="ce1" office:value-type="float" office:value="0.60163" calcext:value-type="float">
            <text:p>0.6016</text:p>
          </table:table-cell>
          <table:table-cell table:number-columns-repeated="16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.60927" calcext:value-type="float">
            <text:p>0.6093</text:p>
          </table:table-cell>
          <table:table-cell office:value-type="float" office:value="0.29037" calcext:value-type="float">
            <text:p>0.2904</text:p>
          </table:table-cell>
          <table:table-cell office:value-type="float" office:value="0.16337" calcext:value-type="float">
            <text:p>0.1634</text:p>
          </table:table-cell>
          <table:table-cell table:number-columns-repeated="4"/>
          <table:table-cell table:style-name="ce1" office:value-type="float" office:value="0.60927" calcext:value-type="float">
            <text:p>0.6093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61105" calcext:value-type="float">
            <text:p>0.6111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565" calcext:value-type="float">
            <text:p>0.1657</text:p>
          </table:table-cell>
          <table:table-cell table:number-columns-repeated="4"/>
          <table:table-cell table:style-name="ce1" office:value-type="float" office:value="0.61105" calcext:value-type="float">
            <text:p>0.6111</text:p>
          </table:table-cell>
          <table:table-cell table:number-columns-repeated="16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33373" calcext:value-type="float">
            <text:p>0.3337</text:p>
          </table:table-cell>
          <table:table-cell office:value-type="float" office:value="0.15102" calcext:value-type="float">
            <text:p>0.1510</text:p>
          </table:table-cell>
          <table:table-cell table:number-columns-repeated="4"/>
          <table:table-cell table:style-name="ce1" office:value-type="float" office:value="0.5429" calcext:value-type="float">
            <text:p>0.5429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53646" calcext:value-type="float">
            <text:p>0.5365</text:p>
          </table:table-cell>
          <table:table-cell office:value-type="float" office:value="0.35526" calcext:value-type="float">
            <text:p>0.3553</text:p>
          </table:table-cell>
          <table:table-cell office:value-type="float" office:value="0.15162" calcext:value-type="float">
            <text:p>0.1516</text:p>
          </table:table-cell>
          <table:table-cell table:number-columns-repeated="4"/>
          <table:table-cell table:style-name="ce1" office:value-type="float" office:value="0.53646" calcext:value-type="float">
            <text:p>0.5365</text:p>
          </table:table-cell>
          <table:table-cell table:number-columns-repeated="16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52571" calcext:value-type="float">
            <text:p>0.5257</text:p>
          </table:table-cell>
          <table:table-cell office:value-type="float" office:value="0.37669" calcext:value-type="float">
            <text:p>0.3767</text:p>
          </table:table-cell>
          <table:table-cell office:value-type="float" office:value="0.15132" calcext:value-type="float">
            <text:p>0.1513</text:p>
          </table:table-cell>
          <table:table-cell table:number-columns-repeated="4"/>
          <table:table-cell table:style-name="ce1" office:value-type="float" office:value="0.52571" calcext:value-type="float">
            <text:p>0.5257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51067" calcext:value-type="float">
            <text:p>0.5107</text:p>
          </table:table-cell>
          <table:table-cell office:value-type="float" office:value="0.39799" calcext:value-type="float">
            <text:p>0.3980</text:p>
          </table:table-cell>
          <table:table-cell office:value-type="float" office:value="0.15015" calcext:value-type="float">
            <text:p>0.1502</text:p>
          </table:table-cell>
          <table:table-cell table:number-columns-repeated="4"/>
          <table:table-cell table:style-name="ce1" office:value-type="float" office:value="0.51067" calcext:value-type="float">
            <text:p>0.5107</text:p>
          </table:table-cell>
          <table:table-cell table:number-columns-repeated="16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49134" calcext:value-type="float">
            <text:p>0.4913</text:p>
          </table:table-cell>
          <table:table-cell office:value-type="float" office:value="0.41918" calcext:value-type="float">
            <text:p>0.4192</text:p>
          </table:table-cell>
          <table:table-cell office:value-type="float" office:value="0.14811" calcext:value-type="float">
            <text:p>0.1481</text:p>
          </table:table-cell>
          <table:table-cell table:number-columns-repeated="4"/>
          <table:table-cell table:style-name="ce1" office:value-type="float" office:value="0.49134" calcext:value-type="float">
            <text:p>0.4913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46771" calcext:value-type="float">
            <text:p>0.4677</text:p>
          </table:table-cell>
          <table:table-cell office:value-type="float" office:value="0.44024" calcext:value-type="float">
            <text:p>0.4402</text:p>
          </table:table-cell>
          <table:table-cell office:value-type="float" office:value="0.14521" calcext:value-type="float">
            <text:p>0.1452</text:p>
          </table:table-cell>
          <table:table-cell table:number-columns-repeated="4"/>
          <table:table-cell table:style-name="ce1" office:value-type="float" office:value="0.46771" calcext:value-type="float">
            <text:p>0.4677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.43978" calcext:value-type="float">
            <text:p>0.4398</text:p>
          </table:table-cell>
          <table:table-cell office:value-type="float" office:value="0.46117" calcext:value-type="float">
            <text:p>0.4612</text:p>
          </table:table-cell>
          <table:table-cell office:value-type="float" office:value="0.14149" calcext:value-type="float">
            <text:p>0.1415</text:p>
          </table:table-cell>
          <table:table-cell table:number-columns-repeated="4"/>
          <table:table-cell table:style-name="ce1" office:value-type="float" office:value="0.43978" calcext:value-type="float">
            <text:p>0.4398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40755" calcext:value-type="float">
            <text:p>0.407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0.13695" calcext:value-type="float">
            <text:p>0.1370</text:p>
          </table:table-cell>
          <table:table-cell table:number-columns-repeated="4"/>
          <table:table-cell table:style-name="ce1" office:value-type="float" office:value="0.40755" calcext:value-type="float">
            <text:p>0.4076</text:p>
          </table:table-cell>
          <table:table-cell table:number-columns-repeated="16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.45542" calcext:value-type="float">
            <text:p>0.4554</text:p>
          </table:table-cell>
          <table:table-cell office:value-type="float" office:value="0.50259" calcext:value-type="float">
            <text:p>0.5026</text:p>
          </table:table-cell>
          <table:table-cell office:value-type="float" office:value="0.15132" calcext:value-type="float">
            <text:p>0.1513</text:p>
          </table:table-cell>
          <table:table-cell table:number-columns-repeated="4"/>
          <table:table-cell table:style-name="ce1" office:value-type="float" office:value="0.45542" calcext:value-type="float">
            <text:p>0.4554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0311" calcext:value-type="float">
            <text:p>0.5031</text:p>
          </table:table-cell>
          <table:table-cell office:value-type="float" office:value="0.52307" calcext:value-type="float">
            <text:p>0.5231</text:p>
          </table:table-cell>
          <table:table-cell office:value-type="float" office:value="0.16561" calcext:value-type="float">
            <text:p>0.1656</text:p>
          </table:table-cell>
          <table:table-cell table:number-columns-repeated="4"/>
          <table:table-cell table:style-name="ce1" office:value-type="float" office:value="0.50311" calcext:value-type="float">
            <text:p>0.5031</text:p>
          </table:table-cell>
          <table:table-cell table:number-columns-repeated="16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.55042" calcext:value-type="float">
            <text:p>0.550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17975" calcext:value-type="float">
            <text:p>0.1798</text:p>
          </table:table-cell>
          <table:table-cell table:number-columns-repeated="4"/>
          <table:table-cell table:style-name="ce1" office:value-type="float" office:value="0.55042" calcext:value-type="float">
            <text:p>0.5504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59716" calcext:value-type="float">
            <text:p>0.5972</text:p>
          </table:table-cell>
          <table:table-cell office:value-type="float" office:value="0.56356" calcext:value-type="float">
            <text:p>0.5636</text:p>
          </table:table-cell>
          <table:table-cell office:value-type="float" office:value="0.19369" calcext:value-type="float">
            <text:p>0.1937</text:p>
          </table:table-cell>
          <table:table-cell table:number-columns-repeated="4"/>
          <table:table-cell table:style-name="ce1" office:value-type="float" office:value="0.59716" calcext:value-type="float">
            <text:p>0.597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64316" calcext:value-type="float">
            <text:p>0.6432</text:p>
          </table:table-cell>
          <table:table-cell office:value-type="float" office:value="0.58355" calcext:value-type="float">
            <text:p>0.5836</text:p>
          </table:table-cell>
          <table:table-cell office:value-type="float" office:value="0.20738" calcext:value-type="float">
            <text:p>0.2074</text:p>
          </table:table-cell>
          <table:table-cell table:number-columns-repeated="4"/>
          <table:table-cell table:style-name="ce1" office:value-type="float" office:value="0.64316" calcext:value-type="float">
            <text:p>0.6432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68823" calcext:value-type="float">
            <text:p>0.6882</text:p>
          </table:table-cell>
          <table:table-cell office:value-type="float" office:value="0.60336" calcext:value-type="float">
            <text:p>0.6034</text:p>
          </table:table-cell>
          <table:table-cell office:value-type="float" office:value="0.22077" calcext:value-type="float">
            <text:p>0.2208</text:p>
          </table:table-cell>
          <table:table-cell table:number-columns-repeated="4"/>
          <table:table-cell table:style-name="ce1" office:value-type="float" office:value="0.68823" calcext:value-type="float">
            <text:p>0.688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73219" calcext:value-type="float">
            <text:p>0.7322</text:p>
          </table:table-cell>
          <table:table-cell office:value-type="float" office:value="0.62298" calcext:value-type="float">
            <text:p>0.6230</text:p>
          </table:table-cell>
          <table:table-cell office:value-type="float" office:value="0.2338" calcext:value-type="float">
            <text:p>0.2338</text:p>
          </table:table-cell>
          <table:table-cell table:number-columns-repeated="4"/>
          <table:table-cell table:style-name="ce1" office:value-type="float" office:value="0.73219" calcext:value-type="float">
            <text:p>0.7322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77486" calcext:value-type="float">
            <text:p>0.7749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24644" calcext:value-type="float">
            <text:p>0.2464</text:p>
          </table:table-cell>
          <table:table-cell table:number-columns-repeated="4"/>
          <table:table-cell table:style-name="ce1" office:value-type="float" office:value="0.77486" calcext:value-type="float">
            <text:p>0.774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.81609" calcext:value-type="float">
            <text:p>0.8161</text:p>
          </table:table-cell>
          <table:table-cell office:value-type="float" office:value="0.66166" calcext:value-type="float">
            <text:p>0.6617</text:p>
          </table:table-cell>
          <table:table-cell office:value-type="float" office:value="0.25864" calcext:value-type="float">
            <text:p>0.2586</text:p>
          </table:table-cell>
          <table:table-cell table:number-columns-repeated="4"/>
          <table:table-cell table:style-name="ce1" office:value-type="float" office:value="0.81609" calcext:value-type="float">
            <text:p>0.8161</text:p>
          </table:table-cell>
          <table:table-cell table:number-columns-repeated="1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85571" calcext:value-type="float">
            <text:p>0.855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27035" calcext:value-type="float">
            <text:p>0.2704</text:p>
          </table:table-cell>
          <table:table-cell table:number-columns-repeated="4"/>
          <table:table-cell table:style-name="ce1" office:value-type="float" office:value="0.85571" calcext:value-type="float">
            <text:p>0.8557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0.28155" calcext:value-type="float">
            <text:p>0.2816</text:p>
          </table:table-cell>
          <table:table-cell table:number-columns-repeated="4"/>
          <table:table-cell table:style-name="ce1" office:value-type="float" office:value="0.89355" calcext:value-type="float">
            <text:p>0.8936</text:p>
          </table:table-cell>
          <table:table-cell table:number-columns-repeated="16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92948" calcext:value-type="float">
            <text:p>0.9295</text:p>
          </table:table-cell>
          <table:table-cell office:value-type="float" office:value="0.71815" calcext:value-type="float">
            <text:p>0.7182</text:p>
          </table:table-cell>
          <table:table-cell office:value-type="float" office:value="0.2922" calcext:value-type="float">
            <text:p>0.2922</text:p>
          </table:table-cell>
          <table:table-cell table:number-columns-repeated="4"/>
          <table:table-cell table:style-name="ce1" office:value-type="float" office:value="0.92948" calcext:value-type="float">
            <text:p>0.9295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.96335" calcext:value-type="float">
            <text:p>0.9634</text:p>
          </table:table-cell>
          <table:table-cell office:value-type="float" office:value="0.73656" calcext:value-type="float">
            <text:p>0.7366</text:p>
          </table:table-cell>
          <table:table-cell office:value-type="float" office:value="0.30227" calcext:value-type="float">
            <text:p>0.3023</text:p>
          </table:table-cell>
          <table:table-cell table:number-columns-repeated="4"/>
          <table:table-cell table:style-name="ce1" office:value-type="float" office:value="0.96335" calcext:value-type="float">
            <text:p>0.9634</text:p>
          </table:table-cell>
          <table:table-cell table:number-columns-repeated="16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99503" calcext:value-type="float">
            <text:p>0.9950</text:p>
          </table:table-cell>
          <table:table-cell office:value-type="float" office:value="0.75473" calcext:value-type="float">
            <text:p>0.7547</text:p>
          </table:table-cell>
          <table:table-cell office:value-type="float" office:value="0.31174" calcext:value-type="float">
            <text:p>0.3117</text:p>
          </table:table-cell>
          <table:table-cell table:number-columns-repeated="4"/>
          <table:table-cell table:style-name="ce1" office:value-type="float" office:value="0.99503" calcext:value-type="float">
            <text:p>0.9950</text:p>
          </table:table-cell>
          <table:table-cell table:number-columns-repeated="16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.02438" calcext:value-type="float">
            <text:p>1.0244</text:p>
          </table:table-cell>
          <table:table-cell office:value-type="float" office:value="0.77268" calcext:value-type="float">
            <text:p>0.7727</text:p>
          </table:table-cell>
          <table:table-cell office:value-type="float" office:value="0.32058" calcext:value-type="float">
            <text:p>0.3206</text:p>
          </table:table-cell>
          <table:table-cell table:number-columns-repeated="4"/>
          <table:table-cell table:style-name="ce1" office:value-type="float" office:value="1.02438" calcext:value-type="float">
            <text:p>1.0244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.05131" calcext:value-type="float">
            <text:p>1.0513</text:p>
          </table:table-cell>
          <table:table-cell office:value-type="float" office:value="0.79039" calcext:value-type="float">
            <text:p>0.7904</text:p>
          </table:table-cell>
          <table:table-cell office:value-type="float" office:value="0.32878" calcext:value-type="float">
            <text:p>0.3288</text:p>
          </table:table-cell>
          <table:table-cell table:number-columns-repeated="4"/>
          <table:table-cell table:style-name="ce1" office:value-type="float" office:value="1.05131" calcext:value-type="float">
            <text:p>1.0513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.07569" calcext:value-type="float">
            <text:p>1.0757</text:p>
          </table:table-cell>
          <table:table-cell office:value-type="float" office:value="0.80786" calcext:value-type="float">
            <text:p>0.8079</text:p>
          </table:table-cell>
          <table:table-cell office:value-type="float" office:value="0.33632" calcext:value-type="float">
            <text:p>0.3363</text:p>
          </table:table-cell>
          <table:table-cell table:number-columns-repeated="4"/>
          <table:table-cell table:style-name="ce1" office:value-type="float" office:value="1.07569" calcext:value-type="float">
            <text:p>1.0757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.09744" calcext:value-type="float">
            <text:p>1.0974</text:p>
          </table:table-cell>
          <table:table-cell office:value-type="float" office:value="0.82508" calcext:value-type="float">
            <text:p>0.8251</text:p>
          </table:table-cell>
          <table:table-cell office:value-type="float" office:value="0.34319" calcext:value-type="float">
            <text:p>0.3432</text:p>
          </table:table-cell>
          <table:table-cell table:number-columns-repeated="4"/>
          <table:table-cell table:style-name="ce1" office:value-type="float" office:value="1.09744" calcext:value-type="float">
            <text:p>1.0974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.11646" calcext:value-type="float">
            <text:p>1.1165</text:p>
          </table:table-cell>
          <table:table-cell office:value-type="float" office:value="0.84206" calcext:value-type="float">
            <text:p>0.8421</text:p>
          </table:table-cell>
          <table:table-cell office:value-type="float" office:value="0.34939" calcext:value-type="float">
            <text:p>0.3494</text:p>
          </table:table-cell>
          <table:table-cell table:number-columns-repeated="4"/>
          <table:table-cell table:style-name="ce1" office:value-type="float" office:value="1.11646" calcext:value-type="float">
            <text:p>1.1165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.13268" calcext:value-type="float">
            <text:p>1.1327</text:p>
          </table:table-cell>
          <table:table-cell office:value-type="float" office:value="0.85877" calcext:value-type="float">
            <text:p>0.8588</text:p>
          </table:table-cell>
          <table:table-cell office:value-type="float" office:value="0.35492" calcext:value-type="float">
            <text:p>0.3549</text:p>
          </table:table-cell>
          <table:table-cell table:number-columns-repeated="4"/>
          <table:table-cell table:style-name="ce1" office:value-type="float" office:value="1.13268" calcext:value-type="float">
            <text:p>1.1327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.14605" calcext:value-type="float">
            <text:p>1.1461</text:p>
          </table:table-cell>
          <table:table-cell office:value-type="float" office:value="0.87523" calcext:value-type="float">
            <text:p>0.8752</text:p>
          </table:table-cell>
          <table:table-cell office:value-type="float" office:value="0.35978" calcext:value-type="float">
            <text:p>0.3598</text:p>
          </table:table-cell>
          <table:table-cell table:number-columns-repeated="4"/>
          <table:table-cell table:style-name="ce1" office:value-type="float" office:value="1.14605" calcext:value-type="float">
            <text:p>1.1461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.15649" calcext:value-type="float">
            <text:p>1.1565</text:p>
          </table:table-cell>
          <table:table-cell office:value-type="float" office:value="0.89141" calcext:value-type="float">
            <text:p>0.8914</text:p>
          </table:table-cell>
          <table:table-cell office:value-type="float" office:value="0.36398" calcext:value-type="float">
            <text:p>0.3640</text:p>
          </table:table-cell>
          <table:table-cell table:number-columns-repeated="4"/>
          <table:table-cell table:style-name="ce1" office:value-type="float" office:value="1.15649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.16399" calcext:value-type="float">
            <text:p>1.1640</text:p>
          </table:table-cell>
          <table:table-cell office:value-type="float" office:value="0.90733" calcext:value-type="float">
            <text:p>0.9073</text:p>
          </table:table-cell>
          <table:table-cell office:value-type="float" office:value="0.36752" calcext:value-type="float">
            <text:p>0.3675</text:p>
          </table:table-cell>
          <table:table-cell table:number-columns-repeated="4"/>
          <table:table-cell table:style-name="ce1" office:value-type="float" office:value="1.16399" calcext:value-type="float">
            <text:p>1.1640</text:p>
          </table:table-cell>
          <table:table-cell table:number-columns-repeated="16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92297" calcext:value-type="float">
            <text:p>0.9230</text:p>
          </table:table-cell>
          <table:table-cell office:value-type="float" office:value="0.37042" calcext:value-type="float">
            <text:p>0.3704</text:p>
          </table:table-cell>
          <table:table-cell table:number-columns-repeated="4"/>
          <table:table-cell table:style-name="ce1" office:value-type="float" office:value="1.1685" calcext:value-type="float">
            <text:p>1.1685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4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4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4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4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4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4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4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4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4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4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4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4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4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4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4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4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4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4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4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4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4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4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4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4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4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4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4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4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4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4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4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4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4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4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4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4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4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4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4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4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4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4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4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.08162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4"/>
          <table:table-cell table:style-name="ce1" office:value-type="float" office:value="0.08162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4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0.32" calcext:value-type="float">
            <text:p>0.3200</text:p>
          </table:table-cell>
          <table:table-cell table:number-columns-repeated="4"/>
          <table:table-cell table:style-name="ce1" office:value-type="float" office:value="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4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0.08161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4"/>
          <table:table-cell table:style-name="ce1" office:value-type="float" office:value="-0.08161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4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4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4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4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4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4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4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4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4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4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4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4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4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4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4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4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4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4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4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4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4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4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4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4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4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4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4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4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4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4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4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4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4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4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4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4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4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4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4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4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4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4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4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.16892" calcext:value-type="float">
            <text:p>-1.1689</text:p>
          </table:table-cell>
          <table:table-cell office:value-type="float" office:value="0.91577" calcext:value-type="float">
            <text:p>0.9158</text:p>
          </table:table-cell>
          <table:table-cell office:value-type="float" office:value="0.35792" calcext:value-type="float">
            <text:p>0.3579</text:p>
          </table:table-cell>
          <table:table-cell table:number-columns-repeated="4"/>
          <table:table-cell table:style-name="ce1" office:value-type="float" office:value="-1.16892" calcext:value-type="float">
            <text:p>-1.1689</text:p>
          </table:table-cell>
          <table:table-cell table:number-columns-repeated="1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.16567" calcext:value-type="float">
            <text:p>-1.1657</text:p>
          </table:table-cell>
          <table:table-cell office:value-type="float" office:value="0.89228" calcext:value-type="float">
            <text:p>0.8923</text:p>
          </table:table-cell>
          <table:table-cell office:value-type="float" office:value="0.3426" calcext:value-type="float">
            <text:p>0.3426</text:p>
          </table:table-cell>
          <table:table-cell table:number-columns-repeated="4"/>
          <table:table-cell table:style-name="ce1" office:value-type="float" office:value="-1.16567" calcext:value-type="float">
            <text:p>-1.1657</text:p>
          </table:table-cell>
          <table:table-cell table:number-columns-repeated="1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.16028" calcext:value-type="float">
            <text:p>-1.1603</text:p>
          </table:table-cell>
          <table:table-cell office:value-type="float" office:value="0.86795" calcext:value-type="float">
            <text:p>0.8680</text:p>
          </table:table-cell>
          <table:table-cell office:value-type="float" office:value="0.32683" calcext:value-type="float">
            <text:p>0.3268</text:p>
          </table:table-cell>
          <table:table-cell table:number-columns-repeated="4"/>
          <table:table-cell table:style-name="ce1" office:value-type="float" office:value="-1.16028" calcext:value-type="float">
            <text:p>-1.1603</text:p>
          </table:table-cell>
          <table:table-cell table:number-columns-repeated="16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.15275" calcext:value-type="float">
            <text:p>-1.1528</text:p>
          </table:table-cell>
          <table:table-cell office:value-type="float" office:value="0.84285" calcext:value-type="float">
            <text:p>0.8429</text:p>
          </table:table-cell>
          <table:table-cell office:value-type="float" office:value="0.31066" calcext:value-type="float">
            <text:p>0.3107</text:p>
          </table:table-cell>
          <table:table-cell table:number-columns-repeated="4"/>
          <table:table-cell table:style-name="ce1" office:value-type="float" office:value="-1.15275" calcext:value-type="float">
            <text:p>-1.1528</text:p>
          </table:table-cell>
          <table:table-cell table:number-columns-repeated="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4313" calcext:value-type="float">
            <text:p>-1.1431</text:p>
          </table:table-cell>
          <table:table-cell office:value-type="float" office:value="0.81706" calcext:value-type="float">
            <text:p>0.8171</text:p>
          </table:table-cell>
          <table:table-cell office:value-type="float" office:value="0.29418" calcext:value-type="float">
            <text:p>0.2942</text:p>
          </table:table-cell>
          <table:table-cell table:number-columns-repeated="4"/>
          <table:table-cell table:style-name="ce1" office:value-type="float" office:value="-1.14313" calcext:value-type="float">
            <text:p>-1.1431</text:p>
          </table:table-cell>
          <table:table-cell table:number-columns-repeated="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13145" calcext:value-type="float">
            <text:p>-1.1315</text:p>
          </table:table-cell>
          <table:table-cell office:value-type="float" office:value="0.79065" calcext:value-type="float">
            <text:p>0.7907</text:p>
          </table:table-cell>
          <table:table-cell office:value-type="float" office:value="0.27745" calcext:value-type="float">
            <text:p>0.2775</text:p>
          </table:table-cell>
          <table:table-cell table:number-columns-repeated="4"/>
          <table:table-cell table:style-name="ce1" office:value-type="float" office:value="-1.13145" calcext:value-type="float">
            <text:p>-1.1315</text:p>
          </table:table-cell>
          <table:table-cell table:number-columns-repeated="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11775" calcext:value-type="float">
            <text:p>-1.1178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26054" calcext:value-type="float">
            <text:p>0.2605</text:p>
          </table:table-cell>
          <table:table-cell table:number-columns-repeated="4"/>
          <table:table-cell table:style-name="ce1" office:value-type="float" office:value="-1.11775" calcext:value-type="float">
            <text:p>-1.1178</text:p>
          </table:table-cell>
          <table:table-cell table:number-columns-repeated="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10209" calcext:value-type="float">
            <text:p>-1.1021</text:p>
          </table:table-cell>
          <table:table-cell office:value-type="float" office:value="0.73628" calcext:value-type="float">
            <text:p>0.7363</text:p>
          </table:table-cell>
          <table:table-cell office:value-type="float" office:value="0.24352" calcext:value-type="float">
            <text:p>0.2435</text:p>
          </table:table-cell>
          <table:table-cell table:number-columns-repeated="4"/>
          <table:table-cell table:style-name="ce1" office:value-type="float" office:value="-1.10209" calcext:value-type="float">
            <text:p>-1.1021</text:p>
          </table:table-cell>
          <table:table-cell table:number-columns-repeated="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08454" calcext:value-type="float">
            <text:p>-1.0845</text:p>
          </table:table-cell>
          <table:table-cell office:value-type="float" office:value="0.70847" calcext:value-type="float">
            <text:p>0.7085</text:p>
          </table:table-cell>
          <table:table-cell office:value-type="float" office:value="0.22645" calcext:value-type="float">
            <text:p>0.2265</text:p>
          </table:table-cell>
          <table:table-cell table:number-columns-repeated="4"/>
          <table:table-cell table:style-name="ce1" office:value-type="float" office:value="-1.08454" calcext:value-type="float">
            <text:p>-1.0845</text:p>
          </table:table-cell>
          <table:table-cell table:number-columns-repeated="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6515" calcext:value-type="float">
            <text:p>-1.0652</text:p>
          </table:table-cell>
          <table:table-cell office:value-type="float" office:value="0.68034" calcext:value-type="float">
            <text:p>0.6803</text:p>
          </table:table-cell>
          <table:table-cell office:value-type="float" office:value="0.20941" calcext:value-type="float">
            <text:p>0.2094</text:p>
          </table:table-cell>
          <table:table-cell table:number-columns-repeated="4"/>
          <table:table-cell table:style-name="ce1" office:value-type="float" office:value="-1.06515" calcext:value-type="float">
            <text:p>-1.0652</text:p>
          </table:table-cell>
          <table:table-cell table:number-columns-repeated="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04401" calcext:value-type="float">
            <text:p>-1.0440</text:p>
          </table:table-cell>
          <table:table-cell office:value-type="float" office:value="0.65196" calcext:value-type="float">
            <text:p>0.6520</text:p>
          </table:table-cell>
          <table:table-cell office:value-type="float" office:value="0.19245" calcext:value-type="float">
            <text:p>0.1925</text:p>
          </table:table-cell>
          <table:table-cell table:number-columns-repeated="4"/>
          <table:table-cell table:style-name="ce1" office:value-type="float" office:value="-1.04401" calcext:value-type="float">
            <text:p>-1.0440</text:p>
          </table:table-cell>
          <table:table-cell table:number-columns-repeated="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0212" calcext:value-type="float">
            <text:p>-1.0212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17564" calcext:value-type="float">
            <text:p>0.1756</text:p>
          </table:table-cell>
          <table:table-cell table:number-columns-repeated="4"/>
          <table:table-cell table:style-name="ce1" office:value-type="float" office:value="-1.0212" calcext:value-type="float">
            <text:p>-1.0212</text:p>
          </table:table-cell>
          <table:table-cell table:number-columns-repeated="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0.99682" calcext:value-type="float">
            <text:p>-0.9968</text:p>
          </table:table-cell>
          <table:table-cell office:value-type="float" office:value="0.59473" calcext:value-type="float">
            <text:p>0.5947</text:p>
          </table:table-cell>
          <table:table-cell office:value-type="float" office:value="0.15902" calcext:value-type="float">
            <text:p>0.1590</text:p>
          </table:table-cell>
          <table:table-cell table:number-columns-repeated="4"/>
          <table:table-cell table:style-name="ce1" office:value-type="float" office:value="-0.99682" calcext:value-type="float">
            <text:p>-0.9968</text:p>
          </table:table-cell>
          <table:table-cell table:number-columns-repeated="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7095" calcext:value-type="float">
            <text:p>-0.9710</text:p>
          </table:table-cell>
          <table:table-cell office:value-type="float" office:value="0.56604" calcext:value-type="float">
            <text:p>0.5660</text:p>
          </table:table-cell>
          <table:table-cell office:value-type="float" office:value="0.14266" calcext:value-type="float">
            <text:p>0.1427</text:p>
          </table:table-cell>
          <table:table-cell table:number-columns-repeated="4"/>
          <table:table-cell table:style-name="ce1" office:value-type="float" office:value="-0.97095" calcext:value-type="float">
            <text:p>-0.9710</text:p>
          </table:table-cell>
          <table:table-cell table:number-columns-repeated="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4369" calcext:value-type="float">
            <text:p>-0.9437</text:p>
          </table:table-cell>
          <table:table-cell office:value-type="float" office:value="0.53737" calcext:value-type="float">
            <text:p>0.5374</text:p>
          </table:table-cell>
          <table:table-cell office:value-type="float" office:value="0.12659" calcext:value-type="float">
            <text:p>0.1266</text:p>
          </table:table-cell>
          <table:table-cell table:number-columns-repeated="4"/>
          <table:table-cell table:style-name="ce1" office:value-type="float" office:value="-0.94369" calcext:value-type="float">
            <text:p>-0.9437</text:p>
          </table:table-cell>
          <table:table-cell table:number-columns-repeated="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0.91517" calcext:value-type="float">
            <text:p>-0.9152</text:p>
          </table:table-cell>
          <table:table-cell office:value-type="float" office:value="0.50882" calcext:value-type="float">
            <text:p>0.5088</text:p>
          </table:table-cell>
          <table:table-cell office:value-type="float" office:value="0.11088" calcext:value-type="float">
            <text:p>0.1109</text:p>
          </table:table-cell>
          <table:table-cell table:number-columns-repeated="4"/>
          <table:table-cell table:style-name="ce1" office:value-type="float" office:value="-0.91517" calcext:value-type="float">
            <text:p>-0.9152</text:p>
          </table:table-cell>
          <table:table-cell table:number-columns-repeated="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0.88548" calcext:value-type="float">
            <text:p>-0.8855</text:p>
          </table:table-cell>
          <table:table-cell office:value-type="float" office:value="0.48043" calcext:value-type="float">
            <text:p>0.4804</text:p>
          </table:table-cell>
          <table:table-cell office:value-type="float" office:value="0.09555" calcext:value-type="float">
            <text:p>0.0956</text:p>
          </table:table-cell>
          <table:table-cell table:number-columns-repeated="4"/>
          <table:table-cell table:style-name="ce1" office:value-type="float" office:value="-0.88548" calcext:value-type="float">
            <text:p>-0.8855</text:p>
          </table:table-cell>
          <table:table-cell table:number-columns-repeated="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0.85475" calcext:value-type="float">
            <text:p>-0.8548</text:p>
          </table:table-cell>
          <table:table-cell office:value-type="float" office:value="0.45229" calcext:value-type="float">
            <text:p>0.4523</text:p>
          </table:table-cell>
          <table:table-cell office:value-type="float" office:value="0.08064" calcext:value-type="float">
            <text:p>0.0806</text:p>
          </table:table-cell>
          <table:table-cell table:number-columns-repeated="4"/>
          <table:table-cell table:style-name="ce1" office:value-type="float" office:value="-0.85475" calcext:value-type="float">
            <text:p>-0.8548</text:p>
          </table:table-cell>
          <table:table-cell table:number-columns-repeated="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8231" calcext:value-type="float">
            <text:p>-0.8231</text:p>
          </table:table-cell>
          <table:table-cell office:value-type="float" office:value="0.42445" calcext:value-type="float">
            <text:p>0.4245</text:p>
          </table:table-cell>
          <table:table-cell office:value-type="float" office:value="0.06619" calcext:value-type="float">
            <text:p>0.0662</text:p>
          </table:table-cell>
          <table:table-cell table:number-columns-repeated="4"/>
          <table:table-cell table:style-name="ce1" office:value-type="float" office:value="-0.8231" calcext:value-type="float">
            <text:p>-0.8231</text:p>
          </table:table-cell>
          <table:table-cell table:number-columns-repeated="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79065" calcext:value-type="float">
            <text:p>-0.7907</text:p>
          </table:table-cell>
          <table:table-cell office:value-type="float" office:value="0.39699" calcext:value-type="float">
            <text:p>0.3970</text:p>
          </table:table-cell>
          <table:table-cell office:value-type="float" office:value="0.05222" calcext:value-type="float">
            <text:p>0.0522</text:p>
          </table:table-cell>
          <table:table-cell table:number-columns-repeated="4"/>
          <table:table-cell table:style-name="ce1" office:value-type="float" office:value="-0.79065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0.75753" calcext:value-type="float">
            <text:p>-0.7575</text:p>
          </table:table-cell>
          <table:table-cell office:value-type="float" office:value="0.36996" calcext:value-type="float">
            <text:p>0.3700</text:p>
          </table:table-cell>
          <table:table-cell office:value-type="float" office:value="0.03874" calcext:value-type="float">
            <text:p>0.0387</text:p>
          </table:table-cell>
          <table:table-cell table:number-columns-repeated="4"/>
          <table:table-cell table:style-name="ce1" office:value-type="float" office:value="-0.75753" calcext:value-type="float">
            <text:p>-0.7575</text:p>
          </table:table-cell>
          <table:table-cell table:number-columns-repeated="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0.72387" calcext:value-type="float">
            <text:p>-0.7239</text:p>
          </table:table-cell>
          <table:table-cell office:value-type="float" office:value="0.34345" calcext:value-type="float">
            <text:p>0.3435</text:p>
          </table:table-cell>
          <table:table-cell office:value-type="float" office:value="0.02578" calcext:value-type="float">
            <text:p>0.0258</text:p>
          </table:table-cell>
          <table:table-cell table:number-columns-repeated="4"/>
          <table:table-cell table:style-name="ce1" office:value-type="float" office:value="-0.72387" calcext:value-type="float">
            <text:p>-0.7239</text:p>
          </table:table-cell>
          <table:table-cell table:number-columns-repeated="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0.68981" calcext:value-type="float">
            <text:p>-0.689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1333" calcext:value-type="float">
            <text:p>0.0133</text:p>
          </table:table-cell>
          <table:table-cell table:number-columns-repeated="4"/>
          <table:table-cell table:style-name="ce1" office:value-type="float" office:value="-0.68981" calcext:value-type="float">
            <text:p>-0.6898</text:p>
          </table:table-cell>
          <table:table-cell table:number-columns-repeated="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65547" calcext:value-type="float">
            <text:p>-0.6555</text:p>
          </table:table-cell>
          <table:table-cell office:value-type="float" office:value="0.29218" calcext:value-type="float">
            <text:p>0.2922</text:p>
          </table:table-cell>
          <table:table-cell office:value-type="float" office:value="0.00141" calcext:value-type="float">
            <text:p>0.0014</text:p>
          </table:table-cell>
          <table:table-cell table:number-columns-repeated="4"/>
          <table:table-cell table:style-name="ce1" office:value-type="float" office:value="-0.65547" calcext:value-type="float">
            <text:p>-0.6555</text:p>
          </table:table-cell>
          <table:table-cell table:number-columns-repeated="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21" calcext:value-type="float">
            <text:p>-0.6210</text:p>
          </table:table-cell>
          <table:table-cell office:value-type="float" office:value="0.26756" calcext:value-type="float">
            <text:p>0.2676</text:p>
          </table:table-cell>
          <table:table-cell office:value-type="float" office:value="-0.01" calcext:value-type="float">
            <text:p>-0.0100</text:p>
          </table:table-cell>
          <table:table-cell table:formula="of:=[.C183]+[.B183]^2/(3.14159*[$Settings.$B$15]*[$Settings.$B$16])" office:value-type="float" office:value="0.271666839963306" calcext:value-type="float">
            <text:p>0.2717</text:p>
          </table:table-cell>
          <table:table-cell table:formula="of:=IF([.B183]&gt;0;[.B183]/[.E183];0)" office:value-type="float" office:value="0" calcext:value-type="float">
            <text:p>0.0000</text:p>
          </table:table-cell>
          <table:table-cell table:number-columns-repeated="2"/>
          <table:table-cell table:style-name="ce1" office:value-type="float" office:value="-0.621" calcext:value-type="float">
            <text:p>-0.6210</text:p>
          </table:table-cell>
          <table:table-cell table:number-columns-repeated="16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-0.62652" calcext:value-type="float">
            <text:p>-0.6265</text:p>
          </table:table-cell>
          <table:table-cell office:value-type="float" office:value="0.26513" calcext:value-type="float">
            <text:p>0.2651</text:p>
          </table:table-cell>
          <table:table-cell office:value-type="float" office:value="-0.0104" calcext:value-type="float">
            <text:p>-0.0104</text:p>
          </table:table-cell>
          <table:table-cell table:formula="of:=[.C184]+[.B184]^2/(3.14159*[$Settings.$B$15]*[$Settings.$B$16])" office:value-type="float" office:value="0.269310174942601" calcext:value-type="float">
            <text:p>0.2693</text:p>
          </table:table-cell>
          <table:table-cell table:style-name="ce2" table:formula="of:=IF([.B184]&gt;0;[.B184]/[.E18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2652" calcext:value-type="float">
            <text:p>-0.6265</text:p>
          </table:table-cell>
          <table:table-cell table:number-columns-repeated="16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0.63199" calcext:value-type="float">
            <text:p>-0.6320</text:p>
          </table:table-cell>
          <table:table-cell office:value-type="float" office:value="0.26272" calcext:value-type="float">
            <text:p>0.2627</text:p>
          </table:table-cell>
          <table:table-cell office:value-type="float" office:value="-0.0108" calcext:value-type="float">
            <text:p>-0.0108</text:p>
          </table:table-cell>
          <table:table-cell table:formula="of:=[.C185]+[.B185]^2/(3.14159*[$Settings.$B$15]*[$Settings.$B$16])" office:value-type="float" office:value="0.266973485846829" calcext:value-type="float">
            <text:p>0.2670</text:p>
          </table:table-cell>
          <table:table-cell table:style-name="ce2" table:formula="of:=IF([.B185]&gt;0;[.B185]/[.E18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3199" calcext:value-type="float">
            <text:p>-0.6320</text:p>
          </table:table-cell>
          <table:table-cell table:number-columns-repeated="16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-0.63739" calcext:value-type="float">
            <text:p>-0.6374</text:p>
          </table:table-cell>
          <table:table-cell office:value-type="float" office:value="0.26031" calcext:value-type="float">
            <text:p>0.2603</text:p>
          </table:table-cell>
          <table:table-cell office:value-type="float" office:value="-0.0112" calcext:value-type="float">
            <text:p>-0.0112</text:p>
          </table:table-cell>
          <table:table-cell table:formula="of:=[.C186]+[.B186]^2/(3.14159*[$Settings.$B$15]*[$Settings.$B$16])" office:value-type="float" office:value="0.264636483683595" calcext:value-type="float">
            <text:p>0.2646</text:p>
          </table:table-cell>
          <table:table-cell table:style-name="ce2" table:formula="of:=IF([.B186]&gt;0;[.B186]/[.E18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3739" calcext:value-type="float">
            <text:p>-0.6374</text:p>
          </table:table-cell>
          <table:table-cell table:number-columns-repeated="16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0.64273" calcext:value-type="float">
            <text:p>-0.6427</text:p>
          </table:table-cell>
          <table:table-cell office:value-type="float" office:value="0.25791" calcext:value-type="float">
            <text:p>0.2579</text:p>
          </table:table-cell>
          <table:table-cell office:value-type="float" office:value="-0.0116" calcext:value-type="float">
            <text:p>-0.0116</text:p>
          </table:table-cell>
          <table:table-cell table:formula="of:=[.C187]+[.B187]^2/(3.14159*[$Settings.$B$15]*[$Settings.$B$16])" office:value-type="float" office:value="0.262309281192626" calcext:value-type="float">
            <text:p>0.2623</text:p>
          </table:table-cell>
          <table:table-cell table:style-name="ce2" table:formula="of:=IF([.B187]&gt;0;[.B187]/[.E18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273" calcext:value-type="float">
            <text:p>-0.6427</text:p>
          </table:table-cell>
          <table:table-cell table:number-columns-repeated="16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-0.64801" calcext:value-type="float">
            <text:p>-0.6480</text:p>
          </table:table-cell>
          <table:table-cell office:value-type="float" office:value="0.25552" calcext:value-type="float">
            <text:p>0.2555</text:p>
          </table:table-cell>
          <table:table-cell office:value-type="float" office:value="-0.012" calcext:value-type="float">
            <text:p>-0.0120</text:p>
          </table:table-cell>
          <table:table-cell table:formula="of:=[.C188]+[.B188]^2/(3.14159*[$Settings.$B$15]*[$Settings.$B$16])" office:value-type="float" office:value="0.259991857901542" calcext:value-type="float">
            <text:p>0.2600</text:p>
          </table:table-cell>
          <table:table-cell table:style-name="ce2" table:formula="of:=IF([.B188]&gt;0;[.B188]/[.E18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801" calcext:value-type="float">
            <text:p>-0.6480</text:p>
          </table:table-cell>
          <table:table-cell table:number-columns-repeated="16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0.65322" calcext:value-type="float">
            <text:p>-0.6532</text:p>
          </table:table-cell>
          <table:table-cell office:value-type="float" office:value="0.25314" calcext:value-type="float">
            <text:p>0.2531</text:p>
          </table:table-cell>
          <table:table-cell office:value-type="float" office:value="-0.0124" calcext:value-type="float">
            <text:p>-0.0124</text:p>
          </table:table-cell>
          <table:table-cell table:formula="of:=[.C189]+[.B189]^2/(3.14159*[$Settings.$B$15]*[$Settings.$B$16])" office:value-type="float" office:value="0.257684054439083" calcext:value-type="float">
            <text:p>0.2577</text:p>
          </table:table-cell>
          <table:table-cell table:style-name="ce2" table:formula="of:=IF([.B189]&gt;0;[.B189]/[.E18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322" calcext:value-type="float">
            <text:p>-0.6532</text:p>
          </table:table-cell>
          <table:table-cell table:number-columns-repeated="16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-0.65838" calcext:value-type="float">
            <text:p>-0.6584</text:p>
          </table:table-cell>
          <table:table-cell office:value-type="float" office:value="0.25077" calcext:value-type="float">
            <text:p>0.2508</text:p>
          </table:table-cell>
          <table:table-cell office:value-type="float" office:value="-0.0128" calcext:value-type="float">
            <text:p>-0.0128</text:p>
          </table:table-cell>
          <table:table-cell table:formula="of:=[.C190]+[.B190]^2/(3.14159*[$Settings.$B$15]*[$Settings.$B$16])" office:value-type="float" office:value="0.25538612795172" calcext:value-type="float">
            <text:p>0.2554</text:p>
          </table:table-cell>
          <table:table-cell table:style-name="ce2" table:formula="of:=IF([.B190]&gt;0;[.B190]/[.E19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838" calcext:value-type="float">
            <text:p>-0.6584</text:p>
          </table:table-cell>
          <table:table-cell table:number-columns-repeated="16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-0.66347" calcext:value-type="float">
            <text:p>-0.6635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0132" calcext:value-type="float">
            <text:p>-0.0132</text:p>
          </table:table-cell>
          <table:table-cell table:formula="of:=[.C191]+[.B191]^2/(3.14159*[$Settings.$B$15]*[$Settings.$B$16])" office:value-type="float" office:value="0.25308777932801" calcext:value-type="float">
            <text:p>0.2531</text:p>
          </table:table-cell>
          <table:table-cell table:style-name="ce2" table:formula="of:=IF([.B191]&gt;0;[.B191]/[.E19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347" calcext:value-type="float">
            <text:p>-0.6635</text:p>
          </table:table-cell>
          <table:table-cell table:number-columns-repeated="16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-0.6685" calcext:value-type="float">
            <text:p>-0.6685</text:p>
          </table:table-cell>
          <table:table-cell office:value-type="float" office:value="0.24604" calcext:value-type="float">
            <text:p>0.2460</text:p>
          </table:table-cell>
          <table:table-cell office:value-type="float" office:value="-0.0136" calcext:value-type="float">
            <text:p>-0.0136</text:p>
          </table:table-cell>
          <table:table-cell table:formula="of:=[.C192]+[.B192]^2/(3.14159*[$Settings.$B$15]*[$Settings.$B$16])" office:value-type="float" office:value="0.250799128182925" calcext:value-type="float">
            <text:p>0.2508</text:p>
          </table:table-cell>
          <table:table-cell table:style-name="ce2" table:formula="of:=IF([.B192]&gt;0;[.B192]/[.E19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85" calcext:value-type="float">
            <text:p>-0.6685</text:p>
          </table:table-cell>
          <table:table-cell table:number-columns-repeated="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67347" calcext:value-type="float">
            <text:p>-0.6735</text:p>
          </table:table-cell>
          <table:table-cell office:value-type="float" office:value="0.24369" calcext:value-type="float">
            <text:p>0.2437</text:p>
          </table:table-cell>
          <table:table-cell office:value-type="float" office:value="-0.014" calcext:value-type="float">
            <text:p>-0.0140</text:p>
          </table:table-cell>
          <table:table-cell table:formula="of:=[.C193]+[.B193]^2/(3.14159*[$Settings.$B$15]*[$Settings.$B$16])" office:value-type="float" office:value="0.248520155232557" calcext:value-type="float">
            <text:p>0.2485</text:p>
          </table:table-cell>
          <table:table-cell table:style-name="ce2" table:formula="of:=IF([.B193]&gt;0;[.B193]/[.E19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347" calcext:value-type="float">
            <text:p>-0.6735</text:p>
          </table:table-cell>
          <table:table-cell table:number-columns-repeated="16"/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-0.67838" calcext:value-type="float">
            <text:p>-0.6784</text:p>
          </table:table-cell>
          <table:table-cell office:value-type="float" office:value="0.24135" calcext:value-type="float">
            <text:p>0.2414</text:p>
          </table:table-cell>
          <table:table-cell office:value-type="float" office:value="-0.0144" calcext:value-type="float">
            <text:p>-0.0144</text:p>
          </table:table-cell>
          <table:table-cell table:formula="of:=[.C194]+[.B194]^2/(3.14159*[$Settings.$B$15]*[$Settings.$B$16])" office:value-type="float" office:value="0.246250841423023" calcext:value-type="float">
            <text:p>0.2463</text:p>
          </table:table-cell>
          <table:table-cell table:style-name="ce2" table:formula="of:=IF([.B194]&gt;0;[.B194]/[.E19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838" calcext:value-type="float">
            <text:p>-0.6784</text:p>
          </table:table-cell>
          <table:table-cell table:number-columns-repeated="16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0.68322" calcext:value-type="float">
            <text:p>-0.6832</text:p>
          </table:table-cell>
          <table:table-cell office:value-type="float" office:value="0.23901" calcext:value-type="float">
            <text:p>0.2390</text:p>
          </table:table-cell>
          <table:table-cell office:value-type="float" office:value="-0.0148" calcext:value-type="float">
            <text:p>-0.0148</text:p>
          </table:table-cell>
          <table:table-cell table:formula="of:=[.C195]+[.B195]^2/(3.14159*[$Settings.$B$15]*[$Settings.$B$16])" office:value-type="float" office:value="0.24398102241193" calcext:value-type="float">
            <text:p>0.2440</text:p>
          </table:table-cell>
          <table:table-cell table:style-name="ce2" table:formula="of:=IF([.B195]&gt;0;[.B195]/[.E19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8322" calcext:value-type="float">
            <text:p>-0.6832</text:p>
          </table:table-cell>
          <table:table-cell table:number-columns-repeated="16"/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-0.68801" calcext:value-type="float">
            <text:p>-0.6880</text:p>
          </table:table-cell>
          <table:table-cell office:value-type="float" office:value="0.23668" calcext:value-type="float">
            <text:p>0.2367</text:p>
          </table:table-cell>
          <table:table-cell office:value-type="float" office:value="-0.0152" calcext:value-type="float">
            <text:p>-0.0152</text:p>
          </table:table-cell>
          <table:table-cell table:formula="of:=[.C196]+[.B196]^2/(3.14159*[$Settings.$B$15]*[$Settings.$B$16])" office:value-type="float" office:value="0.241720969622316" calcext:value-type="float">
            <text:p>0.2417</text:p>
          </table:table-cell>
          <table:table-cell table:style-name="ce2" table:formula="of:=IF([.B196]&gt;0;[.B196]/[.E19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8801" calcext:value-type="float">
            <text:p>-0.6880</text:p>
          </table:table-cell>
          <table:table-cell table:number-columns-repeated="16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0.69273" calcext:value-type="float">
            <text:p>-0.6927</text:p>
          </table:table-cell>
          <table:table-cell office:value-type="float" office:value="0.23437" calcext:value-type="float">
            <text:p>0.2344</text:p>
          </table:table-cell>
          <table:table-cell office:value-type="float" office:value="-0.0156" calcext:value-type="float">
            <text:p>-0.0156</text:p>
          </table:table-cell>
          <table:table-cell table:formula="of:=[.C197]+[.B197]^2/(3.14159*[$Settings.$B$15]*[$Settings.$B$16])" office:value-type="float" office:value="0.239480372660778" calcext:value-type="float">
            <text:p>0.2395</text:p>
          </table:table-cell>
          <table:table-cell table:style-name="ce2" table:formula="of:=IF([.B197]&gt;0;[.B197]/[.E19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273" calcext:value-type="float">
            <text:p>-0.6927</text:p>
          </table:table-cell>
          <table:table-cell table:number-columns-repeated="16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-0.69739" calcext:value-type="float">
            <text:p>-0.6974</text:p>
          </table:table-cell>
          <table:table-cell office:value-type="float" office:value="0.23206" calcext:value-type="float">
            <text:p>0.2321</text:p>
          </table:table-cell>
          <table:table-cell office:value-type="float" office:value="-0.016" calcext:value-type="float">
            <text:p>-0.0160</text:p>
          </table:table-cell>
          <table:table-cell table:formula="of:=[.C198]+[.B198]^2/(3.14159*[$Settings.$B$15]*[$Settings.$B$16])" office:value-type="float" office:value="0.237239358950418" calcext:value-type="float">
            <text:p>0.2372</text:p>
          </table:table-cell>
          <table:table-cell table:style-name="ce2" table:formula="of:=IF([.B198]&gt;0;[.B198]/[.E19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739" calcext:value-type="float">
            <text:p>-0.6974</text:p>
          </table:table-cell>
          <table:table-cell table:number-columns-repeated="16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-0.70199" calcext:value-type="float">
            <text:p>-0.7020</text:p>
          </table:table-cell>
          <table:table-cell office:value-type="float" office:value="0.22976" calcext:value-type="float">
            <text:p>0.2298</text:p>
          </table:table-cell>
          <table:table-cell office:value-type="float" office:value="-0.0164" calcext:value-type="float">
            <text:p>-0.0164</text:p>
          </table:table-cell>
          <table:table-cell table:formula="of:=[.C199]+[.B199]^2/(3.14159*[$Settings.$B$15]*[$Settings.$B$16])" office:value-type="float" office:value="0.235007910625827" calcext:value-type="float">
            <text:p>0.2350</text:p>
          </table:table-cell>
          <table:table-cell table:style-name="ce2" table:formula="of:=IF([.B199]&gt;0;[.B199]/[.E19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199" calcext:value-type="float">
            <text:p>-0.7020</text:p>
          </table:table-cell>
          <table:table-cell table:number-columns-repeated="16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0.70652" calcext:value-type="float">
            <text:p>-0.7065</text:p>
          </table:table-cell>
          <table:table-cell office:value-type="float" office:value="0.22746" calcext:value-type="float">
            <text:p>0.2275</text:p>
          </table:table-cell>
          <table:table-cell office:value-type="float" office:value="-0.0168" calcext:value-type="float">
            <text:p>-0.0168</text:p>
          </table:table-cell>
          <table:table-cell table:formula="of:=[.C200]+[.B200]^2/(3.14159*[$Settings.$B$15]*[$Settings.$B$16])" office:value-type="float" office:value="0.232775859570467" calcext:value-type="float">
            <text:p>0.2328</text:p>
          </table:table-cell>
          <table:table-cell table:style-name="ce2" table:formula="of:=IF([.B200]&gt;0;[.B200]/[.E20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652" calcext:value-type="float">
            <text:p>-0.7065</text:p>
          </table:table-cell>
          <table:table-cell table:number-columns-repeated="16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0.711" calcext:value-type="float">
            <text:p>-0.7110</text:p>
          </table:table-cell>
          <table:table-cell office:value-type="float" office:value="0.22518" calcext:value-type="float">
            <text:p>0.2252</text:p>
          </table:table-cell>
          <table:table-cell office:value-type="float" office:value="-0.0172" calcext:value-type="float">
            <text:p>-0.0172</text:p>
          </table:table-cell>
          <table:table-cell table:formula="of:=[.C201]+[.B201]^2/(3.14159*[$Settings.$B$15]*[$Settings.$B$16])" office:value-type="float" office:value="0.230563488387101" calcext:value-type="float">
            <text:p>0.2306</text:p>
          </table:table-cell>
          <table:table-cell table:style-name="ce2" table:formula="of:=IF([.B201]&gt;0;[.B201]/[.E20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1" calcext:value-type="float">
            <text:p>-0.7110</text:p>
          </table:table-cell>
          <table:table-cell table:number-columns-repeated="16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-0.71541" calcext:value-type="float">
            <text:p>-0.7154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176" calcext:value-type="float">
            <text:p>-0.0176</text:p>
          </table:table-cell>
          <table:table-cell table:formula="of:=[.C202]+[.B202]^2/(3.14159*[$Settings.$B$15]*[$Settings.$B$16])" office:value-type="float" office:value="0.228350478011599" calcext:value-type="float">
            <text:p>0.2284</text:p>
          </table:table-cell>
          <table:table-cell table:style-name="ce2" table:formula="of:=IF([.B202]&gt;0;[.B202]/[.E20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541" calcext:value-type="float">
            <text:p>-0.7154</text:p>
          </table:table-cell>
          <table:table-cell table:number-columns-repeated="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71977" calcext:value-type="float">
            <text:p>-0.7198</text:p>
          </table:table-cell>
          <table:table-cell office:value-type="float" office:value="0.22064" calcext:value-type="float">
            <text:p>0.2206</text:p>
          </table:table-cell>
          <table:table-cell office:value-type="float" office:value="-0.018" calcext:value-type="float">
            <text:p>-0.0180</text:p>
          </table:table-cell>
          <table:table-cell table:formula="of:=[.C203]+[.B203]^2/(3.14159*[$Settings.$B$15]*[$Settings.$B$16])" office:value-type="float" office:value="0.226157115319257" calcext:value-type="float">
            <text:p>0.2262</text:p>
          </table:table-cell>
          <table:table-cell table:style-name="ce2" table:formula="of:=IF([.B203]&gt;0;[.B203]/[.E20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977" calcext:value-type="float">
            <text:p>-0.7198</text:p>
          </table:table-cell>
          <table:table-cell table:number-columns-repeated="16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0.72406" calcext:value-type="float">
            <text:p>-0.7241</text:p>
          </table:table-cell>
          <table:table-cell office:value-type="float" office:value="0.21838" calcext:value-type="float">
            <text:p>0.2184</text:p>
          </table:table-cell>
          <table:table-cell office:value-type="float" office:value="-0.0184" calcext:value-type="float">
            <text:p>-0.0184</text:p>
          </table:table-cell>
          <table:table-cell table:formula="of:=[.C204]+[.B204]^2/(3.14159*[$Settings.$B$15]*[$Settings.$B$16])" office:value-type="float" office:value="0.223963077944633" calcext:value-type="float">
            <text:p>0.2240</text:p>
          </table:table-cell>
          <table:table-cell table:style-name="ce2" table:formula="of:=IF([.B204]&gt;0;[.B204]/[.E20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406" calcext:value-type="float">
            <text:p>-0.7241</text:p>
          </table:table-cell>
          <table:table-cell table:number-columns-repeated="16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-0.72828" calcext:value-type="float">
            <text:p>-0.7283</text:p>
          </table:table-cell>
          <table:table-cell office:value-type="float" office:value="0.21613" calcext:value-type="float">
            <text:p>0.2161</text:p>
          </table:table-cell>
          <table:table-cell office:value-type="float" office:value="-0.0188" calcext:value-type="float">
            <text:p>-0.0188</text:p>
          </table:table-cell>
          <table:table-cell table:formula="of:=[.C205]+[.B205]^2/(3.14159*[$Settings.$B$15]*[$Settings.$B$16])" office:value-type="float" office:value="0.221778346699664" calcext:value-type="float">
            <text:p>0.2218</text:p>
          </table:table-cell>
          <table:table-cell table:style-name="ce2" table:formula="of:=IF([.B205]&gt;0;[.B205]/[.E20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828" calcext:value-type="float">
            <text:p>-0.7283</text:p>
          </table:table-cell>
          <table:table-cell table:number-columns-repeated="16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0.73245" calcext:value-type="float">
            <text:p>-0.7325</text:p>
          </table:table-cell>
          <table:table-cell office:value-type="float" office:value="0.21389" calcext:value-type="float">
            <text:p>0.2139</text:p>
          </table:table-cell>
          <table:table-cell office:value-type="float" office:value="-0.0192" calcext:value-type="float">
            <text:p>-0.0192</text:p>
          </table:table-cell>
          <table:table-cell table:formula="of:=[.C206]+[.B206]^2/(3.14159*[$Settings.$B$15]*[$Settings.$B$16])" office:value-type="float" office:value="0.219603214710835" calcext:value-type="float">
            <text:p>0.2196</text:p>
          </table:table-cell>
          <table:table-cell table:style-name="ce2" table:formula="of:=IF([.B206]&gt;0;[.B206]/[.E20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245" calcext:value-type="float">
            <text:p>-0.7325</text:p>
          </table:table-cell>
          <table:table-cell table:number-columns-repeated="16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0.73656" calcext:value-type="float">
            <text:p>-0.7366</text:p>
          </table:table-cell>
          <table:table-cell office:value-type="float" office:value="0.21166" calcext:value-type="float">
            <text:p>0.2117</text:p>
          </table:table-cell>
          <table:table-cell office:value-type="float" office:value="-0.0196" calcext:value-type="float">
            <text:p>-0.0196</text:p>
          </table:table-cell>
          <table:table-cell table:formula="of:=[.C207]+[.B207]^2/(3.14159*[$Settings.$B$15]*[$Settings.$B$16])" office:value-type="float" office:value="0.217437511776461" calcext:value-type="float">
            <text:p>0.2174</text:p>
          </table:table-cell>
          <table:table-cell table:style-name="ce2" table:formula="of:=IF([.B207]&gt;0;[.B207]/[.E20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656" calcext:value-type="float">
            <text:p>-0.7366</text:p>
          </table:table-cell>
          <table:table-cell table:number-columns-repeated="16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0.20944" calcext:value-type="float">
            <text:p>0.2094</text:p>
          </table:table-cell>
          <table:table-cell office:value-type="float" office:value="-0.02" calcext:value-type="float">
            <text:p>-0.0200</text:p>
          </table:table-cell>
          <table:table-cell table:formula="of:=[.C208]+[.B208]^2/(3.14159*[$Settings.$B$15]*[$Settings.$B$16])" office:value-type="float" office:value="0.215281064399937" calcext:value-type="float">
            <text:p>0.2153</text:p>
          </table:table-cell>
          <table:table-cell table:style-name="ce2" table:formula="of:=IF([.B208]&gt;0;[.B208]/[.E20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06" calcext:value-type="float">
            <text:p>-0.7406</text:p>
          </table:table-cell>
          <table:table-cell table:number-columns-repeated="16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-0.74458" calcext:value-type="float">
            <text:p>-0.7446</text:p>
          </table:table-cell>
          <table:table-cell office:value-type="float" office:value="0.20722" calcext:value-type="float">
            <text:p>0.2072</text:p>
          </table:table-cell>
          <table:table-cell office:value-type="float" office:value="-0.0204" calcext:value-type="float">
            <text:p>-0.0204</text:p>
          </table:table-cell>
          <table:table-cell table:formula="of:=[.C209]+[.B209]^2/(3.14159*[$Settings.$B$15]*[$Settings.$B$16])" office:value-type="float" office:value="0.213124013096717" calcext:value-type="float">
            <text:p>0.2131</text:p>
          </table:table-cell>
          <table:table-cell table:style-name="ce2" table:formula="of:=IF([.B209]&gt;0;[.B209]/[.E20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458" calcext:value-type="float">
            <text:p>-0.7446</text:p>
          </table:table-cell>
          <table:table-cell table:number-columns-repeated="16"/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0.20502" calcext:value-type="float">
            <text:p>0.2050</text:p>
          </table:table-cell>
          <table:table-cell office:value-type="float" office:value="-0.0208" calcext:value-type="float">
            <text:p>-0.0208</text:p>
          </table:table-cell>
          <table:table-cell table:formula="of:=[.C210]+[.B210]^2/(3.14159*[$Settings.$B$15]*[$Settings.$B$16])" office:value-type="float" office:value="0.210986342608363" calcext:value-type="float">
            <text:p>0.2110</text:p>
          </table:table-cell>
          <table:table-cell table:style-name="ce2" table:formula="of:=IF([.B210]&gt;0;[.B210]/[.E21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85" calcext:value-type="float">
            <text:p>-0.7485</text:p>
          </table:table-cell>
          <table:table-cell table:number-columns-repeated="16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-0.75236" calcext:value-type="float">
            <text:p>-0.7524</text:p>
          </table:table-cell>
          <table:table-cell office:value-type="float" office:value="0.20283" calcext:value-type="float">
            <text:p>0.2028</text:p>
          </table:table-cell>
          <table:table-cell office:value-type="float" office:value="-0.0212" calcext:value-type="float">
            <text:p>-0.0212</text:p>
          </table:table-cell>
          <table:table-cell table:formula="of:=[.C211]+[.B211]^2/(3.14159*[$Settings.$B$15]*[$Settings.$B$16])" office:value-type="float" office:value="0.208858037906461" calcext:value-type="float">
            <text:p>0.2089</text:p>
          </table:table-cell>
          <table:table-cell table:style-name="ce2" table:formula="of:=IF([.B211]&gt;0;[.B211]/[.E21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236" calcext:value-type="float">
            <text:p>-0.7524</text:p>
          </table:table-cell>
          <table:table-cell table:number-columns-repeated="16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0.75615" calcext:value-type="float">
            <text:p>-0.75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-0.0216" calcext:value-type="float">
            <text:p>-0.0216</text:p>
          </table:table-cell>
          <table:table-cell table:formula="of:=[.C212]+[.B212]^2/(3.14159*[$Settings.$B$15]*[$Settings.$B$16])" office:value-type="float" office:value="0.206728923140889" calcext:value-type="float">
            <text:p>0.2067</text:p>
          </table:table-cell>
          <table:table-cell table:style-name="ce2" table:formula="of:=IF([.B212]&gt;0;[.B212]/[.E21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615" calcext:value-type="float">
            <text:p>-0.7562</text:p>
          </table:table-cell>
          <table:table-cell table:number-columns-repeated="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75989" calcext:value-type="float">
            <text:p>-0.7599</text:p>
          </table:table-cell>
          <table:table-cell office:value-type="float" office:value="0.19846" calcext:value-type="float">
            <text:p>0.1985</text:p>
          </table:table-cell>
          <table:table-cell office:value-type="float" office:value="-0.022" calcext:value-type="float">
            <text:p>-0.0220</text:p>
          </table:table-cell>
          <table:table-cell table:formula="of:=[.C213]+[.B213]^2/(3.14159*[$Settings.$B$15]*[$Settings.$B$16])" office:value-type="float" office:value="0.204609305050179" calcext:value-type="float">
            <text:p>0.2046</text:p>
          </table:table-cell>
          <table:table-cell table:style-name="ce2" table:formula="of:=IF([.B213]&gt;0;[.B213]/[.E21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989" calcext:value-type="float">
            <text:p>-0.7599</text:p>
          </table:table-cell>
          <table:table-cell table:number-columns-repeated="16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-0.76356" calcext:value-type="float">
            <text:p>-0.7636</text:p>
          </table:table-cell>
          <table:table-cell office:value-type="float" office:value="0.1963" calcext:value-type="float">
            <text:p>0.1963</text:p>
          </table:table-cell>
          <table:table-cell office:value-type="float" office:value="-0.0224" calcext:value-type="float">
            <text:p>-0.0224</text:p>
          </table:table-cell>
          <table:table-cell table:formula="of:=[.C214]+[.B214]^2/(3.14159*[$Settings.$B$15]*[$Settings.$B$16])" office:value-type="float" office:value="0.202508846423647" calcext:value-type="float">
            <text:p>0.2025</text:p>
          </table:table-cell>
          <table:table-cell table:style-name="ce2" table:formula="of:=IF([.B214]&gt;0;[.B214]/[.E21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6356" calcext:value-type="float">
            <text:p>-0.7636</text:p>
          </table:table-cell>
          <table:table-cell table:number-columns-repeated="16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76717" calcext:value-type="float">
            <text:p>-0.7672</text:p>
          </table:table-cell>
          <table:table-cell office:value-type="float" office:value="0.19414" calcext:value-type="float">
            <text:p>0.1941</text:p>
          </table:table-cell>
          <table:table-cell office:value-type="float" office:value="-0.0228" calcext:value-type="float">
            <text:p>-0.0228</text:p>
          </table:table-cell>
          <table:table-cell table:formula="of:=[.C215]+[.B215]^2/(3.14159*[$Settings.$B$15]*[$Settings.$B$16])" office:value-type="float" office:value="0.200407694243056" calcext:value-type="float">
            <text:p>0.2004</text:p>
          </table:table-cell>
          <table:table-cell table:style-name="ce2" table:formula="of:=IF([.B215]&gt;0;[.B215]/[.E21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6717" calcext:value-type="float">
            <text:p>-0.7672</text:p>
          </table:table-cell>
          <table:table-cell table:number-columns-repeated="16"/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-0.77072" calcext:value-type="float">
            <text:p>-0.7707</text:p>
          </table:table-cell>
          <table:table-cell office:value-type="float" office:value="0.19199" calcext:value-type="float">
            <text:p>0.1920</text:p>
          </table:table-cell>
          <table:table-cell office:value-type="float" office:value="-0.0232" calcext:value-type="float">
            <text:p>-0.0232</text:p>
          </table:table-cell>
          <table:table-cell table:formula="of:=[.C216]+[.B216]^2/(3.14159*[$Settings.$B$15]*[$Settings.$B$16])" office:value-type="float" office:value="0.198315834668464" calcext:value-type="float">
            <text:p>0.1983</text:p>
          </table:table-cell>
          <table:table-cell table:style-name="ce2" table:formula="of:=IF([.B216]&gt;0;[.B216]/[.E21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072" calcext:value-type="float">
            <text:p>-0.7707</text:p>
          </table:table-cell>
          <table:table-cell table:number-columns-repeated="16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0.77421" calcext:value-type="float">
            <text:p>-0.7742</text:p>
          </table:table-cell>
          <table:table-cell office:value-type="float" office:value="0.18985" calcext:value-type="float">
            <text:p>0.1899</text:p>
          </table:table-cell>
          <table:table-cell office:value-type="float" office:value="-0.0236" calcext:value-type="float">
            <text:p>-0.0236</text:p>
          </table:table-cell>
          <table:table-cell table:formula="of:=[.C217]+[.B217]^2/(3.14159*[$Settings.$B$15]*[$Settings.$B$16])" office:value-type="float" office:value="0.196233254089955" calcext:value-type="float">
            <text:p>0.1962</text:p>
          </table:table-cell>
          <table:table-cell table:style-name="ce2" table:formula="of:=IF([.B217]&gt;0;[.B217]/[.E21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421" calcext:value-type="float">
            <text:p>-0.7742</text:p>
          </table:table-cell>
          <table:table-cell table:number-columns-repeated="16"/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-0.77764" calcext:value-type="float">
            <text:p>-0.7776</text:p>
          </table:table-cell>
          <table:table-cell office:value-type="float" office:value="0.18773" calcext:value-type="float">
            <text:p>0.1877</text:p>
          </table:table-cell>
          <table:table-cell office:value-type="float" office:value="-0.024" calcext:value-type="float">
            <text:p>-0.0240</text:p>
          </table:table-cell>
          <table:table-cell table:formula="of:=[.C218]+[.B218]^2/(3.14159*[$Settings.$B$15]*[$Settings.$B$16])" office:value-type="float" office:value="0.19416993912764" calcext:value-type="float">
            <text:p>0.1942</text:p>
          </table:table-cell>
          <table:table-cell table:style-name="ce2" table:formula="of:=IF([.B218]&gt;0;[.B218]/[.E21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764" calcext:value-type="float">
            <text:p>-0.7776</text:p>
          </table:table-cell>
          <table:table-cell table:number-columns-repeated="16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0.781" calcext:value-type="float">
            <text:p>-0.7810</text:p>
          </table:table-cell>
          <table:table-cell office:value-type="float" office:value="0.18561" calcext:value-type="float">
            <text:p>0.1856</text:p>
          </table:table-cell>
          <table:table-cell office:value-type="float" office:value="-0.0244" calcext:value-type="float">
            <text:p>-0.0244</text:p>
          </table:table-cell>
          <table:table-cell table:formula="of:=[.C219]+[.B219]^2/(3.14159*[$Settings.$B$15]*[$Settings.$B$16])" office:value-type="float" office:value="0.192105710287179" calcext:value-type="float">
            <text:p>0.1921</text:p>
          </table:table-cell>
          <table:table-cell table:style-name="ce2" table:formula="of:=IF([.B219]&gt;0;[.B219]/[.E21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1" calcext:value-type="float">
            <text:p>-0.7810</text:p>
          </table:table-cell>
          <table:table-cell table:number-columns-repeated="16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1835" calcext:value-type="float">
            <text:p>0.1835</text:p>
          </table:table-cell>
          <table:table-cell office:value-type="float" office:value="-0.0248" calcext:value-type="float">
            <text:p>-0.0248</text:p>
          </table:table-cell>
          <table:table-cell table:formula="of:=[.C220]+[.B220]^2/(3.14159*[$Settings.$B$15]*[$Settings.$B$16])" office:value-type="float" office:value="0.190050719585365" calcext:value-type="float">
            <text:p>0.1901</text:p>
          </table:table-cell>
          <table:table-cell table:style-name="ce2" table:formula="of:=IF([.B220]&gt;0;[.B220]/[.E22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43" calcext:value-type="float">
            <text:p>-0.7843</text:p>
          </table:table-cell>
          <table:table-cell table:number-columns-repeated="16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78754" calcext:value-type="float">
            <text:p>-0.78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-0.0252" calcext:value-type="float">
            <text:p>-0.0252</text:p>
          </table:table-cell>
          <table:table-cell table:formula="of:=[.C221]+[.B221]^2/(3.14159*[$Settings.$B$15]*[$Settings.$B$16])" office:value-type="float" office:value="0.188004954370729" calcext:value-type="float">
            <text:p>0.1880</text:p>
          </table:table-cell>
          <table:table-cell table:style-name="ce2" table:formula="of:=IF([.B221]&gt;0;[.B221]/[.E22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754" calcext:value-type="float">
            <text:p>-0.7875</text:p>
          </table:table-cell>
          <table:table-cell table:number-columns-repeated="16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0.79072" calcext:value-type="float">
            <text:p>-0.7907</text:p>
          </table:table-cell>
          <table:table-cell office:value-type="float" office:value="0.17931" calcext:value-type="float">
            <text:p>0.1793</text:p>
          </table:table-cell>
          <table:table-cell office:value-type="float" office:value="-0.0256" calcext:value-type="float">
            <text:p>-0.0256</text:p>
          </table:table-cell>
          <table:table-cell table:formula="of:=[.C222]+[.B222]^2/(3.14159*[$Settings.$B$15]*[$Settings.$B$16])" office:value-type="float" office:value="0.185968402221826" calcext:value-type="float">
            <text:p>0.1860</text:p>
          </table:table-cell>
          <table:table-cell table:style-name="ce2" table:formula="of:=IF([.B222]&gt;0;[.B222]/[.E22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072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79384" calcext:value-type="float">
            <text:p>-0.7938</text:p>
          </table:table-cell>
          <table:table-cell office:value-type="float" office:value="0.17723" calcext:value-type="float">
            <text:p>0.1772</text:p>
          </table:table-cell>
          <table:table-cell office:value-type="float" office:value="-0.026" calcext:value-type="float">
            <text:p>-0.0260</text:p>
          </table:table-cell>
          <table:table-cell table:formula="of:=[.C223]+[.B223]^2/(3.14159*[$Settings.$B$15]*[$Settings.$B$16])" office:value-type="float" office:value="0.183941050947238" calcext:value-type="float">
            <text:p>0.1839</text:p>
          </table:table-cell>
          <table:table-cell table:style-name="ce2" table:formula="of:=IF([.B223]&gt;0;[.B223]/[.E22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384" calcext:value-type="float">
            <text:p>-0.7938</text:p>
          </table:table-cell>
          <table:table-cell table:number-columns-repeated="16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-0.7969" calcext:value-type="float">
            <text:p>-0.7969</text:p>
          </table:table-cell>
          <table:table-cell office:value-type="float" office:value="0.17516" calcext:value-type="float">
            <text:p>0.1752</text:p>
          </table:table-cell>
          <table:table-cell office:value-type="float" office:value="-0.0264" calcext:value-type="float">
            <text:p>-0.0264</text:p>
          </table:table-cell>
          <table:table-cell table:formula="of:=[.C224]+[.B224]^2/(3.14159*[$Settings.$B$15]*[$Settings.$B$16])" office:value-type="float" office:value="0.181922888585575" calcext:value-type="float">
            <text:p>0.1819</text:p>
          </table:table-cell>
          <table:table-cell table:style-name="ce2" table:formula="of:=IF([.B224]&gt;0;[.B224]/[.E22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69" calcext:value-type="float">
            <text:p>-0.7969</text:p>
          </table:table-cell>
          <table:table-cell table:number-columns-repeated="16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0.79989" calcext:value-type="float">
            <text:p>-0.7999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0268" calcext:value-type="float">
            <text:p>-0.0268</text:p>
          </table:table-cell>
          <table:table-cell table:formula="of:=[.C225]+[.B225]^2/(3.14159*[$Settings.$B$15]*[$Settings.$B$16])" office:value-type="float" office:value="0.179913733037656" calcext:value-type="float">
            <text:p>0.1799</text:p>
          </table:table-cell>
          <table:table-cell table:style-name="ce2" table:formula="of:=IF([.B225]&gt;0;[.B225]/[.E22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989" calcext:value-type="float">
            <text:p>-0.7999</text:p>
          </table:table-cell>
          <table:table-cell table:number-columns-repeated="16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0.80282" calcext:value-type="float">
            <text:p>-0.8028</text:p>
          </table:table-cell>
          <table:table-cell office:value-type="float" office:value="0.17105" calcext:value-type="float">
            <text:p>0.1711</text:p>
          </table:table-cell>
          <table:table-cell office:value-type="float" office:value="-0.0272" calcext:value-type="float">
            <text:p>-0.0272</text:p>
          </table:table-cell>
          <table:table-cell table:formula="of:=[.C226]+[.B226]^2/(3.14159*[$Settings.$B$15]*[$Settings.$B$16])" office:value-type="float" office:value="0.177913741919724" calcext:value-type="float">
            <text:p>0.1779</text:p>
          </table:table-cell>
          <table:table-cell table:style-name="ce2" table:formula="of:=IF([.B226]&gt;0;[.B226]/[.E22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282" calcext:value-type="float">
            <text:p>-0.8028</text:p>
          </table:table-cell>
          <table:table-cell table:number-columns-repeated="16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0.80569" calcext:value-type="float">
            <text:p>-0.8057</text:p>
          </table:table-cell>
          <table:table-cell office:value-type="float" office:value="0.16901" calcext:value-type="float">
            <text:p>0.1690</text:p>
          </table:table-cell>
          <table:table-cell office:value-type="float" office:value="-0.0276" calcext:value-type="float">
            <text:p>-0.0276</text:p>
          </table:table-cell>
          <table:table-cell table:formula="of:=[.C227]+[.B227]^2/(3.14159*[$Settings.$B$15]*[$Settings.$B$16])" office:value-type="float" office:value="0.175922903998804" calcext:value-type="float">
            <text:p>0.1759</text:p>
          </table:table-cell>
          <table:table-cell table:style-name="ce2" table:formula="of:=IF([.B227]&gt;0;[.B227]/[.E22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569" calcext:value-type="float">
            <text:p>-0.8057</text:p>
          </table:table-cell>
          <table:table-cell table:number-columns-repeated="16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0.16698" calcext:value-type="float">
            <text:p>0.1670</text:p>
          </table:table-cell>
          <table:table-cell office:value-type="float" office:value="-0.028" calcext:value-type="float">
            <text:p>-0.0280</text:p>
          </table:table-cell>
          <table:table-cell table:formula="of:=[.C228]+[.B228]^2/(3.14159*[$Settings.$B$15]*[$Settings.$B$16])" office:value-type="float" office:value="0.173941208271952" calcext:value-type="float">
            <text:p>0.1739</text:p>
          </table:table-cell>
          <table:table-cell table:style-name="ce2" table:formula="of:=IF([.B228]&gt;0;[.B228]/[.E22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85" calcext:value-type="float">
            <text:p>-0.8085</text:p>
          </table:table-cell>
          <table:table-cell table:number-columns-repeated="16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0.81125" calcext:value-type="float">
            <text:p>-0.8113</text:p>
          </table:table-cell>
          <table:table-cell office:value-type="float" office:value="0.16496" calcext:value-type="float">
            <text:p>0.1650</text:p>
          </table:table-cell>
          <table:table-cell office:value-type="float" office:value="-0.0284" calcext:value-type="float">
            <text:p>-0.0284</text:p>
          </table:table-cell>
          <table:table-cell table:formula="of:=[.C229]+[.B229]^2/(3.14159*[$Settings.$B$15]*[$Settings.$B$16])" office:value-type="float" office:value="0.171968643966248" calcext:value-type="float">
            <text:p>0.1720</text:p>
          </table:table-cell>
          <table:table-cell table:style-name="ce2" table:formula="of:=IF([.B229]&gt;0;[.B229]/[.E22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125" calcext:value-type="float">
            <text:p>-0.8113</text:p>
          </table:table-cell>
          <table:table-cell table:number-columns-repeated="16"/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-0.81393" calcext:value-type="float">
            <text:p>-0.8139</text:p>
          </table:table-cell>
          <table:table-cell office:value-type="float" office:value="0.16295" calcext:value-type="float">
            <text:p>0.1630</text:p>
          </table:table-cell>
          <table:table-cell office:value-type="float" office:value="-0.0288" calcext:value-type="float">
            <text:p>-0.0288</text:p>
          </table:table-cell>
          <table:table-cell table:formula="of:=[.C230]+[.B230]^2/(3.14159*[$Settings.$B$15]*[$Settings.$B$16])" office:value-type="float" office:value="0.170005027180636" calcext:value-type="float">
            <text:p>0.1700</text:p>
          </table:table-cell>
          <table:table-cell table:style-name="ce2" table:formula="of:=IF([.B230]&gt;0;[.B230]/[.E23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393" calcext:value-type="float">
            <text:p>-0.8139</text:p>
          </table:table-cell>
          <table:table-cell table:number-columns-repeated="16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0.81656" calcext:value-type="float">
            <text:p>-0.8166</text:p>
          </table:table-cell>
          <table:table-cell office:value-type="float" office:value="0.16095" calcext:value-type="float">
            <text:p>0.1610</text:p>
          </table:table-cell>
          <table:table-cell office:value-type="float" office:value="-0.0292" calcext:value-type="float">
            <text:p>-0.0292</text:p>
          </table:table-cell>
          <table:table-cell table:formula="of:=[.C231]+[.B231]^2/(3.14159*[$Settings.$B$15]*[$Settings.$B$16])" office:value-type="float" office:value="0.168050693758421" calcext:value-type="float">
            <text:p>0.1681</text:p>
          </table:table-cell>
          <table:table-cell table:style-name="ce2" table:formula="of:=IF([.B231]&gt;0;[.B231]/[.E23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656" calcext:value-type="float">
            <text:p>-0.8166</text:p>
          </table:table-cell>
          <table:table-cell table:number-columns-repeated="16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0.81912" calcext:value-type="float">
            <text:p>-0.8191</text:p>
          </table:table-cell>
          <table:table-cell office:value-type="float" office:value="0.15896" calcext:value-type="float">
            <text:p>0.1590</text:p>
          </table:table-cell>
          <table:table-cell office:value-type="float" office:value="-0.0296" calcext:value-type="float">
            <text:p>-0.0296</text:p>
          </table:table-cell>
          <table:table-cell table:formula="of:=[.C232]+[.B232]^2/(3.14159*[$Settings.$B$15]*[$Settings.$B$16])" office:value-type="float" office:value="0.166105286367965" calcext:value-type="float">
            <text:p>0.1661</text:p>
          </table:table-cell>
          <table:table-cell table:style-name="ce2" table:formula="of:=IF([.B232]&gt;0;[.B232]/[.E23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912" calcext:value-type="float">
            <text:p>-0.8191</text:p>
          </table:table-cell>
          <table:table-cell table:number-columns-repeated="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82162" calcext:value-type="float">
            <text:p>-0.8216</text:p>
          </table:table-cell>
          <table:table-cell office:value-type="float" office:value="0.15698" calcext:value-type="float">
            <text:p>0.1570</text:p>
          </table:table-cell>
          <table:table-cell office:value-type="float" office:value="-0.03" calcext:value-type="float">
            <text:p>-0.0300</text:p>
          </table:table-cell>
          <table:table-cell table:formula="of:=[.C233]+[.B233]^2/(3.14159*[$Settings.$B$15]*[$Settings.$B$16])" office:value-type="float" office:value="0.16416896855296" calcext:value-type="float">
            <text:p>0.1642</text:p>
          </table:table-cell>
          <table:table-cell table:style-name="ce2" table:formula="of:=IF([.B233]&gt;0;[.B233]/[.E23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162" calcext:value-type="float">
            <text:p>-0.8216</text:p>
          </table:table-cell>
          <table:table-cell table:number-columns-repeated="16"/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-0.82406" calcext:value-type="float">
            <text:p>-0.8241</text:p>
          </table:table-cell>
          <table:table-cell office:value-type="float" office:value="0.15502" calcext:value-type="float">
            <text:p>0.1550</text:p>
          </table:table-cell>
          <table:table-cell office:value-type="float" office:value="-0.0304" calcext:value-type="float">
            <text:p>-0.0304</text:p>
          </table:table-cell>
          <table:table-cell table:formula="of:=[.C234]+[.B234]^2/(3.14159*[$Settings.$B$15]*[$Settings.$B$16])" office:value-type="float" office:value="0.162251730728957" calcext:value-type="float">
            <text:p>0.1623</text:p>
          </table:table-cell>
          <table:table-cell table:style-name="ce2" table:formula="of:=IF([.B234]&gt;0;[.B234]/[.E23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406" calcext:value-type="float">
            <text:p>-0.8241</text:p>
          </table:table-cell>
          <table:table-cell table:number-columns-repeated="16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0.82643" calcext:value-type="float">
            <text:p>-0.8264</text:p>
          </table:table-cell>
          <table:table-cell office:value-type="float" office:value="0.15306" calcext:value-type="float">
            <text:p>0.1531</text:p>
          </table:table-cell>
          <table:table-cell office:value-type="float" office:value="-0.0308" calcext:value-type="float">
            <text:p>-0.0308</text:p>
          </table:table-cell>
          <table:table-cell table:formula="of:=[.C235]+[.B235]^2/(3.14159*[$Settings.$B$15]*[$Settings.$B$16])" office:value-type="float" office:value="0.160333387521024" calcext:value-type="float">
            <text:p>0.1603</text:p>
          </table:table-cell>
          <table:table-cell table:style-name="ce2" table:formula="of:=IF([.B235]&gt;0;[.B235]/[.E23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643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-0.82875" calcext:value-type="float">
            <text:p>-0.8288</text:p>
          </table:table-cell>
          <table:table-cell office:value-type="float" office:value="0.15111" calcext:value-type="float">
            <text:p>0.1511</text:p>
          </table:table-cell>
          <table:table-cell office:value-type="float" office:value="-0.0312" calcext:value-type="float">
            <text:p>-0.0312</text:p>
          </table:table-cell>
          <table:table-cell table:formula="of:=[.C236]+[.B236]^2/(3.14159*[$Settings.$B$15]*[$Settings.$B$16])" office:value-type="float" office:value="0.158424281351658" calcext:value-type="float">
            <text:p>0.1584</text:p>
          </table:table-cell>
          <table:table-cell table:style-name="ce2" table:formula="of:=IF([.B236]&gt;0;[.B236]/[.E23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875" calcext:value-type="float">
            <text:p>-0.8288</text:p>
          </table:table-cell>
          <table:table-cell table:number-columns-repeated="16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0.831" calcext:value-type="float">
            <text:p>-0.8310</text:p>
          </table:table-cell>
          <table:table-cell office:value-type="float" office:value="0.14918" calcext:value-type="float">
            <text:p>0.1492</text:p>
          </table:table-cell>
          <table:table-cell office:value-type="float" office:value="-0.0316" calcext:value-type="float">
            <text:p>-0.0316</text:p>
          </table:table-cell>
          <table:table-cell table:formula="of:=[.C237]+[.B237]^2/(3.14159*[$Settings.$B$15]*[$Settings.$B$16])" office:value-type="float" office:value="0.156534050819027" calcext:value-type="float">
            <text:p>0.1565</text:p>
          </table:table-cell>
          <table:table-cell table:style-name="ce2" table:formula="of:=IF([.B237]&gt;0;[.B237]/[.E23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1" calcext:value-type="float">
            <text:p>-0.8310</text:p>
          </table:table-cell>
          <table:table-cell table:number-columns-repeated="16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0.83319" calcext:value-type="float">
            <text:p>-0.8332</text:p>
          </table:table-cell>
          <table:table-cell office:value-type="float" office:value="0.14725" calcext:value-type="float">
            <text:p>0.1473</text:p>
          </table:table-cell>
          <table:table-cell office:value-type="float" office:value="-0.032" calcext:value-type="float">
            <text:p>-0.0320</text:p>
          </table:table-cell>
          <table:table-cell table:formula="of:=[.C238]+[.B238]^2/(3.14159*[$Settings.$B$15]*[$Settings.$B$16])" office:value-type="float" office:value="0.154642863317638" calcext:value-type="float">
            <text:p>0.1546</text:p>
          </table:table-cell>
          <table:table-cell table:style-name="ce2" table:formula="of:=IF([.B238]&gt;0;[.B238]/[.E23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319" calcext:value-type="float">
            <text:p>-0.8332</text:p>
          </table:table-cell>
          <table:table-cell table:number-columns-repeated="16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0.83532" calcext:value-type="float">
            <text:p>-0.8353</text:p>
          </table:table-cell>
          <table:table-cell office:value-type="float" office:value="0.14534" calcext:value-type="float">
            <text:p>0.1453</text:p>
          </table:table-cell>
          <table:table-cell office:value-type="float" office:value="-0.0324" calcext:value-type="float">
            <text:p>-0.0324</text:p>
          </table:table-cell>
          <table:table-cell table:formula="of:=[.C239]+[.B239]^2/(3.14159*[$Settings.$B$15]*[$Settings.$B$16])" office:value-type="float" office:value="0.152770710451515" calcext:value-type="float">
            <text:p>0.1528</text:p>
          </table:table-cell>
          <table:table-cell table:style-name="ce2" table:formula="of:=IF([.B239]&gt;0;[.B239]/[.E23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532" calcext:value-type="float">
            <text:p>-0.8353</text:p>
          </table:table-cell>
          <table:table-cell table:number-columns-repeated="16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-0.83739" calcext:value-type="float">
            <text:p>-0.8374</text:p>
          </table:table-cell>
          <table:table-cell office:value-type="float" office:value="0.14344" calcext:value-type="float">
            <text:p>0.1434</text:p>
          </table:table-cell>
          <table:table-cell office:value-type="float" office:value="-0.0328" calcext:value-type="float">
            <text:p>-0.0328</text:p>
          </table:table-cell>
          <table:table-cell table:formula="of:=[.C240]+[.B240]^2/(3.14159*[$Settings.$B$15]*[$Settings.$B$16])" office:value-type="float" office:value="0.150907584054708" calcext:value-type="float">
            <text:p>0.1509</text:p>
          </table:table-cell>
          <table:table-cell table:style-name="ce2" table:formula="of:=IF([.B240]&gt;0;[.B240]/[.E24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739" calcext:value-type="float">
            <text:p>-0.8374</text:p>
          </table:table-cell>
          <table:table-cell table:number-columns-repeated="16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-0.83939" calcext:value-type="float">
            <text:p>-0.8394</text:p>
          </table:table-cell>
          <table:table-cell office:value-type="float" office:value="0.14154" calcext:value-type="float">
            <text:p>0.1415</text:p>
          </table:table-cell>
          <table:table-cell office:value-type="float" office:value="-0.0332" calcext:value-type="float">
            <text:p>-0.0332</text:p>
          </table:table-cell>
          <table:table-cell table:formula="of:=[.C241]+[.B241]^2/(3.14159*[$Settings.$B$15]*[$Settings.$B$16])" office:value-type="float" office:value="0.149043297410465" calcext:value-type="float">
            <text:p>0.1490</text:p>
          </table:table-cell>
          <table:table-cell table:style-name="ce2" table:formula="of:=IF([.B241]&gt;0;[.B241]/[.E24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939" calcext:value-type="float">
            <text:p>-0.8394</text:p>
          </table:table-cell>
          <table:table-cell table:number-columns-repeated="16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0.84134" calcext:value-type="float">
            <text:p>-0.8413</text:p>
          </table:table-cell>
          <table:table-cell office:value-type="float" office:value="0.13966" calcext:value-type="float">
            <text:p>0.1397</text:p>
          </table:table-cell>
          <table:table-cell office:value-type="float" office:value="-0.0336" calcext:value-type="float">
            <text:p>-0.0336</text:p>
          </table:table-cell>
          <table:table-cell table:formula="of:=[.C242]+[.B242]^2/(3.14159*[$Settings.$B$15]*[$Settings.$B$16])" office:value-type="float" office:value="0.147198199959225" calcext:value-type="float">
            <text:p>0.1472</text:p>
          </table:table-cell>
          <table:table-cell table:style-name="ce2" table:formula="of:=IF([.B242]&gt;0;[.B242]/[.E24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134" calcext:value-type="float">
            <text:p>-0.8413</text:p>
          </table:table-cell>
          <table:table-cell table:number-columns-repeated="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84322" calcext:value-type="float">
            <text:p>-0.8432</text:p>
          </table:table-cell>
          <table:table-cell office:value-type="float" office:value="0.13779" calcext:value-type="float">
            <text:p>0.1378</text:p>
          </table:table-cell>
          <table:table-cell office:value-type="float" office:value="-0.034" calcext:value-type="float">
            <text:p>-0.0340</text:p>
          </table:table-cell>
          <table:table-cell table:formula="of:=[.C243]+[.B243]^2/(3.14159*[$Settings.$B$15]*[$Settings.$B$16])" office:value-type="float" office:value="0.14536192627582" calcext:value-type="float">
            <text:p>0.1454</text:p>
          </table:table-cell>
          <table:table-cell table:style-name="ce2" table:formula="of:=IF([.B243]&gt;0;[.B243]/[.E24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322" calcext:value-type="float">
            <text:p>-0.8432</text:p>
          </table:table-cell>
          <table:table-cell table:number-columns-repeated="16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-0.84504" calcext:value-type="float">
            <text:p>-0.8450</text:p>
          </table:table-cell>
          <table:table-cell office:value-type="float" office:value="0.13593" calcext:value-type="float">
            <text:p>0.1359</text:p>
          </table:table-cell>
          <table:table-cell office:value-type="float" office:value="-0.0344" calcext:value-type="float">
            <text:p>-0.0344</text:p>
          </table:table-cell>
          <table:table-cell table:formula="of:=[.C244]+[.B244]^2/(3.14159*[$Settings.$B$15]*[$Settings.$B$16])" office:value-type="float" office:value="0.143534647933575" calcext:value-type="float">
            <text:p>0.1435</text:p>
          </table:table-cell>
          <table:table-cell table:style-name="ce2" table:formula="of:=IF([.B244]&gt;0;[.B244]/[.E24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504" calcext:value-type="float">
            <text:p>-0.8450</text:p>
          </table:table-cell>
          <table:table-cell table:number-columns-repeated="16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0.8468" calcext:value-type="float">
            <text:p>-0.8468</text:p>
          </table:table-cell>
          <table:table-cell office:value-type="float" office:value="0.13409" calcext:value-type="float">
            <text:p>0.1341</text:p>
          </table:table-cell>
          <table:table-cell office:value-type="float" office:value="-0.0348" calcext:value-type="float">
            <text:p>-0.0348</text:p>
          </table:table-cell>
          <table:table-cell table:formula="of:=[.C245]+[.B245]^2/(3.14159*[$Settings.$B$15]*[$Settings.$B$16])" office:value-type="float" office:value="0.141726357955013" calcext:value-type="float">
            <text:p>0.1417</text:p>
          </table:table-cell>
          <table:table-cell table:style-name="ce2" table:formula="of:=IF([.B245]&gt;0;[.B245]/[.E24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68" calcext:value-type="float">
            <text:p>-0.8468</text:p>
          </table:table-cell>
          <table:table-cell table:number-columns-repeated="16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-0.8485" calcext:value-type="float">
            <text:p>-0.8485</text:p>
          </table:table-cell>
          <table:table-cell office:value-type="float" office:value="0.13225" calcext:value-type="float">
            <text:p>0.1323</text:p>
          </table:table-cell>
          <table:table-cell office:value-type="float" office:value="-0.0352" calcext:value-type="float">
            <text:p>-0.0352</text:p>
          </table:table-cell>
          <table:table-cell table:formula="of:=[.C246]+[.B246]^2/(3.14159*[$Settings.$B$15]*[$Settings.$B$16])" office:value-type="float" office:value="0.139917049592683" calcext:value-type="float">
            <text:p>0.1399</text:p>
          </table:table-cell>
          <table:table-cell table:style-name="ce2" table:formula="of:=IF([.B246]&gt;0;[.B246]/[.E24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85" calcext:value-type="float">
            <text:p>-0.8485</text:p>
          </table:table-cell>
          <table:table-cell table:number-columns-repeated="16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-0.85014" calcext:value-type="float">
            <text:p>-0.8501</text:p>
          </table:table-cell>
          <table:table-cell office:value-type="float" office:value="0.13042" calcext:value-type="float">
            <text:p>0.1304</text:p>
          </table:table-cell>
          <table:table-cell office:value-type="float" office:value="-0.0356" calcext:value-type="float">
            <text:p>-0.0356</text:p>
          </table:table-cell>
          <table:table-cell table:formula="of:=[.C247]+[.B247]^2/(3.14159*[$Settings.$B$15]*[$Settings.$B$16])" office:value-type="float" office:value="0.13811671632916" calcext:value-type="float">
            <text:p>0.1381</text:p>
          </table:table-cell>
          <table:table-cell table:style-name="ce2" table:formula="of:=IF([.B247]&gt;0;[.B247]/[.E24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014" calcext:value-type="float">
            <text:p>-0.8501</text:p>
          </table:table-cell>
          <table:table-cell table:number-columns-repeated="16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0.85171" calcext:value-type="float">
            <text:p>-0.8517</text:p>
          </table:table-cell>
          <table:table-cell office:value-type="float" office:value="0.12861" calcext:value-type="float">
            <text:p>0.1286</text:p>
          </table:table-cell>
          <table:table-cell office:value-type="float" office:value="-0.036" calcext:value-type="float">
            <text:p>-0.0360</text:p>
          </table:table-cell>
          <table:table-cell table:formula="of:=[.C248]+[.B248]^2/(3.14159*[$Settings.$B$15]*[$Settings.$B$16])" office:value-type="float" office:value="0.136335170472207" calcext:value-type="float">
            <text:p>0.1363</text:p>
          </table:table-cell>
          <table:table-cell table:style-name="ce2" table:formula="of:=IF([.B248]&gt;0;[.B248]/[.E24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171" calcext:value-type="float">
            <text:p>-0.8517</text:p>
          </table:table-cell>
          <table:table-cell table:number-columns-repeated="16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-0.85322" calcext:value-type="float">
            <text:p>-0.8532</text:p>
          </table:table-cell>
          <table:table-cell office:value-type="float" office:value="0.12681" calcext:value-type="float">
            <text:p>0.1268</text:p>
          </table:table-cell>
          <table:table-cell office:value-type="float" office:value="-0.0364" calcext:value-type="float">
            <text:p>-0.0364</text:p>
          </table:table-cell>
          <table:table-cell table:formula="of:=[.C249]+[.B249]^2/(3.14159*[$Settings.$B$15]*[$Settings.$B$16])" office:value-type="float" office:value="0.13456258672394" calcext:value-type="float">
            <text:p>0.1346</text:p>
          </table:table-cell>
          <table:table-cell table:style-name="ce2" table:formula="of:=IF([.B249]&gt;0;[.B249]/[.E24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322" calcext:value-type="float">
            <text:p>-0.8532</text:p>
          </table:table-cell>
          <table:table-cell table:number-columns-repeated="16"/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-0.85467" calcext:value-type="float">
            <text:p>-0.8547</text:p>
          </table:table-cell>
          <table:table-cell office:value-type="float" office:value="0.12502" calcext:value-type="float">
            <text:p>0.1250</text:p>
          </table:table-cell>
          <table:table-cell office:value-type="float" office:value="-0.0368" calcext:value-type="float">
            <text:p>-0.0368</text:p>
          </table:table-cell>
          <table:table-cell table:formula="of:=[.C250]+[.B250]^2/(3.14159*[$Settings.$B$15]*[$Settings.$B$16])" office:value-type="float" office:value="0.132798959295353" calcext:value-type="float">
            <text:p>0.1328</text:p>
          </table:table-cell>
          <table:table-cell table:style-name="ce2" table:formula="of:=IF([.B250]&gt;0;[.B250]/[.E25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467" calcext:value-type="float">
            <text:p>-0.8547</text:p>
          </table:table-cell>
          <table:table-cell table:number-columns-repeated="16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0.85606" calcext:value-type="float">
            <text:p>-0.8561</text:p>
          </table:table-cell>
          <table:table-cell office:value-type="float" office:value="0.12324" calcext:value-type="float">
            <text:p>0.1232</text:p>
          </table:table-cell>
          <table:table-cell office:value-type="float" office:value="-0.0372" calcext:value-type="float">
            <text:p>-0.0372</text:p>
          </table:table-cell>
          <table:table-cell table:formula="of:=[.C251]+[.B251]^2/(3.14159*[$Settings.$B$15]*[$Settings.$B$16])" office:value-type="float" office:value="0.131044282627465" calcext:value-type="float">
            <text:p>0.1310</text:p>
          </table:table-cell>
          <table:table-cell table:style-name="ce2" table:formula="of:=IF([.B251]&gt;0;[.B251]/[.E25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606" calcext:value-type="float">
            <text:p>-0.8561</text:p>
          </table:table-cell>
          <table:table-cell table:number-columns-repeated="16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-0.85739" calcext:value-type="float">
            <text:p>-0.8574</text:p>
          </table:table-cell>
          <table:table-cell office:value-type="float" office:value="0.12147" calcext:value-type="float">
            <text:p>0.1215</text:p>
          </table:table-cell>
          <table:table-cell office:value-type="float" office:value="-0.0376" calcext:value-type="float">
            <text:p>-0.0376</text:p>
          </table:table-cell>
          <table:table-cell table:formula="of:=[.C252]+[.B252]^2/(3.14159*[$Settings.$B$15]*[$Settings.$B$16])" office:value-type="float" office:value="0.129298551391325" calcext:value-type="float">
            <text:p>0.1293</text:p>
          </table:table-cell>
          <table:table-cell table:style-name="ce2" table:formula="of:=IF([.B252]&gt;0;[.B252]/[.E25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739" calcext:value-type="float">
            <text:p>-0.8574</text:p>
          </table:table-cell>
          <table:table-cell table:number-columns-repeated="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85865" calcext:value-type="float">
            <text:p>-0.8587</text:p>
          </table:table-cell>
          <table:table-cell office:value-type="float" office:value="0.11971" calcext:value-type="float">
            <text:p>0.1197</text:p>
          </table:table-cell>
          <table:table-cell office:value-type="float" office:value="-0.038" calcext:value-type="float">
            <text:p>-0.0380</text:p>
          </table:table-cell>
          <table:table-cell table:formula="of:=[.C253]+[.B253]^2/(3.14159*[$Settings.$B$15]*[$Settings.$B$16])" office:value-type="float" office:value="0.127561577605031" calcext:value-type="float">
            <text:p>0.1276</text:p>
          </table:table-cell>
          <table:table-cell table:style-name="ce2" table:formula="of:=IF([.B253]&gt;0;[.B253]/[.E25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865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0.85986" calcext:value-type="float">
            <text:p>-0.8599</text:p>
          </table:table-cell>
          <table:table-cell office:value-type="float" office:value="0.11797" calcext:value-type="float">
            <text:p>0.1180</text:p>
          </table:table-cell>
          <table:table-cell office:value-type="float" office:value="-0.0384" calcext:value-type="float">
            <text:p>-0.0384</text:p>
          </table:table-cell>
          <table:table-cell table:formula="of:=[.C254]+[.B254]^2/(3.14159*[$Settings.$B$15]*[$Settings.$B$16])" office:value-type="float" office:value="0.125843721907919" calcext:value-type="float">
            <text:p>0.1258</text:p>
          </table:table-cell>
          <table:table-cell table:style-name="ce2" table:formula="of:=IF([.B254]&gt;0;[.B254]/[.E25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986" calcext:value-type="float">
            <text:p>-0.8599</text:p>
          </table:table-cell>
          <table:table-cell table:number-columns-repeated="16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-0.861" calcext:value-type="float">
            <text:p>-0.8610</text:p>
          </table:table-cell>
          <table:table-cell office:value-type="float" office:value="0.11623" calcext:value-type="float">
            <text:p>0.1162</text:p>
          </table:table-cell>
          <table:table-cell office:value-type="float" office:value="-0.0388" calcext:value-type="float">
            <text:p>-0.0388</text:p>
          </table:table-cell>
          <table:table-cell table:formula="of:=[.C255]+[.B255]^2/(3.14159*[$Settings.$B$15]*[$Settings.$B$16])" office:value-type="float" office:value="0.124124613665138" calcext:value-type="float">
            <text:p>0.1241</text:p>
          </table:table-cell>
          <table:table-cell table:style-name="ce2" table:formula="of:=IF([.B255]&gt;0;[.B255]/[.E25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1" calcext:value-type="float">
            <text:p>-0.8610</text:p>
          </table:table-cell>
          <table:table-cell table:number-columns-repeated="16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0.86208" calcext:value-type="float">
            <text:p>-0.8621</text:p>
          </table:table-cell>
          <table:table-cell office:value-type="float" office:value="0.11451" calcext:value-type="float">
            <text:p>0.1145</text:p>
          </table:table-cell>
          <table:table-cell office:value-type="float" office:value="-0.0392" calcext:value-type="float">
            <text:p>-0.0392</text:p>
          </table:table-cell>
          <table:table-cell table:formula="of:=[.C256]+[.B256]^2/(3.14159*[$Settings.$B$15]*[$Settings.$B$16])" office:value-type="float" office:value="0.122424431389157" calcext:value-type="float">
            <text:p>0.1224</text:p>
          </table:table-cell>
          <table:table-cell table:style-name="ce2" table:formula="of:=IF([.B256]&gt;0;[.B256]/[.E25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208" calcext:value-type="float">
            <text:p>-0.8621</text:p>
          </table:table-cell>
          <table:table-cell table:number-columns-repeated="16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396" calcext:value-type="float">
            <text:p>-0.0396</text:p>
          </table:table-cell>
          <table:table-cell table:formula="of:=[.C257]+[.B257]^2/(3.14159*[$Settings.$B$15]*[$Settings.$B$16])" office:value-type="float" office:value="0.120733170939493" calcext:value-type="float">
            <text:p>0.1207</text:p>
          </table:table-cell>
          <table:table-cell table:style-name="ce2" table:formula="of:=IF([.B257]&gt;0;[.B257]/[.E25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31" calcext:value-type="float">
            <text:p>-0.8631</text:p>
          </table:table-cell>
          <table:table-cell table:number-columns-repeated="16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86406" calcext:value-type="float">
            <text:p>-0.86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" calcext:value-type="float">
            <text:p>-0.0400</text:p>
          </table:table-cell>
          <table:table-cell table:formula="of:=[.C258]+[.B258]^2/(3.14159*[$Settings.$B$15]*[$Settings.$B$16])" office:value-type="float" office:value="0.119050828405693" calcext:value-type="float">
            <text:p>0.1191</text:p>
          </table:table-cell>
          <table:table-cell table:style-name="ce2" table:formula="of:=IF([.B258]&gt;0;[.B258]/[.E25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406" calcext:value-type="float">
            <text:p>-0.8641</text:p>
          </table:table-cell>
          <table:table-cell table:number-columns-repeated="16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0.86495" calcext:value-type="float">
            <text:p>-0.8650</text:p>
          </table:table-cell>
          <table:table-cell office:value-type="float" office:value="0.10942" calcext:value-type="float">
            <text:p>0.1094</text:p>
          </table:table-cell>
          <table:table-cell office:value-type="float" office:value="-0.0404" calcext:value-type="float">
            <text:p>-0.0404</text:p>
          </table:table-cell>
          <table:table-cell table:formula="of:=[.C259]+[.B259]^2/(3.14159*[$Settings.$B$15]*[$Settings.$B$16])" office:value-type="float" office:value="0.11738721588253" calcext:value-type="float">
            <text:p>0.1174</text:p>
          </table:table-cell>
          <table:table-cell table:style-name="ce2" table:formula="of:=IF([.B259]&gt;0;[.B259]/[.E25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495" calcext:value-type="float">
            <text:p>-0.8650</text:p>
          </table:table-cell>
          <table:table-cell table:number-columns-repeated="16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-0.86578" calcext:value-type="float">
            <text:p>-0.8658</text:p>
          </table:table-cell>
          <table:table-cell office:value-type="float" office:value="0.10774" calcext:value-type="float">
            <text:p>0.1077</text:p>
          </table:table-cell>
          <table:table-cell office:value-type="float" office:value="-0.0408" calcext:value-type="float">
            <text:p>-0.0408</text:p>
          </table:table-cell>
          <table:table-cell table:formula="of:=[.C260]+[.B260]^2/(3.14159*[$Settings.$B$15]*[$Settings.$B$16])" office:value-type="float" office:value="0.115722513788711" calcext:value-type="float">
            <text:p>0.1157</text:p>
          </table:table-cell>
          <table:table-cell table:style-name="ce2" table:formula="of:=IF([.B260]&gt;0;[.B260]/[.E26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578" calcext:value-type="float">
            <text:p>-0.8658</text:p>
          </table:table-cell>
          <table:table-cell table:number-columns-repeated="16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0.86656" calcext:value-type="float">
            <text:p>-0.8666</text:p>
          </table:table-cell>
          <table:table-cell office:value-type="float" office:value="0.10608" calcext:value-type="float">
            <text:p>0.1061</text:p>
          </table:table-cell>
          <table:table-cell office:value-type="float" office:value="-0.0412" calcext:value-type="float">
            <text:p>-0.0412</text:p>
          </table:table-cell>
          <table:table-cell table:formula="of:=[.C261]+[.B261]^2/(3.14159*[$Settings.$B$15]*[$Settings.$B$16])" office:value-type="float" office:value="0.114076903507778" calcext:value-type="float">
            <text:p>0.1141</text:p>
          </table:table-cell>
          <table:table-cell table:style-name="ce2" table:formula="of:=IF([.B261]&gt;0;[.B261]/[.E26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656" calcext:value-type="float">
            <text:p>-0.8666</text:p>
          </table:table-cell>
          <table:table-cell table:number-columns-repeated="16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0.86727" calcext:value-type="float">
            <text:p>-0.8673</text:p>
          </table:table-cell>
          <table:table-cell office:value-type="float" office:value="0.10443" calcext:value-type="float">
            <text:p>0.1044</text:p>
          </table:table-cell>
          <table:table-cell office:value-type="float" office:value="-0.0416" calcext:value-type="float">
            <text:p>-0.0416</text:p>
          </table:table-cell>
          <table:table-cell table:formula="of:=[.C262]+[.B262]^2/(3.14159*[$Settings.$B$15]*[$Settings.$B$16])" office:value-type="float" office:value="0.112440013107786" calcext:value-type="float">
            <text:p>0.1124</text:p>
          </table:table-cell>
          <table:table-cell table:style-name="ce2" table:formula="of:=IF([.B262]&gt;0;[.B262]/[.E26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727" calcext:value-type="float">
            <text:p>-0.8673</text:p>
          </table:table-cell>
          <table:table-cell table:number-columns-repeated="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86791" calcext:value-type="float">
            <text:p>-0.8679</text:p>
          </table:table-cell>
          <table:table-cell office:value-type="float" office:value="0.10279" calcext:value-type="float">
            <text:p>0.1028</text:p>
          </table:table-cell>
          <table:table-cell office:value-type="float" office:value="-0.042" calcext:value-type="float">
            <text:p>-0.0420</text:p>
          </table:table-cell>
          <table:table-cell table:formula="of:=[.C263]+[.B263]^2/(3.14159*[$Settings.$B$15]*[$Settings.$B$16])" office:value-type="float" office:value="0.110811839413089" calcext:value-type="float">
            <text:p>0.1108</text:p>
          </table:table-cell>
          <table:table-cell table:style-name="ce2" table:formula="of:=IF([.B263]&gt;0;[.B263]/[.E26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791" calcext:value-type="float">
            <text:p>-0.8679</text:p>
          </table:table-cell>
          <table:table-cell table:number-columns-repeated="16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0.10117" calcext:value-type="float">
            <text:p>0.1012</text:p>
          </table:table-cell>
          <table:table-cell office:value-type="float" office:value="-0.0424" calcext:value-type="float">
            <text:p>-0.0424</text:p>
          </table:table-cell>
          <table:table-cell table:formula="of:=[.C264]+[.B264]^2/(3.14159*[$Settings.$B$15]*[$Settings.$B$16])" office:value-type="float" office:value="0.10920274951655" calcext:value-type="float">
            <text:p>0.1092</text:p>
          </table:table-cell>
          <table:table-cell table:style-name="ce2" table:formula="of:=IF([.B264]&gt;0;[.B264]/[.E26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85" calcext:value-type="float">
            <text:p>-0.8685</text:p>
          </table:table-cell>
          <table:table-cell table:number-columns-repeated="16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0.86902" calcext:value-type="float">
            <text:p>-0.8690</text:p>
          </table:table-cell>
          <table:table-cell office:value-type="float" office:value="0.09955" calcext:value-type="float">
            <text:p>0.0996</text:p>
          </table:table-cell>
          <table:table-cell office:value-type="float" office:value="-0.0428" calcext:value-type="float">
            <text:p>-0.0428</text:p>
          </table:table-cell>
          <table:table-cell table:formula="of:=[.C265]+[.B265]^2/(3.14159*[$Settings.$B$15]*[$Settings.$B$16])" office:value-type="float" office:value="0.107592371347781" calcext:value-type="float">
            <text:p>0.1076</text:p>
          </table:table-cell>
          <table:table-cell table:style-name="ce2" table:formula="of:=IF([.B265]&gt;0;[.B265]/[.E26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02" calcext:value-type="float">
            <text:p>-0.8690</text:p>
          </table:table-cell>
          <table:table-cell table:number-columns-repeated="16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0.86949" calcext:value-type="float">
            <text:p>-0.8695</text:p>
          </table:table-cell>
          <table:table-cell office:value-type="float" office:value="0.09795" calcext:value-type="float">
            <text:p>0.0980</text:p>
          </table:table-cell>
          <table:table-cell office:value-type="float" office:value="-0.0432" calcext:value-type="float">
            <text:p>-0.0432</text:p>
          </table:table-cell>
          <table:table-cell table:formula="of:=[.C266]+[.B266]^2/(3.14159*[$Settings.$B$15]*[$Settings.$B$16])" office:value-type="float" office:value="0.106001072958092" calcext:value-type="float">
            <text:p>0.1060</text:p>
          </table:table-cell>
          <table:table-cell table:style-name="ce2" table:formula="of:=IF([.B266]&gt;0;[.B266]/[.E26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49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0.86989" calcext:value-type="float">
            <text:p>-0.8699</text:p>
          </table:table-cell>
          <table:table-cell office:value-type="float" office:value="0.09636" calcext:value-type="float">
            <text:p>0.0964</text:p>
          </table:table-cell>
          <table:table-cell office:value-type="float" office:value="-0.0436" calcext:value-type="float">
            <text:p>-0.0436</text:p>
          </table:table-cell>
          <table:table-cell table:formula="of:=[.C267]+[.B267]^2/(3.14159*[$Settings.$B$15]*[$Settings.$B$16])" office:value-type="float" office:value="0.104418482289875" calcext:value-type="float">
            <text:p>0.1044</text:p>
          </table:table-cell>
          <table:table-cell table:style-name="ce2" table:formula="of:=IF([.B267]&gt;0;[.B267]/[.E26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89" calcext:value-type="float">
            <text:p>-0.8699</text:p>
          </table:table-cell>
          <table:table-cell table:number-columns-repeated="16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87023" calcext:value-type="float">
            <text:p>-0.8702</text:p>
          </table:table-cell>
          <table:table-cell office:value-type="float" office:value="0.09479" calcext:value-type="float">
            <text:p>0.0948</text:p>
          </table:table-cell>
          <table:table-cell office:value-type="float" office:value="-0.044" calcext:value-type="float">
            <text:p>-0.0440</text:p>
          </table:table-cell>
          <table:table-cell table:formula="of:=[.C268]+[.B268]^2/(3.14159*[$Settings.$B$15]*[$Settings.$B$16])" office:value-type="float" office:value="0.102854782901276" calcext:value-type="float">
            <text:p>0.1029</text:p>
          </table:table-cell>
          <table:table-cell table:style-name="ce2" table:formula="of:=IF([.B268]&gt;0;[.B268]/[.E26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23" calcext:value-type="float">
            <text:p>-0.8702</text:p>
          </table:table-cell>
          <table:table-cell table:number-columns-repeated="16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87051" calcext:value-type="float">
            <text:p>-0.8705</text:p>
          </table:table-cell>
          <table:table-cell office:value-type="float" office:value="0.09322" calcext:value-type="float">
            <text:p>0.0932</text:p>
          </table:table-cell>
          <table:table-cell office:value-type="float" office:value="-0.0444" calcext:value-type="float">
            <text:p>-0.0444</text:p>
          </table:table-cell>
          <table:table-cell table:formula="of:=[.C269]+[.B269]^2/(3.14159*[$Settings.$B$15]*[$Settings.$B$16])" office:value-type="float" office:value="0.101289973488811" calcext:value-type="float">
            <text:p>0.1013</text:p>
          </table:table-cell>
          <table:table-cell table:style-name="ce2" table:formula="of:=IF([.B269]&gt;0;[.B269]/[.E26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51" calcext:value-type="float">
            <text:p>-0.8705</text:p>
          </table:table-cell>
          <table:table-cell table:number-columns-repeated="16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0.87072" calcext:value-type="float">
            <text:p>-0.8707</text:p>
          </table:table-cell>
          <table:table-cell office:value-type="float" office:value="0.09167" calcext:value-type="float">
            <text:p>0.0917</text:p>
          </table:table-cell>
          <table:table-cell office:value-type="float" office:value="-0.0448" calcext:value-type="float">
            <text:p>-0.0448</text:p>
          </table:table-cell>
          <table:table-cell table:formula="of:=[.C270]+[.B270]^2/(3.14159*[$Settings.$B$15]*[$Settings.$B$16])" office:value-type="float" office:value="0.0997438675252835" calcext:value-type="float">
            <text:p>0.0997</text:p>
          </table:table-cell>
          <table:table-cell table:style-name="ce2" table:formula="of:=IF([.B270]&gt;0;[.B270]/[.E27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72" calcext:value-type="float">
            <text:p>-0.8707</text:p>
          </table:table-cell>
          <table:table-cell table:number-columns-repeated="16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0.87088" calcext:value-type="float">
            <text:p>-0.8709</text:p>
          </table:table-cell>
          <table:table-cell office:value-type="float" office:value="0.09013" calcext:value-type="float">
            <text:p>0.0901</text:p>
          </table:table-cell>
          <table:table-cell office:value-type="float" office:value="-0.0452" calcext:value-type="float">
            <text:p>-0.0452</text:p>
          </table:table-cell>
          <table:table-cell table:formula="of:=[.C271]+[.B271]^2/(3.14159*[$Settings.$B$15]*[$Settings.$B$16])" office:value-type="float" office:value="0.0982068350406587" calcext:value-type="float">
            <text:p>0.0982</text:p>
          </table:table-cell>
          <table:table-cell table:style-name="ce2" table:formula="of:=IF([.B271]&gt;0;[.B271]/[.E27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88" calcext:value-type="float">
            <text:p>-0.8709</text:p>
          </table:table-cell>
          <table:table-cell table:number-columns-repeated="16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0.87097" calcext:value-type="float">
            <text:p>-0.8710</text:p>
          </table:table-cell>
          <table:table-cell office:value-type="float" office:value="0.08861" calcext:value-type="float">
            <text:p>0.0886</text:p>
          </table:table-cell>
          <table:table-cell office:value-type="float" office:value="-0.0456" calcext:value-type="float">
            <text:p>-0.0456</text:p>
          </table:table-cell>
          <table:table-cell table:formula="of:=[.C272]+[.B272]^2/(3.14159*[$Settings.$B$15]*[$Settings.$B$16])" office:value-type="float" office:value="0.0966885045076685" calcext:value-type="float">
            <text:p>0.0967</text:p>
          </table:table-cell>
          <table:table-cell table:style-name="ce2" table:formula="of:=IF([.B272]&gt;0;[.B272]/[.E27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97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871" calcext:value-type="float">
            <text:p>-0.8710</text:p>
          </table:table-cell>
          <table:table-cell office:value-type="float" office:value="0.08709" calcext:value-type="float">
            <text:p>0.0871</text:p>
          </table:table-cell>
          <table:table-cell office:value-type="float" office:value="-0.046" calcext:value-type="float">
            <text:p>-0.0460</text:p>
          </table:table-cell>
          <table:table-cell table:formula="of:=[.C273]+[.B273]^2/(3.14159*[$Settings.$B$15]*[$Settings.$B$16])" office:value-type="float" office:value="0.0951690610350095" calcext:value-type="float">
            <text:p>0.0952</text:p>
          </table:table-cell>
          <table:table-cell table:style-name="ce2" table:formula="of:=IF([.B273]&gt;0;[.B273]/[.E27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1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0.99098" calcext:value-type="float">
            <text:p>-0.9910</text:p>
          </table:table-cell>
          <table:table-cell office:value-type="float" office:value="0.08619" calcext:value-type="float">
            <text:p>0.0862</text:p>
          </table:table-cell>
          <table:table-cell office:value-type="float" office:value="-0.0464" calcext:value-type="float">
            <text:p>-0.0464</text:p>
          </table:table-cell>
          <table:table-cell table:formula="of:=[.C274]+[.B274]^2/(3.14159*[$Settings.$B$15]*[$Settings.$B$16])" office:value-type="float" office:value="0.0966481377615702" calcext:value-type="float">
            <text:p>0.0966</text:p>
          </table:table-cell>
          <table:table-cell table:style-name="ce2" table:formula="of:=IF([.B274]&gt;0;[.B274]/[.E27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98" calcext:value-type="float">
            <text:p>-0.9910</text:p>
          </table:table-cell>
          <table:table-cell table:number-columns-repeated="16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0.99091" calcext:value-type="float">
            <text:p>-0.9909</text:p>
          </table:table-cell>
          <table:table-cell office:value-type="float" office:value="0.08529" calcext:value-type="float">
            <text:p>0.0853</text:p>
          </table:table-cell>
          <table:table-cell office:value-type="float" office:value="-0.0468" calcext:value-type="float">
            <text:p>-0.0468</text:p>
          </table:table-cell>
          <table:table-cell table:formula="of:=[.C275]+[.B275]^2/(3.14159*[$Settings.$B$15]*[$Settings.$B$16])" office:value-type="float" office:value="0.095746660347722" calcext:value-type="float">
            <text:p>0.0957</text:p>
          </table:table-cell>
          <table:table-cell table:style-name="ce2" table:formula="of:=IF([.B275]&gt;0;[.B275]/[.E27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91" calcext:value-type="float">
            <text:p>-0.9909</text:p>
          </table:table-cell>
          <table:table-cell table:number-columns-repeated="16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99077" calcext:value-type="float">
            <text:p>-0.9908</text:p>
          </table:table-cell>
          <table:table-cell office:value-type="float" office:value="0.08439" calcext:value-type="float">
            <text:p>0.0844</text:p>
          </table:table-cell>
          <table:table-cell office:value-type="float" office:value="-0.0472" calcext:value-type="float">
            <text:p>-0.0472</text:p>
          </table:table-cell>
          <table:table-cell table:formula="of:=[.C276]+[.B276]^2/(3.14159*[$Settings.$B$15]*[$Settings.$B$16])" office:value-type="float" office:value="0.0948437058331175" calcext:value-type="float">
            <text:p>0.0948</text:p>
          </table:table-cell>
          <table:table-cell table:style-name="ce2" table:formula="of:=IF([.B276]&gt;0;[.B276]/[.E27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77" calcext:value-type="float">
            <text:p>-0.9908</text:p>
          </table:table-cell>
          <table:table-cell table:number-columns-repeated="16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0.99053" calcext:value-type="float">
            <text:p>-0.99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476" calcext:value-type="float">
            <text:p>-0.0476</text:p>
          </table:table-cell>
          <table:table-cell table:formula="of:=[.C277]+[.B277]^2/(3.14159*[$Settings.$B$15]*[$Settings.$B$16])" office:value-type="float" office:value="0.0939486419221624" calcext:value-type="float">
            <text:p>0.0939</text:p>
          </table:table-cell>
          <table:table-cell table:style-name="ce2" table:formula="of:=IF([.B277]&gt;0;[.B277]/[.E27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53" calcext:value-type="float">
            <text:p>-0.9905</text:p>
          </table:table-cell>
          <table:table-cell table:number-columns-repeated="16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9902" calcext:value-type="float">
            <text:p>-0.9902</text:p>
          </table:table-cell>
          <table:table-cell office:value-type="float" office:value="0.08261" calcext:value-type="float">
            <text:p>0.0826</text:p>
          </table:table-cell>
          <table:table-cell office:value-type="float" office:value="-0.048" calcext:value-type="float">
            <text:p>-0.0480</text:p>
          </table:table-cell>
          <table:table-cell table:formula="of:=[.C278]+[.B278]^2/(3.14159*[$Settings.$B$15]*[$Settings.$B$16])" office:value-type="float" office:value="0.0930516810477487" calcext:value-type="float">
            <text:p>0.0931</text:p>
          </table:table-cell>
          <table:table-cell table:style-name="ce2" table:formula="of:=IF([.B278]&gt;0;[.B278]/[.E27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2" calcext:value-type="float">
            <text:p>-0.9902</text:p>
          </table:table-cell>
          <table:table-cell table:number-columns-repeated="16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-0.98976" calcext:value-type="float">
            <text:p>-0.9898</text:p>
          </table:table-cell>
          <table:table-cell office:value-type="float" office:value="0.08173" calcext:value-type="float">
            <text:p>0.0817</text:p>
          </table:table-cell>
          <table:table-cell office:value-type="float" office:value="-0.0484" calcext:value-type="float">
            <text:p>-0.0484</text:p>
          </table:table-cell>
          <table:table-cell table:formula="of:=[.C279]+[.B279]^2/(3.14159*[$Settings.$B$15]*[$Settings.$B$16])" office:value-type="float" office:value="0.0921624034898759" calcext:value-type="float">
            <text:p>0.0922</text:p>
          </table:table-cell>
          <table:table-cell table:style-name="ce2" table:formula="of:=IF([.B279]&gt;0;[.B279]/[.E27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976" calcext:value-type="float">
            <text:p>-0.9898</text:p>
          </table:table-cell>
          <table:table-cell table:number-columns-repeated="16"/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0.08086" calcext:value-type="float">
            <text:p>0.0809</text:p>
          </table:table-cell>
          <table:table-cell office:value-type="float" office:value="-0.0488" calcext:value-type="float">
            <text:p>-0.0488</text:p>
          </table:table-cell>
          <table:table-cell table:formula="of:=[.C280]+[.B280]^2/(3.14159*[$Settings.$B$15]*[$Settings.$B$16])" office:value-type="float" office:value="0.0912806016526031" calcext:value-type="float">
            <text:p>0.0913</text:p>
          </table:table-cell>
          <table:table-cell table:style-name="ce2" table:formula="of:=IF([.B280]&gt;0;[.B280]/[.E28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92" calcext:value-type="float">
            <text:p>-0.9892</text:p>
          </table:table-cell>
          <table:table-cell table:number-columns-repeated="16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-0.98853" calcext:value-type="float">
            <text:p>-0.9885</text:p>
          </table:table-cell>
          <table:table-cell office:value-type="float" office:value="0.07999" calcext:value-type="float">
            <text:p>0.0800</text:p>
          </table:table-cell>
          <table:table-cell office:value-type="float" office:value="-0.0492" calcext:value-type="float">
            <text:p>-0.0492</text:p>
          </table:table-cell>
          <table:table-cell table:formula="of:=[.C281]+[.B281]^2/(3.14159*[$Settings.$B$15]*[$Settings.$B$16])" office:value-type="float" office:value="0.0903964903734538" calcext:value-type="float">
            <text:p>0.0904</text:p>
          </table:table-cell>
          <table:table-cell table:style-name="ce2" table:formula="of:=IF([.B281]&gt;0;[.B281]/[.E28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853" calcext:value-type="float">
            <text:p>-0.9885</text:p>
          </table:table-cell>
          <table:table-cell table:number-columns-repeated="16"/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-0.98772" calcext:value-type="float">
            <text:p>-0.9877</text:p>
          </table:table-cell>
          <table:table-cell office:value-type="float" office:value="0.07912" calcext:value-type="float">
            <text:p>0.0791</text:p>
          </table:table-cell>
          <table:table-cell office:value-type="float" office:value="-0.0496" calcext:value-type="float">
            <text:p>-0.0496</text:p>
          </table:table-cell>
          <table:table-cell table:formula="of:=[.C282]+[.B282]^2/(3.14159*[$Settings.$B$15]*[$Settings.$B$16])" office:value-type="float" office:value="0.0895094432352948" calcext:value-type="float">
            <text:p>0.0895</text:p>
          </table:table-cell>
          <table:table-cell table:style-name="ce2" table:formula="of:=IF([.B282]&gt;0;[.B282]/[.E28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772" calcext:value-type="float">
            <text:p>-0.9877</text:p>
          </table:table-cell>
          <table:table-cell table:number-columns-repeated="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8677" calcext:value-type="float">
            <text:p>-0.9868</text:p>
          </table:table-cell>
          <table:table-cell office:value-type="float" office:value="0.07826" calcext:value-type="float">
            <text:p>0.0783</text:p>
          </table:table-cell>
          <table:table-cell office:value-type="float" office:value="-0.05" calcext:value-type="float">
            <text:p>-0.0500</text:p>
          </table:table-cell>
          <table:table-cell table:formula="of:=[.C283]+[.B283]^2/(3.14159*[$Settings.$B$15]*[$Settings.$B$16])" office:value-type="float" office:value="0.0886294674839686" calcext:value-type="float">
            <text:p>0.0886</text:p>
          </table:table-cell>
          <table:table-cell table:style-name="ce2" table:formula="of:=IF([.B283]&gt;0;[.B283]/[.E28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677" calcext:value-type="float">
            <text:p>-0.9868</text:p>
          </table:table-cell>
          <table:table-cell table:number-columns-repeated="16"/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98569" calcext:value-type="float">
            <text:p>-0.9857</text:p>
          </table:table-cell>
          <table:table-cell office:value-type="float" office:value="0.07741" calcext:value-type="float">
            <text:p>0.0774</text:p>
          </table:table-cell>
          <table:table-cell office:value-type="float" office:value="-0.05023" calcext:value-type="float">
            <text:p>-0.0502</text:p>
          </table:table-cell>
          <table:table-cell table:formula="of:=[.C284]+[.B284]^2/(3.14159*[$Settings.$B$15]*[$Settings.$B$16])" office:value-type="float" office:value="0.0877567815564911" calcext:value-type="float">
            <text:p>0.0878</text:p>
          </table:table-cell>
          <table:table-cell table:style-name="ce2" table:formula="of:=IF([.B284]&gt;0;[.B284]/[.E28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569" calcext:value-type="float">
            <text:p>-0.9857</text:p>
          </table:table-cell>
          <table:table-cell table:number-columns-repeated="16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0.98446" calcext:value-type="float">
            <text:p>-0.9845</text:p>
          </table:table-cell>
          <table:table-cell office:value-type="float" office:value="0.07656" calcext:value-type="float">
            <text:p>0.0766</text:p>
          </table:table-cell>
          <table:table-cell office:value-type="float" office:value="-0.05045" calcext:value-type="float">
            <text:p>-0.0505</text:p>
          </table:table-cell>
          <table:table-cell table:formula="of:=[.C285]+[.B285]^2/(3.14159*[$Settings.$B$15]*[$Settings.$B$16])" office:value-type="float" office:value="0.086880975063854" calcext:value-type="float">
            <text:p>0.0869</text:p>
          </table:table-cell>
          <table:table-cell table:style-name="ce2" table:formula="of:=IF([.B285]&gt;0;[.B285]/[.E28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446" calcext:value-type="float">
            <text:p>-0.9845</text:p>
          </table:table-cell>
          <table:table-cell table:number-columns-repeated="16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0.98307" calcext:value-type="float">
            <text:p>-0.9831</text:p>
          </table:table-cell>
          <table:table-cell office:value-type="float" office:value="0.07572" calcext:value-type="float">
            <text:p>0.0757</text:p>
          </table:table-cell>
          <table:table-cell office:value-type="float" office:value="-0.05068" calcext:value-type="float">
            <text:p>-0.0507</text:p>
          </table:table-cell>
          <table:table-cell table:formula="of:=[.C286]+[.B286]^2/(3.14159*[$Settings.$B$15]*[$Settings.$B$16])" office:value-type="float" office:value="0.0860118504120201" calcext:value-type="float">
            <text:p>0.0860</text:p>
          </table:table-cell>
          <table:table-cell table:style-name="ce2" table:formula="of:=IF([.B286]&gt;0;[.B286]/[.E28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307" calcext:value-type="float">
            <text:p>-0.9831</text:p>
          </table:table-cell>
          <table:table-cell table:number-columns-repeated="16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98153" calcext:value-type="float">
            <text:p>-0.9815</text:p>
          </table:table-cell>
          <table:table-cell office:value-type="float" office:value="0.07488" calcext:value-type="float">
            <text:p>0.0749</text:p>
          </table:table-cell>
          <table:table-cell office:value-type="float" office:value="-0.0509" calcext:value-type="float">
            <text:p>-0.0509</text:p>
          </table:table-cell>
          <table:table-cell table:formula="of:=[.C287]+[.B287]^2/(3.14159*[$Settings.$B$15]*[$Settings.$B$16])" office:value-type="float" office:value="0.0851396308643072" calcext:value-type="float">
            <text:p>0.0851</text:p>
          </table:table-cell>
          <table:table-cell table:style-name="ce2" table:formula="of:=IF([.B287]&gt;0;[.B287]/[.E28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153" calcext:value-type="float">
            <text:p>-0.9815</text:p>
          </table:table-cell>
          <table:table-cell table:number-columns-repeated="16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97982" calcext:value-type="float">
            <text:p>-0.9798</text:p>
          </table:table-cell>
          <table:table-cell office:value-type="float" office:value="0.07405" calcext:value-type="float">
            <text:p>0.0741</text:p>
          </table:table-cell>
          <table:table-cell office:value-type="float" office:value="-0.05113" calcext:value-type="float">
            <text:p>-0.0511</text:p>
          </table:table-cell>
          <table:table-cell table:formula="of:=[.C288]+[.B288]^2/(3.14159*[$Settings.$B$15]*[$Settings.$B$16])" office:value-type="float" office:value="0.0842739137972395" calcext:value-type="float">
            <text:p>0.0843</text:p>
          </table:table-cell>
          <table:table-cell table:style-name="ce2" table:formula="of:=IF([.B288]&gt;0;[.B288]/[.E28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982" calcext:value-type="float">
            <text:p>-0.9798</text:p>
          </table:table-cell>
          <table:table-cell table:number-columns-repeated="16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97795" calcext:value-type="float">
            <text:p>-0.9780</text:p>
          </table:table-cell>
          <table:table-cell office:value-type="float" office:value="0.07322" calcext:value-type="float">
            <text:p>0.0732</text:p>
          </table:table-cell>
          <table:table-cell office:value-type="float" office:value="-0.05135" calcext:value-type="float">
            <text:p>-0.0514</text:p>
          </table:table-cell>
          <table:table-cell table:formula="of:=[.C289]+[.B289]^2/(3.14159*[$Settings.$B$15]*[$Settings.$B$16])" office:value-type="float" office:value="0.0834049260757572" calcext:value-type="float">
            <text:p>0.0834</text:p>
          </table:table-cell>
          <table:table-cell table:style-name="ce2" table:formula="of:=IF([.B289]&gt;0;[.B289]/[.E28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795" calcext:value-type="float">
            <text:p>-0.9780</text:p>
          </table:table-cell>
          <table:table-cell table:number-columns-repeated="16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0.0724" calcext:value-type="float">
            <text:p>0.0724</text:p>
          </table:table-cell>
          <table:table-cell office:value-type="float" office:value="-0.05158" calcext:value-type="float">
            <text:p>-0.0516</text:p>
          </table:table-cell>
          <table:table-cell table:formula="of:=[.C290]+[.B290]^2/(3.14159*[$Settings.$B$15]*[$Settings.$B$16])" office:value-type="float" office:value="0.0825422711039369" calcext:value-type="float">
            <text:p>0.0825</text:p>
          </table:table-cell>
          <table:table-cell table:style-name="ce2" table:formula="of:=IF([.B290]&gt;0;[.B290]/[.E29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59" calcext:value-type="float">
            <text:p>-0.9759</text:p>
          </table:table-cell>
          <table:table-cell table:number-columns-repeated="16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97368" calcext:value-type="float">
            <text:p>-0.9737</text:p>
          </table:table-cell>
          <table:table-cell office:value-type="float" office:value="0.07158" calcext:value-type="float">
            <text:p>0.0716</text:p>
          </table:table-cell>
          <table:table-cell office:value-type="float" office:value="-0.0518" calcext:value-type="float">
            <text:p>-0.0518</text:p>
          </table:table-cell>
          <table:table-cell table:formula="of:=[.C291]+[.B291]^2/(3.14159*[$Settings.$B$15]*[$Settings.$B$16])" office:value-type="float" office:value="0.0816761798403432" calcext:value-type="float">
            <text:p>0.0817</text:p>
          </table:table-cell>
          <table:table-cell table:style-name="ce2" table:formula="of:=IF([.B291]&gt;0;[.B291]/[.E29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368" calcext:value-type="float">
            <text:p>-0.9737</text:p>
          </table:table-cell>
          <table:table-cell table:number-columns-repeated="16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97128" calcext:value-type="float">
            <text:p>-0.9713</text:p>
          </table:table-cell>
          <table:table-cell office:value-type="float" office:value="0.07077" calcext:value-type="float">
            <text:p>0.0708</text:p>
          </table:table-cell>
          <table:table-cell office:value-type="float" office:value="-0.05203" calcext:value-type="float">
            <text:p>-0.0520</text:p>
          </table:table-cell>
          <table:table-cell table:formula="of:=[.C292]+[.B292]^2/(3.14159*[$Settings.$B$15]*[$Settings.$B$16])" office:value-type="float" office:value="0.0808164695276635" calcext:value-type="float">
            <text:p>0.0808</text:p>
          </table:table-cell>
          <table:table-cell table:style-name="ce2" table:formula="of:=IF([.B292]&gt;0;[.B292]/[.E29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128" calcext:value-type="float">
            <text:p>-0.9713</text:p>
          </table:table-cell>
          <table:table-cell table:number-columns-repeated="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9687" calcext:value-type="float">
            <text:p>-0.9687</text:p>
          </table:table-cell>
          <table:table-cell office:value-type="float" office:value="0.06996" calcext:value-type="float">
            <text:p>0.0700</text:p>
          </table:table-cell>
          <table:table-cell office:value-type="float" office:value="-0.05225" calcext:value-type="float">
            <text:p>-0.0523</text:p>
          </table:table-cell>
          <table:table-cell table:formula="of:=[.C293]+[.B293]^2/(3.14159*[$Settings.$B$15]*[$Settings.$B$16])" office:value-type="float" office:value="0.0799531677691073" calcext:value-type="float">
            <text:p>0.0800</text:p>
          </table:table-cell>
          <table:table-cell table:style-name="ce2" table:formula="of:=IF([.B293]&gt;0;[.B293]/[.E29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87" calcext:value-type="float">
            <text:p>-0.9687</text:p>
          </table:table-cell>
          <table:table-cell table:number-columns-repeated="16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96593" calcext:value-type="float">
            <text:p>-0.9659</text:p>
          </table:table-cell>
          <table:table-cell office:value-type="float" office:value="0.06916" calcext:value-type="float">
            <text:p>0.0692</text:p>
          </table:table-cell>
          <table:table-cell office:value-type="float" office:value="-0.05248" calcext:value-type="float">
            <text:p>-0.0525</text:p>
          </table:table-cell>
          <table:table-cell table:formula="of:=[.C294]+[.B294]^2/(3.14159*[$Settings.$B$15]*[$Settings.$B$16])" office:value-type="float" office:value="0.079096098505826" calcext:value-type="float">
            <text:p>0.0791</text:p>
          </table:table-cell>
          <table:table-cell table:style-name="ce2" table:formula="of:=IF([.B294]&gt;0;[.B294]/[.E29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593" calcext:value-type="float">
            <text:p>-0.9659</text:p>
          </table:table-cell>
          <table:table-cell table:number-columns-repeated="16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96297" calcext:value-type="float">
            <text:p>-0.9630</text:p>
          </table:table-cell>
          <table:table-cell office:value-type="float" office:value="0.06836" calcext:value-type="float">
            <text:p>0.0684</text:p>
          </table:table-cell>
          <table:table-cell office:value-type="float" office:value="-0.0527" calcext:value-type="float">
            <text:p>-0.0527</text:p>
          </table:table-cell>
          <table:table-cell table:formula="of:=[.C295]+[.B295]^2/(3.14159*[$Settings.$B$15]*[$Settings.$B$16])" office:value-type="float" office:value="0.0782352953664517" calcext:value-type="float">
            <text:p>0.0782</text:p>
          </table:table-cell>
          <table:table-cell table:style-name="ce2" table:formula="of:=IF([.B295]&gt;0;[.B295]/[.E29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297" calcext:value-type="float">
            <text:p>-0.9630</text:p>
          </table:table-cell>
          <table:table-cell table:number-columns-repeated="16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95981" calcext:value-type="float">
            <text:p>-0.9598</text:p>
          </table:table-cell>
          <table:table-cell office:value-type="float" office:value="0.06757" calcext:value-type="float">
            <text:p>0.0676</text:p>
          </table:table-cell>
          <table:table-cell office:value-type="float" office:value="-0.05293" calcext:value-type="float">
            <text:p>-0.0529</text:p>
          </table:table-cell>
          <table:table-cell table:formula="of:=[.C296]+[.B296]^2/(3.14159*[$Settings.$B$15]*[$Settings.$B$16])" office:value-type="float" office:value="0.07738058985746" calcext:value-type="float">
            <text:p>0.0774</text:p>
          </table:table-cell>
          <table:table-cell table:style-name="ce2" table:formula="of:=IF([.B296]&gt;0;[.B296]/[.E29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981" calcext:value-type="float">
            <text:p>-0.9598</text:p>
          </table:table-cell>
          <table:table-cell table:number-columns-repeated="16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95646" calcext:value-type="float">
            <text:p>-0.9565</text:p>
          </table:table-cell>
          <table:table-cell office:value-type="float" office:value="0.06679" calcext:value-type="float">
            <text:p>0.0668</text:p>
          </table:table-cell>
          <table:table-cell office:value-type="float" office:value="-0.05315" calcext:value-type="float">
            <text:p>-0.0532</text:p>
          </table:table-cell>
          <table:table-cell table:formula="of:=[.C297]+[.B297]^2/(3.14159*[$Settings.$B$15]*[$Settings.$B$16])" office:value-type="float" office:value="0.0765322260744981" calcext:value-type="float">
            <text:p>0.0765</text:p>
          </table:table-cell>
          <table:table-cell table:style-name="ce2" table:formula="of:=IF([.B297]&gt;0;[.B297]/[.E29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646" calcext:value-type="float">
            <text:p>-0.9565</text:p>
          </table:table-cell>
          <table:table-cell table:number-columns-repeated="16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9529" calcext:value-type="float">
            <text:p>-0.9529</text:p>
          </table:table-cell>
          <table:table-cell office:value-type="float" office:value="0.06601" calcext:value-type="float">
            <text:p>0.0660</text:p>
          </table:table-cell>
          <table:table-cell office:value-type="float" office:value="-0.05338" calcext:value-type="float">
            <text:p>-0.0534</text:p>
          </table:table-cell>
          <table:table-cell table:formula="of:=[.C298]+[.B298]^2/(3.14159*[$Settings.$B$15]*[$Settings.$B$16])" office:value-type="float" office:value="0.0756798387713059" calcext:value-type="float">
            <text:p>0.0757</text:p>
          </table:table-cell>
          <table:table-cell table:style-name="ce2" table:formula="of:=IF([.B298]&gt;0;[.B298]/[.E29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29" calcext:value-type="float">
            <text:p>-0.9529</text:p>
          </table:table-cell>
          <table:table-cell table:number-columns-repeated="16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94914" calcext:value-type="float">
            <text:p>-0.9491</text:p>
          </table:table-cell>
          <table:table-cell office:value-type="float" office:value="0.06523" calcext:value-type="float">
            <text:p>0.0652</text:p>
          </table:table-cell>
          <table:table-cell office:value-type="float" office:value="-0.0536" calcext:value-type="float">
            <text:p>-0.0536</text:p>
          </table:table-cell>
          <table:table-cell table:formula="of:=[.C299]+[.B299]^2/(3.14159*[$Settings.$B$15]*[$Settings.$B$16])" office:value-type="float" office:value="0.074823677870875" calcext:value-type="float">
            <text:p>0.0748</text:p>
          </table:table-cell>
          <table:table-cell table:style-name="ce2" table:formula="of:=IF([.B299]&gt;0;[.B299]/[.E29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914" calcext:value-type="float">
            <text:p>-0.9491</text:p>
          </table:table-cell>
          <table:table-cell table:number-columns-repeated="16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94517" calcext:value-type="float">
            <text:p>-0.9452</text:p>
          </table:table-cell>
          <table:table-cell office:value-type="float" office:value="0.06446" calcext:value-type="float">
            <text:p>0.0645</text:p>
          </table:table-cell>
          <table:table-cell office:value-type="float" office:value="-0.05382" calcext:value-type="float">
            <text:p>-0.0538</text:p>
          </table:table-cell>
          <table:table-cell table:formula="of:=[.C300]+[.B300]^2/(3.14159*[$Settings.$B$15]*[$Settings.$B$16])" office:value-type="float" office:value="0.0739735901125629" calcext:value-type="float">
            <text:p>0.0740</text:p>
          </table:table-cell>
          <table:table-cell table:style-name="ce2" table:formula="of:=IF([.B300]&gt;0;[.B300]/[.E30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517" calcext:value-type="float">
            <text:p>-0.9452</text:p>
          </table:table-cell>
          <table:table-cell table:number-columns-repeated="16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94099" calcext:value-type="float">
            <text:p>-0.9410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5405" calcext:value-type="float">
            <text:p>-0.0541</text:p>
          </table:table-cell>
          <table:table-cell table:formula="of:=[.C301]+[.B301]^2/(3.14159*[$Settings.$B$15]*[$Settings.$B$16])" office:value-type="float" office:value="0.0731296287667296" calcext:value-type="float">
            <text:p>0.0731</text:p>
          </table:table-cell>
          <table:table-cell table:style-name="ce2" table:formula="of:=IF([.B301]&gt;0;[.B301]/[.E30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099" calcext:value-type="float">
            <text:p>-0.9410</text:p>
          </table:table-cell>
          <table:table-cell table:number-columns-repeated="16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9366" calcext:value-type="float">
            <text:p>-0.9366</text:p>
          </table:table-cell>
          <table:table-cell office:value-type="float" office:value="0.06294" calcext:value-type="float">
            <text:p>0.0629</text:p>
          </table:table-cell>
          <table:table-cell office:value-type="float" office:value="-0.05427" calcext:value-type="float">
            <text:p>-0.0543</text:p>
          </table:table-cell>
          <table:table-cell table:formula="of:=[.C302]+[.B302]^2/(3.14159*[$Settings.$B$15]*[$Settings.$B$16])" office:value-type="float" office:value="0.0722818499215627" calcext:value-type="float">
            <text:p>0.0723</text:p>
          </table:table-cell>
          <table:table-cell table:style-name="ce2" table:formula="of:=IF([.B302]&gt;0;[.B302]/[.E30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366" calcext:value-type="float">
            <text:p>-0.9366</text:p>
          </table:table-cell>
          <table:table-cell table:number-columns-repeated="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93199" calcext:value-type="float">
            <text:p>-0.9320</text:p>
          </table:table-cell>
          <table:table-cell office:value-type="float" office:value="0.06218" calcext:value-type="float">
            <text:p>0.0622</text:p>
          </table:table-cell>
          <table:table-cell office:value-type="float" office:value="-0.0545" calcext:value-type="float">
            <text:p>-0.0545</text:p>
          </table:table-cell>
          <table:table-cell table:formula="of:=[.C303]+[.B303]^2/(3.14159*[$Settings.$B$15]*[$Settings.$B$16])" office:value-type="float" office:value="0.0714301139795824" calcext:value-type="float">
            <text:p>0.0714</text:p>
          </table:table-cell>
          <table:table-cell table:style-name="ce2" table:formula="of:=IF([.B303]&gt;0;[.B303]/[.E30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3199" calcext:value-type="float">
            <text:p>-0.9320</text:p>
          </table:table-cell>
          <table:table-cell table:number-columns-repeated="16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92716" calcext:value-type="float">
            <text:p>-0.9272</text:p>
          </table:table-cell>
          <table:table-cell office:value-type="float" office:value="0.06143" calcext:value-type="float">
            <text:p>0.0614</text:p>
          </table:table-cell>
          <table:table-cell office:value-type="float" office:value="-0.05472" calcext:value-type="float">
            <text:p>-0.0547</text:p>
          </table:table-cell>
          <table:table-cell table:formula="of:=[.C304]+[.B304]^2/(3.14159*[$Settings.$B$15]*[$Settings.$B$16])" office:value-type="float" office:value="0.0705844857444339" calcext:value-type="float">
            <text:p>0.0706</text:p>
          </table:table-cell>
          <table:table-cell table:style-name="ce2" table:formula="of:=IF([.B304]&gt;0;[.B304]/[.E30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2716" calcext:value-type="float">
            <text:p>-0.9272</text:p>
          </table:table-cell>
          <table:table-cell table:number-columns-repeated="16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9221" calcext:value-type="float">
            <text:p>-0.9221</text:p>
          </table:table-cell>
          <table:table-cell office:value-type="float" office:value="0.06069" calcext:value-type="float">
            <text:p>0.0607</text:p>
          </table:table-cell>
          <table:table-cell office:value-type="float" office:value="-0.05495" calcext:value-type="float">
            <text:p>-0.0550</text:p>
          </table:table-cell>
          <table:table-cell table:formula="of:=[.C305]+[.B305]^2/(3.14159*[$Settings.$B$15]*[$Settings.$B$16])" office:value-type="float" office:value="0.0697448367152982" calcext:value-type="float">
            <text:p>0.0697</text:p>
          </table:table-cell>
          <table:table-cell table:style-name="ce2" table:formula="of:=IF([.B305]&gt;0;[.B305]/[.E30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221" calcext:value-type="float">
            <text:p>-0.9221</text:p>
          </table:table-cell>
          <table:table-cell table:number-columns-repeated="16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91682" calcext:value-type="float">
            <text:p>-0.9168</text:p>
          </table:table-cell>
          <table:table-cell office:value-type="float" office:value="0.05995" calcext:value-type="float">
            <text:p>0.0600</text:p>
          </table:table-cell>
          <table:table-cell office:value-type="float" office:value="-0.05517" calcext:value-type="float">
            <text:p>-0.0552</text:p>
          </table:table-cell>
          <table:table-cell table:formula="of:=[.C306]+[.B306]^2/(3.14159*[$Settings.$B$15]*[$Settings.$B$16])" office:value-type="float" office:value="0.0689014365250505" calcext:value-type="float">
            <text:p>0.0689</text:p>
          </table:table-cell>
          <table:table-cell table:style-name="ce2" table:formula="of:=IF([.B306]&gt;0;[.B306]/[.E30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1682" calcext:value-type="float">
            <text:p>-0.9168</text:p>
          </table:table-cell>
          <table:table-cell table:number-columns-repeated="16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91131" calcext:value-type="float">
            <text:p>-0.9113</text:p>
          </table:table-cell>
          <table:table-cell office:value-type="float" office:value="0.05922" calcext:value-type="float">
            <text:p>0.0592</text:p>
          </table:table-cell>
          <table:table-cell office:value-type="float" office:value="-0.0554" calcext:value-type="float">
            <text:p>-0.0554</text:p>
          </table:table-cell>
          <table:table-cell table:formula="of:=[.C307]+[.B307]^2/(3.14159*[$Settings.$B$15]*[$Settings.$B$16])" office:value-type="float" office:value="0.0680641652967447" calcext:value-type="float">
            <text:p>0.0681</text:p>
          </table:table-cell>
          <table:table-cell table:style-name="ce2" table:formula="of:=IF([.B307]&gt;0;[.B307]/[.E30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1131" calcext:value-type="float">
            <text:p>-0.9113</text:p>
          </table:table-cell>
          <table:table-cell table:number-columns-repeated="16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90557" calcext:value-type="float">
            <text:p>-0.9056</text:p>
          </table:table-cell>
          <table:table-cell office:value-type="float" office:value="0.05849" calcext:value-type="float">
            <text:p>0.0585</text:p>
          </table:table-cell>
          <table:table-cell office:value-type="float" office:value="-0.05562" calcext:value-type="float">
            <text:p>-0.0556</text:p>
          </table:table-cell>
          <table:table-cell table:formula="of:=[.C308]+[.B308]^2/(3.14159*[$Settings.$B$15]*[$Settings.$B$16])" office:value-type="float" office:value="0.067223104006184" calcext:value-type="float">
            <text:p>0.0672</text:p>
          </table:table-cell>
          <table:table-cell table:style-name="ce2" table:formula="of:=IF([.B308]&gt;0;[.B308]/[.E30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0557" calcext:value-type="float">
            <text:p>-0.9056</text:p>
          </table:table-cell>
          <table:table-cell table:number-columns-repeated="16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89959" calcext:value-type="float">
            <text:p>-0.8996</text:p>
          </table:table-cell>
          <table:table-cell office:value-type="float" office:value="0.05777" calcext:value-type="float">
            <text:p>0.0578</text:p>
          </table:table-cell>
          <table:table-cell office:value-type="float" office:value="-0.05585" calcext:value-type="float">
            <text:p>-0.0559</text:p>
          </table:table-cell>
          <table:table-cell table:formula="of:=[.C309]+[.B309]^2/(3.14159*[$Settings.$B$15]*[$Settings.$B$16])" office:value-type="float" office:value="0.0663881454065942" calcext:value-type="float">
            <text:p>0.0664</text:p>
          </table:table-cell>
          <table:table-cell table:style-name="ce2" table:formula="of:=IF([.B309]&gt;0;[.B309]/[.E30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9959" calcext:value-type="float">
            <text:p>-0.8996</text:p>
          </table:table-cell>
          <table:table-cell table:number-columns-repeated="16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89338" calcext:value-type="float">
            <text:p>-0.8934</text:p>
          </table:table-cell>
          <table:table-cell office:value-type="float" office:value="0.05705" calcext:value-type="float">
            <text:p>0.0571</text:p>
          </table:table-cell>
          <table:table-cell office:value-type="float" office:value="-0.05607" calcext:value-type="float">
            <text:p>-0.0561</text:p>
          </table:table-cell>
          <table:table-cell table:formula="of:=[.C310]+[.B310]^2/(3.14159*[$Settings.$B$15]*[$Settings.$B$16])" office:value-type="float" office:value="0.0655495714798791" calcext:value-type="float">
            <text:p>0.0655</text:p>
          </table:table-cell>
          <table:table-cell table:style-name="ce2" table:formula="of:=IF([.B310]&gt;0;[.B310]/[.E31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9338" calcext:value-type="float">
            <text:p>-0.8934</text:p>
          </table:table-cell>
          <table:table-cell table:number-columns-repeated="16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88693" calcext:value-type="float">
            <text:p>-0.8869</text:p>
          </table:table-cell>
          <table:table-cell office:value-type="float" office:value="0.05634" calcext:value-type="float">
            <text:p>0.0563</text:p>
          </table:table-cell>
          <table:table-cell office:value-type="float" office:value="-0.0563" calcext:value-type="float">
            <text:p>-0.0563</text:p>
          </table:table-cell>
          <table:table-cell table:formula="of:=[.C311]+[.B311]^2/(3.14159*[$Settings.$B$15]*[$Settings.$B$16])" office:value-type="float" office:value="0.0647172845828811" calcext:value-type="float">
            <text:p>0.0647</text:p>
          </table:table-cell>
          <table:table-cell table:style-name="ce2" table:formula="of:=IF([.B311]&gt;0;[.B311]/[.E31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8693" calcext:value-type="float">
            <text:p>-0.8869</text:p>
          </table:table-cell>
          <table:table-cell table:number-columns-repeated="16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88023" calcext:value-type="float">
            <text:p>-0.8802</text:p>
          </table:table-cell>
          <table:table-cell office:value-type="float" office:value="0.05563" calcext:value-type="float">
            <text:p>0.0556</text:p>
          </table:table-cell>
          <table:table-cell office:value-type="float" office:value="-0.05652" calcext:value-type="float">
            <text:p>-0.0565</text:p>
          </table:table-cell>
          <table:table-cell table:formula="of:=[.C312]+[.B312]^2/(3.14159*[$Settings.$B$15]*[$Settings.$B$16])" office:value-type="float" office:value="0.0638811961478495" calcext:value-type="float">
            <text:p>0.0639</text:p>
          </table:table-cell>
          <table:table-cell table:style-name="ce2" table:formula="of:=IF([.B312]&gt;0;[.B312]/[.E31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8023" calcext:value-type="float">
            <text:p>-0.8802</text:p>
          </table:table-cell>
          <table:table-cell table:number-columns-repeated="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8733" calcext:value-type="float">
            <text:p>-0.8733</text:p>
          </table:table-cell>
          <table:table-cell office:value-type="float" office:value="0.05493" calcext:value-type="float">
            <text:p>0.0549</text:p>
          </table:table-cell>
          <table:table-cell office:value-type="float" office:value="-0.05675" calcext:value-type="float">
            <text:p>-0.0568</text:p>
          </table:table-cell>
          <table:table-cell table:formula="of:=[.C313]+[.B313]^2/(3.14159*[$Settings.$B$15]*[$Settings.$B$16])" office:value-type="float" office:value="0.0630517852012169" calcext:value-type="float">
            <text:p>0.0631</text:p>
          </table:table-cell>
          <table:table-cell table:style-name="ce2" table:formula="of:=IF([.B313]&gt;0;[.B313]/[.E31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33" calcext:value-type="float">
            <text:p>-0.8733</text:p>
          </table:table-cell>
          <table:table-cell table:number-columns-repeated="16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86611" calcext:value-type="float">
            <text:p>-0.8661</text:p>
          </table:table-cell>
          <table:table-cell office:value-type="float" office:value="0.05423" calcext:value-type="float">
            <text:p>0.0542</text:p>
          </table:table-cell>
          <table:table-cell office:value-type="float" office:value="-0.05697" calcext:value-type="float">
            <text:p>-0.0570</text:p>
          </table:table-cell>
          <table:table-cell table:formula="of:=[.C314]+[.B314]^2/(3.14159*[$Settings.$B$15]*[$Settings.$B$16])" office:value-type="float" office:value="0.0622186001653439" calcext:value-type="float">
            <text:p>0.0622</text:p>
          </table:table-cell>
          <table:table-cell table:style-name="ce2" table:formula="of:=IF([.B314]&gt;0;[.B314]/[.E31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611" calcext:value-type="float">
            <text:p>-0.8661</text:p>
          </table:table-cell>
          <table:table-cell table:number-columns-repeated="16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85867" calcext:value-type="float">
            <text:p>-0.8587</text:p>
          </table:table-cell>
          <table:table-cell office:value-type="float" office:value="0.05354" calcext:value-type="float">
            <text:p>0.0535</text:p>
          </table:table-cell>
          <table:table-cell office:value-type="float" office:value="-0.0572" calcext:value-type="float">
            <text:p>-0.0572</text:p>
          </table:table-cell>
          <table:table-cell table:formula="of:=[.C315]+[.B315]^2/(3.14159*[$Settings.$B$15]*[$Settings.$B$16])" office:value-type="float" office:value="0.0613919433731112" calcext:value-type="float">
            <text:p>0.0614</text:p>
          </table:table-cell>
          <table:table-cell table:style-name="ce2" table:formula="of:=IF([.B315]&gt;0;[.B315]/[.E31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867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099" calcext:value-type="float">
            <text:p>-0.8510</text:p>
          </table:table-cell>
          <table:table-cell office:value-type="float" office:value="0.05285" calcext:value-type="float">
            <text:p>0.0529</text:p>
          </table:table-cell>
          <table:table-cell office:value-type="float" office:value="-0.05742" calcext:value-type="float">
            <text:p>-0.0574</text:p>
          </table:table-cell>
          <table:table-cell table:formula="of:=[.C316]+[.B316]^2/(3.14159*[$Settings.$B$15]*[$Settings.$B$16])" office:value-type="float" office:value="0.0605621149210286" calcext:value-type="float">
            <text:p>0.0606</text:p>
          </table:table-cell>
          <table:table-cell table:style-name="ce2" table:formula="of:=IF([.B316]&gt;0;[.B316]/[.E31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099" calcext:value-type="float">
            <text:p>-0.8510</text:p>
          </table:table-cell>
          <table:table-cell table:number-columns-repeated="16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84304" calcext:value-type="float">
            <text:p>-0.843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-0.05765" calcext:value-type="float">
            <text:p>-0.0577</text:p>
          </table:table-cell>
          <table:table-cell table:formula="of:=[.C317]+[.B317]^2/(3.14159*[$Settings.$B$15]*[$Settings.$B$16])" office:value-type="float" office:value="0.0597386939016889" calcext:value-type="float">
            <text:p>0.0597</text:p>
          </table:table-cell>
          <table:table-cell table:style-name="ce2" table:formula="of:=IF([.B317]&gt;0;[.B317]/[.E31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304" calcext:value-type="float">
            <text:p>-0.8430</text:p>
          </table:table-cell>
          <table:table-cell table:number-columns-repeated="16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83484" calcext:value-type="float">
            <text:p>-0.83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5787" calcext:value-type="float">
            <text:p>-0.0579</text:p>
          </table:table-cell>
          <table:table-cell table:formula="of:=[.C318]+[.B318]^2/(3.14159*[$Settings.$B$15]*[$Settings.$B$16])" office:value-type="float" office:value="0.0589221730856228" calcext:value-type="float">
            <text:p>0.0589</text:p>
          </table:table-cell>
          <table:table-cell table:style-name="ce2" table:formula="of:=IF([.B318]&gt;0;[.B318]/[.E31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484" calcext:value-type="float">
            <text:p>-0.8348</text:p>
          </table:table-cell>
          <table:table-cell table:number-columns-repeated="16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82639" calcext:value-type="float">
            <text:p>-0.8264</text:p>
          </table:table-cell>
          <table:table-cell office:value-type="float" office:value="0.05083" calcext:value-type="float">
            <text:p>0.0508</text:p>
          </table:table-cell>
          <table:table-cell office:value-type="float" office:value="-0.0581" calcext:value-type="float">
            <text:p>-0.0581</text:p>
          </table:table-cell>
          <table:table-cell table:formula="of:=[.C319]+[.B319]^2/(3.14159*[$Settings.$B$15]*[$Settings.$B$16])" office:value-type="float" office:value="0.0581026834602809" calcext:value-type="float">
            <text:p>0.0581</text:p>
          </table:table-cell>
          <table:table-cell table:style-name="ce2" table:formula="of:=IF([.B319]&gt;0;[.B319]/[.E31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639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81767" calcext:value-type="float">
            <text:p>-0.8177</text:p>
          </table:table-cell>
          <table:table-cell office:value-type="float" office:value="0.05016" calcext:value-type="float">
            <text:p>0.0502</text:p>
          </table:table-cell>
          <table:table-cell office:value-type="float" office:value="-0.05833" calcext:value-type="float">
            <text:p>-0.0583</text:p>
          </table:table-cell>
          <table:table-cell table:formula="of:=[.C320]+[.B320]^2/(3.14159*[$Settings.$B$15]*[$Settings.$B$16])" office:value-type="float" office:value="0.0572800116950282" calcext:value-type="float">
            <text:p>0.0573</text:p>
          </table:table-cell>
          <table:table-cell table:style-name="ce2" table:formula="of:=IF([.B320]&gt;0;[.B320]/[.E32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767" calcext:value-type="float">
            <text:p>-0.8177</text:p>
          </table:table-cell>
          <table:table-cell table:number-columns-repeated="16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80868" calcext:value-type="float">
            <text:p>-0.80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05855" calcext:value-type="float">
            <text:p>-0.0586</text:p>
          </table:table-cell>
          <table:table-cell table:formula="of:=[.C321]+[.B321]^2/(3.14159*[$Settings.$B$15]*[$Settings.$B$16])" office:value-type="float" office:value="0.0564643082273545" calcext:value-type="float">
            <text:p>0.0565</text:p>
          </table:table-cell>
          <table:table-cell table:style-name="ce2" table:formula="of:=IF([.B321]&gt;0;[.B321]/[.E32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868" calcext:value-type="float">
            <text:p>-0.8087</text:p>
          </table:table-cell>
          <table:table-cell table:number-columns-repeated="16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79943" calcext:value-type="float">
            <text:p>-0.7994</text:p>
          </table:table-cell>
          <table:table-cell office:value-type="float" office:value="0.04885" calcext:value-type="float">
            <text:p>0.0489</text:p>
          </table:table-cell>
          <table:table-cell office:value-type="float" office:value="-0.05878" calcext:value-type="float">
            <text:p>-0.0588</text:p>
          </table:table-cell>
          <table:table-cell table:formula="of:=[.C322]+[.B322]^2/(3.14159*[$Settings.$B$15]*[$Settings.$B$16])" office:value-type="float" office:value="0.0556558984205034" calcext:value-type="float">
            <text:p>0.0557</text:p>
          </table:table-cell>
          <table:table-cell table:style-name="ce2" table:formula="of:=IF([.B322]&gt;0;[.B322]/[.E32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943" calcext:value-type="float">
            <text:p>-0.7994</text:p>
          </table:table-cell>
          <table:table-cell table:number-columns-repeated="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8992" calcext:value-type="float">
            <text:p>-0.7899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59" calcext:value-type="float">
            <text:p>-0.0590</text:p>
          </table:table-cell>
          <table:table-cell table:formula="of:=[.C323]+[.B323]^2/(3.14159*[$Settings.$B$15]*[$Settings.$B$16])" office:value-type="float" office:value="0.0548449359451185" calcext:value-type="float">
            <text:p>0.0548</text:p>
          </table:table-cell>
          <table:table-cell table:style-name="ce2" table:formula="of:=IF([.B323]&gt;0;[.B323]/[.E32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992" calcext:value-type="float">
            <text:p>-0.7899</text:p>
          </table:table-cell>
          <table:table-cell table:number-columns-repeated="16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78013" calcext:value-type="float">
            <text:p>-0.7801</text:p>
          </table:table-cell>
          <table:table-cell office:value-type="float" office:value="0.04755" calcext:value-type="float">
            <text:p>0.0476</text:p>
          </table:table-cell>
          <table:table-cell office:value-type="float" office:value="-0.05923" calcext:value-type="float">
            <text:p>-0.0592</text:p>
          </table:table-cell>
          <table:table-cell table:formula="of:=[.C324]+[.B324]^2/(3.14159*[$Settings.$B$15]*[$Settings.$B$16])" office:value-type="float" office:value="0.0540312464707468" calcext:value-type="float">
            <text:p>0.0540</text:p>
          </table:table-cell>
          <table:table-cell table:style-name="ce2" table:formula="of:=IF([.B324]&gt;0;[.B324]/[.E32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013" calcext:value-type="float">
            <text:p>-0.7801</text:p>
          </table:table-cell>
          <table:table-cell table:number-columns-repeated="16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77007" calcext:value-type="float">
            <text:p>-0.7701</text:p>
          </table:table-cell>
          <table:table-cell office:value-type="float" office:value="0.04691" calcext:value-type="float">
            <text:p>0.0469</text:p>
          </table:table-cell>
          <table:table-cell office:value-type="float" office:value="-0.05945" calcext:value-type="float">
            <text:p>-0.0595</text:p>
          </table:table-cell>
          <table:table-cell table:formula="of:=[.C325]+[.B325]^2/(3.14159*[$Settings.$B$15]*[$Settings.$B$16])" office:value-type="float" office:value="0.0532251691643664" calcext:value-type="float">
            <text:p>0.0532</text:p>
          </table:table-cell>
          <table:table-cell table:style-name="ce2" table:formula="of:=IF([.B325]&gt;0;[.B325]/[.E32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007" calcext:value-type="float">
            <text:p>-0.7701</text:p>
          </table:table-cell>
          <table:table-cell table:number-columns-repeated="16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75973" calcext:value-type="float">
            <text:p>-0.7597</text:p>
          </table:table-cell>
          <table:table-cell office:value-type="float" office:value="0.04628" calcext:value-type="float">
            <text:p>0.0463</text:p>
          </table:table-cell>
          <table:table-cell office:value-type="float" office:value="-0.05968" calcext:value-type="float">
            <text:p>-0.0597</text:p>
          </table:table-cell>
          <table:table-cell table:formula="of:=[.C326]+[.B326]^2/(3.14159*[$Settings.$B$15]*[$Settings.$B$16])" office:value-type="float" office:value="0.0524267157669257" calcext:value-type="float">
            <text:p>0.0524</text:p>
          </table:table-cell>
          <table:table-cell table:style-name="ce2" table:formula="of:=IF([.B326]&gt;0;[.B326]/[.E32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973" calcext:value-type="float">
            <text:p>-0.7597</text:p>
          </table:table-cell>
          <table:table-cell table:number-columns-repeated="16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74912" calcext:value-type="float">
            <text:p>-0.7491</text:p>
          </table:table-cell>
          <table:table-cell office:value-type="float" office:value="0.04565" calcext:value-type="float">
            <text:p>0.0457</text:p>
          </table:table-cell>
          <table:table-cell office:value-type="float" office:value="-0.0599" calcext:value-type="float">
            <text:p>-0.0599</text:p>
          </table:table-cell>
          <table:table-cell table:formula="of:=[.C327]+[.B327]^2/(3.14159*[$Settings.$B$15]*[$Settings.$B$16])" office:value-type="float" office:value="0.0516262308233427" calcext:value-type="float">
            <text:p>0.0516</text:p>
          </table:table-cell>
          <table:table-cell table:style-name="ce2" table:formula="of:=IF([.B327]&gt;0;[.B327]/[.E32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912" calcext:value-type="float">
            <text:p>-0.7491</text:p>
          </table:table-cell>
          <table:table-cell table:number-columns-repeated="16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73823" calcext:value-type="float">
            <text:p>-0.7382</text:p>
          </table:table-cell>
          <table:table-cell office:value-type="float" office:value="0.04503" calcext:value-type="float">
            <text:p>0.0450</text:p>
          </table:table-cell>
          <table:table-cell office:value-type="float" office:value="-0.06013" calcext:value-type="float">
            <text:p>-0.0601</text:p>
          </table:table-cell>
          <table:table-cell table:formula="of:=[.C328]+[.B328]^2/(3.14159*[$Settings.$B$15]*[$Settings.$B$16])" office:value-type="float" office:value="0.0508337401424049" calcext:value-type="float">
            <text:p>0.0508</text:p>
          </table:table-cell>
          <table:table-cell table:style-name="ce2" table:formula="of:=IF([.B328]&gt;0;[.B328]/[.E32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823" calcext:value-type="float">
            <text:p>-0.7382</text:p>
          </table:table-cell>
          <table:table-cell table:number-columns-repeated="16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72706" calcext:value-type="float">
            <text:p>-0.7271</text:p>
          </table:table-cell>
          <table:table-cell office:value-type="float" office:value="0.04441" calcext:value-type="float">
            <text:p>0.0444</text:p>
          </table:table-cell>
          <table:table-cell office:value-type="float" office:value="-0.06035" calcext:value-type="float">
            <text:p>-0.0604</text:p>
          </table:table-cell>
          <table:table-cell table:formula="of:=[.C329]+[.B329]^2/(3.14159*[$Settings.$B$15]*[$Settings.$B$16])" office:value-type="float" office:value="0.0500394385567638" calcext:value-type="float">
            <text:p>0.0500</text:p>
          </table:table-cell>
          <table:table-cell table:style-name="ce2" table:formula="of:=IF([.B329]&gt;0;[.B329]/[.E32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706" calcext:value-type="float">
            <text:p>-0.7271</text:p>
          </table:table-cell>
          <table:table-cell table:number-columns-repeated="16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71561" calcext:value-type="float">
            <text:p>-0.7156</text:p>
          </table:table-cell>
          <table:table-cell office:value-type="float" office:value="0.04379" calcext:value-type="float">
            <text:p>0.0438</text:p>
          </table:table-cell>
          <table:table-cell office:value-type="float" office:value="-0.06058" calcext:value-type="float">
            <text:p>-0.0606</text:p>
          </table:table-cell>
          <table:table-cell table:formula="of:=[.C330]+[.B330]^2/(3.14159*[$Settings.$B$15]*[$Settings.$B$16])" office:value-type="float" office:value="0.049243525908542" calcext:value-type="float">
            <text:p>0.0492</text:p>
          </table:table-cell>
          <table:table-cell table:style-name="ce2" table:formula="of:=IF([.B330]&gt;0;[.B330]/[.E33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561" calcext:value-type="float">
            <text:p>-0.7156</text:p>
          </table:table-cell>
          <table:table-cell table:number-columns-repeated="16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70387" calcext:value-type="float">
            <text:p>-0.7039</text:p>
          </table:table-cell>
          <table:table-cell office:value-type="float" office:value="0.04319" calcext:value-type="float">
            <text:p>0.0432</text:p>
          </table:table-cell>
          <table:table-cell office:value-type="float" office:value="-0.0608" calcext:value-type="float">
            <text:p>-0.0608</text:p>
          </table:table-cell>
          <table:table-cell table:formula="of:=[.C331]+[.B331]^2/(3.14159*[$Settings.$B$15]*[$Settings.$B$16])" office:value-type="float" office:value="0.0484660571325984" calcext:value-type="float">
            <text:p>0.0485</text:p>
          </table:table-cell>
          <table:table-cell table:style-name="ce2" table:formula="of:=IF([.B331]&gt;0;[.B331]/[.E33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387" calcext:value-type="float">
            <text:p>-0.7039</text:p>
          </table:table-cell>
          <table:table-cell table:number-columns-repeated="16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69185" calcext:value-type="float">
            <text:p>-0.6919</text:p>
          </table:table-cell>
          <table:table-cell office:value-type="float" office:value="0.04258" calcext:value-type="float">
            <text:p>0.0426</text:p>
          </table:table-cell>
          <table:table-cell office:value-type="float" office:value="-0.06103" calcext:value-type="float">
            <text:p>-0.0610</text:p>
          </table:table-cell>
          <table:table-cell table:formula="of:=[.C332]+[.B332]^2/(3.14159*[$Settings.$B$15]*[$Settings.$B$16])" office:value-type="float" office:value="0.0476773971248282" calcext:value-type="float">
            <text:p>0.0477</text:p>
          </table:table-cell>
          <table:table-cell table:style-name="ce2" table:formula="of:=IF([.B332]&gt;0;[.B332]/[.E33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185" calcext:value-type="float">
            <text:p>-0.6919</text:p>
          </table:table-cell>
          <table:table-cell table:number-columns-repeated="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67953" calcext:value-type="float">
            <text:p>-0.6795</text:p>
          </table:table-cell>
          <table:table-cell office:value-type="float" office:value="0.04198" calcext:value-type="float">
            <text:p>0.0420</text:p>
          </table:table-cell>
          <table:table-cell office:value-type="float" office:value="-0.06125" calcext:value-type="float">
            <text:p>-0.0613</text:p>
          </table:table-cell>
          <table:table-cell table:formula="of:=[.C333]+[.B333]^2/(3.14159*[$Settings.$B$15]*[$Settings.$B$16])" office:value-type="float" office:value="0.0468974714673204" calcext:value-type="float">
            <text:p>0.0469</text:p>
          </table:table-cell>
          <table:table-cell table:style-name="ce2" table:formula="of:=IF([.B333]&gt;0;[.B333]/[.E33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953" calcext:value-type="float">
            <text:p>-0.6795</text:p>
          </table:table-cell>
          <table:table-cell table:number-columns-repeated="16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66693" calcext:value-type="float">
            <text:p>-0.6669</text:p>
          </table:table-cell>
          <table:table-cell office:value-type="float" office:value="0.04139" calcext:value-type="float">
            <text:p>0.0414</text:p>
          </table:table-cell>
          <table:table-cell office:value-type="float" office:value="-0.06148" calcext:value-type="float">
            <text:p>-0.0615</text:p>
          </table:table-cell>
          <table:table-cell table:formula="of:=[.C334]+[.B334]^2/(3.14159*[$Settings.$B$15]*[$Settings.$B$16])" office:value-type="float" office:value="0.0461268004124115" calcext:value-type="float">
            <text:p>0.0461</text:p>
          </table:table-cell>
          <table:table-cell table:style-name="ce2" table:formula="of:=IF([.B334]&gt;0;[.B334]/[.E33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693" calcext:value-type="float">
            <text:p>-0.6669</text:p>
          </table:table-cell>
          <table:table-cell table:number-columns-repeated="16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65403" calcext:value-type="float">
            <text:p>-0.6540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617" calcext:value-type="float">
            <text:p>-0.0617</text:p>
          </table:table-cell>
          <table:table-cell table:formula="of:=[.C335]+[.B335]^2/(3.14159*[$Settings.$B$15]*[$Settings.$B$16])" office:value-type="float" office:value="0.0453553307813265" calcext:value-type="float">
            <text:p>0.0454</text:p>
          </table:table-cell>
          <table:table-cell table:style-name="ce2" table:formula="of:=IF([.B335]&gt;0;[.B335]/[.E33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403" calcext:value-type="float">
            <text:p>-0.6540</text:p>
          </table:table-cell>
          <table:table-cell table:number-columns-repeated="16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64084" calcext:value-type="float">
            <text:p>-0.6408</text:p>
          </table:table-cell>
          <table:table-cell office:value-type="float" office:value="0.04022" calcext:value-type="float">
            <text:p>0.0402</text:p>
          </table:table-cell>
          <table:table-cell office:value-type="float" office:value="-0.06193" calcext:value-type="float">
            <text:p>-0.0619</text:p>
          </table:table-cell>
          <table:table-cell table:formula="of:=[.C336]+[.B336]^2/(3.14159*[$Settings.$B$15]*[$Settings.$B$16])" office:value-type="float" office:value="0.0445934463428027" calcext:value-type="float">
            <text:p>0.0446</text:p>
          </table:table-cell>
          <table:table-cell table:style-name="ce2" table:formula="of:=IF([.B336]&gt;0;[.B336]/[.E33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084" calcext:value-type="float">
            <text:p>-0.6408</text:p>
          </table:table-cell>
          <table:table-cell table:number-columns-repeated="16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62735" calcext:value-type="float">
            <text:p>-0.6274</text:p>
          </table:table-cell>
          <table:table-cell office:value-type="float" office:value="0.03964" calcext:value-type="float">
            <text:p>0.0396</text:p>
          </table:table-cell>
          <table:table-cell office:value-type="float" office:value="-0.06215" calcext:value-type="float">
            <text:p>-0.0622</text:p>
          </table:table-cell>
          <table:table-cell table:formula="of:=[.C337]+[.B337]^2/(3.14159*[$Settings.$B$15]*[$Settings.$B$16])" office:value-type="float" office:value="0.0438312578877302" calcext:value-type="float">
            <text:p>0.0438</text:p>
          </table:table-cell>
          <table:table-cell table:style-name="ce2" table:formula="of:=IF([.B337]&gt;0;[.B337]/[.E33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2735" calcext:value-type="float">
            <text:p>-0.6274</text:p>
          </table:table-cell>
          <table:table-cell table:number-columns-repeated="16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61357" calcext:value-type="float">
            <text:p>-0.6136</text:p>
          </table:table-cell>
          <table:table-cell office:value-type="float" office:value="0.03906" calcext:value-type="float">
            <text:p>0.0391</text:p>
          </table:table-cell>
          <table:table-cell office:value-type="float" office:value="-0.06238" calcext:value-type="float">
            <text:p>-0.0624</text:p>
          </table:table-cell>
          <table:table-cell table:formula="of:=[.C338]+[.B338]^2/(3.14159*[$Settings.$B$15]*[$Settings.$B$16])" office:value-type="float" office:value="0.0430691546863192" calcext:value-type="float">
            <text:p>0.0431</text:p>
          </table:table-cell>
          <table:table-cell table:style-name="ce2" table:formula="of:=IF([.B338]&gt;0;[.B338]/[.E33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1357" calcext:value-type="float">
            <text:p>-0.6136</text:p>
          </table:table-cell>
          <table:table-cell table:number-columns-repeated="16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59948" calcext:value-type="float">
            <text:p>-0.5995</text:p>
          </table:table-cell>
          <table:table-cell office:value-type="float" office:value="0.03849" calcext:value-type="float">
            <text:p>0.0385</text:p>
          </table:table-cell>
          <table:table-cell office:value-type="float" office:value="-0.0626" calcext:value-type="float">
            <text:p>-0.0626</text:p>
          </table:table-cell>
          <table:table-cell table:formula="of:=[.C339]+[.B339]^2/(3.14159*[$Settings.$B$15]*[$Settings.$B$16])" office:value-type="float" office:value="0.0423171367130114" calcext:value-type="float">
            <text:p>0.0423</text:p>
          </table:table-cell>
          <table:table-cell table:style-name="ce2" table:formula="of:=IF([.B339]&gt;0;[.B339]/[.E33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9948" calcext:value-type="float">
            <text:p>-0.5995</text:p>
          </table:table-cell>
          <table:table-cell table:number-columns-repeated="16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58509" calcext:value-type="float">
            <text:p>-0.5851</text:p>
          </table:table-cell>
          <table:table-cell office:value-type="float" office:value="0.03792" calcext:value-type="float">
            <text:p>0.0379</text:p>
          </table:table-cell>
          <table:table-cell office:value-type="float" office:value="-0.06283" calcext:value-type="float">
            <text:p>-0.0628</text:p>
          </table:table-cell>
          <table:table-cell table:formula="of:=[.C340]+[.B340]^2/(3.14159*[$Settings.$B$15]*[$Settings.$B$16])" office:value-type="float" office:value="0.041565607676455" calcext:value-type="float">
            <text:p>0.0416</text:p>
          </table:table-cell>
          <table:table-cell table:style-name="ce2" table:formula="of:=IF([.B340]&gt;0;[.B340]/[.E34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8509" calcext:value-type="float">
            <text:p>-0.5851</text:p>
          </table:table-cell>
          <table:table-cell table:number-columns-repeated="16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0.03736" calcext:value-type="float">
            <text:p>0.0374</text:p>
          </table:table-cell>
          <table:table-cell office:value-type="float" office:value="-0.06305" calcext:value-type="float">
            <text:p>-0.0631</text:p>
          </table:table-cell>
          <table:table-cell table:formula="of:=[.C341]+[.B341]^2/(3.14159*[$Settings.$B$15]*[$Settings.$B$16])" office:value-type="float" office:value="0.0408248434170528" calcext:value-type="float">
            <text:p>0.0408</text:p>
          </table:table-cell>
          <table:table-cell table:style-name="ce2" table:formula="of:=IF([.B341]&gt;0;[.B341]/[.E34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704" calcext:value-type="float">
            <text:p>-0.5704</text:p>
          </table:table-cell>
          <table:table-cell table:number-columns-repeated="16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5554" calcext:value-type="float">
            <text:p>-0.5554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06328" calcext:value-type="float">
            <text:p>-0.0633</text:p>
          </table:table-cell>
          <table:table-cell table:formula="of:=[.C342]+[.B342]^2/(3.14159*[$Settings.$B$15]*[$Settings.$B$16])" office:value-type="float" office:value="0.0400850072314285" calcext:value-type="float">
            <text:p>0.0401</text:p>
          </table:table-cell>
          <table:table-cell table:style-name="ce2" table:formula="of:=IF([.B342]&gt;0;[.B342]/[.E34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554" calcext:value-type="float">
            <text:p>-0.5554</text:p>
          </table:table-cell>
          <table:table-cell table:number-columns-repeated="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0.03625" calcext:value-type="float">
            <text:p>0.0363</text:p>
          </table:table-cell>
          <table:table-cell office:value-type="float" office:value="-0.0635" calcext:value-type="float">
            <text:p>-0.0635</text:p>
          </table:table-cell>
          <table:table-cell table:formula="of:=[.C343]+[.B343]^2/(3.14159*[$Settings.$B$15]*[$Settings.$B$16])" office:value-type="float" office:value="0.0393565112710639" calcext:value-type="float">
            <text:p>0.0394</text:p>
          </table:table-cell>
          <table:table-cell table:style-name="ce2" table:formula="of:=IF([.B343]&gt;0;[.B343]/[.E34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401" calcext:value-type="float">
            <text:p>-0.5401</text:p>
          </table:table-cell>
          <table:table-cell table:number-columns-repeated="16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52448" calcext:value-type="float">
            <text:p>-0.52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6373" calcext:value-type="float">
            <text:p>-0.0637</text:p>
          </table:table-cell>
          <table:table-cell table:formula="of:=[.C344]+[.B344]^2/(3.14159*[$Settings.$B$15]*[$Settings.$B$16])" office:value-type="float" office:value="0.0386294254001926" calcext:value-type="float">
            <text:p>0.0386</text:p>
          </table:table-cell>
          <table:table-cell table:style-name="ce2" table:formula="of:=IF([.B344]&gt;0;[.B344]/[.E34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2448" calcext:value-type="float">
            <text:p>-0.5245</text:p>
          </table:table-cell>
          <table:table-cell table:number-columns-repeated="1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50856" calcext:value-type="float">
            <text:p>-0.5086</text:p>
          </table:table-cell>
          <table:table-cell office:value-type="float" office:value="0.03516" calcext:value-type="float">
            <text:p>0.0352</text:p>
          </table:table-cell>
          <table:table-cell office:value-type="float" office:value="-0.06395" calcext:value-type="float">
            <text:p>-0.0640</text:p>
          </table:table-cell>
          <table:table-cell table:formula="of:=[.C345]+[.B345]^2/(3.14159*[$Settings.$B$15]*[$Settings.$B$16])" office:value-type="float" office:value="0.0379142856279831" calcext:value-type="float">
            <text:p>0.0379</text:p>
          </table:table-cell>
          <table:table-cell table:style-name="ce2" table:formula="of:=IF([.B345]&gt;0;[.B345]/[.E34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0856" calcext:value-type="float">
            <text:p>-0.5086</text:p>
          </table:table-cell>
          <table:table-cell table:number-columns-repeated="16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49232" calcext:value-type="float">
            <text:p>-0.4923</text:p>
          </table:table-cell>
          <table:table-cell office:value-type="float" office:value="0.03462" calcext:value-type="float">
            <text:p>0.0346</text:p>
          </table:table-cell>
          <table:table-cell office:value-type="float" office:value="-0.06418" calcext:value-type="float">
            <text:p>-0.0642</text:p>
          </table:table-cell>
          <table:table-cell table:formula="of:=[.C346]+[.B346]^2/(3.14159*[$Settings.$B$15]*[$Settings.$B$16])" office:value-type="float" office:value="0.0372011874027545" calcext:value-type="float">
            <text:p>0.0372</text:p>
          </table:table-cell>
          <table:table-cell table:style-name="ce2" table:formula="of:=IF([.B346]&gt;0;[.B346]/[.E34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9232" calcext:value-type="float">
            <text:p>-0.4923</text:p>
          </table:table-cell>
          <table:table-cell table:number-columns-repeated="16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47577" calcext:value-type="float">
            <text:p>-0.4758</text:p>
          </table:table-cell>
          <table:table-cell office:value-type="float" office:value="0.03408" calcext:value-type="float">
            <text:p>0.0341</text:p>
          </table:table-cell>
          <table:table-cell office:value-type="float" office:value="-0.0644" calcext:value-type="float">
            <text:p>-0.0644</text:p>
          </table:table-cell>
          <table:table-cell table:formula="of:=[.C347]+[.B347]^2/(3.14159*[$Settings.$B$15]*[$Settings.$B$16])" office:value-type="float" office:value="0.0364905641129947" calcext:value-type="float">
            <text:p>0.0365</text:p>
          </table:table-cell>
          <table:table-cell table:style-name="ce2" table:formula="of:=IF([.B347]&gt;0;[.B347]/[.E34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7577" calcext:value-type="float">
            <text:p>-0.4758</text:p>
          </table:table-cell>
          <table:table-cell table:number-columns-repeated="16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4589" calcext:value-type="float">
            <text:p>-0.4589</text:p>
          </table:table-cell>
          <table:table-cell office:value-type="float" office:value="0.03355" calcext:value-type="float">
            <text:p>0.0336</text:p>
          </table:table-cell>
          <table:table-cell office:value-type="float" office:value="-0.06463" calcext:value-type="float">
            <text:p>-0.0646</text:p>
          </table:table-cell>
          <table:table-cell table:formula="of:=[.C348]+[.B348]^2/(3.14159*[$Settings.$B$15]*[$Settings.$B$16])" office:value-type="float" office:value="0.0357926458376287" calcext:value-type="float">
            <text:p>0.0358</text:p>
          </table:table-cell>
          <table:table-cell table:style-name="ce2" table:formula="of:=IF([.B348]&gt;0;[.B348]/[.E34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589" calcext:value-type="float">
            <text:p>-0.4589</text:p>
          </table:table-cell>
          <table:table-cell table:number-columns-repeated="16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0.44171" calcext:value-type="float">
            <text:p>-0.4417</text:p>
          </table:table-cell>
          <table:table-cell office:value-type="float" office:value="0.03303" calcext:value-type="float">
            <text:p>0.0330</text:p>
          </table:table-cell>
          <table:table-cell office:value-type="float" office:value="-0.06485" calcext:value-type="float">
            <text:p>-0.0649</text:p>
          </table:table-cell>
          <table:table-cell table:formula="of:=[.C349]+[.B349]^2/(3.14159*[$Settings.$B$15]*[$Settings.$B$16])" office:value-type="float" office:value="0.0351077775145368" calcext:value-type="float">
            <text:p>0.0351</text:p>
          </table:table-cell>
          <table:table-cell table:style-name="ce2" table:formula="of:=IF([.B349]&gt;0;[.B349]/[.E34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4171" calcext:value-type="float">
            <text:p>-0.4417</text:p>
          </table:table-cell>
          <table:table-cell table:number-columns-repeated="16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0.42421" calcext:value-type="float">
            <text:p>-0.424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6508" calcext:value-type="float">
            <text:p>-0.0651</text:p>
          </table:table-cell>
          <table:table-cell table:formula="of:=[.C350]+[.B350]^2/(3.14159*[$Settings.$B$15]*[$Settings.$B$16])" office:value-type="float" office:value="0.0344164009750403" calcext:value-type="float">
            <text:p>0.0344</text:p>
          </table:table-cell>
          <table:table-cell table:style-name="ce2" table:formula="of:=IF([.B350]&gt;0;[.B350]/[.E35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2421" calcext:value-type="float">
            <text:p>-0.4242</text:p>
          </table:table-cell>
          <table:table-cell table:number-columns-repeated="16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0.40638" calcext:value-type="float">
            <text:p>-0.4064</text:p>
          </table:table-cell>
          <table:table-cell office:value-type="float" office:value="0.03198" calcext:value-type="float">
            <text:p>0.0320</text:p>
          </table:table-cell>
          <table:table-cell office:value-type="float" office:value="-0.0653" calcext:value-type="float">
            <text:p>-0.0653</text:p>
          </table:table-cell>
          <table:table-cell table:formula="of:=[.C351]+[.B351]^2/(3.14159*[$Settings.$B$15]*[$Settings.$B$16])" office:value-type="float" office:value="0.0337386897444987" calcext:value-type="float">
            <text:p>0.0337</text:p>
          </table:table-cell>
          <table:table-cell table:style-name="ce2" table:formula="of:=IF([.B351]&gt;0;[.B351]/[.E35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0638" calcext:value-type="float">
            <text:p>-0.4064</text:p>
          </table:table-cell>
          <table:table-cell table:number-columns-repeated="16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0.38823" calcext:value-type="float">
            <text:p>-0.3882</text:p>
          </table:table-cell>
          <table:table-cell office:value-type="float" office:value="0.03147" calcext:value-type="float">
            <text:p>0.0315</text:p>
          </table:table-cell>
          <table:table-cell office:value-type="float" office:value="-0.06553" calcext:value-type="float">
            <text:p>-0.0655</text:p>
          </table:table-cell>
          <table:table-cell table:formula="of:=[.C352]+[.B352]^2/(3.14159*[$Settings.$B$15]*[$Settings.$B$16])" office:value-type="float" office:value="0.0330751024696139" calcext:value-type="float">
            <text:p>0.0331</text:p>
          </table:table-cell>
          <table:table-cell table:style-name="ce2" table:formula="of:=IF([.B352]&gt;0;[.B352]/[.E35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8823" calcext:value-type="float">
            <text:p>-0.3882</text:p>
          </table:table-cell>
          <table:table-cell table:number-columns-repeated="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36975" calcext:value-type="float">
            <text:p>-0.3698</text:p>
          </table:table-cell>
          <table:table-cell office:value-type="float" office:value="0.03096" calcext:value-type="float">
            <text:p>0.0310</text:p>
          </table:table-cell>
          <table:table-cell office:value-type="float" office:value="-0.06575" calcext:value-type="float">
            <text:p>-0.0658</text:p>
          </table:table-cell>
          <table:table-cell table:formula="of:=[.C353]+[.B353]^2/(3.14159*[$Settings.$B$15]*[$Settings.$B$16])" office:value-type="float" office:value="0.0324159315069218" calcext:value-type="float">
            <text:p>0.0324</text:p>
          </table:table-cell>
          <table:table-cell table:style-name="ce2" table:formula="of:=IF([.B353]&gt;0;[.B353]/[.E35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6975" calcext:value-type="float">
            <text:p>-0.3698</text:p>
          </table:table-cell>
          <table:table-cell table:number-columns-repeated="16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0.35095" calcext:value-type="float">
            <text:p>-0.3510</text:p>
          </table:table-cell>
          <table:table-cell office:value-type="float" office:value="0.03045" calcext:value-type="float">
            <text:p>0.0305</text:p>
          </table:table-cell>
          <table:table-cell office:value-type="float" office:value="-0.06597" calcext:value-type="float">
            <text:p>-0.0660</text:p>
          </table:table-cell>
          <table:table-cell table:formula="of:=[.C354]+[.B354]^2/(3.14159*[$Settings.$B$15]*[$Settings.$B$16])" office:value-type="float" office:value="0.0317616412687022" calcext:value-type="float">
            <text:p>0.0318</text:p>
          </table:table-cell>
          <table:table-cell table:style-name="ce2" table:formula="of:=IF([.B354]&gt;0;[.B354]/[.E35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5095" calcext:value-type="float">
            <text:p>-0.3510</text:p>
          </table:table-cell>
          <table:table-cell table:number-columns-repeated="16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182" calcext:value-type="float">
            <text:p>-0.3318</text:p>
          </table:table-cell>
          <table:table-cell office:value-type="float" office:value="0.02995" calcext:value-type="float">
            <text:p>0.0300</text:p>
          </table:table-cell>
          <table:table-cell office:value-type="float" office:value="-0.0662" calcext:value-type="float">
            <text:p>-0.0662</text:p>
          </table:table-cell>
          <table:table-cell table:formula="of:=[.C355]+[.B355]^2/(3.14159*[$Settings.$B$15]*[$Settings.$B$16])" office:value-type="float" office:value="0.0311225454805495" calcext:value-type="float">
            <text:p>0.0311</text:p>
          </table:table-cell>
          <table:table-cell table:style-name="ce2" table:formula="of:=IF([.B355]&gt;0;[.B355]/[.E35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3182" calcext:value-type="float">
            <text:p>-0.3318</text:p>
          </table:table-cell>
          <table:table-cell table:number-columns-repeated="16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31237" calcext:value-type="float">
            <text:p>-0.3124</text:p>
          </table:table-cell>
          <table:table-cell office:value-type="float" office:value="0.02945" calcext:value-type="float">
            <text:p>0.0295</text:p>
          </table:table-cell>
          <table:table-cell office:value-type="float" office:value="-0.06643" calcext:value-type="float">
            <text:p>-0.0664</text:p>
          </table:table-cell>
          <table:table-cell table:formula="of:=[.C356]+[.B356]^2/(3.14159*[$Settings.$B$15]*[$Settings.$B$16])" office:value-type="float" office:value="0.0304891140434371" calcext:value-type="float">
            <text:p>0.0305</text:p>
          </table:table-cell>
          <table:table-cell table:style-name="ce2" table:formula="of:=IF([.B356]&gt;0;[.B356]/[.E35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1237" calcext:value-type="float">
            <text:p>-0.3124</text:p>
          </table:table-cell>
          <table:table-cell table:number-columns-repeated="16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29258" calcext:value-type="float">
            <text:p>-0.2926</text:p>
          </table:table-cell>
          <table:table-cell office:value-type="float" office:value="0.02895" calcext:value-type="float">
            <text:p>0.0290</text:p>
          </table:table-cell>
          <table:table-cell office:value-type="float" office:value="-0.06665" calcext:value-type="float">
            <text:p>-0.0667</text:p>
          </table:table-cell>
          <table:table-cell table:formula="of:=[.C357]+[.B357]^2/(3.14159*[$Settings.$B$15]*[$Settings.$B$16])" office:value-type="float" office:value="0.0298616200118883" calcext:value-type="float">
            <text:p>0.0299</text:p>
          </table:table-cell>
          <table:table-cell table:style-name="ce2" table:formula="of:=IF([.B357]&gt;0;[.B357]/[.E35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9258" calcext:value-type="float">
            <text:p>-0.2926</text:p>
          </table:table-cell>
          <table:table-cell table:number-columns-repeated="16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46" calcext:value-type="float">
            <text:p>-0.2725</text:p>
          </table:table-cell>
          <table:table-cell office:value-type="float" office:value="0.02846" calcext:value-type="float">
            <text:p>0.0285</text:p>
          </table:table-cell>
          <table:table-cell office:value-type="float" office:value="-0.06687" calcext:value-type="float">
            <text:p>-0.0669</text:p>
          </table:table-cell>
          <table:table-cell table:formula="of:=[.C358]+[.B358]^2/(3.14159*[$Settings.$B$15]*[$Settings.$B$16])" office:value-type="float" office:value="0.0292505513482357" calcext:value-type="float">
            <text:p>0.0293</text:p>
          </table:table-cell>
          <table:table-cell table:style-name="ce2" table:formula="of:=IF([.B358]&gt;0;[.B358]/[.E35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7246" calcext:value-type="float">
            <text:p>-0.2725</text:p>
          </table:table-cell>
          <table:table-cell table:number-columns-repeated="16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252" calcext:value-type="float">
            <text:p>-0.2520</text:p>
          </table:table-cell>
          <table:table-cell office:value-type="float" office:value="0.02797" calcext:value-type="float">
            <text:p>0.0280</text:p>
          </table:table-cell>
          <table:table-cell office:value-type="float" office:value="-0.0671" calcext:value-type="float">
            <text:p>-0.0671</text:p>
          </table:table-cell>
          <table:table-cell table:formula="of:=[.C359]+[.B359]^2/(3.14159*[$Settings.$B$15]*[$Settings.$B$16])" office:value-type="float" office:value="0.0286462786244973" calcext:value-type="float">
            <text:p>0.0286</text:p>
          </table:table-cell>
          <table:table-cell table:style-name="ce2" table:formula="of:=IF([.B359]&gt;0;[.B359]/[.E35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52" calcext:value-type="float">
            <text:p>-0.2520</text:p>
          </table:table-cell>
          <table:table-cell table:number-columns-repeated="16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239" calcext:value-type="float">
            <text:p>-0.2390</text:p>
          </table:table-cell>
          <table:table-cell office:value-type="float" office:value="0.02748" calcext:value-type="float">
            <text:p>0.0275</text:p>
          </table:table-cell>
          <table:table-cell office:value-type="float" office:value="-0.06732" calcext:value-type="float">
            <text:p>-0.0673</text:p>
          </table:table-cell>
          <table:table-cell table:formula="of:=[.C360]+[.B360]^2/(3.14159*[$Settings.$B$15]*[$Settings.$B$16])" office:value-type="float" office:value="0.0280883035920558" calcext:value-type="float">
            <text:p>0.0281</text:p>
          </table:table-cell>
          <table:table-cell table:style-name="ce2" table:formula="of:=IF([.B360]&gt;0;[.B360]/[.E36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39" calcext:value-type="float">
            <text:p>-0.2390</text:p>
          </table:table-cell>
          <table:table-cell table:number-columns-repeated="16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226" calcext:value-type="float">
            <text:p>-0.2260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6755" calcext:value-type="float">
            <text:p>-0.0676</text:p>
          </table:table-cell>
          <table:table-cell table:formula="of:=[.C361]+[.B361]^2/(3.14159*[$Settings.$B$15]*[$Settings.$B$16])" office:value-type="float" office:value="0.0275439280521672" calcext:value-type="float">
            <text:p>0.0275</text:p>
          </table:table-cell>
          <table:table-cell table:style-name="ce2" table:formula="of:=IF([.B361]&gt;0;[.B361]/[.E36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26" calcext:value-type="float">
            <text:p>-0.2260</text:p>
          </table:table-cell>
          <table:table-cell table:number-columns-repeated="16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213" calcext:value-type="float">
            <text:p>-0.2130</text:p>
          </table:table-cell>
          <table:table-cell office:value-type="float" office:value="0.02652" calcext:value-type="float">
            <text:p>0.0265</text:p>
          </table:table-cell>
          <table:table-cell office:value-type="float" office:value="-0.06777" calcext:value-type="float">
            <text:p>-0.0678</text:p>
          </table:table-cell>
          <table:table-cell table:formula="of:=[.C362]+[.B362]^2/(3.14159*[$Settings.$B$15]*[$Settings.$B$16])" office:value-type="float" office:value="0.0270031520048315" calcext:value-type="float">
            <text:p>0.0270</text:p>
          </table:table-cell>
          <table:table-cell table:style-name="ce2" table:formula="of:=IF([.B362]&gt;0;[.B362]/[.E36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13" calcext:value-type="float">
            <text:p>-0.2130</text:p>
          </table:table-cell>
          <table:table-cell table:number-columns-repeated="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000</text:p>
          </table:table-cell>
          <table:table-cell office:value-type="float" office:value="0.02605" calcext:value-type="float">
            <text:p>0.0261</text:p>
          </table:table-cell>
          <table:table-cell office:value-type="float" office:value="-0.068" calcext:value-type="float">
            <text:p>-0.0680</text:p>
          </table:table-cell>
          <table:table-cell table:formula="of:=[.C363]+[.B363]^2/(3.14159*[$Settings.$B$15]*[$Settings.$B$16])" office:value-type="float" office:value="0.0264759754500487" calcext:value-type="float">
            <text:p>0.0265</text:p>
          </table:table-cell>
          <table:table-cell table:style-name="ce2" table:formula="of:=IF([.B363]&gt;0;[.B363]/[.E36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" calcext:value-type="float">
            <text:p>-0.2000</text:p>
          </table:table-cell>
          <table:table-cell table:number-columns-repeated="16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187" calcext:value-type="float">
            <text:p>-0.1870</text:p>
          </table:table-cell>
          <table:table-cell office:value-type="float" office:value="0.02558" calcext:value-type="float">
            <text:p>0.0256</text:p>
          </table:table-cell>
          <table:table-cell office:value-type="float" office:value="-0.06822" calcext:value-type="float">
            <text:p>-0.0682</text:p>
          </table:table-cell>
          <table:table-cell table:formula="of:=[.C364]+[.B364]^2/(3.14159*[$Settings.$B$15]*[$Settings.$B$16])" office:value-type="float" office:value="0.0259523983878188" calcext:value-type="float">
            <text:p>0.0260</text:p>
          </table:table-cell>
          <table:table-cell table:style-name="ce2" table:formula="of:=IF([.B364]&gt;0;[.B364]/[.E36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87" calcext:value-type="float">
            <text:p>-0.1870</text:p>
          </table:table-cell>
          <table:table-cell table:number-columns-repeated="16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174" calcext:value-type="float">
            <text:p>-0.1740</text:p>
          </table:table-cell>
          <table:table-cell office:value-type="float" office:value="0.02511" calcext:value-type="float">
            <text:p>0.0251</text:p>
          </table:table-cell>
          <table:table-cell office:value-type="float" office:value="-0.06845" calcext:value-type="float">
            <text:p>-0.0685</text:p>
          </table:table-cell>
          <table:table-cell table:formula="of:=[.C365]+[.B365]^2/(3.14159*[$Settings.$B$15]*[$Settings.$B$16])" office:value-type="float" office:value="0.0254324208181418" calcext:value-type="float">
            <text:p>0.0254</text:p>
          </table:table-cell>
          <table:table-cell table:style-name="ce2" table:formula="of:=IF([.B365]&gt;0;[.B365]/[.E36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74" calcext:value-type="float">
            <text:p>-0.1740</text:p>
          </table:table-cell>
          <table:table-cell table:number-columns-repeated="16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161" calcext:value-type="float">
            <text:p>-0.1610</text:p>
          </table:table-cell>
          <table:table-cell office:value-type="float" office:value="0.02465" calcext:value-type="float">
            <text:p>0.0247</text:p>
          </table:table-cell>
          <table:table-cell office:value-type="float" office:value="-0.06867" calcext:value-type="float">
            <text:p>-0.0687</text:p>
          </table:table-cell>
          <table:table-cell table:formula="of:=[.C366]+[.B366]^2/(3.14159*[$Settings.$B$15]*[$Settings.$B$16])" office:value-type="float" office:value="0.0249260427410178" calcext:value-type="float">
            <text:p>0.0249</text:p>
          </table:table-cell>
          <table:table-cell table:style-name="ce2" table:formula="of:=IF([.B366]&gt;0;[.B366]/[.E36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61" calcext:value-type="float">
            <text:p>-0.1610</text:p>
          </table:table-cell>
          <table:table-cell table:number-columns-repeated="16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148" calcext:value-type="float">
            <text:p>-0.1480</text:p>
          </table:table-cell>
          <table:table-cell office:value-type="float" office:value="0.02419" calcext:value-type="float">
            <text:p>0.0242</text:p>
          </table:table-cell>
          <table:table-cell office:value-type="float" office:value="-0.0689" calcext:value-type="float">
            <text:p>-0.0689</text:p>
          </table:table-cell>
          <table:table-cell table:formula="of:=[.C367]+[.B367]^2/(3.14159*[$Settings.$B$15]*[$Settings.$B$16])" office:value-type="float" office:value="0.0244232641564467" calcext:value-type="float">
            <text:p>0.0244</text:p>
          </table:table-cell>
          <table:table-cell table:style-name="ce2" table:formula="of:=IF([.B367]&gt;0;[.B367]/[.E36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48" calcext:value-type="float">
            <text:p>-0.1480</text:p>
          </table:table-cell>
          <table:table-cell table:number-columns-repeated="16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135" calcext:value-type="float">
            <text:p>-0.1350</text:p>
          </table:table-cell>
          <table:table-cell office:value-type="float" office:value="0.02373" calcext:value-type="float">
            <text:p>0.0237</text:p>
          </table:table-cell>
          <table:table-cell office:value-type="float" office:value="-0.06912" calcext:value-type="float">
            <text:p>-0.0691</text:p>
          </table:table-cell>
          <table:table-cell table:formula="of:=[.C368]+[.B368]^2/(3.14159*[$Settings.$B$15]*[$Settings.$B$16])" office:value-type="float" office:value="0.0239240850644284" calcext:value-type="float">
            <text:p>0.0239</text:p>
          </table:table-cell>
          <table:table-cell table:style-name="ce2" table:formula="of:=IF([.B368]&gt;0;[.B368]/[.E36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35" calcext:value-type="float">
            <text:p>-0.1350</text:p>
          </table:table-cell>
          <table:table-cell table:number-columns-repeated="16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22" calcext:value-type="float">
            <text:p>-0.1220</text:p>
          </table:table-cell>
          <table:table-cell office:value-type="float" office:value="0.02327" calcext:value-type="float">
            <text:p>0.0233</text:p>
          </table:table-cell>
          <table:table-cell office:value-type="float" office:value="-0.06935" calcext:value-type="float">
            <text:p>-0.0694</text:p>
          </table:table-cell>
          <table:table-cell table:formula="of:=[.C369]+[.B369]^2/(3.14159*[$Settings.$B$15]*[$Settings.$B$16])" office:value-type="float" office:value="0.0234285054649631" calcext:value-type="float">
            <text:p>0.0234</text:p>
          </table:table-cell>
          <table:table-cell table:style-name="ce2" table:formula="of:=IF([.B369]&gt;0;[.B369]/[.E36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22" calcext:value-type="float">
            <text:p>-0.1220</text:p>
          </table:table-cell>
          <table:table-cell table:number-columns-repeated="16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109" calcext:value-type="float">
            <text:p>-0.1090</text:p>
          </table:table-cell>
          <table:table-cell office:value-type="float" office:value="0.02282" calcext:value-type="float">
            <text:p>0.0228</text:p>
          </table:table-cell>
          <table:table-cell office:value-type="float" office:value="-0.06957" calcext:value-type="float">
            <text:p>-0.0696</text:p>
          </table:table-cell>
          <table:table-cell table:formula="of:=[.C370]+[.B370]^2/(3.14159*[$Settings.$B$15]*[$Settings.$B$16])" office:value-type="float" office:value="0.0229465253580507" calcext:value-type="float">
            <text:p>0.0229</text:p>
          </table:table-cell>
          <table:table-cell table:style-name="ce2" table:formula="of:=IF([.B370]&gt;0;[.B370]/[.E37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09" calcext:value-type="float">
            <text:p>-0.1090</text:p>
          </table:table-cell>
          <table:table-cell table:number-columns-repeated="16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096" calcext:value-type="float">
            <text:p>-0.0960</text:p>
          </table:table-cell>
          <table:table-cell office:value-type="float" office:value="0.02237" calcext:value-type="float">
            <text:p>0.0224</text:p>
          </table:table-cell>
          <table:table-cell office:value-type="float" office:value="-0.0698" calcext:value-type="float">
            <text:p>-0.0698</text:p>
          </table:table-cell>
          <table:table-cell table:formula="of:=[.C371]+[.B371]^2/(3.14159*[$Settings.$B$15]*[$Settings.$B$16])" office:value-type="float" office:value="0.0224681447436912" calcext:value-type="float">
            <text:p>0.0225</text:p>
          </table:table-cell>
          <table:table-cell table:style-name="ce2" table:formula="of:=IF([.B371]&gt;0;[.B371]/[.E37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96" calcext:value-type="float">
            <text:p>-0.0960</text:p>
          </table:table-cell>
          <table:table-cell table:number-columns-repeated="16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83" calcext:value-type="float">
            <text:p>-0.0830</text:p>
          </table:table-cell>
          <table:table-cell office:value-type="float" office:value="0.02193" calcext:value-type="float">
            <text:p>0.0219</text:p>
          </table:table-cell>
          <table:table-cell office:value-type="float" office:value="-0.07002" calcext:value-type="float">
            <text:p>-0.0700</text:p>
          </table:table-cell>
          <table:table-cell table:formula="of:=[.C372]+[.B372]^2/(3.14159*[$Settings.$B$15]*[$Settings.$B$16])" office:value-type="float" office:value="0.0220033636218846" calcext:value-type="float">
            <text:p>0.0220</text:p>
          </table:table-cell>
          <table:table-cell table:style-name="ce2" table:formula="of:=IF([.B372]&gt;0;[.B372]/[.E37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83" calcext:value-type="float">
            <text:p>-0.0830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2149" calcext:value-type="float">
            <text:p>0.0215</text:p>
          </table:table-cell>
          <table:table-cell office:value-type="float" office:value="-0.07025" calcext:value-type="float">
            <text:p>-0.0703</text:p>
          </table:table-cell>
          <table:table-cell table:formula="of:=[.C373]+[.B373]^2/(3.14159*[$Settings.$B$15]*[$Settings.$B$16])" office:value-type="float" office:value="0.021542181992631" calcext:value-type="float">
            <text:p>0.0215</text:p>
          </table:table-cell>
          <table:table-cell table:style-name="ce2" table:formula="of:=IF([.B373]&gt;0;[.B373]/[.E37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7" calcext:value-type="float">
            <text:p>-0.0700</text:p>
          </table:table-cell>
          <table:table-cell table:number-columns-repeated="16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057" calcext:value-type="float">
            <text:p>-0.0570</text:p>
          </table:table-cell>
          <table:table-cell office:value-type="float" office:value="0.02105" calcext:value-type="float">
            <text:p>0.0211</text:p>
          </table:table-cell>
          <table:table-cell office:value-type="float" office:value="-0.07047" calcext:value-type="float">
            <text:p>-0.0705</text:p>
          </table:table-cell>
          <table:table-cell table:formula="of:=[.C374]+[.B374]^2/(3.14159*[$Settings.$B$15]*[$Settings.$B$16])" office:value-type="float" office:value="0.0210845998559302" calcext:value-type="float">
            <text:p>0.0211</text:p>
          </table:table-cell>
          <table:table-cell table:style-name="ce2" table:formula="of:=IF([.B374]&gt;0;[.B374]/[.E37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57" calcext:value-type="float">
            <text:p>-0.0570</text:p>
          </table:table-cell>
          <table:table-cell table:number-columns-repeated="16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4" calcext:value-type="float">
            <text:p>-0.0440</text:p>
          </table:table-cell>
          <table:table-cell office:value-type="float" office:value="0.02061" calcext:value-type="float">
            <text:p>0.0206</text:p>
          </table:table-cell>
          <table:table-cell office:value-type="float" office:value="-0.0707" calcext:value-type="float">
            <text:p>-0.0707</text:p>
          </table:table-cell>
          <table:table-cell table:formula="of:=[.C375]+[.B375]^2/(3.14159*[$Settings.$B$15]*[$Settings.$B$16])" office:value-type="float" office:value="0.0206306172117824" calcext:value-type="float">
            <text:p>0.0206</text:p>
          </table:table-cell>
          <table:table-cell table:style-name="ce2" table:formula="of:=IF([.B375]&gt;0;[.B375]/[.E37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44" calcext:value-type="float">
            <text:p>-0.0440</text:p>
          </table:table-cell>
          <table:table-cell table:number-columns-repeated="16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031" calcext:value-type="float">
            <text:p>-0.0310</text:p>
          </table:table-cell>
          <table:table-cell office:value-type="float" office:value="0.02018" calcext:value-type="float">
            <text:p>0.0202</text:p>
          </table:table-cell>
          <table:table-cell office:value-type="float" office:value="-0.07092" calcext:value-type="float">
            <text:p>-0.0709</text:p>
          </table:table-cell>
          <table:table-cell table:formula="of:=[.C376]+[.B376]^2/(3.14159*[$Settings.$B$15]*[$Settings.$B$16])" office:value-type="float" office:value="0.0201902340601874" calcext:value-type="float">
            <text:p>0.0202</text:p>
          </table:table-cell>
          <table:table-cell table:style-name="ce2" table:formula="of:=IF([.B376]&gt;0;[.B376]/[.E37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31" calcext:value-type="float">
            <text:p>-0.0310</text:p>
          </table:table-cell>
          <table:table-cell table:number-columns-repeated="16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18" calcext:value-type="float">
            <text:p>-0.0180</text:p>
          </table:table-cell>
          <table:table-cell office:value-type="float" office:value="0.01974" calcext:value-type="float">
            <text:p>0.0197</text:p>
          </table:table-cell>
          <table:table-cell office:value-type="float" office:value="-0.07115" calcext:value-type="float">
            <text:p>-0.0712</text:p>
          </table:table-cell>
          <table:table-cell table:formula="of:=[.C377]+[.B377]^2/(3.14159*[$Settings.$B$15]*[$Settings.$B$16])" office:value-type="float" office:value="0.0197434504011454" calcext:value-type="float">
            <text:p>0.0197</text:p>
          </table:table-cell>
          <table:table-cell table:style-name="ce2" table:formula="of:=IF([.B377]&gt;0;[.B377]/[.E37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18" calcext:value-type="float">
            <text:p>-0.0180</text:p>
          </table:table-cell>
          <table:table-cell table:number-columns-repeated="1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1932" calcext:value-type="float">
            <text:p>0.0193</text:p>
          </table:table-cell>
          <table:table-cell office:value-type="float" office:value="-0.07137" calcext:value-type="float">
            <text:p>-0.0714</text:p>
          </table:table-cell>
          <table:table-cell table:formula="of:=[.C378]+[.B378]^2/(3.14159*[$Settings.$B$15]*[$Settings.$B$16])" office:value-type="float" office:value="0.0193202662346563" calcext:value-type="float">
            <text:p>0.0193</text:p>
          </table:table-cell>
          <table:table-cell table:style-name="ce2" table:formula="of:=IF([.B378]&gt;0;[.B378]/[.E37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05" calcext:value-type="float">
            <text:p>-0.0050</text:p>
          </table:table-cell>
          <table:table-cell table:number-columns-repeated="16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889" calcext:value-type="float">
            <text:p>0.0189</text:p>
          </table:table-cell>
          <table:table-cell office:value-type="float" office:value="-0.0716" calcext:value-type="float">
            <text:p>-0.0716</text:p>
          </table:table-cell>
          <table:table-cell table:formula="of:=[.C379]+[.B379]^2/(3.14159*[$Settings.$B$15]*[$Settings.$B$16])" office:value-type="float" office:value="0.0188906815607201" calcext:value-type="float">
            <text:p>0.0189</text:p>
          </table:table-cell>
          <table:table-cell table:style-name="ce2" table:formula="of:=IF([.B379]&gt;0;[.B379]/[.E379];0)" office:value-type="float" office:value="0.423489220030823" calcext:value-type="float">
            <text:p>0.4</text:p>
          </table:table-cell>
          <table:table-cell table:number-columns-repeated="2"/>
          <table:table-cell table:style-name="ce1" office:value-type="float" office:value="0.008" calcext:value-type="float">
            <text:p>0.0080</text:p>
          </table:table-cell>
          <table:table-cell table:number-columns-repeated="16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21" calcext:value-type="float">
            <text:p>0.0210</text:p>
          </table:table-cell>
          <table:table-cell office:value-type="float" office:value="0.01847" calcext:value-type="float">
            <text:p>0.0185</text:p>
          </table:table-cell>
          <table:table-cell office:value-type="float" office:value="-0.07182" calcext:value-type="float">
            <text:p>-0.0718</text:p>
          </table:table-cell>
          <table:table-cell table:formula="of:=[.C380]+[.B380]^2/(3.14159*[$Settings.$B$15]*[$Settings.$B$16])" office:value-type="float" office:value="0.0184746963793368" calcext:value-type="float">
            <text:p>0.0185</text:p>
          </table:table-cell>
          <table:table-cell table:style-name="ce2" table:formula="of:=IF([.B380]&gt;0;[.B380]/[.E380];0)" office:value-type="float" office:value="1.13668985778233" calcext:value-type="float">
            <text:p>1.1</text:p>
          </table:table-cell>
          <table:table-cell table:formula="of:=SQRT(2*[$Settings.$B$12]*[$Settings.$B$14]/([$Settings.$B$11]*[.B380]*[$Settings.$B$13]))*3.6" office:value-type="float" office:value="610.050151531859" calcext:value-type="float">
            <text:p>610.0502</text:p>
          </table:table-cell>
          <table:table-cell/>
          <table:table-cell table:style-name="ce1" office:value-type="float" office:value="0.021" calcext:value-type="float">
            <text:p>0.0210</text:p>
          </table:table-cell>
          <table:table-cell table:number-columns-repeated="16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34" calcext:value-type="float">
            <text:p>0.0340</text:p>
          </table:table-cell>
          <table:table-cell office:value-type="float" office:value="0.01805" calcext:value-type="float">
            <text:p>0.0181</text:p>
          </table:table-cell>
          <table:table-cell office:value-type="float" office:value="-0.07205" calcext:value-type="float">
            <text:p>-0.0721</text:p>
          </table:table-cell>
          <table:table-cell table:formula="of:=[.C381]+[.B381]^2/(3.14159*[$Settings.$B$15]*[$Settings.$B$16])" office:value-type="float" office:value="0.0180623106905064" calcext:value-type="float">
            <text:p>0.0181</text:p>
          </table:table-cell>
          <table:table-cell table:style-name="ce2" table:formula="of:=IF([.B381]&gt;0;[.B381]/[.E381];0)" office:value-type="float" office:value="1.88237266995249" calcext:value-type="float">
            <text:p>1.9</text:p>
          </table:table-cell>
          <table:table-cell table:formula="of:=SQRT(2*[$Settings.$B$12]*[$Settings.$B$14]/([$Settings.$B$11]*[.B381]*[$Settings.$B$13]))*3.6" office:value-type="float" office:value="479.441615628042" calcext:value-type="float">
            <text:p>479.4416</text:p>
          </table:table-cell>
          <table:table-cell/>
          <table:table-cell table:style-name="ce1" office:value-type="float" office:value="0.034" calcext:value-type="float">
            <text:p>0.0340</text:p>
          </table:table-cell>
          <table:table-cell table:number-columns-repeated="1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1763" calcext:value-type="float">
            <text:p>0.0176</text:p>
          </table:table-cell>
          <table:table-cell office:value-type="float" office:value="-0.07227" calcext:value-type="float">
            <text:p>-0.0723</text:p>
          </table:table-cell>
          <table:table-cell table:formula="of:=[.C382]+[.B382]^2/(3.14159*[$Settings.$B$15]*[$Settings.$B$16])" office:value-type="float" office:value="0.0176535244942289" calcext:value-type="float">
            <text:p>0.0177</text:p>
          </table:table-cell>
          <table:table-cell table:style-name="ce2" table:formula="of:=IF([.B382]&gt;0;[.B382]/[.E382];0)" office:value-type="float" office:value="2.66235787733858" calcext:value-type="float">
            <text:p>2.7</text:p>
          </table:table-cell>
          <table:table-cell table:formula="of:=SQRT(2*[$Settings.$B$12]*[$Settings.$B$14]/([$Settings.$B$11]*[.B382]*[$Settings.$B$13]))*3.6" office:value-type="float" office:value="407.780315675543" calcext:value-type="float">
            <text:p>407.7803</text:p>
          </table:table-cell>
          <table:table-cell/>
          <table:table-cell table:style-name="ce1" office:value-type="float" office:value="0.047" calcext:value-type="float">
            <text:p>0.047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5" calcext:value-type="float">
            <text:p>-0.0725</text:p>
          </table:table-cell>
          <table:table-cell table:formula="of:=[.C383]+[.B383]^2/(3.14159*[$Settings.$B$15]*[$Settings.$B$16])" office:value-type="float" office:value="0.00905833779050438" calcext:value-type="float">
            <text:p>0.0091</text:p>
          </table:table-cell>
          <table:table-cell table:style-name="ce2" table:formula="of:=IF([.B383]&gt;0;[.B383]/[.E383];0)" office:value-type="float" office:value="6.62373179137749" calcext:value-type="float">
            <text:p>6.6</text:p>
          </table:table-cell>
          <table:table-cell table:formula="of:=SQRT(2*[$Settings.$B$12]*[$Settings.$B$14]/([$Settings.$B$11]*[.B383]*[$Settings.$B$13]))*3.6" office:value-type="float" office:value="360.910536815449" calcext:value-type="float">
            <text:p>360.9105</text:p>
          </table:table-cell>
          <table:table-cell/>
          <table:table-cell table:style-name="ce1" office:value-type="float" office:value="0.06" calcext:value-type="float">
            <text:p>0.060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72" calcext:value-type="float">
            <text:p>-0.0727</text:p>
          </table:table-cell>
          <table:table-cell table:formula="of:=[.C384]+[.B384]^2/(3.14159*[$Settings.$B$15]*[$Settings.$B$16])" office:value-type="float" office:value="0.00907675057933274" calcext:value-type="float">
            <text:p>0.0091</text:p>
          </table:table-cell>
          <table:table-cell table:style-name="ce2" table:formula="of:=IF([.B384]&gt;0;[.B384]/[.E384];0)" office:value-type="float" office:value="8.04252572128808" calcext:value-type="float">
            <text:p>8.0</text:p>
          </table:table-cell>
          <table:table-cell table:formula="of:=SQRT(2*[$Settings.$B$12]*[$Settings.$B$14]/([$Settings.$B$11]*[.B384]*[$Settings.$B$13]))*3.6" office:value-type="float" office:value="327.200347804872" calcext:value-type="float">
            <text:p>327.2003</text:p>
          </table:table-cell>
          <table:table-cell/>
          <table:table-cell table:style-name="ce1" office:value-type="float" office:value="0.073" calcext:value-type="float">
            <text:p>0.073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95" calcext:value-type="float">
            <text:p>-0.0730</text:p>
          </table:table-cell>
          <table:table-cell table:formula="of:=[.C385]+[.B385]^2/(3.14159*[$Settings.$B$15]*[$Settings.$B$16])" office:value-type="float" office:value="0.009098762860714" calcext:value-type="float">
            <text:p>0.0091</text:p>
          </table:table-cell>
          <table:table-cell table:style-name="ce2" table:formula="of:=IF([.B385]&gt;0;[.B385]/[.E385];0)" office:value-type="float" office:value="9.45183442150413" calcext:value-type="float">
            <text:p>9.5</text:p>
          </table:table-cell>
          <table:table-cell table:formula="of:=SQRT(2*[$Settings.$B$12]*[$Settings.$B$14]/([$Settings.$B$11]*[.B385]*[$Settings.$B$13]))*3.6" office:value-type="float" office:value="301.457408289103" calcext:value-type="float">
            <text:p>301.4574</text:p>
          </table:table-cell>
          <table:table-cell/>
          <table:table-cell table:style-name="ce1" office:value-type="float" office:value="0.086" calcext:value-type="float">
            <text:p>0.086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" calcext:value-type="float">
            <text:p>0.09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17" calcext:value-type="float">
            <text:p>-0.0732</text:p>
          </table:table-cell>
          <table:table-cell table:formula="of:=[.C386]+[.B386]^2/(3.14159*[$Settings.$B$15]*[$Settings.$B$16])" office:value-type="float" office:value="0.00912437463464818" calcext:value-type="float">
            <text:p>0.0091</text:p>
          </table:table-cell>
          <table:table-cell table:style-name="ce2" table:formula="of:=IF([.B386]&gt;0;[.B386]/[.E386];0)" office:value-type="float" office:value="10.8500586576164" calcext:value-type="float">
            <text:p>10.9</text:p>
          </table:table-cell>
          <table:table-cell table:formula="of:=SQRT(2*[$Settings.$B$12]*[$Settings.$B$14]/([$Settings.$B$11]*[.B386]*[$Settings.$B$13]))*3.6" office:value-type="float" office:value="280.968471847596" calcext:value-type="float">
            <text:p>280.9685</text:p>
          </table:table-cell>
          <table:table-cell table:formula="of:=[.F386]" office:value-type="float" office:value="10.8500586576164" calcext:value-type="float">
            <text:p>10.9</text:p>
          </table:table-cell>
          <table:table-cell table:style-name="ce1" office:value-type="float" office:value="0.099" calcext:value-type="float">
            <text:p>0.099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2" calcext:value-type="float">
            <text:p>0.11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4" calcext:value-type="float">
            <text:p>-0.0734</text:p>
          </table:table-cell>
          <table:table-cell table:formula="of:=[.C387]+[.B387]^2/(3.14159*[$Settings.$B$15]*[$Settings.$B$16])" office:value-type="float" office:value="0.00915358590113527" calcext:value-type="float">
            <text:p>0.0092</text:p>
          </table:table-cell>
          <table:table-cell table:style-name="ce2" table:formula="of:=IF([.B387]&gt;0;[.B387]/[.E387];0)" office:value-type="float" office:value="12.235641988798" calcext:value-type="float">
            <text:p>12.2</text:p>
          </table:table-cell>
          <table:table-cell table:formula="of:=SQRT(2*[$Settings.$B$12]*[$Settings.$B$14]/([$Settings.$B$11]*[.B387]*[$Settings.$B$13]))*3.6" office:value-type="float" office:value="264.159464404568" calcext:value-type="float">
            <text:p>264.1595</text:p>
          </table:table-cell>
          <table:table-cell table:formula="of:=[.F387]" office:value-type="float" office:value="12.235641988798" calcext:value-type="float">
            <text:p>12.2</text:p>
          </table:table-cell>
          <table:table-cell table:style-name="ce1" office:value-type="float" office:value="0.112" calcext:value-type="float">
            <text:p>0.112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62" calcext:value-type="float">
            <text:p>-0.0736</text:p>
          </table:table-cell>
          <table:table-cell table:formula="of:=[.C388]+[.B388]^2/(3.14159*[$Settings.$B$15]*[$Settings.$B$16])" office:value-type="float" office:value="0.00918639666017527" calcext:value-type="float">
            <text:p>0.0092</text:p>
          </table:table-cell>
          <table:table-cell table:style-name="ce2" table:formula="of:=IF([.B388]&gt;0;[.B388]/[.E388];0)" office:value-type="float" office:value="13.6070762698391" calcext:value-type="float">
            <text:p>13.6</text:p>
          </table:table-cell>
          <table:table-cell table:formula="of:=SQRT(2*[$Settings.$B$12]*[$Settings.$B$14]/([$Settings.$B$11]*[.B388]*[$Settings.$B$13]))*3.6" office:value-type="float" office:value="250.046154700526" calcext:value-type="float">
            <text:p>250.0462</text:p>
          </table:table-cell>
          <table:table-cell table:formula="of:=[.F388]" office:value-type="float" office:value="13.6070762698391" calcext:value-type="float">
            <text:p>13.6</text:p>
          </table:table-cell>
          <table:table-cell table:style-name="ce1" office:value-type="float" office:value="0.125" calcext:value-type="float">
            <text:p>0.125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85" calcext:value-type="float">
            <text:p>-0.0739</text:p>
          </table:table-cell>
          <table:table-cell table:formula="of:=[.C389]+[.B389]^2/(3.14159*[$Settings.$B$15]*[$Settings.$B$16])" office:value-type="float" office:value="0.00922280691176818" calcext:value-type="float">
            <text:p>0.0092</text:p>
          </table:table-cell>
          <table:table-cell table:style-name="ce2" table:formula="of:=IF([.B389]&gt;0;[.B389]/[.E389];0)" office:value-type="float" office:value="14.9629067723313" calcext:value-type="float">
            <text:p>15.0</text:p>
          </table:table-cell>
          <table:table-cell table:formula="of:=SQRT(2*[$Settings.$B$12]*[$Settings.$B$14]/([$Settings.$B$11]*[.B389]*[$Settings.$B$13]))*3.6" office:value-type="float" office:value="237.977360618898" calcext:value-type="float">
            <text:p>237.9774</text:p>
          </table:table-cell>
          <table:table-cell table:formula="of:=[.F389]" office:value-type="float" office:value="14.9629067723313" calcext:value-type="float">
            <text:p>15.0</text:p>
          </table:table-cell>
          <table:table-cell table:style-name="ce1" office:value-type="float" office:value="0.138" calcext:value-type="float">
            <text:p>0.138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" calcext:value-type="float">
            <text:p>0.15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07" calcext:value-type="float">
            <text:p>-0.0741</text:p>
          </table:table-cell>
          <table:table-cell table:formula="of:=[.C390]+[.B390]^2/(3.14159*[$Settings.$B$15]*[$Settings.$B$16])" office:value-type="float" office:value="0.009262816655914" calcext:value-type="float">
            <text:p>0.0093</text:p>
          </table:table-cell>
          <table:table-cell table:style-name="ce2" table:formula="of:=IF([.B390]&gt;0;[.B390]/[.E390];0)" office:value-type="float" office:value="16.3017368916173" calcext:value-type="float">
            <text:p>16.3</text:p>
          </table:table-cell>
          <table:table-cell table:formula="of:=SQRT(2*[$Settings.$B$12]*[$Settings.$B$14]/([$Settings.$B$11]*[.B390]*[$Settings.$B$13]))*3.6" office:value-type="float" office:value="227.502782678054" calcext:value-type="float">
            <text:p>227.5028</text:p>
          </table:table-cell>
          <table:table-cell table:formula="of:=[.F390]" office:value-type="float" office:value="16.3017368916173" calcext:value-type="float">
            <text:p>16.3</text:p>
          </table:table-cell>
          <table:table-cell table:style-name="ce1" office:value-type="float" office:value="0.151" calcext:value-type="float">
            <text:p>0.151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" calcext:value-type="float">
            <text:p>0.16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3" calcext:value-type="float">
            <text:p>-0.0743</text:p>
          </table:table-cell>
          <table:table-cell table:formula="of:=[.C391]+[.B391]^2/(3.14159*[$Settings.$B$15]*[$Settings.$B$16])" office:value-type="float" office:value="0.00930642589261273" calcext:value-type="float">
            <text:p>0.0093</text:p>
          </table:table-cell>
          <table:table-cell table:style-name="ce2" table:formula="of:=IF([.B391]&gt;0;[.B391]/[.E391];0)" office:value-type="float" office:value="17.6222324114975" calcext:value-type="float">
            <text:p>17.6</text:p>
          </table:table-cell>
          <table:table-cell table:formula="of:=SQRT(2*[$Settings.$B$12]*[$Settings.$B$14]/([$Settings.$B$11]*[.B391]*[$Settings.$B$13]))*3.6" office:value-type="float" office:value="218.299762229418" calcext:value-type="float">
            <text:p>218.2998</text:p>
          </table:table-cell>
          <table:table-cell table:formula="of:=[.F391]" office:value-type="float" office:value="17.6222324114975" calcext:value-type="float">
            <text:p>17.6</text:p>
          </table:table-cell>
          <table:table-cell table:style-name="ce1" office:value-type="float" office:value="0.164" calcext:value-type="float">
            <text:p>0.164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7" calcext:value-type="float">
            <text:p>0.17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52" calcext:value-type="float">
            <text:p>-0.0745</text:p>
          </table:table-cell>
          <table:table-cell table:formula="of:=[.C392]+[.B392]^2/(3.14159*[$Settings.$B$15]*[$Settings.$B$16])" office:value-type="float" office:value="0.00935363462186438" calcext:value-type="float">
            <text:p>0.0094</text:p>
          </table:table-cell>
          <table:table-cell table:style-name="ce2" table:formula="of:=IF([.B392]&gt;0;[.B392]/[.E392];0)" office:value-type="float" office:value="18.9231253042809" calcext:value-type="float">
            <text:p>18.9</text:p>
          </table:table-cell>
          <table:table-cell table:formula="of:=SQRT(2*[$Settings.$B$12]*[$Settings.$B$14]/([$Settings.$B$11]*[.B392]*[$Settings.$B$13]))*3.6" office:value-type="float" office:value="210.130238536151" calcext:value-type="float">
            <text:p>210.1302</text:p>
          </table:table-cell>
          <table:table-cell table:formula="of:=[.F392]" office:value-type="float" office:value="18.9231253042809" calcext:value-type="float">
            <text:p>18.9</text:p>
          </table:table-cell>
          <table:table-cell table:style-name="ce1" office:value-type="float" office:value="0.177" calcext:value-type="float">
            <text:p>0.17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75" calcext:value-type="float">
            <text:p>-0.0748</text:p>
          </table:table-cell>
          <table:table-cell table:formula="of:=[.C393]+[.B393]^2/(3.14159*[$Settings.$B$15]*[$Settings.$B$16])" office:value-type="float" office:value="0.00940444284366893" calcext:value-type="float">
            <text:p>0.0094</text:p>
          </table:table-cell>
          <table:table-cell table:style-name="ce2" table:formula="of:=IF([.B393]&gt;0;[.B393]/[.E393];0)" office:value-type="float" office:value="20.2032170494723" calcext:value-type="float">
            <text:p>20.2</text:p>
          </table:table-cell>
          <table:table-cell table:formula="of:=SQRT(2*[$Settings.$B$12]*[$Settings.$B$14]/([$Settings.$B$11]*[.B393]*[$Settings.$B$13]))*3.6" office:value-type="float" office:value="202.814212819009" calcext:value-type="float">
            <text:p>202.8142</text:p>
          </table:table-cell>
          <table:table-cell table:formula="of:=[.F393]" office:value-type="float" office:value="20.2032170494723" calcext:value-type="float">
            <text:p>20.2</text:p>
          </table:table-cell>
          <table:table-cell table:style-name="ce1" office:value-type="float" office:value="0.19" calcext:value-type="float">
            <text:p>0.190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3" calcext:value-type="float">
            <text:p>0.20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97" calcext:value-type="float">
            <text:p>-0.0750</text:p>
          </table:table-cell>
          <table:table-cell table:formula="of:=[.C394]+[.B394]^2/(3.14159*[$Settings.$B$15]*[$Settings.$B$16])" office:value-type="float" office:value="0.0094588505580264" calcext:value-type="float">
            <text:p>0.0095</text:p>
          </table:table-cell>
          <table:table-cell table:style-name="ce2" table:formula="of:=IF([.B394]&gt;0;[.B394]/[.E394];0)" office:value-type="float" office:value="21.4613814601122" calcext:value-type="float">
            <text:p>21.5</text:p>
          </table:table-cell>
          <table:table-cell table:formula="of:=SQRT(2*[$Settings.$B$12]*[$Settings.$B$14]/([$Settings.$B$11]*[.B394]*[$Settings.$B$13]))*3.6" office:value-type="float" office:value="196.212724301101" calcext:value-type="float">
            <text:p>196.2127</text:p>
          </table:table-cell>
          <table:table-cell table:formula="of:=[.F394]" office:value-type="float" office:value="21.4613814601122" calcext:value-type="float">
            <text:p>21.5</text:p>
          </table:table-cell>
          <table:table-cell table:style-name="ce1" office:value-type="float" office:value="0.203" calcext:value-type="float">
            <text:p>0.2030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6" calcext:value-type="float">
            <text:p>0.21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2" calcext:value-type="float">
            <text:p>-0.0752</text:p>
          </table:table-cell>
          <table:table-cell table:formula="of:=[.C395]+[.B395]^2/(3.14159*[$Settings.$B$15]*[$Settings.$B$16])" office:value-type="float" office:value="0.00951685776493678" calcext:value-type="float">
            <text:p>0.0095</text:p>
          </table:table-cell>
          <table:table-cell table:style-name="ce2" table:formula="of:=IF([.B395]&gt;0;[.B395]/[.E395];0)" office:value-type="float" office:value="22.6965670114158" calcext:value-type="float">
            <text:p>22.7</text:p>
          </table:table-cell>
          <table:table-cell table:formula="of:=SQRT(2*[$Settings.$B$12]*[$Settings.$B$14]/([$Settings.$B$11]*[.B395]*[$Settings.$B$13]))*3.6" office:value-type="float" office:value="190.216554648479" calcext:value-type="float">
            <text:p>190.2166</text:p>
          </table:table-cell>
          <table:table-cell table:formula="of:=[.F395]" office:value-type="float" office:value="22.6965670114158" calcext:value-type="float">
            <text:p>22.7</text:p>
          </table:table-cell>
          <table:table-cell table:style-name="ce1" office:value-type="float" office:value="0.216" calcext:value-type="float">
            <text:p>0.2160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9" calcext:value-type="float">
            <text:p>0.22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42" calcext:value-type="float">
            <text:p>-0.0754</text:p>
          </table:table-cell>
          <table:table-cell table:formula="of:=[.C396]+[.B396]^2/(3.14159*[$Settings.$B$15]*[$Settings.$B$16])" office:value-type="float" office:value="0.00957846446440007" calcext:value-type="float">
            <text:p>0.0096</text:p>
          </table:table-cell>
          <table:table-cell table:style-name="ce2" table:formula="of:=IF([.B396]&gt;0;[.B396]/[.E396];0)" office:value-type="float" office:value="23.9077986718138" calcext:value-type="float">
            <text:p>23.9</text:p>
          </table:table-cell>
          <table:table-cell table:formula="of:=SQRT(2*[$Settings.$B$12]*[$Settings.$B$14]/([$Settings.$B$11]*[.B396]*[$Settings.$B$13]))*3.6" office:value-type="float" office:value="184.738513834374" calcext:value-type="float">
            <text:p>184.7385</text:p>
          </table:table-cell>
          <table:table-cell table:formula="of:=[.F396]" office:value-type="float" office:value="23.9077986718138" calcext:value-type="float">
            <text:p>23.9</text:p>
          </table:table-cell>
          <table:table-cell table:style-name="ce1" office:value-type="float" office:value="0.229" calcext:value-type="float">
            <text:p>0.2290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42" calcext:value-type="float">
            <text:p>0.24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65" calcext:value-type="float">
            <text:p>-0.0757</text:p>
          </table:table-cell>
          <table:table-cell table:formula="of:=[.C397]+[.B397]^2/(3.14159*[$Settings.$B$15]*[$Settings.$B$16])" office:value-type="float" office:value="0.00964367065641627" calcext:value-type="float">
            <text:p>0.0096</text:p>
          </table:table-cell>
          <table:table-cell table:style-name="ce2" table:formula="of:=IF([.B397]&gt;0;[.B397]/[.E397];0)" office:value-type="float" office:value="25.0941792416966" calcext:value-type="float">
            <text:p>25.1</text:p>
          </table:table-cell>
          <table:table-cell table:formula="of:=SQRT(2*[$Settings.$B$12]*[$Settings.$B$14]/([$Settings.$B$11]*[.B397]*[$Settings.$B$13]))*3.6" office:value-type="float" office:value="179.708038413746" calcext:value-type="float">
            <text:p>179.7080</text:p>
          </table:table-cell>
          <table:table-cell table:formula="of:=[.F397]" office:value-type="float" office:value="25.0941792416966" calcext:value-type="float">
            <text:p>25.1</text:p>
          </table:table-cell>
          <table:table-cell table:style-name="ce1" office:value-type="float" office:value="0.242" calcext:value-type="float">
            <text:p>0.242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5" calcext:value-type="float">
            <text:p>0.25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87" calcext:value-type="float">
            <text:p>-0.0759</text:p>
          </table:table-cell>
          <table:table-cell table:formula="of:=[.C398]+[.B398]^2/(3.14159*[$Settings.$B$15]*[$Settings.$B$16])" office:value-type="float" office:value="0.00971247634098539" calcext:value-type="float">
            <text:p>0.0097</text:p>
          </table:table-cell>
          <table:table-cell table:style-name="ce2" table:formula="of:=IF([.B398]&gt;0;[.B398]/[.E398];0)" office:value-type="float" office:value="26.2548902100212" calcext:value-type="float">
            <text:p>26.3</text:p>
          </table:table-cell>
          <table:table-cell table:formula="of:=SQRT(2*[$Settings.$B$12]*[$Settings.$B$14]/([$Settings.$B$11]*[.B398]*[$Settings.$B$13]))*3.6" office:value-type="float" office:value="175.067325257467" calcext:value-type="float">
            <text:p>175.0673</text:p>
          </table:table-cell>
          <table:table-cell table:formula="of:=[.F398]" office:value-type="float" office:value="26.2548902100212" calcext:value-type="float">
            <text:p>26.3</text:p>
          </table:table-cell>
          <table:table-cell table:style-name="ce1" office:value-type="float" office:value="0.255" calcext:value-type="float">
            <text:p>0.2550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" calcext:value-type="float">
            <text:p>0.26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1" calcext:value-type="float">
            <text:p>-0.0761</text:p>
          </table:table-cell>
          <table:table-cell table:formula="of:=[.C399]+[.B399]^2/(3.14159*[$Settings.$B$15]*[$Settings.$B$16])" office:value-type="float" office:value="0.00978488151810741" calcext:value-type="float">
            <text:p>0.0098</text:p>
          </table:table-cell>
          <table:table-cell table:style-name="ce2" table:formula="of:=IF([.B399]&gt;0;[.B399]/[.E399];0)" office:value-type="float" office:value="27.3891921434156" calcext:value-type="float">
            <text:p>27.4</text:p>
          </table:table-cell>
          <table:table-cell table:formula="of:=SQRT(2*[$Settings.$B$12]*[$Settings.$B$14]/([$Settings.$B$11]*[.B399]*[$Settings.$B$13]))*3.6" office:value-type="float" office:value="170.768510229677" calcext:value-type="float">
            <text:p>170.7685</text:p>
          </table:table-cell>
          <table:table-cell table:formula="of:=[.F399]" office:value-type="float" office:value="27.3891921434156" calcext:value-type="float">
            <text:p>27.4</text:p>
          </table:table-cell>
          <table:table-cell table:style-name="ce1" office:value-type="float" office:value="0.268" calcext:value-type="float">
            <text:p>0.2680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81" calcext:value-type="float">
            <text:p>0.28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32" calcext:value-type="float">
            <text:p>-0.0763</text:p>
          </table:table-cell>
          <table:table-cell table:formula="of:=[.C400]+[.B400]^2/(3.14159*[$Settings.$B$15]*[$Settings.$B$16])" office:value-type="float" office:value="0.00986088618778235" calcext:value-type="float">
            <text:p>0.0099</text:p>
          </table:table-cell>
          <table:table-cell table:style-name="ce2" table:formula="of:=IF([.B400]&gt;0;[.B400]/[.E400];0)" office:value-type="float" office:value="28.4964246264356" calcext:value-type="float">
            <text:p>28.5</text:p>
          </table:table-cell>
          <table:table-cell table:formula="of:=SQRT(2*[$Settings.$B$12]*[$Settings.$B$14]/([$Settings.$B$11]*[.B400]*[$Settings.$B$13]))*3.6" office:value-type="float" office:value="166.771573645006" calcext:value-type="float">
            <text:p>166.7716</text:p>
          </table:table-cell>
          <table:table-cell table:formula="of:=[.F400]" office:value-type="float" office:value="28.4964246264356" calcext:value-type="float">
            <text:p>28.5</text:p>
          </table:table-cell>
          <table:table-cell table:style-name="ce1" office:value-type="float" office:value="0.281" calcext:value-type="float">
            <text:p>0.2810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4" calcext:value-type="float">
            <text:p>0.29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55" calcext:value-type="float">
            <text:p>-0.0766</text:p>
          </table:table-cell>
          <table:table-cell table:formula="of:=[.C401]+[.B401]^2/(3.14159*[$Settings.$B$15]*[$Settings.$B$16])" office:value-type="float" office:value="0.00994049035001019" calcext:value-type="float">
            <text:p>0.0099</text:p>
          </table:table-cell>
          <table:table-cell table:style-name="ce2" table:formula="of:=IF([.B401]&gt;0;[.B401]/[.E401];0)" office:value-type="float" office:value="29.5760057751777" calcext:value-type="float">
            <text:p>29.6</text:p>
          </table:table-cell>
          <table:table-cell table:formula="of:=SQRT(2*[$Settings.$B$12]*[$Settings.$B$14]/([$Settings.$B$11]*[.B401]*[$Settings.$B$13]))*3.6" office:value-type="float" office:value="163.042761127267" calcext:value-type="float">
            <text:p>163.0428</text:p>
          </table:table-cell>
          <table:table-cell table:formula="of:=[.F401]" office:value-type="float" office:value="29.5760057751777" calcext:value-type="float">
            <text:p>29.6</text:p>
          </table:table-cell>
          <table:table-cell table:style-name="ce1" office:value-type="float" office:value="0.294" calcext:value-type="float">
            <text:p>0.2940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07" calcext:value-type="float">
            <text:p>0.30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77" calcext:value-type="float">
            <text:p>-0.0768</text:p>
          </table:table-cell>
          <table:table-cell table:formula="of:=[.C402]+[.B402]^2/(3.14159*[$Settings.$B$15]*[$Settings.$B$16])" office:value-type="float" office:value="0.010023694004791" calcext:value-type="float">
            <text:p>0.0100</text:p>
          </table:table-cell>
          <table:table-cell table:style-name="ce2" table:formula="of:=IF([.B402]&gt;0;[.B402]/[.E402];0)" office:value-type="float" office:value="30.6274313494871" calcext:value-type="float">
            <text:p>30.6</text:p>
          </table:table-cell>
          <table:table-cell table:formula="of:=SQRT(2*[$Settings.$B$12]*[$Settings.$B$14]/([$Settings.$B$11]*[.B402]*[$Settings.$B$13]))*3.6" office:value-type="float" office:value="159.553376394166" calcext:value-type="float">
            <text:p>159.5534</text:p>
          </table:table-cell>
          <table:table-cell table:formula="of:=[.F402]" office:value-type="float" office:value="30.6274313494871" calcext:value-type="float">
            <text:p>30.6</text:p>
          </table:table-cell>
          <table:table-cell table:style-name="ce1" office:value-type="float" office:value="0.307" calcext:value-type="float">
            <text:p>0.307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" calcext:value-type="float">
            <text:p>-0.0770</text:p>
          </table:table-cell>
          <table:table-cell table:formula="of:=[.C403]+[.B403]^2/(3.14159*[$Settings.$B$15]*[$Settings.$B$16])" office:value-type="float" office:value="0.0101104971521246" calcext:value-type="float">
            <text:p>0.0101</text:p>
          </table:table-cell>
          <table:table-cell table:style-name="ce2" table:formula="of:=IF([.B403]&gt;0;[.B403]/[.E403];0)" office:value-type="float" office:value="31.6502734915221" calcext:value-type="float">
            <text:p>31.7</text:p>
          </table:table-cell>
          <table:table-cell table:formula="of:=SQRT(2*[$Settings.$B$12]*[$Settings.$B$14]/([$Settings.$B$11]*[.B403]*[$Settings.$B$13]))*3.6" office:value-type="float" office:value="156.278846687829" calcext:value-type="float">
            <text:p>156.2788</text:p>
          </table:table-cell>
          <table:table-cell table:formula="of:=[.F403]" office:value-type="float" office:value="31.6502734915221" calcext:value-type="float">
            <text:p>31.7</text:p>
          </table:table-cell>
          <table:table-cell table:style-name="ce1" office:value-type="float" office:value="0.32" calcext:value-type="float">
            <text:p>0.3200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33" calcext:value-type="float">
            <text:p>0.33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22" calcext:value-type="float">
            <text:p>-0.0772</text:p>
          </table:table-cell>
          <table:table-cell table:formula="of:=[.C404]+[.B404]^2/(3.14159*[$Settings.$B$15]*[$Settings.$B$16])" office:value-type="float" office:value="0.0102008997920112" calcext:value-type="float">
            <text:p>0.0102</text:p>
          </table:table-cell>
          <table:table-cell table:style-name="ce2" table:formula="of:=IF([.B404]&gt;0;[.B404]/[.E404];0)" office:value-type="float" office:value="32.6441791204329" calcext:value-type="float">
            <text:p>32.6</text:p>
          </table:table-cell>
          <table:table-cell table:formula="of:=SQRT(2*[$Settings.$B$12]*[$Settings.$B$14]/([$Settings.$B$11]*[.B404]*[$Settings.$B$13]))*3.6" office:value-type="float" office:value="153.197990945131" calcext:value-type="float">
            <text:p>153.1980</text:p>
          </table:table-cell>
          <table:table-cell table:formula="of:=[.F404]" office:value-type="float" office:value="32.6441791204329" calcext:value-type="float">
            <text:p>32.6</text:p>
          </table:table-cell>
          <table:table-cell table:style-name="ce1" office:value-type="float" office:value="0.333" calcext:value-type="float">
            <text:p>0.3330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6" calcext:value-type="float">
            <text:p>0.34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45" calcext:value-type="float">
            <text:p>-0.0775</text:p>
          </table:table-cell>
          <table:table-cell table:formula="of:=[.C405]+[.B405]^2/(3.14159*[$Settings.$B$15]*[$Settings.$B$16])" office:value-type="float" office:value="0.0102949019244507" calcext:value-type="float">
            <text:p>0.0103</text:p>
          </table:table-cell>
          <table:table-cell table:style-name="ce2" table:formula="of:=IF([.B405]&gt;0;[.B405]/[.E405];0)" office:value-type="float" office:value="33.6088680143946" calcext:value-type="float">
            <text:p>33.6</text:p>
          </table:table-cell>
          <table:table-cell table:formula="of:=SQRT(2*[$Settings.$B$12]*[$Settings.$B$14]/([$Settings.$B$11]*[.B405]*[$Settings.$B$13]))*3.6" office:value-type="float" office:value="150.292440699463" calcext:value-type="float">
            <text:p>150.2924</text:p>
          </table:table-cell>
          <table:table-cell table:formula="of:=[.F405]" office:value-type="float" office:value="33.6088680143946" calcext:value-type="float">
            <text:p>33.6</text:p>
          </table:table-cell>
          <table:table-cell table:style-name="ce1" office:value-type="float" office:value="0.346" calcext:value-type="float">
            <text:p>0.3460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59" calcext:value-type="float">
            <text:p>0.3590</text:p>
          </table:table-cell>
          <table:table-cell table:style-name="ce7" office:value-type="float" office:value="0.00902" calcext:value-type="float">
            <text:p>0.0090</text:p>
          </table:table-cell>
          <table:table-cell office:value-type="float" office:value="-0.07767" calcext:value-type="float">
            <text:p>-0.0777</text:p>
          </table:table-cell>
          <table:table-cell table:formula="of:=[.C406]+[.B406]^2/(3.14159*[$Settings.$B$15]*[$Settings.$B$16])" office:value-type="float" office:value="0.0103925035494431" calcext:value-type="float">
            <text:p>0.0104</text:p>
          </table:table-cell>
          <table:table-cell table:style-name="ce2" table:formula="of:=IF([.B406]&gt;0;[.B406]/[.E406];0)" office:value-type="float" office:value="34.5441306122275" calcext:value-type="float">
            <text:p>34.5</text:p>
          </table:table-cell>
          <table:table-cell table:formula="of:=SQRT(2*[$Settings.$B$12]*[$Settings.$B$14]/([$Settings.$B$11]*[.B406]*[$Settings.$B$13]))*3.6" office:value-type="float" office:value="147.546177418912" calcext:value-type="float">
            <text:p>147.5462</text:p>
          </table:table-cell>
          <table:table-cell table:formula="of:=[.F406]" office:value-type="float" office:value="34.5441306122275" calcext:value-type="float">
            <text:p>34.5</text:p>
          </table:table-cell>
          <table:table-cell table:style-name="ce1" office:value-type="float" office:value="0.359" calcext:value-type="float">
            <text:p>0.3590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72" calcext:value-type="float">
            <text:p>0.37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79" calcext:value-type="float">
            <text:p>-0.0779</text:p>
          </table:table-cell>
          <table:table-cell table:formula="of:=[.C407]+[.B407]^2/(3.14159*[$Settings.$B$15]*[$Settings.$B$16])" office:value-type="float" office:value="0.0104737046669884" calcext:value-type="float">
            <text:p>0.0105</text:p>
          </table:table-cell>
          <table:table-cell table:style-name="ce2" table:formula="of:=IF([.B407]&gt;0;[.B407]/[.E407];0)" office:value-type="float" office:value="35.5175185693835" calcext:value-type="float">
            <text:p>35.5</text:p>
          </table:table-cell>
          <table:table-cell table:formula="of:=SQRT(2*[$Settings.$B$12]*[$Settings.$B$14]/([$Settings.$B$11]*[.B407]*[$Settings.$B$13]))*3.6" office:value-type="float" office:value="144.945159587373" calcext:value-type="float">
            <text:p>144.9452</text:p>
          </table:table-cell>
          <table:table-cell table:formula="of:=[.F407]" office:value-type="float" office:value="35.5175185693835" calcext:value-type="float">
            <text:p>35.5</text:p>
          </table:table-cell>
          <table:table-cell table:style-name="ce1" office:value-type="float" office:value="0.372" calcext:value-type="float">
            <text:p>0.3720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034" calcext:value-type="float">
            <text:p>0.390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13" calcext:value-type="float">
            <text:p>-0.0781</text:p>
          </table:table-cell>
          <table:table-cell table:formula="of:=[.C408]+[.B408]^2/(3.14159*[$Settings.$B$15]*[$Settings.$B$16])" office:value-type="float" office:value="0.010622597097113" calcext:value-type="float">
            <text:p>0.0106</text:p>
          </table:table-cell>
          <table:table-cell table:style-name="ce2" table:formula="of:=IF([.B408]&gt;0;[.B408]/[.E408];0)" office:value-type="float" office:value="36.7461927089456" calcext:value-type="float">
            <text:p>36.7</text:p>
          </table:table-cell>
          <table:table-cell table:formula="of:=SQRT(2*[$Settings.$B$12]*[$Settings.$B$14]/([$Settings.$B$11]*[.B408]*[$Settings.$B$13]))*3.6" office:value-type="float" office:value="141.499093566741" calcext:value-type="float">
            <text:p>141.4991</text:p>
          </table:table-cell>
          <table:table-cell table:formula="of:=[.F408]" office:value-type="float" office:value="36.7461927089456" calcext:value-type="float">
            <text:p>36.7</text:p>
          </table:table-cell>
          <table:table-cell table:style-name="ce1" office:value-type="float" office:value="0.39034" calcext:value-type="float">
            <text:p>0.3903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0841" calcext:value-type="float">
            <text:p>0.408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35" calcext:value-type="float">
            <text:p>-0.0784</text:p>
          </table:table-cell>
          <table:table-cell table:formula="of:=[.C409]+[.B409]^2/(3.14159*[$Settings.$B$15]*[$Settings.$B$16])" office:value-type="float" office:value="0.0107763040817486" calcext:value-type="float">
            <text:p>0.0108</text:p>
          </table:table-cell>
          <table:table-cell table:style-name="ce2" table:formula="of:=IF([.B409]&gt;0;[.B409]/[.E409];0)" office:value-type="float" office:value="37.8988934333903" calcext:value-type="float">
            <text:p>37.9</text:p>
          </table:table-cell>
          <table:table-cell table:formula="of:=SQRT(2*[$Settings.$B$12]*[$Settings.$B$14]/([$Settings.$B$11]*[.B409]*[$Settings.$B$13]))*3.6" office:value-type="float" office:value="138.333384629898" calcext:value-type="float">
            <text:p>138.3334</text:p>
          </table:table-cell>
          <table:table-cell table:formula="of:=[.F409]" office:value-type="float" office:value="37.8988934333903" calcext:value-type="float">
            <text:p>37.9</text:p>
          </table:table-cell>
          <table:table-cell table:style-name="ce1" office:value-type="float" office:value="0.40841" calcext:value-type="float">
            <text:p>0.4084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2622" calcext:value-type="float">
            <text:p>0.426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58" calcext:value-type="float">
            <text:p>-0.0786</text:p>
          </table:table-cell>
          <table:table-cell table:formula="of:=[.C410]+[.B410]^2/(3.14159*[$Settings.$B$15]*[$Settings.$B$16])" office:value-type="float" office:value="0.0109346046557151" calcext:value-type="float">
            <text:p>0.0109</text:p>
          </table:table-cell>
          <table:table-cell table:style-name="ce2" table:formula="of:=IF([.B410]&gt;0;[.B410]/[.E410];0)" office:value-type="float" office:value="38.9790041267959" calcext:value-type="float">
            <text:p>39.0</text:p>
          </table:table-cell>
          <table:table-cell table:formula="of:=SQRT(2*[$Settings.$B$12]*[$Settings.$B$14]/([$Settings.$B$11]*[.B410]*[$Settings.$B$13]))*3.6" office:value-type="float" office:value="135.412349767941" calcext:value-type="float">
            <text:p>135.4123</text:p>
          </table:table-cell>
          <table:table-cell table:formula="of:=[.F410]" office:value-type="float" office:value="38.9790041267959" calcext:value-type="float">
            <text:p>39.0</text:p>
          </table:table-cell>
          <table:table-cell table:style-name="ce1" office:value-type="float" office:value="0.42622" calcext:value-type="float">
            <text:p>0.4262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4376" calcext:value-type="float">
            <text:p>0.443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8" calcext:value-type="float">
            <text:p>-0.0788</text:p>
          </table:table-cell>
          <table:table-cell table:formula="of:=[.C411]+[.B411]^2/(3.14159*[$Settings.$B$15]*[$Settings.$B$16])" office:value-type="float" office:value="0.0110971084242267" calcext:value-type="float">
            <text:p>0.0111</text:p>
          </table:table-cell>
          <table:table-cell table:style-name="ce2" table:formula="of:=IF([.B411]&gt;0;[.B411]/[.E411];0)" office:value-type="float" office:value="39.9887955524705" calcext:value-type="float">
            <text:p>40.0</text:p>
          </table:table-cell>
          <table:table-cell table:formula="of:=SQRT(2*[$Settings.$B$12]*[$Settings.$B$14]/([$Settings.$B$11]*[.B411]*[$Settings.$B$13]))*3.6" office:value-type="float" office:value="132.709224173357" calcext:value-type="float">
            <text:p>132.7092</text:p>
          </table:table-cell>
          <table:table-cell table:formula="of:=[.F411]" office:value-type="float" office:value="39.9887955524705" calcext:value-type="float">
            <text:p>40.0</text:p>
          </table:table-cell>
          <table:table-cell table:style-name="ce1" office:value-type="float" office:value="0.44376" calcext:value-type="float">
            <text:p>0.4438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6103" calcext:value-type="float">
            <text:p>0.46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03" calcext:value-type="float">
            <text:p>-0.0790</text:p>
          </table:table-cell>
          <table:table-cell table:formula="of:=[.C412]+[.B412]^2/(3.14159*[$Settings.$B$15]*[$Settings.$B$16])" office:value-type="float" office:value="0.0112635127871031" calcext:value-type="float">
            <text:p>0.0113</text:p>
          </table:table-cell>
          <table:table-cell table:style-name="ce2" table:formula="of:=IF([.B412]&gt;0;[.B412]/[.E412];0)" office:value-type="float" office:value="40.9312803842056" calcext:value-type="float">
            <text:p>40.9</text:p>
          </table:table-cell>
          <table:table-cell table:formula="of:=SQRT(2*[$Settings.$B$12]*[$Settings.$B$14]/([$Settings.$B$11]*[.B412]*[$Settings.$B$13]))*3.6" office:value-type="float" office:value="130.199882833134" calcext:value-type="float">
            <text:p>130.1999</text:p>
          </table:table-cell>
          <table:table-cell table:formula="of:=[.F412]" office:value-type="float" office:value="40.9312803842056" calcext:value-type="float">
            <text:p>40.9</text:p>
          </table:table-cell>
          <table:table-cell table:style-name="ce1" office:value-type="float" office:value="0.46103" calcext:value-type="float">
            <text:p>0.461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04" calcext:value-type="float">
            <text:p>0.47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25" calcext:value-type="float">
            <text:p>-0.0793</text:p>
          </table:table-cell>
          <table:table-cell table:formula="of:=[.C413]+[.B413]^2/(3.14159*[$Settings.$B$15]*[$Settings.$B$16])" office:value-type="float" office:value="0.0114336216177923" calcext:value-type="float">
            <text:p>0.0114</text:p>
          </table:table-cell>
          <table:table-cell table:style-name="ce2" table:formula="of:=IF([.B413]&gt;0;[.B413]/[.E413];0)" office:value-type="float" office:value="41.8100245031812" calcext:value-type="float">
            <text:p>41.8</text:p>
          </table:table-cell>
          <table:table-cell table:formula="of:=SQRT(2*[$Settings.$B$12]*[$Settings.$B$14]/([$Settings.$B$11]*[.B413]*[$Settings.$B$13]))*3.6" office:value-type="float" office:value="127.862463558308" calcext:value-type="float">
            <text:p>127.8625</text:p>
          </table:table-cell>
          <table:table-cell table:formula="of:=[.F413]" office:value-type="float" office:value="41.8100245031812" calcext:value-type="float">
            <text:p>41.8</text:p>
          </table:table-cell>
          <table:table-cell table:style-name="ce1" office:value-type="float" office:value="0.47804" calcext:value-type="float">
            <text:p>0.4780</text:p>
          </table:table-cell>
          <table:table-cell table:number-columns-repeated="1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9479" calcext:value-type="float">
            <text:p>0.494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48" calcext:value-type="float">
            <text:p>-0.0795</text:p>
          </table:table-cell>
          <table:table-cell table:formula="of:=[.C414]+[.B414]^2/(3.14159*[$Settings.$B$15]*[$Settings.$B$16])" office:value-type="float" office:value="0.0116071523284408" calcext:value-type="float">
            <text:p>0.0116</text:p>
          </table:table-cell>
          <table:table-cell table:style-name="ce2" table:formula="of:=IF([.B414]&gt;0;[.B414]/[.E414];0)" office:value-type="float" office:value="42.6280267544716" calcext:value-type="float">
            <text:p>42.6</text:p>
          </table:table-cell>
          <table:table-cell table:formula="of:=SQRT(2*[$Settings.$B$12]*[$Settings.$B$14]/([$Settings.$B$11]*[.B414]*[$Settings.$B$13]))*3.6" office:value-type="float" office:value="125.679582650605" calcext:value-type="float">
            <text:p>125.6796</text:p>
          </table:table-cell>
          <table:table-cell table:formula="of:=[.F414]" office:value-type="float" office:value="42.6280267544716" calcext:value-type="float">
            <text:p>42.6</text:p>
          </table:table-cell>
          <table:table-cell table:style-name="ce1" office:value-type="float" office:value="0.49479" calcext:value-type="float">
            <text:p>0.4948</text:p>
          </table:table-cell>
          <table:table-cell table:number-columns-repeated="1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1128" calcext:value-type="float">
            <text:p>0.51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7" calcext:value-type="float">
            <text:p>-0.0797</text:p>
          </table:table-cell>
          <table:table-cell table:formula="of:=[.C415]+[.B415]^2/(3.14159*[$Settings.$B$15]*[$Settings.$B$16])" office:value-type="float" office:value="0.0117838266505856" calcext:value-type="float">
            <text:p>0.0118</text:p>
          </table:table-cell>
          <table:table-cell table:style-name="ce2" table:formula="of:=IF([.B415]&gt;0;[.B415]/[.E415];0)" office:value-type="float" office:value="43.3882825299873" calcext:value-type="float">
            <text:p>43.4</text:p>
          </table:table-cell>
          <table:table-cell table:formula="of:=SQRT(2*[$Settings.$B$12]*[$Settings.$B$14]/([$Settings.$B$11]*[.B415]*[$Settings.$B$13]))*3.6" office:value-type="float" office:value="123.636238723247" calcext:value-type="float">
            <text:p>123.6362</text:p>
          </table:table-cell>
          <table:table-cell table:formula="of:=[.F415]" office:value-type="float" office:value="43.3882825299873" calcext:value-type="float">
            <text:p>43.4</text:p>
          </table:table-cell>
          <table:table-cell table:style-name="ce1" office:value-type="float" office:value="0.51128" calcext:value-type="float">
            <text:p>0.5113</text:p>
          </table:table-cell>
          <table:table-cell table:number-columns-repeated="1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275" calcext:value-type="float">
            <text:p>0.527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93" calcext:value-type="float">
            <text:p>-0.0799</text:p>
          </table:table-cell>
          <table:table-cell table:formula="of:=[.C416]+[.B416]^2/(3.14159*[$Settings.$B$15]*[$Settings.$B$16])" office:value-type="float" office:value="0.0119632582830652" calcext:value-type="float">
            <text:p>0.0120</text:p>
          </table:table-cell>
          <table:table-cell table:style-name="ce2" table:formula="of:=IF([.B416]&gt;0;[.B416]/[.E416];0)" office:value-type="float" office:value="44.0933387475811" calcext:value-type="float">
            <text:p>44.1</text:p>
          </table:table-cell>
          <table:table-cell table:formula="of:=SQRT(2*[$Settings.$B$12]*[$Settings.$B$14]/([$Settings.$B$11]*[.B416]*[$Settings.$B$13]))*3.6" office:value-type="float" office:value="121.720563634488" calcext:value-type="float">
            <text:p>121.7206</text:p>
          </table:table-cell>
          <table:table-cell table:formula="of:=[.F416]" office:value-type="float" office:value="44.0933387475811" calcext:value-type="float">
            <text:p>44.1</text:p>
          </table:table-cell>
          <table:table-cell table:style-name="ce1" office:value-type="float" office:value="0.5275" calcext:value-type="float">
            <text:p>0.5275</text:p>
          </table:table-cell>
          <table:table-cell table:number-columns-repeated="1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4347" calcext:value-type="float">
            <text:p>0.543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15" calcext:value-type="float">
            <text:p>-0.0802</text:p>
          </table:table-cell>
          <table:table-cell table:formula="of:=[.C417]+[.B417]^2/(3.14159*[$Settings.$B$15]*[$Settings.$B$16])" office:value-type="float" office:value="0.0121453988989649" calcext:value-type="float">
            <text:p>0.0121</text:p>
          </table:table-cell>
          <table:table-cell table:style-name="ce2" table:formula="of:=IF([.B417]&gt;0;[.B417]/[.E417];0)" office:value-type="float" office:value="44.7469864531431" calcext:value-type="float">
            <text:p>44.7</text:p>
          </table:table-cell>
          <table:table-cell table:formula="of:=SQRT(2*[$Settings.$B$12]*[$Settings.$B$14]/([$Settings.$B$11]*[.B417]*[$Settings.$B$13]))*3.6" office:value-type="float" office:value="119.918834486197" calcext:value-type="float">
            <text:p>119.9188</text:p>
          </table:table-cell>
          <table:table-cell table:formula="of:=[.F417]" office:value-type="float" office:value="44.7469864531431" calcext:value-type="float">
            <text:p>44.7</text:p>
          </table:table-cell>
          <table:table-cell table:style-name="ce1" office:value-type="float" office:value="0.54347" calcext:value-type="float">
            <text:p>0.5435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5918" calcext:value-type="float">
            <text:p>0.55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38" calcext:value-type="float">
            <text:p>-0.0804</text:p>
          </table:table-cell>
          <table:table-cell table:formula="of:=[.C418]+[.B418]^2/(3.14159*[$Settings.$B$15]*[$Settings.$B$16])" office:value-type="float" office:value="0.0123298742926959" calcext:value-type="float">
            <text:p>0.0123</text:p>
          </table:table-cell>
          <table:table-cell table:style-name="ce2" table:formula="of:=IF([.B418]&gt;0;[.B418]/[.E418];0)" office:value-type="float" office:value="45.3516383643307" calcext:value-type="float">
            <text:p>45.4</text:p>
          </table:table-cell>
          <table:table-cell table:formula="of:=SQRT(2*[$Settings.$B$12]*[$Settings.$B$14]/([$Settings.$B$11]*[.B418]*[$Settings.$B$13]))*3.6" office:value-type="float" office:value="118.222291176504" calcext:value-type="float">
            <text:p>118.2223</text:p>
          </table:table-cell>
          <table:table-cell table:formula="of:=[.F418]" office:value-type="float" office:value="45.3516383643307" calcext:value-type="float">
            <text:p>45.4</text:p>
          </table:table-cell>
          <table:table-cell table:style-name="ce1" office:value-type="float" office:value="0.55918" calcext:value-type="float">
            <text:p>0.5592</text:p>
          </table:table-cell>
          <table:table-cell table:number-columns-repeated="1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7463" calcext:value-type="float">
            <text:p>0.574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6" calcext:value-type="float">
            <text:p>-0.0806</text:p>
          </table:table-cell>
          <table:table-cell table:formula="of:=[.C419]+[.B419]^2/(3.14159*[$Settings.$B$15]*[$Settings.$B$16])" office:value-type="float" office:value="0.0125164234733597" calcext:value-type="float">
            <text:p>0.0125</text:p>
          </table:table-cell>
          <table:table-cell table:style-name="ce2" table:formula="of:=IF([.B419]&gt;0;[.B419]/[.E419];0)" office:value-type="float" office:value="45.9100797622466" calcext:value-type="float">
            <text:p>45.9</text:p>
          </table:table-cell>
          <table:table-cell table:formula="of:=SQRT(2*[$Settings.$B$12]*[$Settings.$B$14]/([$Settings.$B$11]*[.B419]*[$Settings.$B$13]))*3.6" office:value-type="float" office:value="116.622148716915" calcext:value-type="float">
            <text:p>116.6221</text:p>
          </table:table-cell>
          <table:table-cell table:formula="of:=[.F419]" office:value-type="float" office:value="45.9100797622466" calcext:value-type="float">
            <text:p>45.9</text:p>
          </table:table-cell>
          <table:table-cell table:style-name="ce1" office:value-type="float" office:value="0.57463" calcext:value-type="float">
            <text:p>0.5746</text:p>
          </table:table-cell>
          <table:table-cell table:number-columns-repeated="1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8983" calcext:value-type="float">
            <text:p>0.589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83" calcext:value-type="float">
            <text:p>-0.0808</text:p>
          </table:table-cell>
          <table:table-cell table:formula="of:=[.C420]+[.B420]^2/(3.14159*[$Settings.$B$15]*[$Settings.$B$16])" office:value-type="float" office:value="0.0127049153949339" calcext:value-type="float">
            <text:p>0.0127</text:p>
          </table:table-cell>
          <table:table-cell table:style-name="ce2" table:formula="of:=IF([.B420]&gt;0;[.B420]/[.E420];0)" office:value-type="float" office:value="46.4253386712984" calcext:value-type="float">
            <text:p>46.4</text:p>
          </table:table-cell>
          <table:table-cell table:formula="of:=SQRT(2*[$Settings.$B$12]*[$Settings.$B$14]/([$Settings.$B$11]*[.B420]*[$Settings.$B$13]))*3.6" office:value-type="float" office:value="115.109656449517" calcext:value-type="float">
            <text:p>115.1097</text:p>
          </table:table-cell>
          <table:table-cell table:formula="of:=[.F420]" office:value-type="float" office:value="46.4253386712984" calcext:value-type="float">
            <text:p>46.4</text:p>
          </table:table-cell>
          <table:table-cell table:style-name="ce1" office:value-type="float" office:value="0.58983" calcext:value-type="float">
            <text:p>0.5898</text:p>
          </table:table-cell>
          <table:table-cell table:number-columns-repeated="1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0477" calcext:value-type="float">
            <text:p>0.604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05" calcext:value-type="float">
            <text:p>-0.0811</text:p>
          </table:table-cell>
          <table:table-cell table:formula="of:=[.C421]+[.B421]^2/(3.14159*[$Settings.$B$15]*[$Settings.$B$16])" office:value-type="float" office:value="0.0128949784417605" calcext:value-type="float">
            <text:p>0.0129</text:p>
          </table:table-cell>
          <table:table-cell table:style-name="ce2" table:formula="of:=IF([.B421]&gt;0;[.B421]/[.E421];0)" office:value-type="float" office:value="46.8996518863068" calcext:value-type="float">
            <text:p>46.9</text:p>
          </table:table-cell>
          <table:table-cell table:formula="of:=SQRT(2*[$Settings.$B$12]*[$Settings.$B$14]/([$Settings.$B$11]*[.B421]*[$Settings.$B$13]))*3.6" office:value-type="float" office:value="113.678953495894" calcext:value-type="float">
            <text:p>113.6790</text:p>
          </table:table-cell>
          <table:table-cell table:formula="of:=[.F421]" office:value-type="float" office:value="46.8996518863068" calcext:value-type="float">
            <text:p>46.9</text:p>
          </table:table-cell>
          <table:table-cell table:style-name="ce1" office:value-type="float" office:value="0.60477" calcext:value-type="float">
            <text:p>0.6048</text:p>
          </table:table-cell>
          <table:table-cell table:number-columns-repeated="1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1946" calcext:value-type="float">
            <text:p>0.61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28" calcext:value-type="float">
            <text:p>-0.0813</text:p>
          </table:table-cell>
          <table:table-cell table:formula="of:=[.C422]+[.B422]^2/(3.14159*[$Settings.$B$15]*[$Settings.$B$16])" office:value-type="float" office:value="0.013086496351295" calcext:value-type="float">
            <text:p>0.0131</text:p>
          </table:table-cell>
          <table:table-cell table:style-name="ce2" table:formula="of:=IF([.B422]&gt;0;[.B422]/[.E422];0)" office:value-type="float" office:value="47.3358172708082" calcext:value-type="float">
            <text:p>47.3</text:p>
          </table:table-cell>
          <table:table-cell table:formula="of:=SQRT(2*[$Settings.$B$12]*[$Settings.$B$14]/([$Settings.$B$11]*[.B422]*[$Settings.$B$13]))*3.6" office:value-type="float" office:value="112.322963333378" calcext:value-type="float">
            <text:p>112.3230</text:p>
          </table:table-cell>
          <table:table-cell table:formula="of:=[.F422]" office:value-type="float" office:value="47.3358172708082" calcext:value-type="float">
            <text:p>47.3</text:p>
          </table:table-cell>
          <table:table-cell table:style-name="ce1" office:value-type="float" office:value="0.61946" calcext:value-type="float">
            <text:p>0.619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9" calcext:value-type="float">
            <text:p>0.633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5" calcext:value-type="float">
            <text:p>-0.0815</text:p>
          </table:table-cell>
          <table:table-cell table:formula="of:=[.C423]+[.B423]^2/(3.14159*[$Settings.$B$15]*[$Settings.$B$16])" office:value-type="float" office:value="0.0132792344643114" calcext:value-type="float">
            <text:p>0.0133</text:p>
          </table:table-cell>
          <table:table-cell table:style-name="ce2" table:formula="of:=IF([.B423]&gt;0;[.B423]/[.E423];0)" office:value-type="float" office:value="47.7361855236187" calcext:value-type="float">
            <text:p>47.7</text:p>
          </table:table-cell>
          <table:table-cell table:formula="of:=SQRT(2*[$Settings.$B$12]*[$Settings.$B$14]/([$Settings.$B$11]*[.B423]*[$Settings.$B$13]))*3.6" office:value-type="float" office:value="111.036256335296" calcext:value-type="float">
            <text:p>111.0363</text:p>
          </table:table-cell>
          <table:table-cell table:formula="of:=[.F423]" office:value-type="float" office:value="47.7361855236187" calcext:value-type="float">
            <text:p>47.7</text:p>
          </table:table-cell>
          <table:table-cell table:style-name="ce1" office:value-type="float" office:value="0.6339" calcext:value-type="float">
            <text:p>0.6339</text:p>
          </table:table-cell>
          <table:table-cell table:number-columns-repeated="16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7" office:value-type="float" office:value="0.62" calcext:value-type="float">
            <text:p>0.62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73" calcext:value-type="float">
            <text:p>-0.0817</text:p>
          </table:table-cell>
          <table:table-cell table:formula="of:=[.C424]+[.B424]^2/(3.14159*[$Settings.$B$15]*[$Settings.$B$16])" office:value-type="float" office:value="0.0130936240749678" calcext:value-type="float">
            <text:p>0.0131</text:p>
          </table:table-cell>
          <table:table-cell table:style-name="ce2" table:formula="of:=IF([.B424]&gt;0;[.B424]/[.E424];0)" office:value-type="float" office:value="47.3512907083766" calcext:value-type="float">
            <text:p>47.4</text:p>
          </table:table-cell>
          <table:table-cell table:formula="of:=SQRT(2*[$Settings.$B$12]*[$Settings.$B$14]/([$Settings.$B$11]*[.B424]*[$Settings.$B$13]))*3.6" office:value-type="float" office:value="112.274037839054" calcext:value-type="float">
            <text:p>112.2740</text:p>
          </table:table-cell>
          <table:table-cell table:formula="of:=[.F424]" office:value-type="float" office:value="47.3512907083766" calcext:value-type="float">
            <text:p>47.4</text:p>
          </table:table-cell>
          <table:table-cell table:style-name="ce1" office:value-type="float" office:value="0.64809" calcext:value-type="float">
            <text:p>0.6481</text:p>
          </table:table-cell>
          <table:table-cell table:number-columns-repeated="1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203" calcext:value-type="float">
            <text:p>0.66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95" calcext:value-type="float">
            <text:p>-0.0820</text:p>
          </table:table-cell>
          <table:table-cell table:formula="of:=[.C425]+[.B425]^2/(3.14159*[$Settings.$B$15]*[$Settings.$B$16])" office:value-type="float" office:value="0.0136674526314847" calcext:value-type="float">
            <text:p>0.0137</text:p>
          </table:table-cell>
          <table:table-cell table:style-name="ce2" table:formula="of:=IF([.B425]&gt;0;[.B425]/[.E425];0)" office:value-type="float" office:value="48.4384338362315" calcext:value-type="float">
            <text:p>48.4</text:p>
          </table:table-cell>
          <table:table-cell table:formula="of:=SQRT(2*[$Settings.$B$12]*[$Settings.$B$14]/([$Settings.$B$11]*[.B425]*[$Settings.$B$13]))*3.6" office:value-type="float" office:value="108.651656437041" calcext:value-type="float">
            <text:p>108.6517</text:p>
          </table:table-cell>
          <table:table-cell table:formula="of:=[.F425]" office:value-type="float" office:value="48.4384338362315" calcext:value-type="float">
            <text:p>48.4</text:p>
          </table:table-cell>
          <table:table-cell table:style-name="ce1" office:value-type="float" office:value="0.66203" calcext:value-type="float">
            <text:p>0.6620</text:p>
          </table:table-cell>
          <table:table-cell table:number-columns-repeated="1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72" calcext:value-type="float">
            <text:p>0.675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18" calcext:value-type="float">
            <text:p>-0.0822</text:p>
          </table:table-cell>
          <table:table-cell table:formula="of:=[.C426]+[.B426]^2/(3.14159*[$Settings.$B$15]*[$Settings.$B$16])" office:value-type="float" office:value="0.0138624833347888" calcext:value-type="float">
            <text:p>0.0139</text:p>
          </table:table-cell>
          <table:table-cell table:style-name="ce2" table:formula="of:=IF([.B426]&gt;0;[.B426]/[.E426];0)" office:value-type="float" office:value="48.7445130631276" calcext:value-type="float">
            <text:p>48.7</text:p>
          </table:table-cell>
          <table:table-cell table:formula="of:=SQRT(2*[$Settings.$B$12]*[$Settings.$B$14]/([$Settings.$B$11]*[.B426]*[$Settings.$B$13]))*3.6" office:value-type="float" office:value="107.545390294407" calcext:value-type="float">
            <text:p>107.5454</text:p>
          </table:table-cell>
          <table:table-cell table:formula="of:=[.F426]" office:value-type="float" office:value="48.7445130631276" calcext:value-type="float">
            <text:p>48.7</text:p>
          </table:table-cell>
          <table:table-cell table:style-name="ce1" office:value-type="float" office:value="0.67572" calcext:value-type="float">
            <text:p>0.6757</text:p>
          </table:table-cell>
          <table:table-cell table:number-columns-repeated="1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68916" calcext:value-type="float">
            <text:p>0.68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4" calcext:value-type="float">
            <text:p>-0.0824</text:p>
          </table:table-cell>
          <table:table-cell table:formula="of:=[.C427]+[.B427]^2/(3.14159*[$Settings.$B$15]*[$Settings.$B$16])" office:value-type="float" office:value="0.014057835539869" calcext:value-type="float">
            <text:p>0.0141</text:p>
          </table:table-cell>
          <table:table-cell table:style-name="ce2" table:formula="of:=IF([.B427]&gt;0;[.B427]/[.E427];0)" office:value-type="float" office:value="49.023194078882" calcext:value-type="float">
            <text:p>49.0</text:p>
          </table:table-cell>
          <table:table-cell table:formula="of:=SQRT(2*[$Settings.$B$12]*[$Settings.$B$14]/([$Settings.$B$11]*[.B427]*[$Settings.$B$13]))*3.6" office:value-type="float" office:value="106.491551774657" calcext:value-type="float">
            <text:p>106.4916</text:p>
          </table:table-cell>
          <table:table-cell table:formula="of:=[.F427]" office:value-type="float" office:value="49.023194078882" calcext:value-type="float">
            <text:p>49.0</text:p>
          </table:table-cell>
          <table:table-cell table:style-name="ce1" office:value-type="float" office:value="0.68916" calcext:value-type="float">
            <text:p>0.6892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0236" calcext:value-type="float">
            <text:p>0.702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63" calcext:value-type="float">
            <text:p>-0.0826</text:p>
          </table:table-cell>
          <table:table-cell table:formula="of:=[.C428]+[.B428]^2/(3.14159*[$Settings.$B$15]*[$Settings.$B$16])" office:value-type="float" office:value="0.014253444148092" calcext:value-type="float">
            <text:p>0.0143</text:p>
          </table:table-cell>
          <table:table-cell table:style-name="ce2" table:formula="of:=IF([.B428]&gt;0;[.B428]/[.E428];0)" office:value-type="float" office:value="49.2765111858258" calcext:value-type="float">
            <text:p>49.3</text:p>
          </table:table-cell>
          <table:table-cell table:formula="of:=SQRT(2*[$Settings.$B$12]*[$Settings.$B$14]/([$Settings.$B$11]*[.B428]*[$Settings.$B$13]))*3.6" office:value-type="float" office:value="105.486115933532" calcext:value-type="float">
            <text:p>105.4861</text:p>
          </table:table-cell>
          <table:table-cell table:formula="of:=[.F428]" office:value-type="float" office:value="49.2765111858258" calcext:value-type="float">
            <text:p>49.3</text:p>
          </table:table-cell>
          <table:table-cell table:style-name="ce1" office:value-type="float" office:value="0.70236" calcext:value-type="float">
            <text:p>0.7024</text:p>
          </table:table-cell>
          <table:table-cell table:number-columns-repeated="16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7" office:value-type="float" office:value="0.67" calcext:value-type="float">
            <text:p>0.67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85" calcext:value-type="float">
            <text:p>-0.0829</text:p>
          </table:table-cell>
          <table:table-cell table:formula="of:=[.C429]+[.B429]^2/(3.14159*[$Settings.$B$15]*[$Settings.$B$16])" office:value-type="float" office:value="0.0137805094881713" calcext:value-type="float">
            <text:p>0.0138</text:p>
          </table:table-cell>
          <table:table-cell table:style-name="ce2" table:formula="of:=IF([.B429]&gt;0;[.B429]/[.E429];0)" office:value-type="float" office:value="48.6193925250081" calcext:value-type="float">
            <text:p>48.6</text:p>
          </table:table-cell>
          <table:table-cell table:formula="of:=SQRT(2*[$Settings.$B$12]*[$Settings.$B$14]/([$Settings.$B$11]*[.B429]*[$Settings.$B$13]))*3.6" office:value-type="float" office:value="108.003488991908" calcext:value-type="float">
            <text:p>108.0035</text:p>
          </table:table-cell>
          <table:table-cell table:formula="of:=[.F429]" office:value-type="float" office:value="48.6193925250081" calcext:value-type="float">
            <text:p>48.6</text:p>
          </table:table-cell>
          <table:table-cell table:style-name="ce1" office:value-type="float" office:value="0.71531" calcext:value-type="float">
            <text:p>0.7153</text:p>
          </table:table-cell>
          <table:table-cell table:number-columns-repeated="1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2803" calcext:value-type="float">
            <text:p>0.72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08" calcext:value-type="float">
            <text:p>-0.0831</text:p>
          </table:table-cell>
          <table:table-cell table:formula="of:=[.C430]+[.B430]^2/(3.14159*[$Settings.$B$15]*[$Settings.$B$16])" office:value-type="float" office:value="0.0146444694977409" calcext:value-type="float">
            <text:p>0.0146</text:p>
          </table:table-cell>
          <table:table-cell table:style-name="ce2" table:formula="of:=IF([.B430]&gt;0;[.B430]/[.E430];0)" office:value-type="float" office:value="49.7136478799938" calcext:value-type="float">
            <text:p>49.7</text:p>
          </table:table-cell>
          <table:table-cell table:formula="of:=SQRT(2*[$Settings.$B$12]*[$Settings.$B$14]/([$Settings.$B$11]*[.B430]*[$Settings.$B$13]))*3.6" office:value-type="float" office:value="103.609731644487" calcext:value-type="float">
            <text:p>103.6097</text:p>
          </table:table-cell>
          <table:table-cell table:formula="of:=[.F430]" office:value-type="float" office:value="49.7136478799938" calcext:value-type="float">
            <text:p>49.7</text:p>
          </table:table-cell>
          <table:table-cell table:style-name="ce1" office:value-type="float" office:value="0.72803" calcext:value-type="float">
            <text:p>0.7280</text:p>
          </table:table-cell>
          <table:table-cell table:number-columns-repeated="1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405" calcext:value-type="float">
            <text:p>0.740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3" calcext:value-type="float">
            <text:p>-0.0833</text:p>
          </table:table-cell>
          <table:table-cell table:formula="of:=[.C431]+[.B431]^2/(3.14159*[$Settings.$B$15]*[$Settings.$B$16])" office:value-type="float" office:value="0.0148394871193389" calcext:value-type="float">
            <text:p>0.0148</text:p>
          </table:table-cell>
          <table:table-cell table:style-name="ce2" table:formula="of:=IF([.B431]&gt;0;[.B431]/[.E431];0)" office:value-type="float" office:value="49.9006464337286" calcext:value-type="float">
            <text:p>49.9</text:p>
          </table:table-cell>
          <table:table-cell table:formula="of:=SQRT(2*[$Settings.$B$12]*[$Settings.$B$14]/([$Settings.$B$11]*[.B431]*[$Settings.$B$13]))*3.6" office:value-type="float" office:value="102.733635082505" calcext:value-type="float">
            <text:p>102.7336</text:p>
          </table:table-cell>
          <table:table-cell table:formula="of:=[.F431]" office:value-type="float" office:value="49.9006464337286" calcext:value-type="float">
            <text:p>49.9</text:p>
          </table:table-cell>
          <table:table-cell table:style-name="ce1" office:value-type="float" office:value="0.7405" calcext:value-type="float">
            <text:p>0.7405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5273" calcext:value-type="float">
            <text:p>0.752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53" calcext:value-type="float">
            <text:p>-0.0835</text:p>
          </table:table-cell>
          <table:table-cell table:formula="of:=[.C432]+[.B432]^2/(3.14159*[$Settings.$B$15]*[$Settings.$B$16])" office:value-type="float" office:value="0.0150339683718191" calcext:value-type="float">
            <text:p>0.0150</text:p>
          </table:table-cell>
          <table:table-cell table:style-name="ce2" table:formula="of:=IF([.B432]&gt;0;[.B432]/[.E432];0)" office:value-type="float" office:value="50.0686167074143" calcext:value-type="float">
            <text:p>50.1</text:p>
          </table:table-cell>
          <table:table-cell table:formula="of:=SQRT(2*[$Settings.$B$12]*[$Settings.$B$14]/([$Settings.$B$11]*[.B432]*[$Settings.$B$13]))*3.6" office:value-type="float" office:value="101.895633593515" calcext:value-type="float">
            <text:p>101.8956</text:p>
          </table:table-cell>
          <table:table-cell table:formula="of:=[.F432]" office:value-type="float" office:value="50.0686167074143" calcext:value-type="float">
            <text:p>50.1</text:p>
          </table:table-cell>
          <table:table-cell table:style-name="ce1" office:value-type="float" office:value="0.75273" calcext:value-type="float">
            <text:p>0.752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7" calcext:value-type="float">
            <text:p>0.70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75" calcext:value-type="float">
            <text:p>-0.0838</text:p>
          </table:table-cell>
          <table:table-cell table:formula="of:=[.C433]+[.B433]^2/(3.14159*[$Settings.$B$15]*[$Settings.$B$16])" office:value-type="float" office:value="0.0142181992630963" calcext:value-type="float">
            <text:p>0.0142</text:p>
          </table:table-cell>
          <table:table-cell table:style-name="ce2" table:formula="of:=IF([.B433]&gt;0;[.B433]/[.E433];0)" office:value-type="float" office:value="49.2326761671477" calcext:value-type="float">
            <text:p>49.2</text:p>
          </table:table-cell>
          <table:table-cell table:formula="of:=SQRT(2*[$Settings.$B$12]*[$Settings.$B$14]/([$Settings.$B$11]*[.B433]*[$Settings.$B$13]))*3.6" office:value-type="float" office:value="105.663785761827" calcext:value-type="float">
            <text:p>105.6638</text:p>
          </table:table-cell>
          <table:table-cell table:formula="of:=[.F433]" office:value-type="float" office:value="49.2326761671477" calcext:value-type="float">
            <text:p>49.2</text:p>
          </table:table-cell>
          <table:table-cell table:style-name="ce1" office:value-type="float" office:value="0.76472" calcext:value-type="float">
            <text:p>0.7647</text:p>
          </table:table-cell>
          <table:table-cell table:number-columns-repeated="1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7647" calcext:value-type="float">
            <text:p>0.776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98" calcext:value-type="float">
            <text:p>-0.0840</text:p>
          </table:table-cell>
          <table:table-cell table:formula="of:=[.C434]+[.B434]^2/(3.14159*[$Settings.$B$15]*[$Settings.$B$16])" office:value-type="float" office:value="0.0154205752559694" calcext:value-type="float">
            <text:p>0.0154</text:p>
          </table:table-cell>
          <table:table-cell table:style-name="ce2" table:formula="of:=IF([.B434]&gt;0;[.B434]/[.E434];0)" office:value-type="float" office:value="50.3528556562392" calcext:value-type="float">
            <text:p>50.4</text:p>
          </table:table-cell>
          <table:table-cell table:formula="of:=SQRT(2*[$Settings.$B$12]*[$Settings.$B$14]/([$Settings.$B$11]*[.B434]*[$Settings.$B$13]))*3.6" office:value-type="float" office:value="100.325849621056" calcext:value-type="float">
            <text:p>100.3258</text:p>
          </table:table-cell>
          <table:table-cell table:formula="of:=[.F434]" office:value-type="float" office:value="50.3528556562392" calcext:value-type="float">
            <text:p>50.4</text:p>
          </table:table-cell>
          <table:table-cell table:style-name="ce1" office:value-type="float" office:value="0.77647" calcext:value-type="float">
            <text:p>0.7765</text:p>
          </table:table-cell>
          <table:table-cell table:number-columns-repeated="1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799" calcext:value-type="float">
            <text:p>0.78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2" calcext:value-type="float">
            <text:p>-0.0842</text:p>
          </table:table-cell>
          <table:table-cell table:formula="of:=[.C435]+[.B435]^2/(3.14159*[$Settings.$B$15]*[$Settings.$B$16])" office:value-type="float" office:value="0.0156125046631133" calcext:value-type="float">
            <text:p>0.0156</text:p>
          </table:table-cell>
          <table:table-cell table:style-name="ce2" table:formula="of:=IF([.B435]&gt;0;[.B435]/[.E435];0)" office:value-type="float" office:value="50.471722315109" calcext:value-type="float">
            <text:p>50.5</text:p>
          </table:table-cell>
          <table:table-cell table:formula="of:=SQRT(2*[$Settings.$B$12]*[$Settings.$B$14]/([$Settings.$B$11]*[.B435]*[$Settings.$B$13]))*3.6" office:value-type="float" office:value="99.5897939107573" calcext:value-type="float">
            <text:p>99.5898</text:p>
          </table:table-cell>
          <table:table-cell table:formula="of:=[.F435]" office:value-type="float" office:value="50.471722315109" calcext:value-type="float">
            <text:p>50.5</text:p>
          </table:table-cell>
          <table:table-cell table:style-name="ce1" office:value-type="float" office:value="0.78799" calcext:value-type="float">
            <text:p>0.7880</text:p>
          </table:table-cell>
          <table:table-cell table:number-columns-repeated="1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9927" calcext:value-type="float">
            <text:p>0.799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43" calcext:value-type="float">
            <text:p>-0.0844</text:p>
          </table:table-cell>
          <table:table-cell table:formula="of:=[.C436]+[.B436]^2/(3.14159*[$Settings.$B$15]*[$Settings.$B$16])" office:value-type="float" office:value="0.0158031743926954" calcext:value-type="float">
            <text:p>0.0158</text:p>
          </table:table-cell>
          <table:table-cell table:style-name="ce2" table:formula="of:=IF([.B436]&gt;0;[.B436]/[.E436];0)" office:value-type="float" office:value="50.5765474795647" calcext:value-type="float">
            <text:p>50.6</text:p>
          </table:table-cell>
          <table:table-cell table:formula="of:=SQRT(2*[$Settings.$B$12]*[$Settings.$B$14]/([$Settings.$B$11]*[.B436]*[$Settings.$B$13]))*3.6" office:value-type="float" office:value="98.8845474991596" calcext:value-type="float">
            <text:p>98.8845</text:p>
          </table:table-cell>
          <table:table-cell table:formula="of:=[.F436]" office:value-type="float" office:value="50.5765474795647" calcext:value-type="float">
            <text:p>50.6</text:p>
          </table:table-cell>
          <table:table-cell table:style-name="ce1" office:value-type="float" office:value="0.79927" calcext:value-type="float">
            <text:p>0.7993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1032" calcext:value-type="float">
            <text:p>0.810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65" calcext:value-type="float">
            <text:p>-0.0847</text:p>
          </table:table-cell>
          <table:table-cell table:formula="of:=[.C437]+[.B437]^2/(3.14159*[$Settings.$B$15]*[$Settings.$B$16])" office:value-type="float" office:value="0.0159925840517533" calcext:value-type="float">
            <text:p>0.0160</text:p>
          </table:table-cell>
          <table:table-cell table:style-name="ce2" table:formula="of:=IF([.B437]&gt;0;[.B437]/[.E437];0)" office:value-type="float" office:value="50.6684846787574" calcext:value-type="float">
            <text:p>50.7</text:p>
          </table:table-cell>
          <table:table-cell table:formula="of:=SQRT(2*[$Settings.$B$12]*[$Settings.$B$14]/([$Settings.$B$11]*[.B437]*[$Settings.$B$13]))*3.6" office:value-type="float" office:value="98.2080092461807" calcext:value-type="float">
            <text:p>98.2080</text:p>
          </table:table-cell>
          <table:table-cell table:formula="of:=[.F437]" office:value-type="float" office:value="50.6684846787574" calcext:value-type="float">
            <text:p>50.7</text:p>
          </table:table-cell>
          <table:table-cell table:style-name="ce1" office:value-type="float" office:value="0.81032" calcext:value-type="float">
            <text:p>0.8103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114" calcext:value-type="float">
            <text:p>0.82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88" calcext:value-type="float">
            <text:p>-0.0849</text:p>
          </table:table-cell>
          <table:table-cell table:formula="of:=[.C438]+[.B438]^2/(3.14159*[$Settings.$B$15]*[$Settings.$B$16])" office:value-type="float" office:value="0.016180571247796" calcext:value-type="float">
            <text:p>0.0162</text:p>
          </table:table-cell>
          <table:table-cell table:style-name="ce2" table:formula="of:=IF([.B438]&gt;0;[.B438]/[.E438];0)" office:value-type="float" office:value="50.7485173066341" calcext:value-type="float">
            <text:p>50.7</text:p>
          </table:table-cell>
          <table:table-cell table:formula="of:=SQRT(2*[$Settings.$B$12]*[$Settings.$B$14]/([$Settings.$B$11]*[.B438]*[$Settings.$B$13]))*3.6" office:value-type="float" office:value="97.5588298328283" calcext:value-type="float">
            <text:p>97.5588</text:p>
          </table:table-cell>
          <table:table-cell table:formula="of:=[.F438]" office:value-type="float" office:value="50.7485173066341" calcext:value-type="float">
            <text:p>50.7</text:p>
          </table:table-cell>
          <table:table-cell table:style-name="ce1" office:value-type="float" office:value="0.82114" calcext:value-type="float">
            <text:p>0.8211</text:p>
          </table:table-cell>
          <table:table-cell table:number-columns-repeated="1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3173" calcext:value-type="float">
            <text:p>0.831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1" calcext:value-type="float">
            <text:p>-0.0851</text:p>
          </table:table-cell>
          <table:table-cell table:formula="of:=[.C439]+[.B439]^2/(3.14159*[$Settings.$B$15]*[$Settings.$B$16])" office:value-type="float" office:value="0.0163669769684478" calcext:value-type="float">
            <text:p>0.0164</text:p>
          </table:table-cell>
          <table:table-cell table:style-name="ce2" table:formula="of:=IF([.B439]&gt;0;[.B439]/[.E439];0)" office:value-type="float" office:value="50.8175701354874" calcext:value-type="float">
            <text:p>50.8</text:p>
          </table:table-cell>
          <table:table-cell table:formula="of:=SQRT(2*[$Settings.$B$12]*[$Settings.$B$14]/([$Settings.$B$11]*[.B439]*[$Settings.$B$13]))*3.6" office:value-type="float" office:value="96.9357563889892" calcext:value-type="float">
            <text:p>96.9358</text:p>
          </table:table-cell>
          <table:table-cell table:formula="of:=[.F439]" office:value-type="float" office:value="50.8175701354874" calcext:value-type="float">
            <text:p>50.8</text:p>
          </table:table-cell>
          <table:table-cell table:style-name="ce1" office:value-type="float" office:value="0.83173" calcext:value-type="float">
            <text:p>0.831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4209" calcext:value-type="float">
            <text:p>0.842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33" calcext:value-type="float">
            <text:p>-0.0853</text:p>
          </table:table-cell>
          <table:table-cell table:formula="of:=[.C440]+[.B440]^2/(3.14159*[$Settings.$B$15]*[$Settings.$B$16])" office:value-type="float" office:value="0.0165516455814481" calcext:value-type="float">
            <text:p>0.0166</text:p>
          </table:table-cell>
          <table:table-cell table:style-name="ce2" table:formula="of:=IF([.B440]&gt;0;[.B440]/[.E440];0)" office:value-type="float" office:value="50.8765122994089" calcext:value-type="float">
            <text:p>50.9</text:p>
          </table:table-cell>
          <table:table-cell table:formula="of:=SQRT(2*[$Settings.$B$12]*[$Settings.$B$14]/([$Settings.$B$11]*[.B440]*[$Settings.$B$13]))*3.6" office:value-type="float" office:value="96.3376241527044" calcext:value-type="float">
            <text:p>96.3376</text:p>
          </table:table-cell>
          <table:table-cell table:formula="of:=[.F440]" office:value-type="float" office:value="50.8765122994089" calcext:value-type="float">
            <text:p>50.9</text:p>
          </table:table-cell>
          <table:table-cell table:style-name="ce1" office:value-type="float" office:value="0.84209" calcext:value-type="float">
            <text:p>0.8421</text:p>
          </table:table-cell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5222" calcext:value-type="float">
            <text:p>0.852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55" calcext:value-type="float">
            <text:p>-0.0856</text:p>
          </table:table-cell>
          <table:table-cell table:formula="of:=[.C441]+[.B441]^2/(3.14159*[$Settings.$B$15]*[$Settings.$B$16])" office:value-type="float" office:value="0.0167344248346516" calcext:value-type="float">
            <text:p>0.0167</text:p>
          </table:table-cell>
          <table:table-cell table:style-name="ce2" table:formula="of:=IF([.B441]&gt;0;[.B441]/[.E441];0)" office:value-type="float" office:value="50.9261602009367" calcext:value-type="float">
            <text:p>50.9</text:p>
          </table:table-cell>
          <table:table-cell table:formula="of:=SQRT(2*[$Settings.$B$12]*[$Settings.$B$14]/([$Settings.$B$11]*[.B441]*[$Settings.$B$13]))*3.6" office:value-type="float" office:value="95.7633490056214" calcext:value-type="float">
            <text:p>95.7633</text:p>
          </table:table-cell>
          <table:table-cell table:formula="of:=[.F441]" office:value-type="float" office:value="50.9261602009367" calcext:value-type="float">
            <text:p>50.9</text:p>
          </table:table-cell>
          <table:table-cell table:style-name="ce1" office:value-type="float" office:value="0.85222" calcext:value-type="float">
            <text:p>0.8522</text:p>
          </table:table-cell>
          <table:table-cell table:number-columns-repeated="1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12" calcext:value-type="float">
            <text:p>0.862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78" calcext:value-type="float">
            <text:p>-0.0858</text:p>
          </table:table-cell>
          <table:table-cell table:formula="of:=[.C442]+[.B442]^2/(3.14159*[$Settings.$B$15]*[$Settings.$B$16])" office:value-type="float" office:value="0.0169151658560281" calcext:value-type="float">
            <text:p>0.0169</text:p>
          </table:table-cell>
          <table:table-cell table:style-name="ce2" table:formula="of:=IF([.B442]&gt;0;[.B442]/[.E442];0)" office:value-type="float" office:value="50.9672803292534" calcext:value-type="float">
            <text:p>51.0</text:p>
          </table:table-cell>
          <table:table-cell table:formula="of:=SQRT(2*[$Settings.$B$12]*[$Settings.$B$14]/([$Settings.$B$11]*[.B442]*[$Settings.$B$13]))*3.6" office:value-type="float" office:value="95.2119207785018" calcext:value-type="float">
            <text:p>95.2119</text:p>
          </table:table-cell>
          <table:table-cell table:formula="of:=[.F442]" office:value-type="float" office:value="50.9672803292534" calcext:value-type="float">
            <text:p>51.0</text:p>
          </table:table-cell>
          <table:table-cell table:style-name="ce1" office:value-type="float" office:value="0.86212" calcext:value-type="float">
            <text:p>0.862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0.87" calcext:value-type="float">
            <text:p>0.87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" calcext:value-type="float">
            <text:p>-0.0860</text:p>
          </table:table-cell>
          <table:table-cell table:formula="of:=[.C443]+[.B443]^2/(3.14159*[$Settings.$B$15]*[$Settings.$B$16])" office:value-type="float" office:value="0.0170605204535462" calcext:value-type="float">
            <text:p>0.0171</text:p>
          </table:table-cell>
          <table:table-cell table:style-name="ce2" table:formula="of:=IF([.B443]&gt;0;[.B443]/[.E443];0)" office:value-type="float" office:value="50.9949272865919" calcext:value-type="float">
            <text:p>51.0</text:p>
          </table:table-cell>
          <table:table-cell table:formula="of:=SQRT(2*[$Settings.$B$12]*[$Settings.$B$14]/([$Settings.$B$11]*[.B443]*[$Settings.$B$13]))*3.6" office:value-type="float" office:value="94.7797503414484" calcext:value-type="float">
            <text:p>94.7798</text:p>
          </table:table-cell>
          <table:table-cell table:formula="of:=[.F443]" office:value-type="float" office:value="50.9949272865919" calcext:value-type="float">
            <text:p>51.0</text:p>
          </table:table-cell>
          <table:table-cell table:style-name="ce1" office:value-type="float" office:value="0.8718" calcext:value-type="float">
            <text:p>0.8718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8126" calcext:value-type="float">
            <text:p>0.88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23" calcext:value-type="float">
            <text:p>-0.0862</text:p>
          </table:table-cell>
          <table:table-cell table:formula="of:=[.C444]+[.B444]^2/(3.14159*[$Settings.$B$15]*[$Settings.$B$16])" office:value-type="float" office:value="0.0172705176988588" calcext:value-type="float">
            <text:p>0.0173</text:p>
          </table:table-cell>
          <table:table-cell table:style-name="ce2" table:formula="of:=IF([.B444]&gt;0;[.B444]/[.E444];0)" office:value-type="float" office:value="51.0268432809188" calcext:value-type="float">
            <text:p>51.0</text:p>
          </table:table-cell>
          <table:table-cell table:formula="of:=SQRT(2*[$Settings.$B$12]*[$Settings.$B$14]/([$Settings.$B$11]*[.B444]*[$Settings.$B$13]))*3.6" office:value-type="float" office:value="94.1722957008203" calcext:value-type="float">
            <text:p>94.1723</text:p>
          </table:table-cell>
          <table:table-cell table:formula="of:=[.F444]" office:value-type="float" office:value="51.0268432809188" calcext:value-type="float">
            <text:p>51.0</text:p>
          </table:table-cell>
          <table:table-cell table:style-name="ce1" office:value-type="float" office:value="0.88126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9049" calcext:value-type="float">
            <text:p>0.890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45" calcext:value-type="float">
            <text:p>-0.0865</text:p>
          </table:table-cell>
          <table:table-cell table:formula="of:=[.C445]+[.B445]^2/(3.14159*[$Settings.$B$15]*[$Settings.$B$16])" office:value-type="float" office:value="0.017444669801195" calcext:value-type="float">
            <text:p>0.0174</text:p>
          </table:table-cell>
          <table:table-cell table:style-name="ce2" table:formula="of:=IF([.B445]&gt;0;[.B445]/[.E445];0)" office:value-type="float" office:value="51.0465380054945" calcext:value-type="float">
            <text:p>51.0</text:p>
          </table:table-cell>
          <table:table-cell table:formula="of:=SQRT(2*[$Settings.$B$12]*[$Settings.$B$14]/([$Settings.$B$11]*[.B445]*[$Settings.$B$13]))*3.6" office:value-type="float" office:value="93.6829727455072" calcext:value-type="float">
            <text:p>93.6830</text:p>
          </table:table-cell>
          <table:table-cell table:formula="of:=[.F445]" office:value-type="float" office:value="51.0465380054945" calcext:value-type="float">
            <text:p>51.0</text:p>
          </table:table-cell>
          <table:table-cell table:style-name="ce1" office:value-type="float" office:value="0.89049" calcext:value-type="float">
            <text:p>0.8905</text:p>
          </table:table-cell>
          <table:table-cell table:number-columns-repeated="1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951" calcext:value-type="float">
            <text:p>0.89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67" calcext:value-type="float">
            <text:p>-0.0867</text:p>
          </table:table-cell>
          <table:table-cell table:formula="of:=[.C446]+[.B446]^2/(3.14159*[$Settings.$B$15]*[$Settings.$B$16])" office:value-type="float" office:value="0.0176166126617298" calcext:value-type="float">
            <text:p>0.0176</text:p>
          </table:table-cell>
          <table:table-cell table:style-name="ce2" table:formula="of:=IF([.B446]&gt;0;[.B446]/[.E446];0)" office:value-type="float" office:value="51.060326821744" calcext:value-type="float">
            <text:p>51.1</text:p>
          </table:table-cell>
          <table:table-cell table:formula="of:=SQRT(2*[$Settings.$B$12]*[$Settings.$B$14]/([$Settings.$B$11]*[.B446]*[$Settings.$B$13]))*3.6" office:value-type="float" office:value="93.2120777574241" calcext:value-type="float">
            <text:p>93.2121</text:p>
          </table:table-cell>
          <table:table-cell table:formula="of:=[.F446]" office:value-type="float" office:value="51.060326821744" calcext:value-type="float">
            <text:p>51.1</text:p>
          </table:table-cell>
          <table:table-cell table:style-name="ce1" office:value-type="float" office:value="0.89951" calcext:value-type="float">
            <text:p>0.8995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083" calcext:value-type="float">
            <text:p>0.908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9" calcext:value-type="float">
            <text:p>-0.0869</text:p>
          </table:table-cell>
          <table:table-cell table:formula="of:=[.C447]+[.B447]^2/(3.14159*[$Settings.$B$15]*[$Settings.$B$16])" office:value-type="float" office:value="0.0177858383302978" calcext:value-type="float">
            <text:p>0.0178</text:p>
          </table:table-cell>
          <table:table-cell table:style-name="ce2" table:formula="of:=IF([.B447]&gt;0;[.B447]/[.E447];0)" office:value-type="float" office:value="51.0687201318326" calcext:value-type="float">
            <text:p>51.1</text:p>
          </table:table-cell>
          <table:table-cell table:formula="of:=SQRT(2*[$Settings.$B$12]*[$Settings.$B$14]/([$Settings.$B$11]*[.B447]*[$Settings.$B$13]))*3.6" office:value-type="float" office:value="92.7599550702331" calcext:value-type="float">
            <text:p>92.7600</text:p>
          </table:table-cell>
          <table:table-cell table:formula="of:=[.F447]" office:value-type="float" office:value="51.0687201318326" calcext:value-type="float">
            <text:p>51.1</text:p>
          </table:table-cell>
          <table:table-cell table:style-name="ce1" office:value-type="float" office:value="0.9083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1688" calcext:value-type="float">
            <text:p>0.916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13" calcext:value-type="float">
            <text:p>-0.0871</text:p>
          </table:table-cell>
          <table:table-cell table:formula="of:=[.C448]+[.B448]^2/(3.14159*[$Settings.$B$15]*[$Settings.$B$16])" office:value-type="float" office:value="0.0179526081918246" calcext:value-type="float">
            <text:p>0.0180</text:p>
          </table:table-cell>
          <table:table-cell table:style-name="ce2" table:formula="of:=IF([.B448]&gt;0;[.B448]/[.E448];0)" office:value-type="float" office:value="51.0722447793149" calcext:value-type="float">
            <text:p>51.1</text:p>
          </table:table-cell>
          <table:table-cell table:formula="of:=SQRT(2*[$Settings.$B$12]*[$Settings.$B$14]/([$Settings.$B$11]*[.B448]*[$Settings.$B$13]))*3.6" office:value-type="float" office:value="92.3249193488574" calcext:value-type="float">
            <text:p>92.3249</text:p>
          </table:table-cell>
          <table:table-cell table:formula="of:=[.F448]" office:value-type="float" office:value="51.0722447793149" calcext:value-type="float">
            <text:p>51.1</text:p>
          </table:table-cell>
          <table:table-cell table:style-name="ce1" office:value-type="float" office:value="0.91688" calcext:value-type="float">
            <text:p>0.9169</text:p>
          </table:table-cell>
          <table:table-cell table:number-columns-repeated="1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2525" calcext:value-type="float">
            <text:p>0.925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35" calcext:value-type="float">
            <text:p>-0.0874</text:p>
          </table:table-cell>
          <table:table-cell table:formula="of:=[.C449]+[.B449]^2/(3.14159*[$Settings.$B$15]*[$Settings.$B$16])" office:value-type="float" office:value="0.0181168071179254" calcext:value-type="float">
            <text:p>0.0181</text:p>
          </table:table-cell>
          <table:table-cell table:style-name="ce2" table:formula="of:=IF([.B449]&gt;0;[.B449]/[.E449];0)" office:value-type="float" office:value="51.0713611939118" calcext:value-type="float">
            <text:p>51.1</text:p>
          </table:table-cell>
          <table:table-cell table:formula="of:=SQRT(2*[$Settings.$B$12]*[$Settings.$B$14]/([$Settings.$B$11]*[.B449]*[$Settings.$B$13]))*3.6" office:value-type="float" office:value="91.9063756256496" calcext:value-type="float">
            <text:p>91.9064</text:p>
          </table:table-cell>
          <table:table-cell table:formula="of:=[.F449]" office:value-type="float" office:value="51.0713611939118" calcext:value-type="float">
            <text:p>51.1</text:p>
          </table:table-cell>
          <table:table-cell table:style-name="ce1" office:value-type="float" office:value="0.92525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3339" calcext:value-type="float">
            <text:p>0.933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58" calcext:value-type="float">
            <text:p>-0.0876</text:p>
          </table:table-cell>
          <table:table-cell table:formula="of:=[.C450]+[.B450]^2/(3.14159*[$Settings.$B$15]*[$Settings.$B$16])" office:value-type="float" office:value="0.0182779251925578" calcext:value-type="float">
            <text:p>0.0183</text:p>
          </table:table-cell>
          <table:table-cell table:style-name="ce2" table:formula="of:=IF([.B450]&gt;0;[.B450]/[.E450];0)" office:value-type="float" office:value="51.0665182271372" calcext:value-type="float">
            <text:p>51.1</text:p>
          </table:table-cell>
          <table:table-cell table:formula="of:=SQRT(2*[$Settings.$B$12]*[$Settings.$B$14]/([$Settings.$B$11]*[.B450]*[$Settings.$B$13]))*3.6" office:value-type="float" office:value="91.5047449493265" calcext:value-type="float">
            <text:p>91.5047</text:p>
          </table:table-cell>
          <table:table-cell table:formula="of:=[.F450]" office:value-type="float" office:value="51.0665182271372" calcext:value-type="float">
            <text:p>51.1</text:p>
          </table:table-cell>
          <table:table-cell table:style-name="ce1" office:value-type="float" office:value="0.93339" calcext:value-type="float">
            <text:p>0.9334</text:p>
          </table:table-cell>
          <table:table-cell table:number-columns-repeated="1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4133" calcext:value-type="float">
            <text:p>0.94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8" calcext:value-type="float">
            <text:p>-0.0878</text:p>
          </table:table-cell>
          <table:table-cell table:formula="of:=[.C451]+[.B451]^2/(3.14159*[$Settings.$B$15]*[$Settings.$B$16])" office:value-type="float" office:value="0.0184364442546572" calcext:value-type="float">
            <text:p>0.0184</text:p>
          </table:table-cell>
          <table:table-cell table:style-name="ce2" table:formula="of:=IF([.B451]&gt;0;[.B451]/[.E451];0)" office:value-type="float" office:value="51.0581100670868" calcext:value-type="float">
            <text:p>51.1</text:p>
          </table:table-cell>
          <table:table-cell table:formula="of:=SQRT(2*[$Settings.$B$12]*[$Settings.$B$14]/([$Settings.$B$11]*[.B451]*[$Settings.$B$13]))*3.6" office:value-type="float" office:value="91.1180122120463" calcext:value-type="float">
            <text:p>91.1180</text:p>
          </table:table-cell>
          <table:table-cell table:formula="of:=[.F451]" office:value-type="float" office:value="51.0581100670868" calcext:value-type="float">
            <text:p>51.1</text:p>
          </table:table-cell>
          <table:table-cell table:style-name="ce1" office:value-type="float" office:value="0.94133" calcext:value-type="float">
            <text:p>0.9413</text:p>
          </table:table-cell>
          <table:table-cell table:number-columns-repeated="1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4906" calcext:value-type="float">
            <text:p>0.949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03" calcext:value-type="float">
            <text:p>-0.0880</text:p>
          </table:table-cell>
          <table:table-cell table:formula="of:=[.C452]+[.B452]^2/(3.14159*[$Settings.$B$15]*[$Settings.$B$16])" office:value-type="float" office:value="0.0185920606976764" calcext:value-type="float">
            <text:p>0.0186</text:p>
          </table:table-cell>
          <table:table-cell table:style-name="ce2" table:formula="of:=IF([.B452]&gt;0;[.B452]/[.E452];0)" office:value-type="float" office:value="51.046520094387" calcext:value-type="float">
            <text:p>51.0</text:p>
          </table:table-cell>
          <table:table-cell table:formula="of:=SQRT(2*[$Settings.$B$12]*[$Settings.$B$14]/([$Settings.$B$11]*[.B452]*[$Settings.$B$13]))*3.6" office:value-type="float" office:value="90.7461799229925" calcext:value-type="float">
            <text:p>90.7462</text:p>
          </table:table-cell>
          <table:table-cell table:formula="of:=[.F452]" office:value-type="float" office:value="51.046520094387" calcext:value-type="float">
            <text:p>51.0</text:p>
          </table:table-cell>
          <table:table-cell table:style-name="ce1" office:value-type="float" office:value="0.94906" calcext:value-type="float">
            <text:p>0.949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7" calcext:value-type="float">
            <text:p>0.956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25" calcext:value-type="float">
            <text:p>-0.0883</text:p>
          </table:table-cell>
          <table:table-cell table:formula="of:=[.C453]+[.B453]^2/(3.14159*[$Settings.$B$15]*[$Settings.$B$16])" office:value-type="float" office:value="0.0187444670599899" calcext:value-type="float">
            <text:p>0.0187</text:p>
          </table:table-cell>
          <table:table-cell table:style-name="ce2" table:formula="of:=IF([.B453]&gt;0;[.B453]/[.E453];0)" office:value-type="float" office:value="51.0321257434841" calcext:value-type="float">
            <text:p>51.0</text:p>
          </table:table-cell>
          <table:table-cell table:formula="of:=SQRT(2*[$Settings.$B$12]*[$Settings.$B$14]/([$Settings.$B$11]*[.B453]*[$Settings.$B$13]))*3.6" office:value-type="float" office:value="90.3892553361924" calcext:value-type="float">
            <text:p>90.3893</text:p>
          </table:table-cell>
          <table:table-cell table:formula="of:=[.F453]" office:value-type="float" office:value="51.0321257434841" calcext:value-type="float">
            <text:p>51.0</text:p>
          </table:table-cell>
          <table:table-cell table:style-name="ce1" office:value-type="float" office:value="0.95657" calcext:value-type="float">
            <text:p>0.9566</text:p>
          </table:table-cell>
          <table:table-cell table:number-columns-repeated="1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6388" calcext:value-type="float">
            <text:p>0.963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48" calcext:value-type="float">
            <text:p>-0.0885</text:p>
          </table:table-cell>
          <table:table-cell table:formula="of:=[.C454]+[.B454]^2/(3.14159*[$Settings.$B$15]*[$Settings.$B$16])" office:value-type="float" office:value="0.0188939683570591" calcext:value-type="float">
            <text:p>0.0189</text:p>
          </table:table-cell>
          <table:table-cell table:style-name="ce2" table:formula="of:=IF([.B454]&gt;0;[.B454]/[.E454];0)" office:value-type="float" office:value="51.0152225188776" calcext:value-type="float">
            <text:p>51.0</text:p>
          </table:table-cell>
          <table:table-cell table:formula="of:=SQRT(2*[$Settings.$B$12]*[$Settings.$B$14]/([$Settings.$B$11]*[.B454]*[$Settings.$B$13]))*3.6" office:value-type="float" office:value="90.0458500411017" calcext:value-type="float">
            <text:p>90.0459</text:p>
          </table:table-cell>
          <table:table-cell table:formula="of:=[.F454]" office:value-type="float" office:value="51.0152225188776" calcext:value-type="float">
            <text:p>51.0</text:p>
          </table:table-cell>
          <table:table-cell table:style-name="ce1" office:value-type="float" office:value="0.96388" calcext:value-type="float">
            <text:p>0.9639</text:p>
          </table:table-cell>
          <table:table-cell table:number-columns-repeated="1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7099" calcext:value-type="float">
            <text:p>0.97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7" calcext:value-type="float">
            <text:p>-0.0887</text:p>
          </table:table-cell>
          <table:table-cell table:formula="of:=[.C455]+[.B455]^2/(3.14159*[$Settings.$B$15]*[$Settings.$B$16])" office:value-type="float" office:value="0.0190404711724676" calcext:value-type="float">
            <text:p>0.0190</text:p>
          </table:table-cell>
          <table:table-cell table:style-name="ce2" table:formula="of:=IF([.B455]&gt;0;[.B455]/[.E455];0)" office:value-type="float" office:value="50.9961119766849" calcext:value-type="float">
            <text:p>51.0</text:p>
          </table:table-cell>
          <table:table-cell table:formula="of:=SQRT(2*[$Settings.$B$12]*[$Settings.$B$14]/([$Settings.$B$11]*[.B455]*[$Settings.$B$13]))*3.6" office:value-type="float" office:value="89.7155673883745" calcext:value-type="float">
            <text:p>89.7156</text:p>
          </table:table-cell>
          <table:table-cell table:formula="of:=[.F455]" office:value-type="float" office:value="50.9961119766849" calcext:value-type="float">
            <text:p>51.0</text:p>
          </table:table-cell>
          <table:table-cell table:style-name="ce1" office:value-type="float" office:value="0.97099" calcext:value-type="float">
            <text:p>0.9710</text:p>
          </table:table-cell>
          <table:table-cell table:number-columns-repeated="1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7788" calcext:value-type="float">
            <text:p>0.977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92" calcext:value-type="float">
            <text:p>-0.0889</text:p>
          </table:table-cell>
          <table:table-cell table:formula="of:=[.C456]+[.B456]^2/(3.14159*[$Settings.$B$15]*[$Settings.$B$16])" office:value-type="float" office:value="0.0191834680885193" calcext:value-type="float">
            <text:p>0.0192</text:p>
          </table:table-cell>
          <table:table-cell table:style-name="ce2" table:formula="of:=IF([.B456]&gt;0;[.B456]/[.E456];0)" office:value-type="float" office:value="50.9751414857686" calcext:value-type="float">
            <text:p>51.0</text:p>
          </table:table-cell>
          <table:table-cell table:formula="of:=SQRT(2*[$Settings.$B$12]*[$Settings.$B$14]/([$Settings.$B$11]*[.B456]*[$Settings.$B$13]))*3.6" office:value-type="float" office:value="89.3989472797179" calcext:value-type="float">
            <text:p>89.3989</text:p>
          </table:table-cell>
          <table:table-cell table:formula="of:=[.F456]" office:value-type="float" office:value="50.9751414857686" calcext:value-type="float">
            <text:p>51.0</text:p>
          </table:table-cell>
          <table:table-cell table:style-name="ce1" office:value-type="float" office:value="0.97788" calcext:value-type="float">
            <text:p>0.9779</text:p>
          </table:table-cell>
          <table:table-cell table:number-columns-repeated="1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8458" calcext:value-type="float">
            <text:p>0.984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15" calcext:value-type="float">
            <text:p>-0.0892</text:p>
          </table:table-cell>
          <table:table-cell table:formula="of:=[.C457]+[.B457]^2/(3.14159*[$Settings.$B$15]*[$Settings.$B$16])" office:value-type="float" office:value="0.0193234913519545" calcext:value-type="float">
            <text:p>0.0193</text:p>
          </table:table-cell>
          <table:table-cell table:style-name="ce2" table:formula="of:=IF([.B457]&gt;0;[.B457]/[.E457];0)" office:value-type="float" office:value="50.9524900064404" calcext:value-type="float">
            <text:p>51.0</text:p>
          </table:table-cell>
          <table:table-cell table:formula="of:=SQRT(2*[$Settings.$B$12]*[$Settings.$B$14]/([$Settings.$B$11]*[.B457]*[$Settings.$B$13]))*3.6" office:value-type="float" office:value="89.094251154858" calcext:value-type="float">
            <text:p>89.0943</text:p>
          </table:table-cell>
          <table:table-cell table:formula="of:=[.F457]" office:value-type="float" office:value="50.9524900064404" calcext:value-type="float">
            <text:p>51.0</text:p>
          </table:table-cell>
          <table:table-cell table:style-name="ce1" office:value-type="float" office:value="0.98458" calcext:value-type="float">
            <text:p>0.9846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108" calcext:value-type="float">
            <text:p>0.99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38" calcext:value-type="float">
            <text:p>-0.0894</text:p>
          </table:table-cell>
          <table:table-cell table:formula="of:=[.C458]+[.B458]^2/(3.14159*[$Settings.$B$15]*[$Settings.$B$16])" office:value-type="float" office:value="0.0194602485338215" calcext:value-type="float">
            <text:p>0.0195</text:p>
          </table:table-cell>
          <table:table-cell table:style-name="ce2" table:formula="of:=IF([.B458]&gt;0;[.B458]/[.E458];0)" office:value-type="float" office:value="50.9284348695508" calcext:value-type="float">
            <text:p>50.9</text:p>
          </table:table-cell>
          <table:table-cell table:formula="of:=SQRT(2*[$Settings.$B$12]*[$Settings.$B$14]/([$Settings.$B$11]*[.B458]*[$Settings.$B$13]))*3.6" office:value-type="float" office:value="88.8016081356846" calcext:value-type="float">
            <text:p>88.8016</text:p>
          </table:table-cell>
          <table:table-cell table:formula="of:=[.F458]" office:value-type="float" office:value="50.9284348695508" calcext:value-type="float">
            <text:p>50.9</text:p>
          </table:table-cell>
          <table:table-cell table:style-name="ce1" office:value-type="float" office:value="0.99108" calcext:value-type="float">
            <text:p>0.9911</text:p>
          </table:table-cell>
          <table:table-cell table:number-columns-repeated="1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737" calcext:value-type="float">
            <text:p>0.997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6" calcext:value-type="float">
            <text:p>-0.0896</text:p>
          </table:table-cell>
          <table:table-cell table:formula="of:=[.C459]+[.B459]^2/(3.14159*[$Settings.$B$15]*[$Settings.$B$16])" office:value-type="float" office:value="0.0195934441402754" calcext:value-type="float">
            <text:p>0.0196</text:p>
          </table:table-cell>
          <table:table-cell table:style-name="ce2" table:formula="of:=IF([.B459]&gt;0;[.B459]/[.E459];0)" office:value-type="float" office:value="50.9032507434389" calcext:value-type="float">
            <text:p>50.9</text:p>
          </table:table-cell>
          <table:table-cell table:formula="of:=SQRT(2*[$Settings.$B$12]*[$Settings.$B$14]/([$Settings.$B$11]*[.B459]*[$Settings.$B$13]))*3.6" office:value-type="float" office:value="88.5211477457691" calcext:value-type="float">
            <text:p>88.5211</text:p>
          </table:table-cell>
          <table:table-cell table:formula="of:=[.F459]" office:value-type="float" office:value="50.9032507434389" calcext:value-type="float">
            <text:p>50.9</text:p>
          </table:table-cell>
          <table:table-cell table:style-name="ce1" office:value-type="float" office:value="0.99737" calcext:value-type="float">
            <text:p>0.9974</text:p>
          </table:table-cell>
          <table:table-cell table:number-columns-repeated="16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7" office:value-type="float" office:value="1" calcext:value-type="float">
            <text:p>1.00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83" calcext:value-type="float">
            <text:p>-0.0898</text:p>
          </table:table-cell>
          <table:table-cell table:formula="of:=[.C460]+[.B460]^2/(3.14159*[$Settings.$B$15]*[$Settings.$B$16])" office:value-type="float" office:value="0.019649386251217" calcext:value-type="float">
            <text:p>0.0196</text:p>
          </table:table-cell>
          <table:table-cell table:style-name="ce2" table:formula="of:=IF([.B460]&gt;0;[.B460]/[.E460];0)" office:value-type="float" office:value="50.8921748096872" calcext:value-type="float">
            <text:p>50.9</text:p>
          </table:table-cell>
          <table:table-cell table:formula="of:=SQRT(2*[$Settings.$B$12]*[$Settings.$B$14]/([$Settings.$B$11]*[.B460]*[$Settings.$B$13]))*3.6" office:value-type="float" office:value="88.4046657991813" calcext:value-type="float">
            <text:p>88.4047</text:p>
          </table:table-cell>
          <table:table-cell table:formula="of:=[.F460]" office:value-type="float" office:value="50.8921748096872" calcext:value-type="float">
            <text:p>50.9</text:p>
          </table:table-cell>
          <table:table-cell table:style-name="ce1" office:value-type="float" office:value="1.00347" calcext:value-type="float">
            <text:p>1.0035</text:p>
          </table:table-cell>
          <table:table-cell table:number-columns-repeated="1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0938" calcext:value-type="float">
            <text:p>1.009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05" calcext:value-type="float">
            <text:p>-0.0901</text:p>
          </table:table-cell>
          <table:table-cell table:formula="of:=[.C461]+[.B461]^2/(3.14159*[$Settings.$B$15]*[$Settings.$B$16])" office:value-type="float" office:value="0.0198501057171495" calcext:value-type="float">
            <text:p>0.0199</text:p>
          </table:table-cell>
          <table:table-cell table:style-name="ce2" table:formula="of:=IF([.B461]&gt;0;[.B461]/[.E461];0)" office:value-type="float" office:value="50.8501070162032" calcext:value-type="float">
            <text:p>50.9</text:p>
          </table:table-cell>
          <table:table-cell table:formula="of:=SQRT(2*[$Settings.$B$12]*[$Settings.$B$14]/([$Settings.$B$11]*[.B461]*[$Settings.$B$13]))*3.6" office:value-type="float" office:value="87.9929421390104" calcext:value-type="float">
            <text:p>87.9929</text:p>
          </table:table-cell>
          <table:table-cell table:formula="of:=[.F461]" office:value-type="float" office:value="50.8501070162032" calcext:value-type="float">
            <text:p>50.9</text:p>
          </table:table-cell>
          <table:table-cell table:style-name="ce1" office:value-type="float" office:value="1.00938" calcext:value-type="float">
            <text:p>1.0094</text:p>
          </table:table-cell>
          <table:table-cell table:number-columns-repeated="1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1509" calcext:value-type="float">
            <text:p>1.015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27" calcext:value-type="float">
            <text:p>-0.0903</text:p>
          </table:table-cell>
          <table:table-cell table:formula="of:=[.C462]+[.B462]^2/(3.14159*[$Settings.$B$15]*[$Settings.$B$16])" office:value-type="float" office:value="0.0199732096797882" calcext:value-type="float">
            <text:p>0.0200</text:p>
          </table:table-cell>
          <table:table-cell table:style-name="ce2" table:formula="of:=IF([.B462]&gt;0;[.B462]/[.E462];0)" office:value-type="float" office:value="50.8225776564704" calcext:value-type="float">
            <text:p>50.8</text:p>
          </table:table-cell>
          <table:table-cell table:formula="of:=SQRT(2*[$Settings.$B$12]*[$Settings.$B$14]/([$Settings.$B$11]*[.B462]*[$Settings.$B$13]))*3.6" office:value-type="float" office:value="87.7451078265746" calcext:value-type="float">
            <text:p>87.7451</text:p>
          </table:table-cell>
          <table:table-cell table:formula="of:=[.F462]" office:value-type="float" office:value="50.8225776564704" calcext:value-type="float">
            <text:p>50.8</text:p>
          </table:table-cell>
          <table:table-cell table:style-name="ce1" office:value-type="float" office:value="1.01509" calcext:value-type="float">
            <text:p>1.0151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061" calcext:value-type="float">
            <text:p>1.020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5" calcext:value-type="float">
            <text:p>-0.0905</text:p>
          </table:table-cell>
          <table:table-cell table:formula="of:=[.C463]+[.B463]^2/(3.14159*[$Settings.$B$15]*[$Settings.$B$16])" office:value-type="float" office:value="0.0200928775146538" calcext:value-type="float">
            <text:p>0.0201</text:p>
          </table:table-cell>
          <table:table-cell table:style-name="ce2" table:formula="of:=IF([.B463]&gt;0;[.B463]/[.E463];0)" office:value-type="float" office:value="50.7946161148728" calcext:value-type="float">
            <text:p>50.8</text:p>
          </table:table-cell>
          <table:table-cell table:formula="of:=SQRT(2*[$Settings.$B$12]*[$Settings.$B$14]/([$Settings.$B$11]*[.B463]*[$Settings.$B$13]))*3.6" office:value-type="float" office:value="87.5075000813484" calcext:value-type="float">
            <text:p>87.5075</text:p>
          </table:table-cell>
          <table:table-cell table:formula="of:=[.F463]" office:value-type="float" office:value="50.7946161148728" calcext:value-type="float">
            <text:p>50.8</text:p>
          </table:table-cell>
          <table:table-cell table:style-name="ce1" office:value-type="float" office:value="1.02061" calcext:value-type="float">
            <text:p>1.0206</text:p>
          </table:table-cell>
          <table:table-cell table:number-columns-repeated="1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2594" calcext:value-type="float">
            <text:p>1.025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73" calcext:value-type="float">
            <text:p>-0.0907</text:p>
          </table:table-cell>
          <table:table-cell table:formula="of:=[.C464]+[.B464]^2/(3.14159*[$Settings.$B$15]*[$Settings.$B$16])" office:value-type="float" office:value="0.0202090422072887" calcext:value-type="float">
            <text:p>0.0202</text:p>
          </table:table-cell>
          <table:table-cell table:style-name="ce2" table:formula="of:=IF([.B464]&gt;0;[.B464]/[.E464];0)" office:value-type="float" office:value="50.7663841500604" calcext:value-type="float">
            <text:p>50.8</text:p>
          </table:table-cell>
          <table:table-cell table:formula="of:=SQRT(2*[$Settings.$B$12]*[$Settings.$B$14]/([$Settings.$B$11]*[.B464]*[$Settings.$B$13]))*3.6" office:value-type="float" office:value="87.2798930389889" calcext:value-type="float">
            <text:p>87.2799</text:p>
          </table:table-cell>
          <table:table-cell table:formula="of:=[.F464]" office:value-type="float" office:value="50.7663841500604" calcext:value-type="float">
            <text:p>50.8</text:p>
          </table:table-cell>
          <table:table-cell table:style-name="ce1" office:value-type="float" office:value="1.02594" calcext:value-type="float">
            <text:p>1.0259</text:p>
          </table:table-cell>
          <table:table-cell table:number-columns-repeated="1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3108" calcext:value-type="float">
            <text:p>1.03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95" calcext:value-type="float">
            <text:p>-0.0910</text:p>
          </table:table-cell>
          <table:table-cell table:formula="of:=[.C465]+[.B465]^2/(3.14159*[$Settings.$B$15]*[$Settings.$B$16])" office:value-type="float" office:value="0.020321639049892" calcext:value-type="float">
            <text:p>0.0203</text:p>
          </table:table-cell>
          <table:table-cell table:style-name="ce2" table:formula="of:=IF([.B465]&gt;0;[.B465]/[.E465];0)" office:value-type="float" office:value="50.7380333578694" calcext:value-type="float">
            <text:p>50.7</text:p>
          </table:table-cell>
          <table:table-cell table:formula="of:=SQRT(2*[$Settings.$B$12]*[$Settings.$B$14]/([$Settings.$B$11]*[.B465]*[$Settings.$B$13]))*3.6" office:value-type="float" office:value="87.0620733032063" calcext:value-type="float">
            <text:p>87.0621</text:p>
          </table:table-cell>
          <table:table-cell table:formula="of:=[.F465]" office:value-type="float" office:value="50.7380333578694" calcext:value-type="float">
            <text:p>50.7</text:p>
          </table:table-cell>
          <table:table-cell table:style-name="ce1" office:value-type="float" office:value="1.03108" calcext:value-type="float">
            <text:p>1.0311</text:p>
          </table:table-cell>
          <table:table-cell table:number-columns-repeated="1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3603" calcext:value-type="float">
            <text:p>1.036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17" calcext:value-type="float">
            <text:p>-0.0912</text:p>
          </table:table-cell>
          <table:table-cell table:formula="of:=[.C466]+[.B466]^2/(3.14159*[$Settings.$B$15]*[$Settings.$B$16])" office:value-type="float" office:value="0.02043060564132" calcext:value-type="float">
            <text:p>0.0204</text:p>
          </table:table-cell>
          <table:table-cell table:style-name="ce2" table:formula="of:=IF([.B466]&gt;0;[.B466]/[.E466];0)" office:value-type="float" office:value="50.7097057321038" calcext:value-type="float">
            <text:p>50.7</text:p>
          </table:table-cell>
          <table:table-cell table:formula="of:=SQRT(2*[$Settings.$B$12]*[$Settings.$B$14]/([$Settings.$B$11]*[.B466]*[$Settings.$B$13]))*3.6" office:value-type="float" office:value="86.8538393432929" calcext:value-type="float">
            <text:p>86.8538</text:p>
          </table:table-cell>
          <table:table-cell table:formula="of:=[.F466]" office:value-type="float" office:value="50.7097057321038" calcext:value-type="float">
            <text:p>50.7</text:p>
          </table:table-cell>
          <table:table-cell table:style-name="ce1" office:value-type="float" office:value="1.03603" calcext:value-type="float">
            <text:p>1.0360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08" calcext:value-type="float">
            <text:p>1.040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4" calcext:value-type="float">
            <text:p>-0.0914</text:p>
          </table:table-cell>
          <table:table-cell table:formula="of:=[.C467]+[.B467]^2/(3.14159*[$Settings.$B$15]*[$Settings.$B$16])" office:value-type="float" office:value="0.0205361035636455" calcext:value-type="float">
            <text:p>0.0205</text:p>
          </table:table-cell>
          <table:table-cell table:style-name="ce2" table:formula="of:=IF([.B467]&gt;0;[.B467]/[.E467];0)" office:value-type="float" office:value="50.6814740573522" calcext:value-type="float">
            <text:p>50.7</text:p>
          </table:table-cell>
          <table:table-cell table:formula="of:=SQRT(2*[$Settings.$B$12]*[$Settings.$B$14]/([$Settings.$B$11]*[.B467]*[$Settings.$B$13]))*3.6" office:value-type="float" office:value="86.6545846440884" calcext:value-type="float">
            <text:p>86.6546</text:p>
          </table:table-cell>
          <table:table-cell table:formula="of:=[.F467]" office:value-type="float" office:value="50.6814740573522" calcext:value-type="float">
            <text:p>50.7</text:p>
          </table:table-cell>
          <table:table-cell table:style-name="ce1" office:value-type="float" office:value="1.0408" calcext:value-type="float">
            <text:p>1.0408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4539" calcext:value-type="float">
            <text:p>1.045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62" calcext:value-type="float">
            <text:p>-0.0916</text:p>
          </table:table-cell>
          <table:table-cell table:formula="of:=[.C468]+[.B468]^2/(3.14159*[$Settings.$B$15]*[$Settings.$B$16])" office:value-type="float" office:value="0.0206380779554903" calcext:value-type="float">
            <text:p>0.0206</text:p>
          </table:table-cell>
          <table:table-cell table:style-name="ce2" table:formula="of:=IF([.B468]&gt;0;[.B468]/[.E468];0)" office:value-type="float" office:value="50.6534572771055" calcext:value-type="float">
            <text:p>50.7</text:p>
          </table:table-cell>
          <table:table-cell table:formula="of:=SQRT(2*[$Settings.$B$12]*[$Settings.$B$14]/([$Settings.$B$11]*[.B468]*[$Settings.$B$13]))*3.6" office:value-type="float" office:value="86.4641379689437" calcext:value-type="float">
            <text:p>86.4641</text:p>
          </table:table-cell>
          <table:table-cell table:formula="of:=[.F468]" office:value-type="float" office:value="50.6534572771055" calcext:value-type="float">
            <text:p>50.7</text:p>
          </table:table-cell>
          <table:table-cell table:style-name="ce1" office:value-type="float" office:value="1.04539" calcext:value-type="float">
            <text:p>1.0454</text:p>
          </table:table-cell>
          <table:table-cell table:number-columns-repeated="16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498" calcext:value-type="float">
            <text:p>1.049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85" calcext:value-type="float">
            <text:p>-0.0919</text:p>
          </table:table-cell>
          <table:table-cell table:formula="of:=[.C469]+[.B469]^2/(3.14159*[$Settings.$B$15]*[$Settings.$B$16])" office:value-type="float" office:value="0.0207364760257167" calcext:value-type="float">
            <text:p>0.0207</text:p>
          </table:table-cell>
          <table:table-cell table:style-name="ce2" table:formula="of:=IF([.B469]&gt;0;[.B469]/[.E469];0)" office:value-type="float" office:value="50.6257668225822" calcext:value-type="float">
            <text:p>50.6</text:p>
          </table:table-cell>
          <table:table-cell table:formula="of:=SQRT(2*[$Settings.$B$12]*[$Settings.$B$14]/([$Settings.$B$11]*[.B469]*[$Settings.$B$13]))*3.6" office:value-type="float" office:value="86.2823375592339" calcext:value-type="float">
            <text:p>86.2823</text:p>
          </table:table-cell>
          <table:table-cell table:formula="of:=[.F469]" office:value-type="float" office:value="50.6257668225822" calcext:value-type="float">
            <text:p>50.6</text:p>
          </table:table-cell>
          <table:table-cell table:style-name="ce1" office:value-type="float" office:value="1.0498" calcext:value-type="float">
            <text:p>1.0498</text:p>
          </table:table-cell>
          <table:table-cell table:number-columns-repeated="16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5403" calcext:value-type="float">
            <text:p>1.054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08" calcext:value-type="float">
            <text:p>-0.0921</text:p>
          </table:table-cell>
          <table:table-cell table:formula="of:=[.C470]+[.B470]^2/(3.14159*[$Settings.$B$15]*[$Settings.$B$16])" office:value-type="float" office:value="0.020831247053428" calcext:value-type="float">
            <text:p>0.0208</text:p>
          </table:table-cell>
          <table:table-cell table:style-name="ce2" table:formula="of:=IF([.B470]&gt;0;[.B470]/[.E470];0)" office:value-type="float" office:value="50.5985070071237" calcext:value-type="float">
            <text:p>50.6</text:p>
          </table:table-cell>
          <table:table-cell table:formula="of:=SQRT(2*[$Settings.$B$12]*[$Settings.$B$14]/([$Settings.$B$11]*[.B470]*[$Settings.$B$13]))*3.6" office:value-type="float" office:value="86.1090307272103" calcext:value-type="float">
            <text:p>86.1090</text:p>
          </table:table-cell>
          <table:table-cell table:formula="of:=[.F470]" office:value-type="float" office:value="50.5985070071237" calcext:value-type="float">
            <text:p>50.6</text:p>
          </table:table-cell>
          <table:table-cell table:style-name="ce1" office:value-type="float" office:value="1.05403" calcext:value-type="float">
            <text:p>1.0540</text:p>
          </table:table-cell>
          <table:table-cell table:number-columns-repeated="16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5809" calcext:value-type="float">
            <text:p>1.058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3" calcext:value-type="float">
            <text:p>-0.0923</text:p>
          </table:table-cell>
          <table:table-cell table:formula="of:=[.C471]+[.B471]^2/(3.14159*[$Settings.$B$15]*[$Settings.$B$16])" office:value-type="float" office:value="0.020922567747085" calcext:value-type="float">
            <text:p>0.0209</text:p>
          </table:table-cell>
          <table:table-cell table:style-name="ce2" table:formula="of:=IF([.B471]&gt;0;[.B471]/[.E471];0)" office:value-type="float" office:value="50.5717086349221" calcext:value-type="float">
            <text:p>50.6</text:p>
          </table:table-cell>
          <table:table-cell table:formula="of:=SQRT(2*[$Settings.$B$12]*[$Settings.$B$14]/([$Settings.$B$11]*[.B471]*[$Settings.$B$13]))*3.6" office:value-type="float" office:value="85.9436673483636" calcext:value-type="float">
            <text:p>85.9437</text:p>
          </table:table-cell>
          <table:table-cell table:formula="of:=[.F471]" office:value-type="float" office:value="50.5717086349221" calcext:value-type="float">
            <text:p>50.6</text:p>
          </table:table-cell>
          <table:table-cell table:style-name="ce1" office:value-type="float" office:value="1.05809" calcext:value-type="float">
            <text:p>1.0581</text:p>
          </table:table-cell>
          <table:table-cell table:number-columns-repeated="1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6197" calcext:value-type="float">
            <text:p>1.06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52" calcext:value-type="float">
            <text:p>-0.0925</text:p>
          </table:table-cell>
          <table:table-cell table:formula="of:=[.C472]+[.B472]^2/(3.14159*[$Settings.$B$15]*[$Settings.$B$16])" office:value-type="float" office:value="0.0210101678178101" calcext:value-type="float">
            <text:p>0.0210</text:p>
          </table:table-cell>
          <table:table-cell table:style-name="ce2" table:formula="of:=IF([.B472]&gt;0;[.B472]/[.E472];0)" office:value-type="float" office:value="50.5455267758394" calcext:value-type="float">
            <text:p>50.5</text:p>
          </table:table-cell>
          <table:table-cell table:formula="of:=SQRT(2*[$Settings.$B$12]*[$Settings.$B$14]/([$Settings.$B$11]*[.B472]*[$Settings.$B$13]))*3.6" office:value-type="float" office:value="85.7865223397487" calcext:value-type="float">
            <text:p>85.7865</text:p>
          </table:table-cell>
          <table:table-cell table:formula="of:=[.F472]" office:value-type="float" office:value="50.5455267758394" calcext:value-type="float">
            <text:p>50.5</text:p>
          </table:table-cell>
          <table:table-cell table:style-name="ce1" office:value-type="float" office:value="1.06197" calcext:value-type="float">
            <text:p>1.062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68" calcext:value-type="float">
            <text:p>1.065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75" calcext:value-type="float">
            <text:p>-0.0928</text:p>
          </table:table-cell>
          <table:table-cell table:formula="of:=[.C473]+[.B473]^2/(3.14159*[$Settings.$B$15]*[$Settings.$B$16])" office:value-type="float" office:value="0.0210942296161091" calcext:value-type="float">
            <text:p>0.0211</text:p>
          </table:table-cell>
          <table:table-cell table:style-name="ce2" table:formula="of:=IF([.B473]&gt;0;[.B473]/[.E473];0)" office:value-type="float" office:value="50.5199772352041" calcext:value-type="float">
            <text:p>50.5</text:p>
          </table:table-cell>
          <table:table-cell table:formula="of:=SQRT(2*[$Settings.$B$12]*[$Settings.$B$14]/([$Settings.$B$11]*[.B473]*[$Settings.$B$13]))*3.6" office:value-type="float" office:value="85.6370658981837" calcext:value-type="float">
            <text:p>85.6371</text:p>
          </table:table-cell>
          <table:table-cell table:formula="of:=[.F473]" office:value-type="float" office:value="50.5199772352041" calcext:value-type="float">
            <text:p>50.5</text:p>
          </table:table-cell>
          <table:table-cell table:style-name="ce1" office:value-type="float" office:value="1.06568" calcext:value-type="float">
            <text:p>1.0657</text:p>
          </table:table-cell>
          <table:table-cell table:number-columns-repeated="16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6922" calcext:value-type="float">
            <text:p>1.06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97" calcext:value-type="float">
            <text:p>-0.0930</text:p>
          </table:table-cell>
          <table:table-cell table:formula="of:=[.C474]+[.B474]^2/(3.14159*[$Settings.$B$15]*[$Settings.$B$16])" office:value-type="float" office:value="0.0211747128425744" calcext:value-type="float">
            <text:p>0.0212</text:p>
          </table:table-cell>
          <table:table-cell table:style-name="ce2" table:formula="of:=IF([.B474]&gt;0;[.B474]/[.E474];0)" office:value-type="float" office:value="50.4951357758297" calcext:value-type="float">
            <text:p>50.5</text:p>
          </table:table-cell>
          <table:table-cell table:formula="of:=SQRT(2*[$Settings.$B$12]*[$Settings.$B$14]/([$Settings.$B$11]*[.B474]*[$Settings.$B$13]))*3.6" office:value-type="float" office:value="85.4951837069761" calcext:value-type="float">
            <text:p>85.4952</text:p>
          </table:table-cell>
          <table:table-cell table:formula="of:=[.F474]" office:value-type="float" office:value="50.4951357758297" calcext:value-type="float">
            <text:p>50.5</text:p>
          </table:table-cell>
          <table:table-cell table:style-name="ce1" office:value-type="float" office:value="1.06922" calcext:value-type="float">
            <text:p>1.0692</text:p>
          </table:table-cell>
          <table:table-cell table:number-columns-repeated="16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726" calcext:value-type="float">
            <text:p>1.072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2" calcext:value-type="float">
            <text:p>-0.0932</text:p>
          </table:table-cell>
          <table:table-cell table:formula="of:=[.C475]+[.B475]^2/(3.14159*[$Settings.$B$15]*[$Settings.$B$16])" office:value-type="float" office:value="0.0212518074939712" calcext:value-type="float">
            <text:p>0.0213</text:p>
          </table:table-cell>
          <table:table-cell table:style-name="ce2" table:formula="of:=IF([.B475]&gt;0;[.B475]/[.E475];0)" office:value-type="float" office:value="50.4710011279878" calcext:value-type="float">
            <text:p>50.5</text:p>
          </table:table-cell>
          <table:table-cell table:formula="of:=SQRT(2*[$Settings.$B$12]*[$Settings.$B$14]/([$Settings.$B$11]*[.B475]*[$Settings.$B$13]))*3.6" office:value-type="float" office:value="85.3603702931351" calcext:value-type="float">
            <text:p>85.3604</text:p>
          </table:table-cell>
          <table:table-cell table:formula="of:=[.F475]" office:value-type="float" office:value="50.4710011279878" calcext:value-type="float">
            <text:p>50.5</text:p>
          </table:table-cell>
          <table:table-cell table:style-name="ce1" office:value-type="float" office:value="1.0726" calcext:value-type="float">
            <text:p>1.0726</text:p>
          </table:table-cell>
          <table:table-cell table:number-columns-repeated="16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7581" calcext:value-type="float">
            <text:p>1.075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42" calcext:value-type="float">
            <text:p>-0.0934</text:p>
          </table:table-cell>
          <table:table-cell table:formula="of:=[.C476]+[.B476]^2/(3.14159*[$Settings.$B$15]*[$Settings.$B$16])" office:value-type="float" office:value="0.0213252498797815" calcext:value-type="float">
            <text:p>0.0213</text:p>
          </table:table-cell>
          <table:table-cell table:style-name="ce2" table:formula="of:=IF([.B476]&gt;0;[.B476]/[.E476];0)" office:value-type="float" office:value="50.4477089865183" calcext:value-type="float">
            <text:p>50.4</text:p>
          </table:table-cell>
          <table:table-cell table:formula="of:=SQRT(2*[$Settings.$B$12]*[$Settings.$B$14]/([$Settings.$B$11]*[.B476]*[$Settings.$B$13]))*3.6" office:value-type="float" office:value="85.2329260932335" calcext:value-type="float">
            <text:p>85.2329</text:p>
          </table:table-cell>
          <table:table-cell table:formula="of:=[.F476]" office:value-type="float" office:value="50.4477089865183" calcext:value-type="float">
            <text:p>50.4</text:p>
          </table:table-cell>
          <table:table-cell table:style-name="ce1" office:value-type="float" office:value="1.07581" calcext:value-type="float">
            <text:p>1.0758</text:p>
          </table:table-cell>
          <table:table-cell table:number-columns-repeated="16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7885" calcext:value-type="float">
            <text:p>1.078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65" calcext:value-type="float">
            <text:p>-0.0937</text:p>
          </table:table-cell>
          <table:table-cell table:formula="of:=[.C477]+[.B477]^2/(3.14159*[$Settings.$B$15]*[$Settings.$B$16])" office:value-type="float" office:value="0.0213950051317848" calcext:value-type="float">
            <text:p>0.0214</text:p>
          </table:table-cell>
          <table:table-cell table:style-name="ce2" table:formula="of:=IF([.B477]&gt;0;[.B477]/[.E477];0)" office:value-type="float" office:value="50.4253209267634" calcext:value-type="float">
            <text:p>50.4</text:p>
          </table:table-cell>
          <table:table-cell table:formula="of:=SQRT(2*[$Settings.$B$12]*[$Settings.$B$14]/([$Settings.$B$11]*[.B477]*[$Settings.$B$13]))*3.6" office:value-type="float" office:value="85.1127560591086" calcext:value-type="float">
            <text:p>85.1128</text:p>
          </table:table-cell>
          <table:table-cell table:formula="of:=[.F477]" office:value-type="float" office:value="50.4253209267634" calcext:value-type="float">
            <text:p>50.4</text:p>
          </table:table-cell>
          <table:table-cell table:style-name="ce1" office:value-type="float" office:value="1.07885" calcext:value-type="float">
            <text:p>1.0789</text:p>
          </table:table-cell>
          <table:table-cell table:number-columns-repeated="1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174" calcext:value-type="float">
            <text:p>1.081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87" calcext:value-type="float">
            <text:p>-0.0939</text:p>
          </table:table-cell>
          <table:table-cell table:formula="of:=[.C478]+[.B478]^2/(3.14159*[$Settings.$B$15]*[$Settings.$B$16])" office:value-type="float" office:value="0.0214615010187879" calcext:value-type="float">
            <text:p>0.0215</text:p>
          </table:table-cell>
          <table:table-cell table:style-name="ce2" table:formula="of:=IF([.B478]&gt;0;[.B478]/[.E478];0)" office:value-type="float" office:value="50.4037438505824" calcext:value-type="float">
            <text:p>50.4</text:p>
          </table:table-cell>
          <table:table-cell table:formula="of:=SQRT(2*[$Settings.$B$12]*[$Settings.$B$14]/([$Settings.$B$11]*[.B478]*[$Settings.$B$13]))*3.6" office:value-type="float" office:value="84.9989854795572" calcext:value-type="float">
            <text:p>84.9990</text:p>
          </table:table-cell>
          <table:table-cell table:formula="of:=[.F478]" office:value-type="float" office:value="50.4037438505824" calcext:value-type="float">
            <text:p>50.4</text:p>
          </table:table-cell>
          <table:table-cell table:style-name="ce1" office:value-type="float" office:value="1.08174" calcext:value-type="float">
            <text:p>1.0817</text:p>
          </table:table-cell>
          <table:table-cell table:number-columns-repeated="16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447" calcext:value-type="float">
            <text:p>1.084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1" calcext:value-type="float">
            <text:p>-0.0941</text:p>
          </table:table-cell>
          <table:table-cell table:formula="of:=[.C479]+[.B479]^2/(3.14159*[$Settings.$B$15]*[$Settings.$B$16])" office:value-type="float" office:value="0.021524478861874" calcext:value-type="float">
            <text:p>0.0215</text:p>
          </table:table-cell>
          <table:table-cell table:style-name="ce2" table:formula="of:=IF([.B479]&gt;0;[.B479]/[.E479];0)" office:value-type="float" office:value="50.3831013498266" calcext:value-type="float">
            <text:p>50.4</text:p>
          </table:table-cell>
          <table:table-cell table:formula="of:=SQRT(2*[$Settings.$B$12]*[$Settings.$B$14]/([$Settings.$B$11]*[.B479]*[$Settings.$B$13]))*3.6" office:value-type="float" office:value="84.8919315956364" calcext:value-type="float">
            <text:p>84.8919</text:p>
          </table:table-cell>
          <table:table-cell table:formula="of:=[.F479]" office:value-type="float" office:value="50.3831013498266" calcext:value-type="float">
            <text:p>50.4</text:p>
          </table:table-cell>
          <table:table-cell table:style-name="ce1" office:value-type="float" office:value="1.08447" calcext:value-type="float">
            <text:p>1.0845</text:p>
          </table:table-cell>
          <table:table-cell table:number-columns-repeated="16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05" calcext:value-type="float">
            <text:p>1.087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33" calcext:value-type="float">
            <text:p>-0.0943</text:p>
          </table:table-cell>
          <table:table-cell table:formula="of:=[.C480]+[.B480]^2/(3.14159*[$Settings.$B$15]*[$Settings.$B$16])" office:value-type="float" office:value="0.0215841422783732" calcext:value-type="float">
            <text:p>0.0216</text:p>
          </table:table-cell>
          <table:table-cell table:style-name="ce2" table:formula="of:=IF([.B480]&gt;0;[.B480]/[.E480];0)" office:value-type="float" office:value="50.3633633424108" calcext:value-type="float">
            <text:p>50.4</text:p>
          </table:table-cell>
          <table:table-cell table:formula="of:=SQRT(2*[$Settings.$B$12]*[$Settings.$B$14]/([$Settings.$B$11]*[.B480]*[$Settings.$B$13]))*3.6" office:value-type="float" office:value="84.7911306692952" calcext:value-type="float">
            <text:p>84.7911</text:p>
          </table:table-cell>
          <table:table-cell table:formula="of:=[.F480]" office:value-type="float" office:value="50.3633633424108" calcext:value-type="float">
            <text:p>50.4</text:p>
          </table:table-cell>
          <table:table-cell table:style-name="ce1" office:value-type="float" office:value="1.08705" calcext:value-type="float">
            <text:p>1.0871</text:p>
          </table:table-cell>
          <table:table-cell table:number-columns-repeated="1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947" calcext:value-type="float">
            <text:p>1.08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55" calcext:value-type="float">
            <text:p>-0.0946</text:p>
          </table:table-cell>
          <table:table-cell table:formula="of:=[.C481]+[.B481]^2/(3.14159*[$Settings.$B$15]*[$Settings.$B$16])" office:value-type="float" office:value="0.0216402344956089" calcext:value-type="float">
            <text:p>0.0216</text:p>
          </table:table-cell>
          <table:table-cell table:style-name="ce2" table:formula="of:=IF([.B481]&gt;0;[.B481]/[.E481];0)" office:value-type="float" office:value="50.3446485397868" calcext:value-type="float">
            <text:p>50.3</text:p>
          </table:table-cell>
          <table:table-cell table:formula="of:=SQRT(2*[$Settings.$B$12]*[$Settings.$B$14]/([$Settings.$B$11]*[.B481]*[$Settings.$B$13]))*3.6" office:value-type="float" office:value="84.6969065921128" calcext:value-type="float">
            <text:p>84.6969</text:p>
          </table:table-cell>
          <table:table-cell table:formula="of:=[.F481]" office:value-type="float" office:value="50.3446485397868" calcext:value-type="float">
            <text:p>50.3</text:p>
          </table:table-cell>
          <table:table-cell table:style-name="ce1" office:value-type="float" office:value="1.08947" calcext:value-type="float">
            <text:p>1.0895</text:p>
          </table:table-cell>
          <table:table-cell table:number-columns-repeated="16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9175" calcext:value-type="float">
            <text:p>1.091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77" calcext:value-type="float">
            <text:p>-0.0948</text:p>
          </table:table-cell>
          <table:table-cell table:formula="of:=[.C482]+[.B482]^2/(3.14159*[$Settings.$B$15]*[$Settings.$B$16])" office:value-type="float" office:value="0.0216931958273647" calcext:value-type="float">
            <text:p>0.0217</text:p>
          </table:table-cell>
          <table:table-cell table:style-name="ce2" table:formula="of:=IF([.B482]&gt;0;[.B482]/[.E482];0)" office:value-type="float" office:value="50.3268402077863" calcext:value-type="float">
            <text:p>50.3</text:p>
          </table:table-cell>
          <table:table-cell table:formula="of:=SQRT(2*[$Settings.$B$12]*[$Settings.$B$14]/([$Settings.$B$11]*[.B482]*[$Settings.$B$13]))*3.6" office:value-type="float" office:value="84.6084202746623" calcext:value-type="float">
            <text:p>84.6084</text:p>
          </table:table-cell>
          <table:table-cell table:formula="of:=[.F482]" office:value-type="float" office:value="50.3268402077863" calcext:value-type="float">
            <text:p>50.3</text:p>
          </table:table-cell>
          <table:table-cell table:style-name="ce1" office:value-type="float" office:value="1.09175" calcext:value-type="float">
            <text:p>1.091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.095" calcext:value-type="float">
            <text:p>1.095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" calcext:value-type="float">
            <text:p>-0.0950</text:p>
          </table:table-cell>
          <table:table-cell table:formula="of:=[.C483]+[.B483]^2/(3.14159*[$Settings.$B$15]*[$Settings.$B$16])" office:value-type="float" office:value="0.0217688803498655" calcext:value-type="float">
            <text:p>0.0218</text:p>
          </table:table-cell>
          <table:table-cell table:style-name="ce2" table:formula="of:=IF([.B483]&gt;0;[.B483]/[.E483];0)" office:value-type="float" office:value="50.3011630548452" calcext:value-type="float">
            <text:p>50.3</text:p>
          </table:table-cell>
          <table:table-cell table:formula="of:=SQRT(2*[$Settings.$B$12]*[$Settings.$B$14]/([$Settings.$B$11]*[.B483]*[$Settings.$B$13]))*3.6" office:value-type="float" office:value="84.4827665281029" calcext:value-type="float">
            <text:p>84.4828</text:p>
          </table:table-cell>
          <table:table-cell table:formula="of:=[.F483]" office:value-type="float" office:value="50.3011630548452" calcext:value-type="float">
            <text:p>50.3</text:p>
          </table:table-cell>
          <table:table-cell table:style-name="ce1" office:value-type="float" office:value="1.09387" calcext:value-type="float">
            <text:p>1.0939</text:p>
          </table:table-cell>
          <table:table-cell table:number-columns-repeated="16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9586" calcext:value-type="float">
            <text:p>1.095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3" calcext:value-type="float">
            <text:p>-0.0953</text:p>
          </table:table-cell>
          <table:table-cell table:formula="of:=[.C484]+[.B484]^2/(3.14159*[$Settings.$B$15]*[$Settings.$B$16])" office:value-type="float" office:value="0.0217889452802171" calcext:value-type="float">
            <text:p>0.0218</text:p>
          </table:table-cell>
          <table:table-cell table:style-name="ce2" table:formula="of:=IF([.B484]&gt;0;[.B484]/[.E484];0)" office:value-type="float" office:value="50.2943114458582" calcext:value-type="float">
            <text:p>50.3</text:p>
          </table:table-cell>
          <table:table-cell table:formula="of:=SQRT(2*[$Settings.$B$12]*[$Settings.$B$14]/([$Settings.$B$11]*[.B484]*[$Settings.$B$13]))*3.6" office:value-type="float" office:value="84.4496101763592" calcext:value-type="float">
            <text:p>84.4496</text:p>
          </table:table-cell>
          <table:table-cell table:formula="of:=[.F484]" office:value-type="float" office:value="50.2943114458582" calcext:value-type="float">
            <text:p>50.3</text:p>
          </table:table-cell>
          <table:table-cell table:style-name="ce1" office:value-type="float" office:value="1.09586" calcext:value-type="float">
            <text:p>1.0959</text:p>
          </table:table-cell>
          <table:table-cell table:number-columns-repeated="16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977" calcext:value-type="float">
            <text:p>1.097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6" calcext:value-type="float">
            <text:p>-0.0956</text:p>
          </table:table-cell>
          <table:table-cell table:formula="of:=[.C485]+[.B485]^2/(3.14159*[$Settings.$B$15]*[$Settings.$B$16])" office:value-type="float" office:value="0.0218319278047947" calcext:value-type="float">
            <text:p>0.0218</text:p>
          </table:table-cell>
          <table:table-cell table:style-name="ce2" table:formula="of:=IF([.B485]&gt;0;[.B485]/[.E485];0)" office:value-type="float" office:value="50.2795726430959" calcext:value-type="float">
            <text:p>50.3</text:p>
          </table:table-cell>
          <table:table-cell table:formula="of:=SQRT(2*[$Settings.$B$12]*[$Settings.$B$14]/([$Settings.$B$11]*[.B485]*[$Settings.$B$13]))*3.6" office:value-type="float" office:value="84.3788019165226" calcext:value-type="float">
            <text:p>84.3788</text:p>
          </table:table-cell>
          <table:table-cell table:formula="of:=[.F485]" office:value-type="float" office:value="50.2795726430959" calcext:value-type="float">
            <text:p>50.3</text:p>
          </table:table-cell>
          <table:table-cell table:style-name="ce1" office:value-type="float" office:value="1.0977" calcext:value-type="float">
            <text:p>1.0977</text:p>
          </table:table-cell>
          <table:table-cell table:number-columns-repeated="16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994" calcext:value-type="float">
            <text:p>1.099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9" calcext:value-type="float">
            <text:p>-0.0959</text:p>
          </table:table-cell>
          <table:table-cell table:formula="of:=[.C486]+[.B486]^2/(3.14159*[$Settings.$B$15]*[$Settings.$B$16])" office:value-type="float" office:value="0.0218717040079" calcext:value-type="float">
            <text:p>0.0219</text:p>
          </table:table-cell>
          <table:table-cell table:style-name="ce2" table:formula="of:=IF([.B486]&gt;0;[.B486]/[.E486];0)" office:value-type="float" office:value="50.2658594686037" calcext:value-type="float">
            <text:p>50.3</text:p>
          </table:table-cell>
          <table:table-cell table:formula="of:=SQRT(2*[$Settings.$B$12]*[$Settings.$B$14]/([$Settings.$B$11]*[.B486]*[$Settings.$B$13]))*3.6" office:value-type="float" office:value="84.3135392923868" calcext:value-type="float">
            <text:p>84.3135</text:p>
          </table:table-cell>
          <table:table-cell table:formula="of:=[.F486]" office:value-type="float" office:value="50.2658594686037" calcext:value-type="float">
            <text:p>50.3</text:p>
          </table:table-cell>
          <table:table-cell table:style-name="ce1" office:value-type="float" office:value="1.099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10098" calcext:value-type="float">
            <text:p>1.10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62" calcext:value-type="float">
            <text:p>-0.0962</text:p>
          </table:table-cell>
          <table:table-cell table:formula="of:=[.C487]+[.B487]^2/(3.14159*[$Settings.$B$15]*[$Settings.$B$16])" office:value-type="float" office:value="0.0219087276684008" calcext:value-type="float">
            <text:p>0.0219</text:p>
          </table:table-cell>
          <table:table-cell table:style-name="ce2" table:formula="of:=IF([.B487]&gt;0;[.B487]/[.E487];0)" office:value-type="float" office:value="50.253032337791" calcext:value-type="float">
            <text:p>50.3</text:p>
          </table:table-cell>
          <table:table-cell table:formula="of:=SQRT(2*[$Settings.$B$12]*[$Settings.$B$14]/([$Settings.$B$11]*[.B487]*[$Settings.$B$13]))*3.6" office:value-type="float" office:value="84.2530190194195" calcext:value-type="float">
            <text:p>84.2530</text:p>
          </table:table-cell>
          <table:table-cell table:formula="of:=[.F487]" office:value-type="float" office:value="50.253032337791" calcext:value-type="float">
            <text:p>50.3</text:p>
          </table:table-cell>
          <table:table-cell table:style-name="ce1" office:value-type="float" office:value="1.10098" calcext:value-type="float">
            <text:p>1.1010</text:p>
          </table:table-cell>
          <table:table-cell table:number-columns-repeated="1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10241" calcext:value-type="float">
            <text:p>1.102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65" calcext:value-type="float">
            <text:p>-0.0965</text:p>
          </table:table-cell>
          <table:table-cell table:formula="of:=[.C488]+[.B488]^2/(3.14159*[$Settings.$B$15]*[$Settings.$B$16])" office:value-type="float" office:value="0.0219422822625768" calcext:value-type="float">
            <text:p>0.0219</text:p>
          </table:table-cell>
          <table:table-cell table:style-name="ce2" table:formula="of:=IF([.B488]&gt;0;[.B488]/[.E488];0)" office:value-type="float" office:value="50.2413553343168" calcext:value-type="float">
            <text:p>50.2</text:p>
          </table:table-cell>
          <table:table-cell table:formula="of:=SQRT(2*[$Settings.$B$12]*[$Settings.$B$14]/([$Settings.$B$11]*[.B488]*[$Settings.$B$13]))*3.6" office:value-type="float" office:value="84.1983565464972" calcext:value-type="float">
            <text:p>84.1984</text:p>
          </table:table-cell>
          <table:table-cell table:formula="of:=[.F488]" office:value-type="float" office:value="50.2413553343168" calcext:value-type="float">
            <text:p>50.2</text:p>
          </table:table-cell>
          <table:table-cell table:style-name="ce1" office:value-type="float" office:value="1.10241" calcext:value-type="float">
            <text:p>1.1024</text:p>
          </table:table-cell>
          <table:table-cell table:number-columns-repeated="1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10372" calcext:value-type="float">
            <text:p>1.1037</text:p>
          </table:table-cell>
          <table:table-cell table:style-name="ce7" table:formula="of:=[.C490]-0.0001" office:value-type="float" office:value="0.00910000000000002" calcext:value-type="float">
            <text:p>0.0091</text:p>
          </table:table-cell>
          <table:table-cell office:value-type="float" office:value="-0.0968" calcext:value-type="float">
            <text:p>-0.0968</text:p>
          </table:table-cell>
          <table:table-cell table:formula="of:=[.C489]+[.B489]^2/(3.14159*[$Settings.$B$15]*[$Settings.$B$16])" office:value-type="float" office:value="0.0220730593115193" calcext:value-type="float">
            <text:p>0.0221</text:p>
          </table:table-cell>
          <table:table-cell table:style-name="ce2" table:formula="of:=IF([.B489]&gt;0;[.B489]/[.E489];0)" office:value-type="float" office:value="50.0030369339877" calcext:value-type="float">
            <text:p>50.0</text:p>
          </table:table-cell>
          <table:table-cell table:formula="of:=SQRT(2*[$Settings.$B$12]*[$Settings.$B$14]/([$Settings.$B$11]*[.B489]*[$Settings.$B$13]))*3.6" office:value-type="float" office:value="84.1483743974451" calcext:value-type="float">
            <text:p>84.1484</text:p>
          </table:table-cell>
          <table:table-cell table:formula="of:=[.F489]" office:value-type="float" office:value="50.0030369339877" calcext:value-type="float">
            <text:p>50.0</text:p>
          </table:table-cell>
          <table:table-cell table:style-name="ce1" office:value-type="float" office:value="1.10372" calcext:value-type="float">
            <text:p>1.1037</text:p>
          </table:table-cell>
          <table:table-cell table:number-columns-repeated="16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10491" calcext:value-type="float">
            <text:p>1.1049</text:p>
          </table:table-cell>
          <table:table-cell table:style-name="ce7" table:formula="of:=[.C491]-0.0001" office:value-type="float" office:value="0.00920000000000002" calcext:value-type="float">
            <text:p>0.0092</text:p>
          </table:table-cell>
          <table:table-cell office:value-type="float" office:value="-0.0971" calcext:value-type="float">
            <text:p>-0.0971</text:p>
          </table:table-cell>
          <table:table-cell table:formula="of:=[.C490]+[.B490]^2/(3.14159*[$Settings.$B$15]*[$Settings.$B$16])" office:value-type="float" office:value="0.0222010487707269" calcext:value-type="float">
            <text:p>0.0222</text:p>
          </table:table-cell>
          <table:table-cell table:style-name="ce2" table:formula="of:=IF([.B490]&gt;0;[.B490]/[.E490];0)" office:value-type="float" office:value="49.7683695671563" calcext:value-type="float">
            <text:p>49.8</text:p>
          </table:table-cell>
          <table:table-cell table:formula="of:=SQRT(2*[$Settings.$B$12]*[$Settings.$B$14]/([$Settings.$B$11]*[.B490]*[$Settings.$B$13]))*3.6" office:value-type="float" office:value="84.1030478359593" calcext:value-type="float">
            <text:p>84.1030</text:p>
          </table:table-cell>
          <table:table-cell table:formula="of:=[.F490]" office:value-type="float" office:value="49.7683695671563" calcext:value-type="float">
            <text:p>49.8</text:p>
          </table:table-cell>
          <table:table-cell table:style-name="ce1" office:value-type="float" office:value="1.10491" calcext:value-type="float">
            <text:p>1.1049</text:p>
          </table:table-cell>
          <table:table-cell table:number-columns-repeated="16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10597" calcext:value-type="float">
            <text:p>1.1060</text:p>
          </table:table-cell>
          <table:table-cell table:style-name="ce7" table:formula="of:=[.C492]-0.0001" office:value-type="float" office:value="0.00930000000000002" calcext:value-type="float">
            <text:p>0.0093</text:p>
          </table:table-cell>
          <table:table-cell office:value-type="float" office:value="-0.0974" calcext:value-type="float">
            <text:p>-0.0974</text:p>
          </table:table-cell>
          <table:table-cell table:formula="of:=[.C491]+[.B491]^2/(3.14159*[$Settings.$B$15]*[$Settings.$B$16])" office:value-type="float" office:value="0.0223260059567065" calcext:value-type="float">
            <text:p>0.0223</text:p>
          </table:table-cell>
          <table:table-cell table:style-name="ce2" table:formula="of:=IF([.B491]&gt;0;[.B491]/[.E491];0)" office:value-type="float" office:value="49.5372975419178" calcext:value-type="float">
            <text:p>49.5</text:p>
          </table:table-cell>
          <table:table-cell table:formula="of:=SQRT(2*[$Settings.$B$12]*[$Settings.$B$14]/([$Settings.$B$11]*[.B491]*[$Settings.$B$13]))*3.6" office:value-type="float" office:value="84.0627345354732" calcext:value-type="float">
            <text:p>84.0627</text:p>
          </table:table-cell>
          <table:table-cell table:formula="of:=[.F491]" office:value-type="float" office:value="49.5372975419178" calcext:value-type="float">
            <text:p>49.5</text:p>
          </table:table-cell>
          <table:table-cell table:style-name="ce1" office:value-type="float" office:value="1.10597" calcext:value-type="float">
            <text:p>1.1060</text:p>
          </table:table-cell>
          <table:table-cell table:number-columns-repeated="16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10692" calcext:value-type="float">
            <text:p>1.1069</text:p>
          </table:table-cell>
          <table:table-cell table:style-name="ce7" table:formula="of:=[.C493]-0.0001" office:value-type="float" office:value="0.00940000000000002" calcext:value-type="float">
            <text:p>0.0094</text:p>
          </table:table-cell>
          <table:table-cell office:value-type="float" office:value="-0.0977" calcext:value-type="float">
            <text:p>-0.0977</text:p>
          </table:table-cell>
          <table:table-cell table:formula="of:=[.C492]+[.B492]^2/(3.14159*[$Settings.$B$15]*[$Settings.$B$16])" office:value-type="float" office:value="0.0224483935810309" calcext:value-type="float">
            <text:p>0.0224</text:p>
          </table:table-cell>
          <table:table-cell table:style-name="ce2" table:formula="of:=IF([.B492]&gt;0;[.B492]/[.E492];0)" office:value-type="float" office:value="49.3095417275362" calcext:value-type="float">
            <text:p>49.3</text:p>
          </table:table-cell>
          <table:table-cell table:formula="of:=SQRT(2*[$Settings.$B$12]*[$Settings.$B$14]/([$Settings.$B$11]*[.B492]*[$Settings.$B$13]))*3.6" office:value-type="float" office:value="84.0266539064366" calcext:value-type="float">
            <text:p>84.0267</text:p>
          </table:table-cell>
          <table:table-cell table:formula="of:=[.F492]" office:value-type="float" office:value="49.3095417275362" calcext:value-type="float">
            <text:p>49.3</text:p>
          </table:table-cell>
          <table:table-cell table:style-name="ce1" office:value-type="float" office:value="1.10692" calcext:value-type="float">
            <text:p>1.106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.15" calcext:value-type="float">
            <text:p>1.1500</text:p>
          </table:table-cell>
          <table:table-cell table:style-name="ce7" table:formula="of:=[.C494]-0.0001" office:value-type="float" office:value="0.00950000000000002" calcext:value-type="float">
            <text:p>0.0095</text:p>
          </table:table-cell>
          <table:table-cell office:value-type="float" office:value="-0.098" calcext:value-type="float">
            <text:p>-0.0980</text:p>
          </table:table-cell>
          <table:table-cell table:formula="of:=[.C493]+[.B493]^2/(3.14159*[$Settings.$B$15]*[$Settings.$B$16])" office:value-type="float" office:value="0.0235838133172345" calcext:value-type="float">
            <text:p>0.0236</text:p>
          </table:table-cell>
          <table:table-cell table:style-name="ce2" table:formula="of:=IF([.B493]&gt;0;[.B493]/[.E493];0)" office:value-type="float" office:value="48.7622584410302" calcext:value-type="float">
            <text:p>48.8</text:p>
          </table:table-cell>
          <table:table-cell table:formula="of:=SQRT(2*[$Settings.$B$12]*[$Settings.$B$14]/([$Settings.$B$11]*[.B493]*[$Settings.$B$13]))*3.6" office:value-type="float" office:value="82.4377759286146" calcext:value-type="float">
            <text:p>82.4378</text:p>
          </table:table-cell>
          <table:table-cell table:formula="of:=[.F493]" office:value-type="float" office:value="48.7622584410302" calcext:value-type="float">
            <text:p>48.8</text:p>
          </table:table-cell>
          <table:table-cell table:style-name="ce1" office:value-type="float" office:value="1.10776" calcext:value-type="float">
            <text:p>1.1078</text:p>
          </table:table-cell>
          <table:table-cell table:number-columns-repeated="16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10848" calcext:value-type="float">
            <text:p>1.1085</text:p>
          </table:table-cell>
          <table:table-cell table:style-name="ce7" table:formula="of:=[.C495]-0.0001" office:value-type="float" office:value="0.00960000000000002" calcext:value-type="float">
            <text:p>0.0096</text:p>
          </table:table-cell>
          <table:table-cell office:value-type="float" office:value="-0.0983" calcext:value-type="float">
            <text:p>-0.0983</text:p>
          </table:table-cell>
          <table:table-cell table:formula="of:=[.C494]+[.B494]^2/(3.14159*[$Settings.$B$15]*[$Settings.$B$16])" office:value-type="float" office:value="0.0226851981155004" calcext:value-type="float">
            <text:p>0.0227</text:p>
          </table:table-cell>
          <table:table-cell table:style-name="ce2" table:formula="of:=IF([.B494]&gt;0;[.B494]/[.E494];0)" office:value-type="float" office:value="48.8635803115422" calcext:value-type="float">
            <text:p>48.9</text:p>
          </table:table-cell>
          <table:table-cell table:formula="of:=SQRT(2*[$Settings.$B$12]*[$Settings.$B$14]/([$Settings.$B$11]*[.B494]*[$Settings.$B$13]))*3.6" office:value-type="float" office:value="83.9675063659222" calcext:value-type="float">
            <text:p>83.9675</text:p>
          </table:table-cell>
          <table:table-cell table:formula="of:=[.F494]" office:value-type="float" office:value="48.8635803115422" calcext:value-type="float">
            <text:p>48.9</text:p>
          </table:table-cell>
          <table:table-cell table:style-name="ce1" office:value-type="float" office:value="1.10848" calcext:value-type="float">
            <text:p>1.1085</text:p>
          </table:table-cell>
          <table:table-cell table:number-columns-repeated="16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1091" calcext:value-type="float">
            <text:p>1.1091</text:p>
          </table:table-cell>
          <table:table-cell table:style-name="ce7" table:formula="of:=[.C496]-0.0001" office:value-type="float" office:value="0.00970000000000002" calcext:value-type="float">
            <text:p>0.0097</text:p>
          </table:table-cell>
          <table:table-cell office:value-type="float" office:value="-0.0986" calcext:value-type="float">
            <text:p>-0.0986</text:p>
          </table:table-cell>
          <table:table-cell table:formula="of:=[.C495]+[.B495]^2/(3.14159*[$Settings.$B$15]*[$Settings.$B$16])" office:value-type="float" office:value="0.0227998399523974" calcext:value-type="float">
            <text:p>0.0228</text:p>
          </table:table-cell>
          <table:table-cell table:style-name="ce2" table:formula="of:=IF([.B495]&gt;0;[.B495]/[.E495];0)" office:value-type="float" office:value="48.6450783126386" calcext:value-type="float">
            <text:p>48.6</text:p>
          </table:table-cell>
          <table:table-cell table:formula="of:=SQRT(2*[$Settings.$B$12]*[$Settings.$B$14]/([$Settings.$B$11]*[.B495]*[$Settings.$B$13]))*3.6" office:value-type="float" office:value="83.9440336711699" calcext:value-type="float">
            <text:p>83.9440</text:p>
          </table:table-cell>
          <table:table-cell table:formula="of:=[.F495]" office:value-type="float" office:value="48.6450783126386" calcext:value-type="float">
            <text:p>48.6</text:p>
          </table:table-cell>
          <table:table-cell table:style-name="ce1" office:value-type="float" office:value="1.1091" calcext:value-type="float">
            <text:p>1.1091</text:p>
          </table:table-cell>
          <table:table-cell table:number-columns-repeated="16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10962" calcext:value-type="float">
            <text:p>1.1096</text:p>
          </table:table-cell>
          <table:table-cell table:style-name="ce7" table:formula="of:=[.C497]-0.0001" office:value-type="float" office:value="0.00980000000000002" calcext:value-type="float">
            <text:p>0.0098</text:p>
          </table:table-cell>
          <table:table-cell office:value-type="float" office:value="-0.0989" calcext:value-type="float">
            <text:p>-0.0989</text:p>
          </table:table-cell>
          <table:table-cell table:formula="of:=[.C496]+[.B496]^2/(3.14159*[$Settings.$B$15]*[$Settings.$B$16])" office:value-type="float" office:value="0.0229121265156544" calcext:value-type="float">
            <text:p>0.0229</text:p>
          </table:table-cell>
          <table:table-cell table:style-name="ce2" table:formula="of:=IF([.B496]&gt;0;[.B496]/[.E496];0)" office:value-type="float" office:value="48.4293764370527" calcext:value-type="float">
            <text:p>48.4</text:p>
          </table:table-cell>
          <table:table-cell table:formula="of:=SQRT(2*[$Settings.$B$12]*[$Settings.$B$14]/([$Settings.$B$11]*[.B496]*[$Settings.$B$13]))*3.6" office:value-type="float" office:value="83.9243620661494" calcext:value-type="float">
            <text:p>83.9244</text:p>
          </table:table-cell>
          <table:table-cell table:formula="of:=[.F496]" office:value-type="float" office:value="48.4293764370527" calcext:value-type="float">
            <text:p>48.4</text:p>
          </table:table-cell>
          <table:table-cell table:style-name="ce1" office:value-type="float" office:value="1.10962" calcext:value-type="float">
            <text:p>1.1096</text:p>
          </table:table-cell>
          <table:table-cell table:number-columns-repeated="16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1005" calcext:value-type="float">
            <text:p>1.1101</text:p>
          </table:table-cell>
          <table:table-cell table:style-name="ce7" table:formula="of:=[.C498]-0.0001" office:value-type="float" office:value="0.00990000000000002" calcext:value-type="float">
            <text:p>0.0099</text:p>
          </table:table-cell>
          <table:table-cell office:value-type="float" office:value="-0.0992" calcext:value-type="float">
            <text:p>-0.0992</text:p>
          </table:table-cell>
          <table:table-cell table:formula="of:=[.C497]+[.B497]^2/(3.14159*[$Settings.$B$15]*[$Settings.$B$16])" office:value-type="float" office:value="0.0230222909086218" calcext:value-type="float">
            <text:p>0.0230</text:p>
          </table:table-cell>
          <table:table-cell table:style-name="ce2" table:formula="of:=IF([.B497]&gt;0;[.B497]/[.E497];0)" office:value-type="float" office:value="48.2163136764242" calcext:value-type="float">
            <text:p>48.2</text:p>
          </table:table-cell>
          <table:table-cell table:formula="of:=SQRT(2*[$Settings.$B$12]*[$Settings.$B$14]/([$Settings.$B$11]*[.B497]*[$Settings.$B$13]))*3.6" office:value-type="float" office:value="83.9081056042034" calcext:value-type="float">
            <text:p>83.9081</text:p>
          </table:table-cell>
          <table:table-cell table:formula="of:=[.F497]" office:value-type="float" office:value="48.2163136764242" calcext:value-type="float">
            <text:p>48.2</text:p>
          </table:table-cell>
          <table:table-cell table:style-name="ce1" office:value-type="float" office:value="1.11005" calcext:value-type="float">
            <text:p>1.1101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11039" calcext:value-type="float">
            <text:p>1.1104</text:p>
          </table:table-cell>
          <table:table-cell table:style-name="ce7" table:formula="of:=[.C499]-0.0001" office:value-type="float" office:value="0.01" calcext:value-type="float">
            <text:p>0.0100</text:p>
          </table:table-cell>
          <table:table-cell office:value-type="float" office:value="-0.0995" calcext:value-type="float">
            <text:p>-0.0995</text:p>
          </table:table-cell>
          <table:table-cell table:formula="of:=[.C498]+[.B498]^2/(3.14159*[$Settings.$B$15]*[$Settings.$B$16])" office:value-type="float" office:value="0.0231303306585124" calcext:value-type="float">
            <text:p>0.0231</text:p>
          </table:table-cell>
          <table:table-cell table:style-name="ce2" table:formula="of:=IF([.B498]&gt;0;[.B498]/[.E498];0)" office:value-type="float" office:value="48.0057988099428" calcext:value-type="float">
            <text:p>48.0</text:p>
          </table:table-cell>
          <table:table-cell table:formula="of:=SQRT(2*[$Settings.$B$12]*[$Settings.$B$14]/([$Settings.$B$11]*[.B498]*[$Settings.$B$13]))*3.6" office:value-type="float" office:value="83.8952583432829" calcext:value-type="float">
            <text:p>83.8953</text:p>
          </table:table-cell>
          <table:table-cell table:formula="of:=[.F498]" office:value-type="float" office:value="48.0057988099428" calcext:value-type="float">
            <text:p>48.0</text:p>
          </table:table-cell>
          <table:table-cell table:style-name="ce1" office:value-type="float" office:value="1.11039" calcext:value-type="float">
            <text:p>1.1104</text:p>
          </table:table-cell>
          <table:table-cell table:number-columns-repeated="16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11064" calcext:value-type="float">
            <text:p>1.1106</text:p>
          </table:table-cell>
          <table:table-cell table:style-name="ce7" table:formula="of:=[.C500]-0.0001" office:value-type="float" office:value="0.0101" calcext:value-type="float">
            <text:p>0.0101</text:p>
          </table:table-cell>
          <table:table-cell office:value-type="float" office:value="-0.0998" calcext:value-type="float">
            <text:p>-0.0998</text:p>
          </table:table-cell>
          <table:table-cell table:formula="of:=[.C499]+[.B499]^2/(3.14159*[$Settings.$B$15]*[$Settings.$B$16])" office:value-type="float" office:value="0.0232362438100988" calcext:value-type="float">
            <text:p>0.0232</text:p>
          </table:table-cell>
          <table:table-cell table:style-name="ce2" table:formula="of:=IF([.B499]&gt;0;[.B499]/[.E499];0)" office:value-type="float" office:value="47.7977425730616" calcext:value-type="float">
            <text:p>47.8</text:p>
          </table:table-cell>
          <table:table-cell table:formula="of:=SQRT(2*[$Settings.$B$12]*[$Settings.$B$14]/([$Settings.$B$11]*[.B499]*[$Settings.$B$13]))*3.6" office:value-type="float" office:value="83.885815591808" calcext:value-type="float">
            <text:p>83.8858</text:p>
          </table:table-cell>
          <table:table-cell table:formula="of:=[.F499]" office:value-type="float" office:value="47.7977425730616" calcext:value-type="float">
            <text:p>47.8</text:p>
          </table:table-cell>
          <table:table-cell table:style-name="ce1" office:value-type="float" office:value="1.11064" calcext:value-type="float">
            <text:p>1.1106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11082" calcext:value-type="float">
            <text:p>1.1108</text:p>
          </table:table-cell>
          <table:table-cell table:style-name="ce7" table:formula="of:=[.C501]-0.0001" office:value-type="float" office:value="0.0102" calcext:value-type="float">
            <text:p>0.0102</text:p>
          </table:table-cell>
          <table:table-cell office:value-type="float" office:value="-0.1001" calcext:value-type="float">
            <text:p>-0.1001</text:p>
          </table:table-cell>
          <table:table-cell table:formula="of:=[.C500]+[.B500]^2/(3.14159*[$Settings.$B$15]*[$Settings.$B$16])" office:value-type="float" office:value="0.0233405021035035" calcext:value-type="float">
            <text:p>0.0233</text:p>
          </table:table-cell>
          <table:table-cell table:style-name="ce2" table:formula="of:=IF([.B500]&gt;0;[.B500]/[.E500];0)" office:value-type="float" office:value="47.5919496107695" calcext:value-type="float">
            <text:p>47.6</text:p>
          </table:table-cell>
          <table:table-cell table:formula="of:=SQRT(2*[$Settings.$B$12]*[$Settings.$B$14]/([$Settings.$B$11]*[.B500]*[$Settings.$B$13]))*3.6" office:value-type="float" office:value="83.8790187846998" calcext:value-type="float">
            <text:p>83.8790</text:p>
          </table:table-cell>
          <table:table-cell table:formula="of:=[.F500]" office:value-type="float" office:value="47.5919496107695" calcext:value-type="float">
            <text:p>47.6</text:p>
          </table:table-cell>
          <table:table-cell table:style-name="ce1" office:value-type="float" office:value="1.11082" calcext:value-type="float">
            <text:p>1.1108</text:p>
          </table:table-cell>
          <table:table-cell table:number-columns-repeated="16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7" office:value-type="float" office:value="1.2" calcext:value-type="float">
            <text:p>1.2000</text:p>
          </table:table-cell>
          <table:table-cell table:style-name="ce7" table:formula="of:=[.C502]-0.0001" office:value-type="float" office:value="0.0103" calcext:value-type="float">
            <text:p>0.0103</text:p>
          </table:table-cell>
          <table:table-cell office:value-type="float" office:value="-0.1004" calcext:value-type="float">
            <text:p>-0.1004</text:p>
          </table:table-cell>
          <table:table-cell table:formula="of:=[.C501]+[.B501]^2/(3.14159*[$Settings.$B$15]*[$Settings.$B$16])" office:value-type="float" office:value="0.0256351162017525" calcext:value-type="float">
            <text:p>0.0256</text:p>
          </table:table-cell>
          <table:table-cell table:style-name="ce2" table:formula="of:=IF([.B501]&gt;0;[.B501]/[.E501];0)" office:value-type="float" office:value="46.8107883949425" calcext:value-type="float">
            <text:p>46.8</text:p>
          </table:table-cell>
          <table:table-cell table:formula="of:=SQRT(2*[$Settings.$B$12]*[$Settings.$B$14]/([$Settings.$B$11]*[.B501]*[$Settings.$B$13]))*3.6" office:value-type="float" office:value="80.7020494115285" calcext:value-type="float">
            <text:p>80.7020</text:p>
          </table:table-cell>
          <table:table-cell table:formula="of:=[.F501]" office:value-type="float" office:value="46.8107883949425" calcext:value-type="float">
            <text:p>46.8</text:p>
          </table:table-cell>
          <table:table-cell table:style-name="ce1" office:value-type="float" office:value="1.11093" calcext:value-type="float">
            <text:p>1.1109</text:p>
          </table:table-cell>
          <table:table-cell table:number-columns-repeated="16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205" calcext:value-type="float">
            <text:p>1.2050</text:p>
          </table:table-cell>
          <table:table-cell table:style-name="ce7" table:formula="of:=[.C503]-0.0001" office:value-type="float" office:value="0.0104" calcext:value-type="float">
            <text:p>0.0104</text:p>
          </table:table-cell>
          <table:table-cell office:value-type="float" office:value="-0.1007" calcext:value-type="float">
            <text:p>-0.1007</text:p>
          </table:table-cell>
          <table:table-cell table:formula="of:=[.C502]+[.B502]^2/(3.14159*[$Settings.$B$15]*[$Settings.$B$16])" office:value-type="float" office:value="0.0258631750714234" calcext:value-type="float">
            <text:p>0.0259</text:p>
          </table:table-cell>
          <table:table-cell table:style-name="ce2" table:formula="of:=IF([.B502]&gt;0;[.B502]/[.E502];0)" office:value-type="float" office:value="46.5913406483268" calcext:value-type="float">
            <text:p>46.6</text:p>
          </table:table-cell>
          <table:table-cell table:formula="of:=SQRT(2*[$Settings.$B$12]*[$Settings.$B$14]/([$Settings.$B$11]*[.B502]*[$Settings.$B$13]))*3.6" office:value-type="float" office:value="80.5344437281956" calcext:value-type="float">
            <text:p>80.5344</text:p>
          </table:table-cell>
          <table:table-cell table:formula="of:=[.F502]" office:value-type="float" office:value="46.5913406483268" calcext:value-type="float">
            <text:p>46.6</text:p>
          </table:table-cell>
          <table:table-cell table:style-name="ce1" office:value-type="float" office:value="1.11099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00</text:p>
          </table:table-cell>
          <table:table-cell table:style-name="ce7" table:formula="of:=[.C504]-0.0001" office:value-type="float" office:value="0.0105" calcext:value-type="float">
            <text:p>0.0105</text:p>
          </table:table-cell>
          <table:table-cell office:value-type="float" office:value="-0.101" calcext:value-type="float">
            <text:p>-0.1010</text:p>
          </table:table-cell>
          <table:table-cell table:formula="of:=[.C503]+[.B503]^2/(3.14159*[$Settings.$B$15]*[$Settings.$B$16])" office:value-type="float" office:value="0.0260917664104068" calcext:value-type="float">
            <text:p>0.0261</text:p>
          </table:table-cell>
          <table:table-cell table:style-name="ce2" table:formula="of:=IF([.B503]&gt;0;[.B503]/[.E503];0)" office:value-type="float" office:value="46.3747827942145" calcext:value-type="float">
            <text:p>46.4</text:p>
          </table:table-cell>
          <table:table-cell table:formula="of:=SQRT(2*[$Settings.$B$12]*[$Settings.$B$14]/([$Settings.$B$11]*[.B503]*[$Settings.$B$13]))*3.6" office:value-type="float" office:value="80.3678779992557" calcext:value-type="float">
            <text:p>80.3679</text:p>
          </table:table-cell>
          <table:table-cell table:formula="of:=[.F503]" office:value-type="float" office:value="46.3747827942145" calcext:value-type="float">
            <text:p>46.4</text:p>
          </table:table-cell>
          <table:table-cell table:style-name="ce1" office:value-type="float" office:value="1.111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style-name="ce7" office:value-type="float" office:value="1.215" calcext:value-type="float">
            <text:p>1.2150</text:p>
          </table:table-cell>
          <table:table-cell table:style-name="ce7" table:formula="of:=[.C505]-0.0001" office:value-type="float" office:value="0.0106" calcext:value-type="float">
            <text:p>0.0106</text:p>
          </table:table-cell>
          <table:table-cell office:value-type="float" office:value="-0.1013" calcext:value-type="float">
            <text:p>-0.1013</text:p>
          </table:table-cell>
          <table:table-cell table:formula="of:=[.C504]+[.B504]^2/(3.14159*[$Settings.$B$15]*[$Settings.$B$16])" office:value-type="float" office:value="0.0263208902187028" calcext:value-type="float">
            <text:p>0.0263</text:p>
          </table:table-cell>
          <table:table-cell table:style-name="ce2" table:formula="of:=IF([.B504]&gt;0;[.B504]/[.E504];0)" office:value-type="float" office:value="46.1610526811383" calcext:value-type="float">
            <text:p>46.2</text:p>
          </table:table-cell>
          <table:table-cell table:formula="of:=SQRT(2*[$Settings.$B$12]*[$Settings.$B$14]/([$Settings.$B$11]*[.B504]*[$Settings.$B$13]))*3.6" office:value-type="float" office:value="80.2023415145442" calcext:value-type="float">
            <text:p>80.2023</text:p>
          </table:table-cell>
          <table:table-cell table:formula="of:=[.F504]" office:value-type="float" office:value="46.1610526811383" calcext:value-type="float">
            <text:p>46.2</text:p>
          </table:table-cell>
          <table:table-cell table:style-name="ce1" office:value-type="float" office:value="0.99096" calcext:value-type="float">
            <text:p>0.9910</text:p>
          </table:table-cell>
          <table:table-cell table:number-columns-repeated="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22" calcext:value-type="float">
            <text:p>1.2200</text:p>
          </table:table-cell>
          <table:table-cell table:style-name="ce7" table:formula="of:=[.C506]-0.0001" office:value-type="float" office:value="0.0107" calcext:value-type="float">
            <text:p>0.0107</text:p>
          </table:table-cell>
          <table:table-cell office:value-type="float" office:value="-0.1016" calcext:value-type="float">
            <text:p>-0.1016</text:p>
          </table:table-cell>
          <table:table-cell table:formula="of:=[.C505]+[.B505]^2/(3.14159*[$Settings.$B$15]*[$Settings.$B$16])" office:value-type="float" office:value="0.0265505464963114" calcext:value-type="float">
            <text:p>0.0266</text:p>
          </table:table-cell>
          <table:table-cell table:style-name="ce2" table:formula="of:=IF([.B505]&gt;0;[.B505]/[.E505];0)" office:value-type="float" office:value="45.950089960276" calcext:value-type="float">
            <text:p>46.0</text:p>
          </table:table-cell>
          <table:table-cell table:formula="of:=SQRT(2*[$Settings.$B$12]*[$Settings.$B$14]/([$Settings.$B$11]*[.B505]*[$Settings.$B$13]))*3.6" office:value-type="float" office:value="80.037823717684" calcext:value-type="float">
            <text:p>80.0378</text:p>
          </table:table-cell>
          <table:table-cell table:formula="of:=[.F505]" office:value-type="float" office:value="45.950089960276" calcext:value-type="float">
            <text:p>46.0</text:p>
          </table:table-cell>
          <table:table-cell table:style-name="ce1" office:value-type="float" office:value="0.99084" calcext:value-type="float">
            <text:p>0.9908</text:p>
          </table:table-cell>
          <table:table-cell table:number-columns-repeated="16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style-name="ce7" office:value-type="float" office:value="1.23" calcext:value-type="float">
            <text:p>1.2300</text:p>
          </table:table-cell>
          <table:table-cell table:style-name="ce7" table:formula="of:=[.C507]-0.0001" office:value-type="float" office:value="0.0108" calcext:value-type="float">
            <text:p>0.0108</text:p>
          </table:table-cell>
          <table:table-cell office:value-type="float" office:value="-0.1019" calcext:value-type="float">
            <text:p>-0.1019</text:p>
          </table:table-cell>
          <table:table-cell table:formula="of:=[.C506]+[.B506]^2/(3.14159*[$Settings.$B$15]*[$Settings.$B$16])" office:value-type="float" office:value="0.0269114564594662" calcext:value-type="float">
            <text:p>0.0269</text:p>
          </table:table-cell>
          <table:table-cell table:style-name="ce2" table:formula="of:=IF([.B506]&gt;0;[.B506]/[.E506];0)" office:value-type="float" office:value="45.7054415413233" calcext:value-type="float">
            <text:p>45.7</text:p>
          </table:table-cell>
          <table:table-cell table:formula="of:=SQRT(2*[$Settings.$B$12]*[$Settings.$B$14]/([$Settings.$B$11]*[.B506]*[$Settings.$B$13]))*3.6" office:value-type="float" office:value="79.7118027140443" calcext:value-type="float">
            <text:p>79.7118</text:p>
          </table:table-cell>
          <table:table-cell table:formula="of:=[.F506]" office:value-type="float" office:value="45.7054415413233" calcext:value-type="float">
            <text:p>45.7</text:p>
          </table:table-cell>
          <table:table-cell table:style-name="ce1" office:value-type="float" office:value="0.99065" calcext:value-type="float">
            <text:p>0.9907</text:p>
          </table:table-cell>
          <table:table-cell table:number-columns-repeated="16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24" calcext:value-type="float">
            <text:p>1.2400</text:p>
          </table:table-cell>
          <table:table-cell table:style-name="ce7" table:formula="of:=[.C508]-0.0001" office:value-type="float" office:value="0.0109" calcext:value-type="float">
            <text:p>0.0109</text:p>
          </table:table-cell>
          <table:table-cell office:value-type="float" office:value="-0.1022" calcext:value-type="float">
            <text:p>-0.1022</text:p>
          </table:table-cell>
          <table:table-cell table:formula="of:=[.C507]+[.B507]^2/(3.14159*[$Settings.$B$15]*[$Settings.$B$16])" office:value-type="float" office:value="0.0272744962998713" calcext:value-type="float">
            <text:p>0.0273</text:p>
          </table:table-cell>
          <table:table-cell table:style-name="ce2" table:formula="of:=IF([.B507]&gt;0;[.B507]/[.E507];0)" office:value-type="float" office:value="45.4637176931422" calcext:value-type="float">
            <text:p>45.5</text:p>
          </table:table-cell>
          <table:table-cell table:formula="of:=SQRT(2*[$Settings.$B$12]*[$Settings.$B$14]/([$Settings.$B$11]*[.B507]*[$Settings.$B$13]))*3.6" office:value-type="float" office:value="79.3897335071903" calcext:value-type="float">
            <text:p>79.3897</text:p>
          </table:table-cell>
          <table:table-cell table:formula="of:=[.F507]" office:value-type="float" office:value="45.4637176931422" calcext:value-type="float">
            <text:p>45.5</text:p>
          </table:table-cell>
          <table:table-cell table:style-name="ce1" office:value-type="float" office:value="0.99037" calcext:value-type="float">
            <text:p>0.9904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25" calcext:value-type="float">
            <text:p>1.2500</text:p>
          </table:table-cell>
          <table:table-cell table:style-name="ce7" table:formula="of:=[.C509]-0.0001" office:value-type="float" office:value="0.011" calcext:value-type="float">
            <text:p>0.0110</text:p>
          </table:table-cell>
          <table:table-cell office:value-type="float" office:value="-0.1025" calcext:value-type="float">
            <text:p>-0.1025</text:p>
          </table:table-cell>
          <table:table-cell table:formula="of:=[.C508]+[.B508]^2/(3.14159*[$Settings.$B$15]*[$Settings.$B$16])" office:value-type="float" office:value="0.0276396660175266" calcext:value-type="float">
            <text:p>0.0276</text:p>
          </table:table-cell>
          <table:table-cell table:style-name="ce2" table:formula="of:=IF([.B508]&gt;0;[.B508]/[.E508];0)" office:value-type="float" office:value="45.2248590560885" calcext:value-type="float">
            <text:p>45.2</text:p>
          </table:table-cell>
          <table:table-cell table:formula="of:=SQRT(2*[$Settings.$B$12]*[$Settings.$B$14]/([$Settings.$B$11]*[.B508]*[$Settings.$B$13]))*3.6" office:value-type="float" office:value="79.0715369020481" calcext:value-type="float">
            <text:p>79.0715</text:p>
          </table:table-cell>
          <table:table-cell table:formula="of:=[.F508]" office:value-type="float" office:value="45.2248590560885" calcext:value-type="float">
            <text:p>45.2</text:p>
          </table:table-cell>
          <table:table-cell table:style-name="ce1" office:value-type="float" office:value="0.99002" calcext:value-type="float">
            <text:p>0.990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7" office:value-type="float" office:value="1.26" calcext:value-type="float">
            <text:p>1.2600</text:p>
          </table:table-cell>
          <table:table-cell table:style-name="ce7" table:formula="of:=[.C510]-0.0001" office:value-type="float" office:value="0.0111" calcext:value-type="float">
            <text:p>0.0111</text:p>
          </table:table-cell>
          <table:table-cell office:value-type="float" office:value="-0.1028" calcext:value-type="float">
            <text:p>-0.1028</text:p>
          </table:table-cell>
          <table:table-cell table:formula="of:=[.C509]+[.B509]^2/(3.14159*[$Settings.$B$15]*[$Settings.$B$16])" office:value-type="float" office:value="0.0280069656124321" calcext:value-type="float">
            <text:p>0.0280</text:p>
          </table:table-cell>
          <table:table-cell table:style-name="ce2" table:formula="of:=IF([.B509]&gt;0;[.B509]/[.E509];0)" office:value-type="float" office:value="44.9888080499764" calcext:value-type="float">
            <text:p>45.0</text:p>
          </table:table-cell>
          <table:table-cell table:formula="of:=SQRT(2*[$Settings.$B$12]*[$Settings.$B$14]/([$Settings.$B$11]*[.B509]*[$Settings.$B$13]))*3.6" office:value-type="float" office:value="78.7571359078068" calcext:value-type="float">
            <text:p>78.7571</text:p>
          </table:table-cell>
          <table:table-cell table:formula="of:=[.F509]" office:value-type="float" office:value="44.9888080499764" calcext:value-type="float">
            <text:p>45.0</text:p>
          </table:table-cell>
          <table:table-cell table:style-name="ce1" office:value-type="float" office:value="0.98959" calcext:value-type="float">
            <text:p>0.9896</text:p>
          </table:table-cell>
          <table:table-cell table:number-columns-repeated="16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8909" calcext:value-type="float">
            <text:p>0.9891</text:p>
          </table:table-cell>
          <table:table-cell table:style-name="ce7" table:formula="of:=[.C511]-0.0001" office:value-type="float" office:value="0.0112" calcext:value-type="float">
            <text:p>0.0112</text:p>
          </table:table-cell>
          <table:table-cell office:value-type="float" office:value="-0.1031" calcext:value-type="float">
            <text:p>-0.1031</text:p>
          </table:table-cell>
          <table:table-cell table:formula="of:=[.C510]+[.B510]^2/(3.14159*[$Settings.$B$15]*[$Settings.$B$16])" office:value-type="float" office:value="0.0216182842194271" calcext:value-type="float">
            <text:p>0.0216</text:p>
          </table:table-cell>
          <table:table-cell table:style-name="ce2" table:formula="of:=IF([.B510]&gt;0;[.B510]/[.E510];0)" office:value-type="float" office:value="45.752474616425" calcext:value-type="float">
            <text:p>45.8</text:p>
          </table:table-cell>
          <table:table-cell table:formula="of:=SQRT(2*[$Settings.$B$12]*[$Settings.$B$14]/([$Settings.$B$11]*[.B510]*[$Settings.$B$13]))*3.6" office:value-type="float" office:value="88.8908954623894" calcext:value-type="float">
            <text:p>88.8909</text:p>
          </table:table-cell>
          <table:table-cell table:formula="of:=[.F510]" office:value-type="float" office:value="45.752474616425" calcext:value-type="float">
            <text:p>45.8</text:p>
          </table:table-cell>
          <table:table-cell table:style-name="ce1" office:value-type="float" office:value="0.98909" calcext:value-type="float">
            <text:p>0.9891</text:p>
          </table:table-cell>
          <table:table-cell table:number-columns-repeated="16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85" calcext:value-type="float">
            <text:p>0.9885</text:p>
          </table:table-cell>
          <table:table-cell table:style-name="ce7" table:formula="of:=[.C512]-0.0001" office:value-type="float" office:value="0.0113" calcext:value-type="float">
            <text:p>0.0113</text:p>
          </table:table-cell>
          <table:table-cell office:value-type="float" office:value="-0.1034" calcext:value-type="float">
            <text:p>-0.1034</text:p>
          </table:table-cell>
          <table:table-cell table:formula="of:=[.C511]+[.B511]^2/(3.14159*[$Settings.$B$15]*[$Settings.$B$16])" office:value-type="float" office:value="0.0217058587487708" calcext:value-type="float">
            <text:p>0.0217</text:p>
          </table:table-cell>
          <table:table-cell table:style-name="ce2" table:formula="of:=IF([.B511]&gt;0;[.B511]/[.E511];0)" office:value-type="float" office:value="45.5406999299662" calcext:value-type="float">
            <text:p>45.5</text:p>
          </table:table-cell>
          <table:table-cell table:formula="of:=SQRT(2*[$Settings.$B$12]*[$Settings.$B$14]/([$Settings.$B$11]*[.B511]*[$Settings.$B$13]))*3.6" office:value-type="float" office:value="88.9174193900229" calcext:value-type="float">
            <text:p>88.9174</text:p>
          </table:table-cell>
          <table:table-cell table:formula="of:=[.F511]" office:value-type="float" office:value="45.5406999299662" calcext:value-type="float">
            <text:p>45.5</text:p>
          </table:table-cell>
          <table:table-cell table:style-name="ce1" office:value-type="float" office:value="0.9885" calcext:value-type="float">
            <text:p>0.9885</text:p>
          </table:table-cell>
          <table:table-cell table:number-columns-repeated="16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8784" calcext:value-type="float">
            <text:p>0.9878</text:p>
          </table:table-cell>
          <table:table-cell table:style-name="ce7" table:formula="of:=[.C513]-0.0001" office:value-type="float" office:value="0.0114" calcext:value-type="float">
            <text:p>0.0114</text:p>
          </table:table-cell>
          <table:table-cell office:value-type="float" office:value="-0.1037" calcext:value-type="float">
            <text:p>-0.1037</text:p>
          </table:table-cell>
          <table:table-cell table:formula="of:=[.C512]+[.B512]^2/(3.14159*[$Settings.$B$15]*[$Settings.$B$16])" office:value-type="float" office:value="0.0217919678554751" calcext:value-type="float">
            <text:p>0.0218</text:p>
          </table:table-cell>
          <table:table-cell table:style-name="ce2" table:formula="of:=IF([.B512]&gt;0;[.B512]/[.E512];0)" office:value-type="float" office:value="45.3304633409604" calcext:value-type="float">
            <text:p>45.3</text:p>
          </table:table-cell>
          <table:table-cell table:formula="of:=SQRT(2*[$Settings.$B$12]*[$Settings.$B$14]/([$Settings.$B$11]*[.B512]*[$Settings.$B$13]))*3.6" office:value-type="float" office:value="88.9471183786079" calcext:value-type="float">
            <text:p>88.9471</text:p>
          </table:table-cell>
          <table:table-cell table:formula="of:=[.F512]" office:value-type="float" office:value="45.3304633409604" calcext:value-type="float">
            <text:p>45.3</text:p>
          </table:table-cell>
          <table:table-cell table:style-name="ce1" office:value-type="float" office:value="0.98784" calcext:value-type="float">
            <text:p>0.987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.3" calcext:value-type="float">
            <text:p>1.3000</text:p>
          </table:table-cell>
          <table:table-cell table:style-name="ce7" table:formula="of:=[.C514]-0.0001" office:value-type="float" office:value="0.0115" calcext:value-type="float">
            <text:p>0.0115</text:p>
          </table:table-cell>
          <table:table-cell office:value-type="float" office:value="-0.104" calcext:value-type="float">
            <text:p>-0.1040</text:p>
          </table:table-cell>
          <table:table-cell table:formula="of:=[.C513]+[.B513]^2/(3.14159*[$Settings.$B$15]*[$Settings.$B$16])" office:value-type="float" office:value="0.0294974627645568" calcext:value-type="float">
            <text:p>0.0295</text:p>
          </table:table-cell>
          <table:table-cell table:style-name="ce2" table:formula="of:=IF([.B513]&gt;0;[.B513]/[.E513];0)" office:value-type="float" office:value="44.0715871184026" calcext:value-type="float">
            <text:p>44.1</text:p>
          </table:table-cell>
          <table:table-cell table:formula="of:=SQRT(2*[$Settings.$B$12]*[$Settings.$B$14]/([$Settings.$B$11]*[.B513]*[$Settings.$B$13]))*3.6" office:value-type="float" office:value="77.5360210833298" calcext:value-type="float">
            <text:p>77.5360</text:p>
          </table:table-cell>
          <table:table-cell table:formula="of:=[.F513]" office:value-type="float" office:value="44.0715871184026" calcext:value-type="float">
            <text:p>44.1</text:p>
          </table:table-cell>
          <table:table-cell table:style-name="ce1" office:value-type="float" office:value="0.98709" calcext:value-type="float">
            <text:p>0.9871</text:p>
          </table:table-cell>
          <table:table-cell table:number-columns-repeated="16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8627" calcext:value-type="float">
            <text:p>0.9863</text:p>
          </table:table-cell>
          <table:table-cell table:style-name="ce7" table:formula="of:=[.C515]-0.0001" office:value-type="float" office:value="0.0116" calcext:value-type="float">
            <text:p>0.0116</text:p>
          </table:table-cell>
          <table:table-cell office:value-type="float" office:value="-0.1043" calcext:value-type="float">
            <text:p>-0.1043</text:p>
          </table:table-cell>
          <table:table-cell table:formula="of:=[.C514]+[.B514]^2/(3.14159*[$Settings.$B$15]*[$Settings.$B$16])" office:value-type="float" office:value="0.021958961651444" calcext:value-type="float">
            <text:p>0.0220</text:p>
          </table:table-cell>
          <table:table-cell table:style-name="ce2" table:formula="of:=IF([.B514]&gt;0;[.B514]/[.E514];0)" office:value-type="float" office:value="44.914236640836" calcext:value-type="float">
            <text:p>44.9</text:p>
          </table:table-cell>
          <table:table-cell table:formula="of:=SQRT(2*[$Settings.$B$12]*[$Settings.$B$14]/([$Settings.$B$11]*[.B514]*[$Settings.$B$13]))*3.6" office:value-type="float" office:value="89.0178857372258" calcext:value-type="float">
            <text:p>89.0179</text:p>
          </table:table-cell>
          <table:table-cell table:formula="of:=[.F514]" office:value-type="float" office:value="44.914236640836" calcext:value-type="float">
            <text:p>44.9</text:p>
          </table:table-cell>
          <table:table-cell table:style-name="ce1" office:value-type="float" office:value="0.98627" calcext:value-type="float">
            <text:p>0.9863</text:p>
          </table:table-cell>
          <table:table-cell table:number-columns-repeated="16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98537" calcext:value-type="float">
            <text:p>0.9854</text:p>
          </table:table-cell>
          <table:table-cell table:style-name="ce7" table:formula="of:=[.C516]-0.0001" office:value-type="float" office:value="0.0117" calcext:value-type="float">
            <text:p>0.0117</text:p>
          </table:table-cell>
          <table:table-cell office:value-type="float" office:value="-0.1046" calcext:value-type="float">
            <text:p>-0.1046</text:p>
          </table:table-cell>
          <table:table-cell table:formula="of:=[.C515]+[.B515]^2/(3.14159*[$Settings.$B$15]*[$Settings.$B$16])" office:value-type="float" office:value="0.0220400645711265" calcext:value-type="float">
            <text:p>0.0220</text:p>
          </table:table-cell>
          <table:table-cell table:style-name="ce2" table:formula="of:=IF([.B515]&gt;0;[.B515]/[.E515];0)" office:value-type="float" office:value="44.7081267307574" calcext:value-type="float">
            <text:p>44.7</text:p>
          </table:table-cell>
          <table:table-cell table:formula="of:=SQRT(2*[$Settings.$B$12]*[$Settings.$B$14]/([$Settings.$B$11]*[.B515]*[$Settings.$B$13]))*3.6" office:value-type="float" office:value="89.0585292578087" calcext:value-type="float">
            <text:p>89.0585</text:p>
          </table:table-cell>
          <table:table-cell table:formula="of:=[.F515]" office:value-type="float" office:value="44.7081267307574" calcext:value-type="float">
            <text:p>44.7</text:p>
          </table:table-cell>
          <table:table-cell table:style-name="ce1" office:value-type="float" office:value="0.98537" calcext:value-type="float">
            <text:p>0.9854</text:p>
          </table:table-cell>
          <table:table-cell table:number-columns-repeated="16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9844" calcext:value-type="float">
            <text:p>0.9844</text:p>
          </table:table-cell>
          <table:table-cell table:style-name="ce7" table:formula="of:=[.C517]-0.0001" office:value-type="float" office:value="0.0118" calcext:value-type="float">
            <text:p>0.0118</text:p>
          </table:table-cell>
          <table:table-cell office:value-type="float" office:value="-0.1049" calcext:value-type="float">
            <text:p>-0.1049</text:p>
          </table:table-cell>
          <table:table-cell table:formula="of:=[.C516]+[.B516]^2/(3.14159*[$Settings.$B$15]*[$Settings.$B$16])" office:value-type="float" office:value="0.0221197170348171" calcext:value-type="float">
            <text:p>0.0221</text:p>
          </table:table-cell>
          <table:table-cell table:style-name="ce2" table:formula="of:=IF([.B516]&gt;0;[.B516]/[.E516];0)" office:value-type="float" office:value="44.5032817757353" calcext:value-type="float">
            <text:p>44.5</text:p>
          </table:table-cell>
          <table:table-cell table:formula="of:=SQRT(2*[$Settings.$B$12]*[$Settings.$B$14]/([$Settings.$B$11]*[.B516]*[$Settings.$B$13]))*3.6" office:value-type="float" office:value="89.1023963357678" calcext:value-type="float">
            <text:p>89.1024</text:p>
          </table:table-cell>
          <table:table-cell table:formula="of:=[.F516]" office:value-type="float" office:value="44.5032817757353" calcext:value-type="float">
            <text:p>44.5</text:p>
          </table:table-cell>
          <table:table-cell table:style-name="ce1" office:value-type="float" office:value="0.9844" calcext:value-type="float">
            <text:p>0.9844</text:p>
          </table:table-cell>
          <table:table-cell table:number-columns-repeated="1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98334" calcext:value-type="float">
            <text:p>0.9833</text:p>
          </table:table-cell>
          <table:table-cell table:style-name="ce7" table:formula="of:=[.C518]-0.0001" office:value-type="float" office:value="0.0119" calcext:value-type="float">
            <text:p>0.0119</text:p>
          </table:table-cell>
          <table:table-cell office:value-type="float" office:value="-0.1052" calcext:value-type="float">
            <text:p>-0.1052</text:p>
          </table:table-cell>
          <table:table-cell table:formula="of:=[.C517]+[.B517]^2/(3.14159*[$Settings.$B$15]*[$Settings.$B$16])" office:value-type="float" office:value="0.0221975044981171" calcext:value-type="float">
            <text:p>0.0222</text:p>
          </table:table-cell>
          <table:table-cell table:style-name="ce2" table:formula="of:=IF([.B517]&gt;0;[.B517]/[.E517];0)" office:value-type="float" office:value="44.2995743095092" calcext:value-type="float">
            <text:p>44.3</text:p>
          </table:table-cell>
          <table:table-cell table:formula="of:=SQRT(2*[$Settings.$B$12]*[$Settings.$B$14]/([$Settings.$B$11]*[.B517]*[$Settings.$B$13]))*3.6" office:value-type="float" office:value="89.1504077564954" calcext:value-type="float">
            <text:p>89.1504</text:p>
          </table:table-cell>
          <table:table-cell table:formula="of:=[.F517]" office:value-type="float" office:value="44.2995743095092" calcext:value-type="float">
            <text:p>44.3</text:p>
          </table:table-cell>
          <table:table-cell table:style-name="ce1" office:value-type="float" office:value="0.98334" calcext:value-type="float">
            <text:p>0.9833</text:p>
          </table:table-cell>
          <table:table-cell table:number-columns-repeated="16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8221" calcext:value-type="float">
            <text:p>0.9822</text:p>
          </table:table-cell>
          <table:table-cell table:style-name="ce7" table:formula="of:=[.C519]-0.0001" office:value-type="float" office:value="0.012" calcext:value-type="float">
            <text:p>0.0120</text:p>
          </table:table-cell>
          <table:table-cell office:value-type="float" office:value="-0.1055" calcext:value-type="float">
            <text:p>-0.1055</text:p>
          </table:table-cell>
          <table:table-cell table:formula="of:=[.C518]+[.B518]^2/(3.14159*[$Settings.$B$15]*[$Settings.$B$16])" office:value-type="float" office:value="0.022273851449822" calcext:value-type="float">
            <text:p>0.0223</text:p>
          </table:table-cell>
          <table:table-cell table:style-name="ce2" table:formula="of:=IF([.B518]&gt;0;[.B518]/[.E518];0)" office:value-type="float" office:value="44.0969987706302" calcext:value-type="float">
            <text:p>44.1</text:p>
          </table:table-cell>
          <table:table-cell table:formula="of:=SQRT(2*[$Settings.$B$12]*[$Settings.$B$14]/([$Settings.$B$11]*[.B518]*[$Settings.$B$13]))*3.6" office:value-type="float" office:value="89.2016753076937" calcext:value-type="float">
            <text:p>89.2017</text:p>
          </table:table-cell>
          <table:table-cell table:formula="of:=[.F518]" office:value-type="float" office:value="44.0969987706302" calcext:value-type="float">
            <text:p>44.1</text:p>
          </table:table-cell>
          <table:table-cell table:style-name="ce1" office:value-type="float" office:value="0.98221" calcext:value-type="float">
            <text:p>0.9822</text:p>
          </table:table-cell>
          <table:table-cell table:number-columns-repeated="1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81" calcext:value-type="float">
            <text:p>0.9810</text:p>
          </table:table-cell>
          <table:table-cell table:style-name="ce7" table:formula="of:=[.C520]-0.0001" office:value-type="float" office:value="0.0121" calcext:value-type="float">
            <text:p>0.0121</text:p>
          </table:table-cell>
          <table:table-cell office:value-type="float" office:value="-0.1058" calcext:value-type="float">
            <text:p>-0.1058</text:p>
          </table:table-cell>
          <table:table-cell table:formula="of:=[.C519]+[.B519]^2/(3.14159*[$Settings.$B$15]*[$Settings.$B$16])" office:value-type="float" office:value="0.0223485540021075" calcext:value-type="float">
            <text:p>0.0223</text:p>
          </table:table-cell>
          <table:table-cell table:style-name="ce2" table:formula="of:=IF([.B519]&gt;0;[.B519]/[.E519];0)" office:value-type="float" office:value="43.8954573932386" calcext:value-type="float">
            <text:p>43.9</text:p>
          </table:table-cell>
          <table:table-cell table:formula="of:=SQRT(2*[$Settings.$B$12]*[$Settings.$B$14]/([$Settings.$B$11]*[.B519]*[$Settings.$B$13]))*3.6" office:value-type="float" office:value="89.2566706008758" calcext:value-type="float">
            <text:p>89.2567</text:p>
          </table:table-cell>
          <table:table-cell table:formula="of:=[.F519]" office:value-type="float" office:value="43.8954573932386" calcext:value-type="float">
            <text:p>43.9</text:p>
          </table:table-cell>
          <table:table-cell table:style-name="ce1" office:value-type="float" office:value="0.981" calcext:value-type="float">
            <text:p>0.9810</text:p>
          </table:table-cell>
          <table:table-cell table:number-columns-repeated="16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97971" calcext:value-type="float">
            <text:p>0.9797</text:p>
          </table:table-cell>
          <table:table-cell table:style-name="ce7" table:formula="of:=[.C521]-0.0001" office:value-type="float" office:value="0.0122" calcext:value-type="float">
            <text:p>0.0122</text:p>
          </table:table-cell>
          <table:table-cell office:value-type="float" office:value="-0.1061" calcext:value-type="float">
            <text:p>-0.1061</text:p>
          </table:table-cell>
          <table:table-cell table:formula="of:=[.C520]+[.B520]^2/(3.14159*[$Settings.$B$15]*[$Settings.$B$16])" office:value-type="float" office:value="0.022421618340137" calcext:value-type="float">
            <text:p>0.0224</text:p>
          </table:table-cell>
          <table:table-cell table:style-name="ce2" table:formula="of:=IF([.B520]&gt;0;[.B520]/[.E520];0)" office:value-type="float" office:value="43.694883444083" calcext:value-type="float">
            <text:p>43.7</text:p>
          </table:table-cell>
          <table:table-cell table:formula="of:=SQRT(2*[$Settings.$B$12]*[$Settings.$B$14]/([$Settings.$B$11]*[.B520]*[$Settings.$B$13]))*3.6" office:value-type="float" office:value="89.3154141208812" calcext:value-type="float">
            <text:p>89.3154</text:p>
          </table:table-cell>
          <table:table-cell table:formula="of:=[.F520]" office:value-type="float" office:value="43.694883444083" calcext:value-type="float">
            <text:p>43.7</text:p>
          </table:table-cell>
          <table:table-cell table:style-name="ce1" office:value-type="float" office:value="0.97971" calcext:value-type="float">
            <text:p>0.9797</text:p>
          </table:table-cell>
          <table:table-cell table:number-columns-repeated="16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7834" calcext:value-type="float">
            <text:p>0.9783</text:p>
          </table:table-cell>
          <table:table-cell table:style-name="ce7" table:formula="of:=[.C522]-0.0001" office:value-type="float" office:value="0.0123" calcext:value-type="float">
            <text:p>0.0123</text:p>
          </table:table-cell>
          <table:table-cell office:value-type="float" office:value="-0.1064" calcext:value-type="float">
            <text:p>-0.1064</text:p>
          </table:table-cell>
          <table:table-cell table:formula="of:=[.C521]+[.B521]^2/(3.14159*[$Settings.$B$15]*[$Settings.$B$16])" office:value-type="float" office:value="0.0224930510580106" calcext:value-type="float">
            <text:p>0.0225</text:p>
          </table:table-cell>
          <table:table-cell table:style-name="ce2" table:formula="of:=IF([.B521]&gt;0;[.B521]/[.E521];0)" office:value-type="float" office:value="43.4952109198888" calcext:value-type="float">
            <text:p>43.5</text:p>
          </table:table-cell>
          <table:table-cell table:formula="of:=SQRT(2*[$Settings.$B$12]*[$Settings.$B$14]/([$Settings.$B$11]*[.B521]*[$Settings.$B$13]))*3.6" office:value-type="float" office:value="89.3779278228869" calcext:value-type="float">
            <text:p>89.3779</text:p>
          </table:table-cell>
          <table:table-cell table:formula="of:=[.F521]" office:value-type="float" office:value="43.4952109198888" calcext:value-type="float">
            <text:p>43.5</text:p>
          </table:table-cell>
          <table:table-cell table:style-name="ce1" office:value-type="float" office:value="0.97834" calcext:value-type="float">
            <text:p>0.9783</text:p>
          </table:table-cell>
          <table:table-cell table:number-columns-repeated="16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9769" calcext:value-type="float">
            <text:p>0.9769</text:p>
          </table:table-cell>
          <table:table-cell table:style-name="ce7" table:formula="of:=[.C523]-0.0001" office:value-type="float" office:value="0.0124" calcext:value-type="float">
            <text:p>0.0124</text:p>
          </table:table-cell>
          <table:table-cell office:value-type="float" office:value="-0.1067" calcext:value-type="float">
            <text:p>-0.1067</text:p>
          </table:table-cell>
          <table:table-cell table:formula="of:=[.C522]+[.B522]^2/(3.14159*[$Settings.$B$15]*[$Settings.$B$16])" office:value-type="float" office:value="0.0225630672254083" calcext:value-type="float">
            <text:p>0.0226</text:p>
          </table:table-cell>
          <table:table-cell table:style-name="ce2" table:formula="of:=IF([.B522]&gt;0;[.B522]/[.E522];0)" office:value-type="float" office:value="43.2964184452685" calcext:value-type="float">
            <text:p>43.3</text:p>
          </table:table-cell>
          <table:table-cell table:formula="of:=SQRT(2*[$Settings.$B$12]*[$Settings.$B$14]/([$Settings.$B$11]*[.B522]*[$Settings.$B$13]))*3.6" office:value-type="float" office:value="89.4437773580791" calcext:value-type="float">
            <text:p>89.4438</text:p>
          </table:table-cell>
          <table:table-cell table:formula="of:=[.F522]" office:value-type="float" office:value="43.2964184452685" calcext:value-type="float">
            <text:p>43.3</text:p>
          </table:table-cell>
          <table:table-cell table:style-name="ce1" office:value-type="float" office:value="0.9769" calcext:value-type="float">
            <text:p>0.976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1.389" calcext:value-type="float">
            <text:p>1.3890</text:p>
          </table:table-cell>
          <table:table-cell table:style-name="ce7" office:value-type="float" office:value="0.0125" calcext:value-type="float">
            <text:p>0.0125</text:p>
          </table:table-cell>
          <table:table-cell office:value-type="float" office:value="-0.107" calcext:value-type="float">
            <text:p>-0.1070</text:p>
          </table:table-cell>
          <table:table-cell table:formula="of:=[.C523]+[.B523]^2/(3.14159*[$Settings.$B$15]*[$Settings.$B$16])" office:value-type="float" office:value="0.0330460845315843" calcext:value-type="float">
            <text:p>0.0330</text:p>
          </table:table-cell>
          <table:table-cell table:style-name="ce2" table:formula="of:=IF([.B523]&gt;0;[.B523]/[.E523];0)" office:value-type="float" office:value="42.0322110679238" calcext:value-type="float">
            <text:p>42.0</text:p>
          </table:table-cell>
          <table:table-cell table:formula="of:=SQRT(2*[$Settings.$B$12]*[$Settings.$B$14]/([$Settings.$B$11]*[.B523]*[$Settings.$B$13]))*3.6" office:value-type="float" office:value="75.0108460363227" calcext:value-type="float">
            <text:p>75.0108</text:p>
          </table:table-cell>
          <table:table-cell table:formula="of:=[.F523]" office:value-type="float" office:value="42.0322110679238" calcext:value-type="float">
            <text:p>42.0</text:p>
          </table:table-cell>
          <table:table-cell table:style-name="ce1" office:value-type="float" office:value="0.97537" calcext:value-type="float">
            <text:p>0.9754</text:p>
          </table:table-cell>
          <table:table-cell table:number-columns-repeated="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377" calcext:value-type="float">
            <text:p>0.9738</text:p>
          </table:table-cell>
          <table:table-cell office:value-type="float" office:value="0.03904" calcext:value-type="float">
            <text:p>0.0390</text:p>
          </table:table-cell>
          <table:table-cell office:value-type="float" office:value="-0.1073" calcext:value-type="float">
            <text:p>-0.1073</text:p>
          </table:table-cell>
          <table:table-cell table:formula="of:=[.C524]+[.B524]^2/(3.14159*[$Settings.$B$15]*[$Settings.$B$16])" office:value-type="float" office:value="0.0491380463635961" calcext:value-type="float">
            <text:p>0.0491</text:p>
          </table:table-cell>
          <table:table-cell table:style-name="ce2" table:formula="of:=IF([.B524]&gt;0;[.B524]/[.E524];0)" office:value-type="float" office:value="19.8170271726842" calcext:value-type="float">
            <text:p>19.8</text:p>
          </table:table-cell>
          <table:table-cell table:formula="of:=SQRT(2*[$Settings.$B$12]*[$Settings.$B$14]/([$Settings.$B$11]*[.B524]*[$Settings.$B$13]))*3.6" office:value-type="float" office:value="89.5874121050404" calcext:value-type="float">
            <text:p>89.5874</text:p>
          </table:table-cell>
          <table:table-cell table:formula="of:=[.F524]" office:value-type="float" office:value="19.8170271726842" calcext:value-type="float">
            <text:p>19.8</text:p>
          </table:table-cell>
          <table:table-cell table:style-name="ce1" office:value-type="float" office:value="0.97377" calcext:value-type="float">
            <text:p>0.9738</text:p>
          </table:table-cell>
          <table:table-cell table:number-columns-repeated="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7209" calcext:value-type="float">
            <text:p>0.9721</text:p>
          </table:table-cell>
          <table:table-cell office:value-type="float" office:value="0.04064" calcext:value-type="float">
            <text:p>0.0406</text:p>
          </table:table-cell>
          <table:table-cell office:value-type="float" office:value="-0.1076" calcext:value-type="float">
            <text:p>-0.1076</text:p>
          </table:table-cell>
          <table:table-cell table:formula="of:=[.C525]+[.B525]^2/(3.14159*[$Settings.$B$15]*[$Settings.$B$16])" office:value-type="float" office:value="0.0507032330428484" calcext:value-type="float">
            <text:p>0.0507</text:p>
          </table:table-cell>
          <table:table-cell table:style-name="ce2" table:formula="of:=IF([.B525]&gt;0;[.B525]/[.E525];0)" office:value-type="float" office:value="19.1721502094059" calcext:value-type="float">
            <text:p>19.2</text:p>
          </table:table-cell>
          <table:table-cell table:formula="of:=SQRT(2*[$Settings.$B$12]*[$Settings.$B$14]/([$Settings.$B$11]*[.B525]*[$Settings.$B$13]))*3.6" office:value-type="float" office:value="89.6647927388621" calcext:value-type="float">
            <text:p>89.6648</text:p>
          </table:table-cell>
          <table:table-cell table:formula="of:=[.F525]" office:value-type="float" office:value="19.1721502094059" calcext:value-type="float">
            <text:p>19.2</text:p>
          </table:table-cell>
          <table:table-cell table:style-name="ce1" office:value-type="float" office:value="0.97209" calcext:value-type="float">
            <text:p>0.9721</text:p>
          </table:table-cell>
          <table:table-cell table:number-columns-repeated="16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97034" calcext:value-type="float">
            <text:p>0.9703</text:p>
          </table:table-cell>
          <table:table-cell office:value-type="float" office:value="0.04225" calcext:value-type="float">
            <text:p>0.0423</text:p>
          </table:table-cell>
          <table:table-cell office:value-type="float" office:value="-0.1079" calcext:value-type="float">
            <text:p>-0.1079</text:p>
          </table:table-cell>
          <table:table-cell table:formula="of:=[.C526]+[.B526]^2/(3.14159*[$Settings.$B$15]*[$Settings.$B$16])" office:value-type="float" office:value="0.0522770330900104" calcext:value-type="float">
            <text:p>0.0523</text:p>
          </table:table-cell>
          <table:table-cell table:style-name="ce2" table:formula="of:=IF([.B526]&gt;0;[.B526]/[.E526];0)" office:value-type="float" office:value="18.5614971364054" calcext:value-type="float">
            <text:p>18.6</text:p>
          </table:table-cell>
          <table:table-cell table:formula="of:=SQRT(2*[$Settings.$B$12]*[$Settings.$B$14]/([$Settings.$B$11]*[.B526]*[$Settings.$B$13]))*3.6" office:value-type="float" office:value="89.7456111648909" calcext:value-type="float">
            <text:p>89.7456</text:p>
          </table:table-cell>
          <table:table-cell table:formula="of:=[.F526]" office:value-type="float" office:value="18.5614971364054" calcext:value-type="float">
            <text:p>18.6</text:p>
          </table:table-cell>
          <table:table-cell table:style-name="ce1" office:value-type="float" office:value="0.97034" calcext:value-type="float">
            <text:p>0.9703</text:p>
          </table:table-cell>
          <table:table-cell table:number-columns-repeated="1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4388" calcext:value-type="float">
            <text:p>0.0439</text:p>
          </table:table-cell>
          <table:table-cell office:value-type="float" office:value="-0.1082" calcext:value-type="float">
            <text:p>-0.1082</text:p>
          </table:table-cell>
          <table:table-cell table:formula="of:=[.C527]+[.B527]^2/(3.14159*[$Settings.$B$15]*[$Settings.$B$16])" office:value-type="float" office:value="0.0538690417708981" calcext:value-type="float">
            <text:p>0.0539</text:p>
          </table:table-cell>
          <table:table-cell table:style-name="ce2" table:formula="of:=IF([.B527]&gt;0;[.B527]/[.E527];0)" office:value-type="float" office:value="17.9787864822058" calcext:value-type="float">
            <text:p>18.0</text:p>
          </table:table-cell>
          <table:table-cell table:formula="of:=SQRT(2*[$Settings.$B$12]*[$Settings.$B$14]/([$Settings.$B$11]*[.B527]*[$Settings.$B$13]))*3.6" office:value-type="float" office:value="89.8308220929696" calcext:value-type="float">
            <text:p>89.8308</text:p>
          </table:table-cell>
          <table:table-cell table:formula="of:=[.F527]" office:value-type="float" office:value="17.9787864822058" calcext:value-type="float">
            <text:p>18.0</text:p>
          </table:table-cell>
          <table:table-cell table:style-name="ce1" office:value-type="float" office:value="0.9685" calcext:value-type="float">
            <text:p>0.9685</text:p>
          </table:table-cell>
          <table:table-cell table:number-columns-repeated="16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96659" calcext:value-type="float">
            <text:p>0.9666</text:p>
          </table:table-cell>
          <table:table-cell office:value-type="float" office:value="0.04553" calcext:value-type="float">
            <text:p>0.0455</text:p>
          </table:table-cell>
          <table:table-cell office:value-type="float" office:value="-0.1085" calcext:value-type="float">
            <text:p>-0.1085</text:p>
          </table:table-cell>
          <table:table-cell table:formula="of:=[.C528]+[.B528]^2/(3.14159*[$Settings.$B$15]*[$Settings.$B$16])" office:value-type="float" office:value="0.0554796814060921" calcext:value-type="float">
            <text:p>0.0555</text:p>
          </table:table-cell>
          <table:table-cell table:style-name="ce2" table:formula="of:=IF([.B528]&gt;0;[.B528]/[.E528];0)" office:value-type="float" office:value="17.4224143957298" calcext:value-type="float">
            <text:p>17.4</text:p>
          </table:table-cell>
          <table:table-cell table:formula="of:=SQRT(2*[$Settings.$B$12]*[$Settings.$B$14]/([$Settings.$B$11]*[.B528]*[$Settings.$B$13]))*3.6" office:value-type="float" office:value="89.9195319875774" calcext:value-type="float">
            <text:p>89.9195</text:p>
          </table:table-cell>
          <table:table-cell table:formula="of:=[.F528]" office:value-type="float" office:value="17.4224143957298" calcext:value-type="float">
            <text:p>17.4</text:p>
          </table:table-cell>
          <table:table-cell table:style-name="ce1" office:value-type="float" office:value="0.96659" calcext:value-type="float">
            <text:p>0.9666</text:p>
          </table:table-cell>
          <table:table-cell table:number-columns-repeated="16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6459" calcext:value-type="float">
            <text:p>0.9646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1088" calcext:value-type="float">
            <text:p>-0.1088</text:p>
          </table:table-cell>
          <table:table-cell table:formula="of:=[.C529]+[.B529]^2/(3.14159*[$Settings.$B$15]*[$Settings.$B$16])" office:value-type="float" office:value="0.0571085496426108" calcext:value-type="float">
            <text:p>0.0571</text:p>
          </table:table-cell>
          <table:table-cell table:style-name="ce2" table:formula="of:=IF([.B529]&gt;0;[.B529]/[.E529];0)" office:value-type="float" office:value="16.8904657189943" calcext:value-type="float">
            <text:p>16.9</text:p>
          </table:table-cell>
          <table:table-cell table:formula="of:=SQRT(2*[$Settings.$B$12]*[$Settings.$B$14]/([$Settings.$B$11]*[.B529]*[$Settings.$B$13]))*3.6" office:value-type="float" office:value="90.0127041851038" calcext:value-type="float">
            <text:p>90.0127</text:p>
          </table:table-cell>
          <table:table-cell table:formula="of:=[.F529]" office:value-type="float" office:value="16.8904657189943" calcext:value-type="float">
            <text:p>16.9</text:p>
          </table:table-cell>
          <table:table-cell table:style-name="ce1" office:value-type="float" office:value="0.96459" calcext:value-type="float">
            <text:p>0.9646</text:p>
          </table:table-cell>
          <table:table-cell table:number-columns-repeated="16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6252" calcext:value-type="float">
            <text:p>0.9625</text:p>
          </table:table-cell>
          <table:table-cell office:value-type="float" office:value="0.04888" calcext:value-type="float">
            <text:p>0.0489</text:p>
          </table:table-cell>
          <table:table-cell office:value-type="float" office:value="-0.1091" calcext:value-type="float">
            <text:p>-0.1091</text:p>
          </table:table-cell>
          <table:table-cell table:formula="of:=[.C530]+[.B530]^2/(3.14159*[$Settings.$B$15]*[$Settings.$B$16])" office:value-type="float" office:value="0.058746067987422" calcext:value-type="float">
            <text:p>0.0587</text:p>
          </table:table-cell>
          <table:table-cell table:style-name="ce2" table:formula="of:=IF([.B530]&gt;0;[.B530]/[.E530];0)" office:value-type="float" office:value="16.3844157230418" calcext:value-type="float">
            <text:p>16.4</text:p>
          </table:table-cell>
          <table:table-cell table:formula="of:=SQRT(2*[$Settings.$B$12]*[$Settings.$B$14]/([$Settings.$B$11]*[.B530]*[$Settings.$B$13]))*3.6" office:value-type="float" office:value="90.1094430719267" calcext:value-type="float">
            <text:p>90.1094</text:p>
          </table:table-cell>
          <table:table-cell table:formula="of:=[.F530]" office:value-type="float" office:value="16.3844157230418" calcext:value-type="float">
            <text:p>16.4</text:p>
          </table:table-cell>
          <table:table-cell table:style-name="ce1" office:value-type="float" office:value="0.96252" calcext:value-type="float">
            <text:p>0.9625</text:p>
          </table:table-cell>
          <table:table-cell table:number-columns-repeated="16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96037" calcext:value-type="float">
            <text:p>0.9604</text:p>
          </table:table-cell>
          <table:table-cell office:value-type="float" office:value="0.05058" calcext:value-type="float">
            <text:p>0.0506</text:p>
          </table:table-cell>
          <table:table-cell office:value-type="float" office:value="-0.1094" calcext:value-type="float">
            <text:p>-0.1094</text:p>
          </table:table-cell>
          <table:table-cell table:formula="of:=[.C531]+[.B531]^2/(3.14159*[$Settings.$B$15]*[$Settings.$B$16])" office:value-type="float" office:value="0.0604020411510155" calcext:value-type="float">
            <text:p>0.0604</text:p>
          </table:table-cell>
          <table:table-cell table:style-name="ce2" table:formula="of:=IF([.B531]&gt;0;[.B531]/[.E531];0)" office:value-type="float" office:value="15.89962825261" calcext:value-type="float">
            <text:p>15.9</text:p>
          </table:table-cell>
          <table:table-cell table:formula="of:=SQRT(2*[$Settings.$B$12]*[$Settings.$B$14]/([$Settings.$B$11]*[.B531]*[$Settings.$B$13]))*3.6" office:value-type="float" office:value="90.2102516113485" calcext:value-type="float">
            <text:p>90.2103</text:p>
          </table:table-cell>
          <table:table-cell table:formula="of:=[.F531]" office:value-type="float" office:value="15.89962825261" calcext:value-type="float">
            <text:p>15.9</text:p>
          </table:table-cell>
          <table:table-cell table:style-name="ce1" office:value-type="float" office:value="0.96037" calcext:value-type="float">
            <text:p>0.9604</text:p>
          </table:table-cell>
          <table:table-cell table:number-columns-repeated="16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815" calcext:value-type="float">
            <text:p>0.95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1097" calcext:value-type="float">
            <text:p>-0.1097</text:p>
          </table:table-cell>
          <table:table-cell table:formula="of:=[.C532]+[.B532]^2/(3.14159*[$Settings.$B$15]*[$Settings.$B$16])" office:value-type="float" office:value="0.0620766841966817" calcext:value-type="float">
            <text:p>0.0621</text:p>
          </table:table-cell>
          <table:table-cell table:style-name="ce2" table:formula="of:=IF([.B532]&gt;0;[.B532]/[.E532];0)" office:value-type="float" office:value="15.4349416757543" calcext:value-type="float">
            <text:p>15.4</text:p>
          </table:table-cell>
          <table:table-cell table:formula="of:=SQRT(2*[$Settings.$B$12]*[$Settings.$B$14]/([$Settings.$B$11]*[.B532]*[$Settings.$B$13]))*3.6" office:value-type="float" office:value="90.3146981437303" calcext:value-type="float">
            <text:p>90.3147</text:p>
          </table:table-cell>
          <table:table-cell table:formula="of:=[.F532]" office:value-type="float" office:value="15.4349416757543" calcext:value-type="float">
            <text:p>15.4</text:p>
          </table:table-cell>
          <table:table-cell table:style-name="ce1" office:value-type="float" office:value="0.95815" calcext:value-type="float">
            <text:p>0.958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84" calcext:value-type="float">
            <text:p>0.9558</text:p>
          </table:table-cell>
          <table:table-cell office:value-type="float" office:value="0.05404" calcext:value-type="float">
            <text:p>0.0540</text:p>
          </table:table-cell>
          <table:table-cell office:value-type="float" office:value="-0.11" calcext:value-type="float">
            <text:p>-0.1100</text:p>
          </table:table-cell>
          <table:table-cell table:formula="of:=[.C533]+[.B533]^2/(3.14159*[$Settings.$B$15]*[$Settings.$B$16])" office:value-type="float" office:value="0.0637695998852746" calcext:value-type="float">
            <text:p>0.0638</text:p>
          </table:table-cell>
          <table:table-cell table:style-name="ce2" table:formula="of:=IF([.B533]&gt;0;[.B533]/[.E533];0)" office:value-type="float" office:value="14.988960283891" calcext:value-type="float">
            <text:p>15.0</text:p>
          </table:table-cell>
          <table:table-cell table:formula="of:=SQRT(2*[$Settings.$B$12]*[$Settings.$B$14]/([$Settings.$B$11]*[.B533]*[$Settings.$B$13]))*3.6" office:value-type="float" office:value="90.4237650672915" calcext:value-type="float">
            <text:p>90.4238</text:p>
          </table:table-cell>
          <table:table-cell table:formula="of:=[.F533]" office:value-type="float" office:value="14.988960283891" calcext:value-type="float">
            <text:p>15.0</text:p>
          </table:table-cell>
          <table:table-cell table:style-name="ce1" office:value-type="float" office:value="0.95584" calcext:value-type="float">
            <text:p>0.9558</text:p>
          </table:table-cell>
          <table:table-cell table:number-columns-repeated="16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5346" calcext:value-type="float">
            <text:p>0.9535</text:p>
          </table:table-cell>
          <table:table-cell office:value-type="float" office:value="0.05578" calcext:value-type="float">
            <text:p>0.0558</text:p>
          </table:table-cell>
          <table:table-cell office:value-type="float" office:value="-0.1103" calcext:value-type="float">
            <text:p>-0.1103</text:p>
          </table:table-cell>
          <table:table-cell table:formula="of:=[.C534]+[.B534]^2/(3.14159*[$Settings.$B$15]*[$Settings.$B$16])" office:value-type="float" office:value="0.0654612076471313" calcext:value-type="float">
            <text:p>0.0655</text:p>
          </table:table-cell>
          <table:table-cell table:style-name="ce2" table:formula="of:=IF([.B534]&gt;0;[.B534]/[.E534];0)" office:value-type="float" office:value="14.5652674961273" calcext:value-type="float">
            <text:p>14.6</text:p>
          </table:table-cell>
          <table:table-cell table:formula="of:=SQRT(2*[$Settings.$B$12]*[$Settings.$B$14]/([$Settings.$B$11]*[.B534]*[$Settings.$B$13]))*3.6" office:value-type="float" office:value="90.5365513555622" calcext:value-type="float">
            <text:p>90.5366</text:p>
          </table:table-cell>
          <table:table-cell table:formula="of:=[.F534]" office:value-type="float" office:value="14.5652674961273" calcext:value-type="float">
            <text:p>14.6</text:p>
          </table:table-cell>
          <table:table-cell table:style-name="ce1" office:value-type="float" office:value="0.95346" calcext:value-type="float">
            <text:p>0.9535</text:p>
          </table:table-cell>
          <table:table-cell table:number-columns-repeated="16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5754" calcext:value-type="float">
            <text:p>0.0575</text:p>
          </table:table-cell>
          <table:table-cell office:value-type="float" office:value="-0.1106" calcext:value-type="float">
            <text:p>-0.1106</text:p>
          </table:table-cell>
          <table:table-cell table:formula="of:=[.C535]+[.B535]^2/(3.14159*[$Settings.$B$15]*[$Settings.$B$16])" office:value-type="float" office:value="0.0671713155749869" calcext:value-type="float">
            <text:p>0.0672</text:p>
          </table:table-cell>
          <table:table-cell table:style-name="ce2" table:formula="of:=IF([.B535]&gt;0;[.B535]/[.E535];0)" office:value-type="float" office:value="14.1578290057212" calcext:value-type="float">
            <text:p>14.2</text:p>
          </table:table-cell>
          <table:table-cell table:formula="of:=SQRT(2*[$Settings.$B$12]*[$Settings.$B$14]/([$Settings.$B$11]*[.B535]*[$Settings.$B$13]))*3.6" office:value-type="float" office:value="90.653573475483" calcext:value-type="float">
            <text:p>90.6536</text:p>
          </table:table-cell>
          <table:table-cell table:formula="of:=[.F535]" office:value-type="float" office:value="14.1578290057212" calcext:value-type="float">
            <text:p>14.2</text:p>
          </table:table-cell>
          <table:table-cell table:style-name="ce1" office:value-type="float" office:value="0.951" calcext:value-type="float">
            <text:p>0.9510</text:p>
          </table:table-cell>
          <table:table-cell table:number-columns-repeated="16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05931" calcext:value-type="float">
            <text:p>0.0593</text:p>
          </table:table-cell>
          <table:table-cell office:value-type="float" office:value="-0.1109" calcext:value-type="float">
            <text:p>-0.1109</text:p>
          </table:table-cell>
          <table:table-cell table:formula="of:=[.C536]+[.B536]^2/(3.14159*[$Settings.$B$15]*[$Settings.$B$16])" office:value-type="float" office:value="0.0688899362436367" calcext:value-type="float">
            <text:p>0.0689</text:p>
          </table:table-cell>
          <table:table-cell table:style-name="ce2" table:formula="of:=IF([.B536]&gt;0;[.B536]/[.E536];0)" office:value-type="float" office:value="13.7677584233155" calcext:value-type="float">
            <text:p>13.8</text:p>
          </table:table-cell>
          <table:table-cell table:formula="of:=SQRT(2*[$Settings.$B$12]*[$Settings.$B$14]/([$Settings.$B$11]*[.B536]*[$Settings.$B$13]))*3.6" office:value-type="float" office:value="90.7748786028056" calcext:value-type="float">
            <text:p>90.7749</text:p>
          </table:table-cell>
          <table:table-cell table:formula="of:=[.F536]" office:value-type="float" office:value="13.7677584233155" calcext:value-type="float">
            <text:p>13.8</text:p>
          </table:table-cell>
          <table:table-cell table:style-name="ce1" office:value-type="float" office:value="0.94846" calcext:value-type="float">
            <text:p>0.9485</text:p>
          </table:table-cell>
          <table:table-cell table:number-columns-repeated="16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4584" calcext:value-type="float">
            <text:p>0.9458</text:p>
          </table:table-cell>
          <table:table-cell office:value-type="float" office:value="0.06109" calcext:value-type="float">
            <text:p>0.0611</text:p>
          </table:table-cell>
          <table:table-cell office:value-type="float" office:value="-0.1112" calcext:value-type="float">
            <text:p>-0.1112</text:p>
          </table:table-cell>
          <table:table-cell table:formula="of:=[.C537]+[.B537]^2/(3.14159*[$Settings.$B$15]*[$Settings.$B$16])" office:value-type="float" office:value="0.0706170826368124" calcext:value-type="float">
            <text:p>0.0706</text:p>
          </table:table-cell>
          <table:table-cell table:style-name="ce2" table:formula="of:=IF([.B537]&gt;0;[.B537]/[.E537];0)" office:value-type="float" office:value="13.3939262949237" calcext:value-type="float">
            <text:p>13.4</text:p>
          </table:table-cell>
          <table:table-cell table:formula="of:=SQRT(2*[$Settings.$B$12]*[$Settings.$B$14]/([$Settings.$B$11]*[.B537]*[$Settings.$B$13]))*3.6" office:value-type="float" office:value="90.9005159784694" calcext:value-type="float">
            <text:p>90.9005</text:p>
          </table:table-cell>
          <table:table-cell table:formula="of:=[.F537]" office:value-type="float" office:value="13.3939262949237" calcext:value-type="float">
            <text:p>13.4</text:p>
          </table:table-cell>
          <table:table-cell table:style-name="ce1" office:value-type="float" office:value="0.94584" calcext:value-type="float">
            <text:p>0.9458</text:p>
          </table:table-cell>
          <table:table-cell table:number-columns-repeated="16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4315" calcext:value-type="float">
            <text:p>0.9432</text:p>
          </table:table-cell>
          <table:table-cell office:value-type="float" office:value="0.06288" calcext:value-type="float">
            <text:p>0.0629</text:p>
          </table:table-cell>
          <table:table-cell office:value-type="float" office:value="-0.1115" calcext:value-type="float">
            <text:p>-0.1115</text:p>
          </table:table-cell>
          <table:table-cell table:formula="of:=[.C538]+[.B538]^2/(3.14159*[$Settings.$B$15]*[$Settings.$B$16])" office:value-type="float" office:value="0.0723529690254901" calcext:value-type="float">
            <text:p>0.0724</text:p>
          </table:table-cell>
          <table:table-cell table:style-name="ce2" table:formula="of:=IF([.B538]&gt;0;[.B538]/[.E538];0)" office:value-type="float" office:value="13.0354014866719" calcext:value-type="float">
            <text:p>13.0</text:p>
          </table:table-cell>
          <table:table-cell table:formula="of:=SQRT(2*[$Settings.$B$12]*[$Settings.$B$14]/([$Settings.$B$11]*[.B538]*[$Settings.$B$13]))*3.6" office:value-type="float" office:value="91.0300543779231" calcext:value-type="float">
            <text:p>91.0301</text:p>
          </table:table-cell>
          <table:table-cell table:formula="of:=[.F538]" office:value-type="float" office:value="13.0354014866719" calcext:value-type="float">
            <text:p>13.0</text:p>
          </table:table-cell>
          <table:table-cell table:style-name="ce1" office:value-type="float" office:value="0.94315" calcext:value-type="float">
            <text:p>0.9432</text:p>
          </table:table-cell>
          <table:table-cell table:number-columns-repeated="16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4037" calcext:value-type="float">
            <text:p>0.9404</text:p>
          </table:table-cell>
          <table:table-cell office:value-type="float" office:value="0.06469" calcext:value-type="float">
            <text:p>0.0647</text:p>
          </table:table-cell>
          <table:table-cell office:value-type="float" office:value="-0.1118" calcext:value-type="float">
            <text:p>-0.1118</text:p>
          </table:table-cell>
          <table:table-cell table:formula="of:=[.C539]+[.B539]^2/(3.14159*[$Settings.$B$15]*[$Settings.$B$16])" office:value-type="float" office:value="0.0741072068625527" calcext:value-type="float">
            <text:p>0.0741</text:p>
          </table:table-cell>
          <table:table-cell table:style-name="ce2" table:formula="of:=IF([.B539]&gt;0;[.B539]/[.E539];0)" office:value-type="float" office:value="12.6893191608761" calcext:value-type="float">
            <text:p>12.7</text:p>
          </table:table-cell>
          <table:table-cell table:formula="of:=SQRT(2*[$Settings.$B$12]*[$Settings.$B$14]/([$Settings.$B$11]*[.B539]*[$Settings.$B$13]))*3.6" office:value-type="float" office:value="91.1645103873883" calcext:value-type="float">
            <text:p>91.1645</text:p>
          </table:table-cell>
          <table:table-cell table:formula="of:=[.F539]" office:value-type="float" office:value="12.6893191608761" calcext:value-type="float">
            <text:p>12.7</text:p>
          </table:table-cell>
          <table:table-cell table:style-name="ce1" office:value-type="float" office:value="0.94037" calcext:value-type="float">
            <text:p>0.9404</text:p>
          </table:table-cell>
          <table:table-cell table:number-columns-repeated="16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3752" calcext:value-type="float">
            <text:p>0.9375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1121" calcext:value-type="float">
            <text:p>-0.1121</text:p>
          </table:table-cell>
          <table:table-cell table:formula="of:=[.C540]+[.B540]^2/(3.14159*[$Settings.$B$15]*[$Settings.$B$16])" office:value-type="float" office:value="0.0758602114911029" calcext:value-type="float">
            <text:p>0.0759</text:p>
          </table:table-cell>
          <table:table-cell table:style-name="ce2" table:formula="of:=IF([.B540]&gt;0;[.B540]/[.E540];0)" office:value-type="float" office:value="12.3585207788401" calcext:value-type="float">
            <text:p>12.4</text:p>
          </table:table-cell>
          <table:table-cell table:formula="of:=SQRT(2*[$Settings.$B$12]*[$Settings.$B$14]/([$Settings.$B$11]*[.B540]*[$Settings.$B$13]))*3.6" office:value-type="float" office:value="91.3029723380922" calcext:value-type="float">
            <text:p>91.3030</text:p>
          </table:table-cell>
          <table:table-cell table:formula="of:=[.F540]" office:value-type="float" office:value="12.3585207788401" calcext:value-type="float">
            <text:p>12.4</text:p>
          </table:table-cell>
          <table:table-cell table:style-name="ce1" office:value-type="float" office:value="0.93752" calcext:value-type="float">
            <text:p>0.9375</text:p>
          </table:table-cell>
          <table:table-cell table:number-columns-repeated="16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3459" calcext:value-type="float">
            <text:p>0.9346</text:p>
          </table:table-cell>
          <table:table-cell office:value-type="float" office:value="0.06833" calcext:value-type="float">
            <text:p>0.0683</text:p>
          </table:table-cell>
          <table:table-cell office:value-type="float" office:value="-0.1124" calcext:value-type="float">
            <text:p>-0.1124</text:p>
          </table:table-cell>
          <table:table-cell table:formula="of:=[.C541]+[.B541]^2/(3.14159*[$Settings.$B$15]*[$Settings.$B$16])" office:value-type="float" office:value="0.0776317966011932" calcext:value-type="float">
            <text:p>0.0776</text:p>
          </table:table-cell>
          <table:table-cell table:style-name="ce2" table:formula="of:=IF([.B541]&gt;0;[.B541]/[.E541];0)" office:value-type="float" office:value="12.0387526879113" calcext:value-type="float">
            <text:p>12.0</text:p>
          </table:table-cell>
          <table:table-cell table:formula="of:=SQRT(2*[$Settings.$B$12]*[$Settings.$B$14]/([$Settings.$B$11]*[.B541]*[$Settings.$B$13]))*3.6" office:value-type="float" office:value="91.4459806977213" calcext:value-type="float">
            <text:p>91.4460</text:p>
          </table:table-cell>
          <table:table-cell table:formula="of:=[.F541]" office:value-type="float" office:value="12.0387526879113" calcext:value-type="float">
            <text:p>12.0</text:p>
          </table:table-cell>
          <table:table-cell table:style-name="ce1" office:value-type="float" office:value="0.93459" calcext:value-type="float">
            <text:p>0.9346</text:p>
          </table:table-cell>
          <table:table-cell table:number-columns-repeated="16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3159" calcext:value-type="float">
            <text:p>0.9316</text:p>
          </table:table-cell>
          <table:table-cell office:value-type="float" office:value="0.07017" calcext:value-type="float">
            <text:p>0.0702</text:p>
          </table:table-cell>
          <table:table-cell office:value-type="float" office:value="-0.1127" calcext:value-type="float">
            <text:p>-0.1127</text:p>
          </table:table-cell>
          <table:table-cell table:formula="of:=[.C542]+[.B542]^2/(3.14159*[$Settings.$B$15]*[$Settings.$B$16])" office:value-type="float" office:value="0.0794121755862903" calcext:value-type="float">
            <text:p>0.0794</text:p>
          </table:table-cell>
          <table:table-cell table:style-name="ce2" table:formula="of:=IF([.B542]&gt;0;[.B542]/[.E542];0)" office:value-type="float" office:value="11.7310726361819" calcext:value-type="float">
            <text:p>11.7</text:p>
          </table:table-cell>
          <table:table-cell table:formula="of:=SQRT(2*[$Settings.$B$12]*[$Settings.$B$14]/([$Settings.$B$11]*[.B542]*[$Settings.$B$13]))*3.6" office:value-type="float" office:value="91.5931041288065" calcext:value-type="float">
            <text:p>91.5931</text:p>
          </table:table-cell>
          <table:table-cell table:formula="of:=[.F542]" office:value-type="float" office:value="11.7310726361819" calcext:value-type="float">
            <text:p>11.7</text:p>
          </table:table-cell>
          <table:table-cell table:style-name="ce1" office:value-type="float" office:value="0.93159" calcext:value-type="float">
            <text:p>0.9316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7202" calcext:value-type="float">
            <text:p>0.0720</text:p>
          </table:table-cell>
          <table:table-cell office:value-type="float" office:value="-0.113" calcext:value-type="float">
            <text:p>-0.1130</text:p>
          </table:table-cell>
          <table:table-cell table:formula="of:=[.C543]+[.B543]^2/(3.14159*[$Settings.$B$15]*[$Settings.$B$16])" office:value-type="float" office:value="0.0812009663421558" calcext:value-type="float">
            <text:p>0.0812</text:p>
          </table:table-cell>
          <table:table-cell table:style-name="ce2" table:formula="of:=IF([.B543]&gt;0;[.B543]/[.E543];0)" office:value-type="float" office:value="11.4345929836301" calcext:value-type="float">
            <text:p>11.4</text:p>
          </table:table-cell>
          <table:table-cell table:formula="of:=SQRT(2*[$Settings.$B$12]*[$Settings.$B$14]/([$Settings.$B$11]*[.B543]*[$Settings.$B$13]))*3.6" office:value-type="float" office:value="91.7453860951722" calcext:value-type="float">
            <text:p>91.7454</text:p>
          </table:table-cell>
          <table:table-cell table:formula="of:=[.F543]" office:value-type="float" office:value="11.4345929836301" calcext:value-type="float">
            <text:p>11.4</text:p>
          </table:table-cell>
          <table:table-cell table:style-name="ce1" office:value-type="float" office:value="0.9285" calcext:value-type="float">
            <text:p>0.9285</text:p>
          </table:table-cell>
          <table:table-cell table:number-columns-repeated="16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2534" calcext:value-type="float">
            <text:p>0.9253</text:p>
          </table:table-cell>
          <table:table-cell office:value-type="float" office:value="0.07388" calcext:value-type="float">
            <text:p>0.0739</text:p>
          </table:table-cell>
          <table:table-cell office:value-type="float" office:value="-0.1133" calcext:value-type="float">
            <text:p>-0.1133</text:p>
          </table:table-cell>
          <table:table-cell table:formula="of:=[.C544]+[.B544]^2/(3.14159*[$Settings.$B$15]*[$Settings.$B$16])" office:value-type="float" office:value="0.0829985808062186" calcext:value-type="float">
            <text:p>0.0830</text:p>
          </table:table-cell>
          <table:table-cell table:style-name="ce2" table:formula="of:=IF([.B544]&gt;0;[.B544]/[.E544];0)" office:value-type="float" office:value="11.1488653301247" calcext:value-type="float">
            <text:p>11.1</text:p>
          </table:table-cell>
          <table:table-cell table:formula="of:=SQRT(2*[$Settings.$B$12]*[$Settings.$B$14]/([$Settings.$B$11]*[.B544]*[$Settings.$B$13]))*3.6" office:value-type="float" office:value="91.901906038826" calcext:value-type="float">
            <text:p>91.9019</text:p>
          </table:table-cell>
          <table:table-cell table:formula="of:=[.F544]" office:value-type="float" office:value="11.1488653301247" calcext:value-type="float">
            <text:p>11.1</text:p>
          </table:table-cell>
          <table:table-cell table:style-name="ce1" office:value-type="float" office:value="0.92534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2209" calcext:value-type="float">
            <text:p>0.9221</text:p>
          </table:table-cell>
          <table:table-cell office:value-type="float" office:value="0.07575" calcext:value-type="float">
            <text:p>0.0758</text:p>
          </table:table-cell>
          <table:table-cell office:value-type="float" office:value="-0.1136" calcext:value-type="float">
            <text:p>-0.1136</text:p>
          </table:table-cell>
          <table:table-cell table:formula="of:=[.C545]+[.B545]^2/(3.14159*[$Settings.$B$15]*[$Settings.$B$16])" office:value-type="float" office:value="0.0848046403203819" calcext:value-type="float">
            <text:p>0.0848</text:p>
          </table:table-cell>
          <table:table-cell table:style-name="ce2" table:formula="of:=IF([.B545]&gt;0;[.B545]/[.E545];0)" office:value-type="float" office:value="10.8731078454723" calcext:value-type="float">
            <text:p>10.9</text:p>
          </table:table-cell>
          <table:table-cell table:formula="of:=SQRT(2*[$Settings.$B$12]*[$Settings.$B$14]/([$Settings.$B$11]*[.B545]*[$Settings.$B$13]))*3.6" office:value-type="float" office:value="92.0637223877463" calcext:value-type="float">
            <text:p>92.0637</text:p>
          </table:table-cell>
          <table:table-cell table:formula="of:=[.F545]" office:value-type="float" office:value="10.8731078454723" calcext:value-type="float">
            <text:p>10.9</text:p>
          </table:table-cell>
          <table:table-cell table:style-name="ce1" office:value-type="float" office:value="0.92209" calcext:value-type="float">
            <text:p>0.9221</text:p>
          </table:table-cell>
          <table:table-cell table:number-columns-repeated="16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1877" calcext:value-type="float">
            <text:p>0.9188</text:p>
          </table:table-cell>
          <table:table-cell office:value-type="float" office:value="0.07764" calcext:value-type="float">
            <text:p>0.0776</text:p>
          </table:table-cell>
          <table:table-cell office:value-type="float" office:value="-0.1139" calcext:value-type="float">
            <text:p>-0.1139</text:p>
          </table:table-cell>
          <table:table-cell table:formula="of:=[.C546]+[.B546]^2/(3.14159*[$Settings.$B$15]*[$Settings.$B$16])" office:value-type="float" office:value="0.0866295549435228" calcext:value-type="float">
            <text:p>0.0866</text:p>
          </table:table-cell>
          <table:table-cell table:style-name="ce2" table:formula="of:=IF([.B546]&gt;0;[.B546]/[.E546];0)" office:value-type="float" office:value="10.6057338121959" calcext:value-type="float">
            <text:p>10.6</text:p>
          </table:table-cell>
          <table:table-cell table:formula="of:=SQRT(2*[$Settings.$B$12]*[$Settings.$B$14]/([$Settings.$B$11]*[.B546]*[$Settings.$B$13]))*3.6" office:value-type="float" office:value="92.2299097556752" calcext:value-type="float">
            <text:p>92.2299</text:p>
          </table:table-cell>
          <table:table-cell table:formula="of:=[.F546]" office:value-type="float" office:value="10.6057338121959" calcext:value-type="float">
            <text:p>10.6</text:p>
          </table:table-cell>
          <table:table-cell table:style-name="ce1" office:value-type="float" office:value="0.91877" calcext:value-type="float">
            <text:p>0.9188</text:p>
          </table:table-cell>
          <table:table-cell table:number-columns-repeated="16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537" calcext:value-type="float">
            <text:p>0.9154</text:p>
          </table:table-cell>
          <table:table-cell office:value-type="float" office:value="0.07954" calcext:value-type="float">
            <text:p>0.0795</text:p>
          </table:table-cell>
          <table:table-cell office:value-type="float" office:value="-0.1142" calcext:value-type="float">
            <text:p>-0.1142</text:p>
          </table:table-cell>
          <table:table-cell table:formula="of:=[.C547]+[.B547]^2/(3.14159*[$Settings.$B$15]*[$Settings.$B$16])" office:value-type="float" office:value="0.0884631445615069" calcext:value-type="float">
            <text:p>0.0885</text:p>
          </table:table-cell>
          <table:table-cell table:style-name="ce2" table:formula="of:=IF([.B547]&gt;0;[.B547]/[.E547];0)" office:value-type="float" office:value="10.3474730017489" calcext:value-type="float">
            <text:p>10.3</text:p>
          </table:table-cell>
          <table:table-cell table:formula="of:=SQRT(2*[$Settings.$B$12]*[$Settings.$B$14]/([$Settings.$B$11]*[.B547]*[$Settings.$B$13]))*3.6" office:value-type="float" office:value="92.4010378487156" calcext:value-type="float">
            <text:p>92.4010</text:p>
          </table:table-cell>
          <table:table-cell table:formula="of:=[.F547]" office:value-type="float" office:value="10.3474730017489" calcext:value-type="float">
            <text:p>10.3</text:p>
          </table:table-cell>
          <table:table-cell table:style-name="ce1" office:value-type="float" office:value="0.91537" calcext:value-type="float">
            <text:p>0.9154</text:p>
          </table:table-cell>
          <table:table-cell table:number-columns-repeated="16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08145" calcext:value-type="float">
            <text:p>0.0815</text:p>
          </table:table-cell>
          <table:table-cell office:value-type="float" office:value="-0.1145" calcext:value-type="float">
            <text:p>-0.1145</text:p>
          </table:table-cell>
          <table:table-cell table:formula="of:=[.C548]+[.B548]^2/(3.14159*[$Settings.$B$15]*[$Settings.$B$16])" office:value-type="float" office:value="0.0903056207765739" calcext:value-type="float">
            <text:p>0.0903</text:p>
          </table:table-cell>
          <table:table-cell table:style-name="ce2" table:formula="of:=IF([.B548]&gt;0;[.B548]/[.E548];0)" office:value-type="float" office:value="10.0979318026742" calcext:value-type="float">
            <text:p>10.1</text:p>
          </table:table-cell>
          <table:table-cell table:formula="of:=SQRT(2*[$Settings.$B$12]*[$Settings.$B$14]/([$Settings.$B$11]*[.B548]*[$Settings.$B$13]))*3.6" office:value-type="float" office:value="92.5766750677655" calcext:value-type="float">
            <text:p>92.5767</text:p>
          </table:table-cell>
          <table:table-cell table:formula="of:=[.F548]" office:value-type="float" office:value="10.0979318026742" calcext:value-type="float">
            <text:p>10.1</text:p>
          </table:table-cell>
          <table:table-cell table:style-name="ce1" office:value-type="float" office:value="0.9119" calcext:value-type="float">
            <text:p>0.9119</text:p>
          </table:table-cell>
          <table:table-cell table:number-columns-repeated="16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0834" calcext:value-type="float">
            <text:p>0.9083</text:p>
          </table:table-cell>
          <table:table-cell office:value-type="float" office:value="0.08337" calcext:value-type="float">
            <text:p>0.0834</text:p>
          </table:table-cell>
          <table:table-cell office:value-type="float" office:value="-0.1148" calcext:value-type="float">
            <text:p>-0.1148</text:p>
          </table:table-cell>
          <table:table-cell table:formula="of:=[.C549]+[.B549]^2/(3.14159*[$Settings.$B$15]*[$Settings.$B$16])" office:value-type="float" office:value="0.0921566121743394" calcext:value-type="float">
            <text:p>0.0922</text:p>
          </table:table-cell>
          <table:table-cell table:style-name="ce2" table:formula="of:=IF([.B549]&gt;0;[.B549]/[.E549];0)" office:value-type="float" office:value="9.85648211852262" calcext:value-type="float">
            <text:p>9.9</text:p>
          </table:table-cell>
          <table:table-cell table:formula="of:=SQRT(2*[$Settings.$B$12]*[$Settings.$B$14]/([$Settings.$B$11]*[.B549]*[$Settings.$B$13]))*3.6" office:value-type="float" office:value="92.7579126417086" calcext:value-type="float">
            <text:p>92.7579</text:p>
          </table:table-cell>
          <table:table-cell table:formula="of:=[.F549]" office:value-type="float" office:value="9.85648211852262" calcext:value-type="float">
            <text:p>9.9</text:p>
          </table:table-cell>
          <table:table-cell table:style-name="ce1" office:value-type="float" office:value="0.90834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0471" calcext:value-type="float">
            <text:p>0.9047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1151" calcext:value-type="float">
            <text:p>-0.1151</text:p>
          </table:table-cell>
          <table:table-cell table:formula="of:=[.C550]+[.B550]^2/(3.14159*[$Settings.$B$15]*[$Settings.$B$16])" office:value-type="float" office:value="0.0940165246071731" calcext:value-type="float">
            <text:p>0.0940</text:p>
          </table:table-cell>
          <table:table-cell table:style-name="ce2" table:formula="of:=IF([.B550]&gt;0;[.B550]/[.E550];0)" office:value-type="float" office:value="9.62288282597264" calcext:value-type="float">
            <text:p>9.6</text:p>
          </table:table-cell>
          <table:table-cell table:formula="of:=SQRT(2*[$Settings.$B$12]*[$Settings.$B$14]/([$Settings.$B$11]*[.B550]*[$Settings.$B$13]))*3.6" office:value-type="float" office:value="92.9438142837728" calcext:value-type="float">
            <text:p>92.9438</text:p>
          </table:table-cell>
          <table:table-cell table:formula="of:=[.F550]" office:value-type="float" office:value="9.62288282597264" calcext:value-type="float">
            <text:p>9.6</text:p>
          </table:table-cell>
          <table:table-cell table:style-name="ce1" office:value-type="float" office:value="0.90471" calcext:value-type="float">
            <text:p>0.9047</text:p>
          </table:table-cell>
          <table:table-cell table:number-columns-repeated="16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01" calcext:value-type="float">
            <text:p>0.9010</text:p>
          </table:table-cell>
          <table:table-cell office:value-type="float" office:value="0.08724" calcext:value-type="float">
            <text:p>0.0872</text:p>
          </table:table-cell>
          <table:table-cell office:value-type="float" office:value="-0.1154" calcext:value-type="float">
            <text:p>-0.1154</text:p>
          </table:table-cell>
          <table:table-cell table:formula="of:=[.C551]+[.B551]^2/(3.14159*[$Settings.$B$15]*[$Settings.$B$16])" office:value-type="float" office:value="0.0958851824081243" calcext:value-type="float">
            <text:p>0.0959</text:p>
          </table:table-cell>
          <table:table-cell table:style-name="ce2" table:formula="of:=IF([.B551]&gt;0;[.B551]/[.E551];0)" office:value-type="float" office:value="9.39665522212804" calcext:value-type="float">
            <text:p>9.4</text:p>
          </table:table-cell>
          <table:table-cell table:formula="of:=SQRT(2*[$Settings.$B$12]*[$Settings.$B$14]/([$Settings.$B$11]*[.B551]*[$Settings.$B$13]))*3.6" office:value-type="float" office:value="93.1349726170486" calcext:value-type="float">
            <text:p>93.1350</text:p>
          </table:table-cell>
          <table:table-cell table:formula="of:=[.F551]" office:value-type="float" office:value="9.39665522212804" calcext:value-type="float">
            <text:p>9.4</text:p>
          </table:table-cell>
          <table:table-cell table:style-name="ce1" office:value-type="float" office:value="0.901" calcext:value-type="float">
            <text:p>0.9010</text:p>
          </table:table-cell>
          <table:table-cell table:number-columns-repeated="16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721" calcext:value-type="float">
            <text:p>0.89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-0.1157" calcext:value-type="float">
            <text:p>-0.1157</text:p>
          </table:table-cell>
          <table:table-cell table:formula="of:=[.C552]+[.B552]^2/(3.14159*[$Settings.$B$15]*[$Settings.$B$16])" office:value-type="float" office:value="0.0977726045416197" calcext:value-type="float">
            <text:p>0.0978</text:p>
          </table:table-cell>
          <table:table-cell table:style-name="ce2" table:formula="of:=IF([.B552]&gt;0;[.B552]/[.E552];0)" office:value-type="float" office:value="9.17649687462378" calcext:value-type="float">
            <text:p>9.2</text:p>
          </table:table-cell>
          <table:table-cell table:formula="of:=SQRT(2*[$Settings.$B$12]*[$Settings.$B$14]/([$Settings.$B$11]*[.B552]*[$Settings.$B$13]))*3.6" office:value-type="float" office:value="93.3314759801204" calcext:value-type="float">
            <text:p>93.3315</text:p>
          </table:table-cell>
          <table:table-cell table:formula="of:=[.F552]" office:value-type="float" office:value="9.17649687462378" calcext:value-type="float">
            <text:p>9.2</text:p>
          </table:table-cell>
          <table:table-cell table:style-name="ce1" office:value-type="float" office:value="0.89721" calcext:value-type="float">
            <text:p>0.897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334" calcext:value-type="float">
            <text:p>0.8933</text:p>
          </table:table-cell>
          <table:table-cell office:value-type="float" office:value="0.09117" calcext:value-type="float">
            <text:p>0.0912</text:p>
          </table:table-cell>
          <table:table-cell office:value-type="float" office:value="-0.116" calcext:value-type="float">
            <text:p>-0.1160</text:p>
          </table:table-cell>
          <table:table-cell table:formula="of:=[.C553]+[.B553]^2/(3.14159*[$Settings.$B$15]*[$Settings.$B$16])" office:value-type="float" office:value="0.099668810381023" calcext:value-type="float">
            <text:p>0.0997</text:p>
          </table:table-cell>
          <table:table-cell table:style-name="ce2" table:formula="of:=IF([.B553]&gt;0;[.B553]/[.E553];0)" office:value-type="float" office:value="8.96308480641896" calcext:value-type="float">
            <text:p>9.0</text:p>
          </table:table-cell>
          <table:table-cell table:formula="of:=SQRT(2*[$Settings.$B$12]*[$Settings.$B$14]/([$Settings.$B$11]*[.B553]*[$Settings.$B$13]))*3.6" office:value-type="float" office:value="93.5334161597126" calcext:value-type="float">
            <text:p>93.5334</text:p>
          </table:table-cell>
          <table:table-cell table:formula="of:=[.F553]" office:value-type="float" office:value="8.96308480641896" calcext:value-type="float">
            <text:p>9.0</text:p>
          </table:table-cell>
          <table:table-cell table:style-name="ce1" office:value-type="float" office:value="0.89334" calcext:value-type="float">
            <text:p>0.8933</text:p>
          </table:table-cell>
          <table:table-cell table:number-columns-repeated="16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9315" calcext:value-type="float">
            <text:p>0.0932</text:p>
          </table:table-cell>
          <table:table-cell office:value-type="float" office:value="-0.1163" calcext:value-type="float">
            <text:p>-0.1163</text:p>
          </table:table-cell>
          <table:table-cell table:formula="of:=[.C554]+[.B554]^2/(3.14159*[$Settings.$B$15]*[$Settings.$B$16])" office:value-type="float" office:value="0.101574009138852" calcext:value-type="float">
            <text:p>0.1016</text:p>
          </table:table-cell>
          <table:table-cell table:style-name="ce2" table:formula="of:=IF([.B554]&gt;0;[.B554]/[.E554];0)" office:value-type="float" office:value="8.75617697421187" calcext:value-type="float">
            <text:p>8.8</text:p>
          </table:table-cell>
          <table:table-cell table:formula="of:=SQRT(2*[$Settings.$B$12]*[$Settings.$B$14]/([$Settings.$B$11]*[.B554]*[$Settings.$B$13]))*3.6" office:value-type="float" office:value="93.7403615317569" calcext:value-type="float">
            <text:p>93.7404</text:p>
          </table:table-cell>
          <table:table-cell table:formula="of:=[.F554]" office:value-type="float" office:value="8.75617697421187" calcext:value-type="float">
            <text:p>8.8</text:p>
          </table:table-cell>
          <table:table-cell table:style-name="ce1" office:value-type="float" office:value="0.8894" calcext:value-type="float">
            <text:p>0.8894</text:p>
          </table:table-cell>
          <table:table-cell table:number-columns-repeated="16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8537" calcext:value-type="float">
            <text:p>0.8854</text:p>
          </table:table-cell>
          <table:table-cell office:value-type="float" office:value="0.09514" calcext:value-type="float">
            <text:p>0.0951</text:p>
          </table:table-cell>
          <table:table-cell office:value-type="float" office:value="-0.1166" calcext:value-type="float">
            <text:p>-0.1166</text:p>
          </table:table-cell>
          <table:table-cell table:formula="of:=[.C555]+[.B555]^2/(3.14159*[$Settings.$B$15]*[$Settings.$B$16])" office:value-type="float" office:value="0.103487841287566" calcext:value-type="float">
            <text:p>0.1035</text:p>
          </table:table-cell>
          <table:table-cell table:style-name="ce2" table:formula="of:=IF([.B555]&gt;0;[.B555]/[.E555];0)" office:value-type="float" office:value="8.55530455543838" calcext:value-type="float">
            <text:p>8.6</text:p>
          </table:table-cell>
          <table:table-cell table:formula="of:=SQRT(2*[$Settings.$B$12]*[$Settings.$B$14]/([$Settings.$B$11]*[.B555]*[$Settings.$B$13]))*3.6" office:value-type="float" office:value="93.9534615622138" calcext:value-type="float">
            <text:p>93.9535</text:p>
          </table:table-cell>
          <table:table-cell table:formula="of:=[.F555]" office:value-type="float" office:value="8.55530455543838" calcext:value-type="float">
            <text:p>8.6</text:p>
          </table:table-cell>
          <table:table-cell table:style-name="ce1" office:value-type="float" office:value="0.88537" calcext:value-type="float">
            <text:p>0.8854</text:p>
          </table:table-cell>
          <table:table-cell table:number-columns-repeated="16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88127" calcext:value-type="float">
            <text:p>0.8813</text:p>
          </table:table-cell>
          <table:table-cell office:value-type="float" office:value="0.09714" calcext:value-type="float">
            <text:p>0.0971</text:p>
          </table:table-cell>
          <table:table-cell office:value-type="float" office:value="-0.1169" calcext:value-type="float">
            <text:p>-0.1169</text:p>
          </table:table-cell>
          <table:table-cell table:formula="of:=[.C556]+[.B556]^2/(3.14159*[$Settings.$B$15]*[$Settings.$B$16])" office:value-type="float" office:value="0.105410705397486" calcext:value-type="float">
            <text:p>0.1054</text:p>
          </table:table-cell>
          <table:table-cell table:style-name="ce2" table:formula="of:=IF([.B556]&gt;0;[.B556]/[.E556];0)" office:value-type="float" office:value="8.3603462919338" calcext:value-type="float">
            <text:p>8.4</text:p>
          </table:table-cell>
          <table:table-cell table:formula="of:=SQRT(2*[$Settings.$B$12]*[$Settings.$B$14]/([$Settings.$B$11]*[.B556]*[$Settings.$B$13]))*3.6" office:value-type="float" office:value="94.1717614005329" calcext:value-type="float">
            <text:p>94.1718</text:p>
          </table:table-cell>
          <table:table-cell table:formula="of:=[.F556]" office:value-type="float" office:value="8.3603462919338" calcext:value-type="float">
            <text:p>8.4</text:p>
          </table:table-cell>
          <table:table-cell table:style-name="ce1" office:value-type="float" office:value="0.88127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7709" calcext:value-type="float">
            <text:p>0.8771</text:p>
          </table:table-cell>
          <table:table-cell office:value-type="float" office:value="0.09916" calcext:value-type="float">
            <text:p>0.0992</text:p>
          </table:table-cell>
          <table:table-cell office:value-type="float" office:value="-0.1172" calcext:value-type="float">
            <text:p>-0.1172</text:p>
          </table:table-cell>
          <table:table-cell table:formula="of:=[.C557]+[.B557]^2/(3.14159*[$Settings.$B$15]*[$Settings.$B$16])" office:value-type="float" office:value="0.107352432996386" calcext:value-type="float">
            <text:p>0.1074</text:p>
          </table:table-cell>
          <table:table-cell table:style-name="ce2" table:formula="of:=IF([.B557]&gt;0;[.B557]/[.E557];0)" office:value-type="float" office:value="8.17019210015974" calcext:value-type="float">
            <text:p>8.2</text:p>
          </table:table-cell>
          <table:table-cell table:formula="of:=SQRT(2*[$Settings.$B$12]*[$Settings.$B$14]/([$Settings.$B$11]*[.B557]*[$Settings.$B$13]))*3.6" office:value-type="float" office:value="94.3958946599091" calcext:value-type="float">
            <text:p>94.3959</text:p>
          </table:table-cell>
          <table:table-cell table:formula="of:=[.F557]" office:value-type="float" office:value="8.17019210015974" calcext:value-type="float">
            <text:p>8.2</text:p>
          </table:table-cell>
          <table:table-cell table:style-name="ce1" office:value-type="float" office:value="0.87709" calcext:value-type="float">
            <text:p>0.8771</text:p>
          </table:table-cell>
          <table:table-cell table:number-columns-repeated="16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7284" calcext:value-type="float">
            <text:p>0.8728</text:p>
          </table:table-cell>
          <table:table-cell office:value-type="float" office:value="0.10118" calcext:value-type="float">
            <text:p>0.1012</text:p>
          </table:table-cell>
          <table:table-cell office:value-type="float" office:value="-0.1175" calcext:value-type="float">
            <text:p>-0.1175</text:p>
          </table:table-cell>
          <table:table-cell table:formula="of:=[.C558]+[.B558]^2/(3.14159*[$Settings.$B$15]*[$Settings.$B$16])" office:value-type="float" office:value="0.109293231354335" calcext:value-type="float">
            <text:p>0.1093</text:p>
          </table:table-cell>
          <table:table-cell table:style-name="ce2" table:formula="of:=IF([.B558]&gt;0;[.B558]/[.E558];0)" office:value-type="float" office:value="7.98622192046095" calcext:value-type="float">
            <text:p>8.0</text:p>
          </table:table-cell>
          <table:table-cell table:formula="of:=SQRT(2*[$Settings.$B$12]*[$Settings.$B$14]/([$Settings.$B$11]*[.B558]*[$Settings.$B$13]))*3.6" office:value-type="float" office:value="94.6254300741072" calcext:value-type="float">
            <text:p>94.6254</text:p>
          </table:table-cell>
          <table:table-cell table:formula="of:=[.F558]" office:value-type="float" office:value="7.98622192046095" calcext:value-type="float">
            <text:p>8.0</text:p>
          </table:table-cell>
          <table:table-cell table:style-name="ce1" office:value-type="float" office:value="0.87284" calcext:value-type="float">
            <text:p>0.8728</text:p>
          </table:table-cell>
          <table:table-cell table:number-columns-repeated="16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10322" calcext:value-type="float">
            <text:p>0.1032</text:p>
          </table:table-cell>
          <table:table-cell office:value-type="float" office:value="-0.1178" calcext:value-type="float">
            <text:p>-0.1178</text:p>
          </table:table-cell>
          <table:table-cell table:formula="of:=[.C559]+[.B559]^2/(3.14159*[$Settings.$B$15]*[$Settings.$B$16])" office:value-type="float" office:value="0.11125274951655" calcext:value-type="float">
            <text:p>0.1113</text:p>
          </table:table-cell>
          <table:table-cell table:style-name="ce2" table:formula="of:=IF([.B559]&gt;0;[.B559]/[.E559];0)" office:value-type="float" office:value="7.80654863609286" calcext:value-type="float">
            <text:p>7.8</text:p>
          </table:table-cell>
          <table:table-cell table:formula="of:=SQRT(2*[$Settings.$B$12]*[$Settings.$B$14]/([$Settings.$B$11]*[.B559]*[$Settings.$B$13]))*3.6" office:value-type="float" office:value="94.8615628300014" calcext:value-type="float">
            <text:p>94.8616</text:p>
          </table:table-cell>
          <table:table-cell table:formula="of:=[.F559]" office:value-type="float" office:value="7.80654863609286" calcext:value-type="float">
            <text:p>7.8</text:p>
          </table:table-cell>
          <table:table-cell table:style-name="ce1" office:value-type="float" office:value="0.8685" calcext:value-type="float">
            <text:p>0.8685</text:p>
          </table:table-cell>
          <table:table-cell table:number-columns-repeated="16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86409" calcext:value-type="float">
            <text:p>0.8641</text:p>
          </table:table-cell>
          <table:table-cell office:value-type="float" office:value="0.10527" calcext:value-type="float">
            <text:p>0.1053</text:p>
          </table:table-cell>
          <table:table-cell office:value-type="float" office:value="-0.1181" calcext:value-type="float">
            <text:p>-0.1181</text:p>
          </table:table-cell>
          <table:table-cell table:formula="of:=[.C560]+[.B560]^2/(3.14159*[$Settings.$B$15]*[$Settings.$B$16])" office:value-type="float" office:value="0.113221380517798" calcext:value-type="float">
            <text:p>0.1132</text:p>
          </table:table-cell>
          <table:table-cell table:style-name="ce2" table:formula="of:=IF([.B560]&gt;0;[.B560]/[.E560];0)" office:value-type="float" office:value="7.63186242782268" calcext:value-type="float">
            <text:p>7.6</text:p>
          </table:table-cell>
          <table:table-cell table:formula="of:=SQRT(2*[$Settings.$B$12]*[$Settings.$B$14]/([$Settings.$B$11]*[.B560]*[$Settings.$B$13]))*3.6" office:value-type="float" office:value="95.1033241550917" calcext:value-type="float">
            <text:p>95.1033</text:p>
          </table:table-cell>
          <table:table-cell table:formula="of:=[.F560]" office:value-type="float" office:value="7.63186242782268" calcext:value-type="float">
            <text:p>7.6</text:p>
          </table:table-cell>
          <table:table-cell table:style-name="ce1" office:value-type="float" office:value="0.86409" calcext:value-type="float">
            <text:p>0.8641</text:p>
          </table:table-cell>
          <table:table-cell table:number-columns-repeated="16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5959" calcext:value-type="float">
            <text:p>0.8596</text:p>
          </table:table-cell>
          <table:table-cell office:value-type="float" office:value="0.10733" calcext:value-type="float">
            <text:p>0.1073</text:p>
          </table:table-cell>
          <table:table-cell office:value-type="float" office:value="-0.1184" calcext:value-type="float">
            <text:p>-0.1184</text:p>
          </table:table-cell>
          <table:table-cell table:formula="of:=[.C561]+[.B561]^2/(3.14159*[$Settings.$B$15]*[$Settings.$B$16])" office:value-type="float" office:value="0.115198777914378" calcext:value-type="float">
            <text:p>0.1152</text:p>
          </table:table-cell>
          <table:table-cell table:style-name="ce2" table:formula="of:=IF([.B561]&gt;0;[.B561]/[.E561];0)" office:value-type="float" office:value="7.46179790760365" calcext:value-type="float">
            <text:p>7.5</text:p>
          </table:table-cell>
          <table:table-cell table:formula="of:=SQRT(2*[$Settings.$B$12]*[$Settings.$B$14]/([$Settings.$B$11]*[.B561]*[$Settings.$B$13]))*3.6" office:value-type="float" office:value="95.3519347223967" calcext:value-type="float">
            <text:p>95.3519</text:p>
          </table:table-cell>
          <table:table-cell table:formula="of:=[.F561]" office:value-type="float" office:value="7.46179790760365" calcext:value-type="float">
            <text:p>7.5</text:p>
          </table:table-cell>
          <table:table-cell table:style-name="ce1" office:value-type="float" office:value="0.85959" calcext:value-type="float">
            <text:p>0.8596</text:p>
          </table:table-cell>
          <table:table-cell table:number-columns-repeated="16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5502" calcext:value-type="float">
            <text:p>0.85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1187" calcext:value-type="float">
            <text:p>-0.1187</text:p>
          </table:table-cell>
          <table:table-cell table:formula="of:=[.C562]+[.B562]^2/(3.14159*[$Settings.$B$15]*[$Settings.$B$16])" office:value-type="float" office:value="0.117185331797565" calcext:value-type="float">
            <text:p>0.1172</text:p>
          </table:table-cell>
          <table:table-cell table:style-name="ce2" table:formula="of:=IF([.B562]&gt;0;[.B562]/[.E562];0)" office:value-type="float" office:value="7.29630566287105" calcext:value-type="float">
            <text:p>7.3</text:p>
          </table:table-cell>
          <table:table-cell table:formula="of:=SQRT(2*[$Settings.$B$12]*[$Settings.$B$14]/([$Settings.$B$11]*[.B562]*[$Settings.$B$13]))*3.6" office:value-type="float" office:value="95.6064186063681" calcext:value-type="float">
            <text:p>95.6064</text:p>
          </table:table-cell>
          <table:table-cell table:formula="of:=[.F562]" office:value-type="float" office:value="7.29630566287105" calcext:value-type="float">
            <text:p>7.3</text:p>
          </table:table-cell>
          <table:table-cell table:style-name="ce1" office:value-type="float" office:value="0.85502" calcext:value-type="float">
            <text:p>0.855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037" calcext:value-type="float">
            <text:p>0.8504</text:p>
          </table:table-cell>
          <table:table-cell office:value-type="float" office:value="0.11149" calcext:value-type="float">
            <text:p>0.1115</text:p>
          </table:table-cell>
          <table:table-cell office:value-type="float" office:value="-0.119" calcext:value-type="float">
            <text:p>-0.1190</text:p>
          </table:table-cell>
          <table:table-cell table:formula="of:=[.C563]+[.B563]^2/(3.14159*[$Settings.$B$15]*[$Settings.$B$16])" office:value-type="float" office:value="0.119190881488357" calcext:value-type="float">
            <text:p>0.1192</text:p>
          </table:table-cell>
          <table:table-cell table:style-name="ce2" table:formula="of:=IF([.B563]&gt;0;[.B563]/[.E563];0)" office:value-type="float" office:value="7.13452228376267" calcext:value-type="float">
            <text:p>7.1</text:p>
          </table:table-cell>
          <table:table-cell table:formula="of:=SQRT(2*[$Settings.$B$12]*[$Settings.$B$14]/([$Settings.$B$11]*[.B563]*[$Settings.$B$13]))*3.6" office:value-type="float" office:value="95.8674601250137" calcext:value-type="float">
            <text:p>95.8675</text:p>
          </table:table-cell>
          <table:table-cell table:formula="of:=[.F563]" office:value-type="float" office:value="7.13452228376267" calcext:value-type="float">
            <text:p>7.1</text:p>
          </table:table-cell>
          <table:table-cell table:style-name="ce1" office:value-type="float" office:value="0.85037" calcext:value-type="float">
            <text:p>0.8504</text:p>
          </table:table-cell>
          <table:table-cell table:number-columns-repeated="16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4565" calcext:value-type="float">
            <text:p>0.8457</text:p>
          </table:table-cell>
          <table:table-cell office:value-type="float" office:value="0.11358" calcext:value-type="float">
            <text:p>0.1136</text:p>
          </table:table-cell>
          <table:table-cell office:value-type="float" office:value="-0.1193" calcext:value-type="float">
            <text:p>-0.1193</text:p>
          </table:table-cell>
          <table:table-cell table:formula="of:=[.C564]+[.B564]^2/(3.14159*[$Settings.$B$15]*[$Settings.$B$16])" office:value-type="float" office:value="0.121195630868188" calcext:value-type="float">
            <text:p>0.1212</text:p>
          </table:table-cell>
          <table:table-cell table:style-name="ce2" table:formula="of:=IF([.B564]&gt;0;[.B564]/[.E564];0)" office:value-type="float" office:value="6.97756176474486" calcext:value-type="float">
            <text:p>7.0</text:p>
          </table:table-cell>
          <table:table-cell table:formula="of:=SQRT(2*[$Settings.$B$12]*[$Settings.$B$14]/([$Settings.$B$11]*[.B564]*[$Settings.$B$13]))*3.6" office:value-type="float" office:value="96.1346302117831" calcext:value-type="float">
            <text:p>96.1346</text:p>
          </table:table-cell>
          <table:table-cell table:formula="of:=[.F564]" office:value-type="float" office:value="6.97756176474486" calcext:value-type="float">
            <text:p>7.0</text:p>
          </table:table-cell>
          <table:table-cell table:style-name="ce1" office:value-type="float" office:value="0.84565" calcext:value-type="float">
            <text:p>0.8457</text:p>
          </table:table-cell>
          <table:table-cell table:number-columns-repeated="16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4084" calcext:value-type="float">
            <text:p>0.8408</text:p>
          </table:table-cell>
          <table:table-cell office:value-type="float" office:value="0.11569" calcext:value-type="float">
            <text:p>0.1157</text:p>
          </table:table-cell>
          <table:table-cell office:value-type="float" office:value="-0.1196" calcext:value-type="float">
            <text:p>-0.1196</text:p>
          </table:table-cell>
          <table:table-cell table:formula="of:=[.C565]+[.B565]^2/(3.14159*[$Settings.$B$15]*[$Settings.$B$16])" office:value-type="float" office:value="0.123219242866943" calcext:value-type="float">
            <text:p>0.1232</text:p>
          </table:table-cell>
          <table:table-cell table:style-name="ce2" table:formula="of:=IF([.B565]&gt;0;[.B565]/[.E565];0)" office:value-type="float" office:value="6.82393415538164" calcext:value-type="float">
            <text:p>6.8</text:p>
          </table:table-cell>
          <table:table-cell table:formula="of:=SQRT(2*[$Settings.$B$12]*[$Settings.$B$14]/([$Settings.$B$11]*[.B565]*[$Settings.$B$13]))*3.6" office:value-type="float" office:value="96.4092057308402" calcext:value-type="float">
            <text:p>96.4092</text:p>
          </table:table-cell>
          <table:table-cell table:formula="of:=[.F565]" office:value-type="float" office:value="6.82393415538164" calcext:value-type="float">
            <text:p>6.8</text:p>
          </table:table-cell>
          <table:table-cell table:style-name="ce1" office:value-type="float" office:value="0.84084" calcext:value-type="float">
            <text:p>0.8408</text:p>
          </table:table-cell>
          <table:table-cell table:number-columns-repeated="16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3596" calcext:value-type="float">
            <text:p>0.8360</text:p>
          </table:table-cell>
          <table:table-cell office:value-type="float" office:value="0.11781" calcext:value-type="float">
            <text:p>0.1178</text:p>
          </table:table-cell>
          <table:table-cell office:value-type="float" office:value="-0.1199" calcext:value-type="float">
            <text:p>-0.1199</text:p>
          </table:table-cell>
          <table:table-cell table:formula="of:=[.C566]+[.B566]^2/(3.14159*[$Settings.$B$15]*[$Settings.$B$16])" office:value-type="float" office:value="0.125252101239517" calcext:value-type="float">
            <text:p>0.1253</text:p>
          </table:table-cell>
          <table:table-cell table:style-name="ce2" table:formula="of:=IF([.B566]&gt;0;[.B566]/[.E566];0)" office:value-type="float" office:value="6.67421936819575" calcext:value-type="float">
            <text:p>6.7</text:p>
          </table:table-cell>
          <table:table-cell table:formula="of:=SQRT(2*[$Settings.$B$12]*[$Settings.$B$14]/([$Settings.$B$11]*[.B566]*[$Settings.$B$13]))*3.6" office:value-type="float" office:value="96.6901954353499" calcext:value-type="float">
            <text:p>96.6902</text:p>
          </table:table-cell>
          <table:table-cell table:formula="of:=[.F566]" office:value-type="float" office:value="6.67421936819575" calcext:value-type="float">
            <text:p>6.7</text:p>
          </table:table-cell>
          <table:table-cell table:style-name="ce1" office:value-type="float" office:value="0.83596" calcext:value-type="float">
            <text:p>0.8360</text:p>
          </table:table-cell>
          <table:table-cell table:number-columns-repeated="16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31" calcext:value-type="float">
            <text:p>0.8310</text:p>
          </table:table-cell>
          <table:table-cell office:value-type="float" office:value="0.11994" calcext:value-type="float">
            <text:p>0.1199</text:p>
          </table:table-cell>
          <table:table-cell office:value-type="float" office:value="-0.1202" calcext:value-type="float">
            <text:p>-0.1202</text:p>
          </table:table-cell>
          <table:table-cell table:formula="of:=[.C567]+[.B567]^2/(3.14159*[$Settings.$B$15]*[$Settings.$B$16])" office:value-type="float" office:value="0.127294050819027" calcext:value-type="float">
            <text:p>0.1273</text:p>
          </table:table-cell>
          <table:table-cell table:style-name="ce2" table:formula="of:=IF([.B567]&gt;0;[.B567]/[.E567];0)" office:value-type="float" office:value="6.52819196697125" calcext:value-type="float">
            <text:p>6.5</text:p>
          </table:table-cell>
          <table:table-cell table:formula="of:=SQRT(2*[$Settings.$B$12]*[$Settings.$B$14]/([$Settings.$B$11]*[.B567]*[$Settings.$B$13]))*3.6" office:value-type="float" office:value="96.9783241196468" calcext:value-type="float">
            <text:p>96.9783</text:p>
          </table:table-cell>
          <table:table-cell table:formula="of:=[.F567]" office:value-type="float" office:value="6.52819196697125" calcext:value-type="float">
            <text:p>6.5</text:p>
          </table:table-cell>
          <table:table-cell table:style-name="ce1" office:value-type="float" office:value="0.831" calcext:value-type="float">
            <text:p>0.8310</text:p>
          </table:table-cell>
          <table:table-cell table:number-columns-repeated="16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2596" calcext:value-type="float">
            <text:p>0.8260</text:p>
          </table:table-cell>
          <table:table-cell office:value-type="float" office:value="0.12209" calcext:value-type="float">
            <text:p>0.1221</text:p>
          </table:table-cell>
          <table:table-cell office:value-type="float" office:value="-0.1205" calcext:value-type="float">
            <text:p>-0.1205</text:p>
          </table:table-cell>
          <table:table-cell table:formula="of:=[.C568]+[.B568]^2/(3.14159*[$Settings.$B$15]*[$Settings.$B$16])" office:value-type="float" office:value="0.129355116959531" calcext:value-type="float">
            <text:p>0.1294</text:p>
          </table:table-cell>
          <table:table-cell table:style-name="ce2" table:formula="of:=IF([.B568]&gt;0;[.B568]/[.E568];0)" office:value-type="float" office:value="6.38521319769982" calcext:value-type="float">
            <text:p>6.4</text:p>
          </table:table-cell>
          <table:table-cell table:formula="of:=SQRT(2*[$Settings.$B$12]*[$Settings.$B$14]/([$Settings.$B$11]*[.B568]*[$Settings.$B$13]))*3.6" office:value-type="float" office:value="97.2737545286195" calcext:value-type="float">
            <text:p>97.2738</text:p>
          </table:table-cell>
          <table:table-cell table:formula="of:=[.F568]" office:value-type="float" office:value="6.38521319769982" calcext:value-type="float">
            <text:p>6.4</text:p>
          </table:table-cell>
          <table:table-cell table:style-name="ce1" office:value-type="float" office:value="0.82596" calcext:value-type="float">
            <text:p>0.8260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82084" calcext:value-type="float">
            <text:p>0.8208</text:p>
          </table:table-cell>
          <table:table-cell office:value-type="float" office:value="0.12424" calcext:value-type="float">
            <text:p>0.1242</text:p>
          </table:table-cell>
          <table:table-cell office:value-type="float" office:value="-0.1208" calcext:value-type="float">
            <text:p>-0.1208</text:p>
          </table:table-cell>
          <table:table-cell table:formula="of:=[.C569]+[.B569]^2/(3.14159*[$Settings.$B$15]*[$Settings.$B$16])" office:value-type="float" office:value="0.131415325424025" calcext:value-type="float">
            <text:p>0.1314</text:p>
          </table:table-cell>
          <table:table-cell table:style-name="ce2" table:formula="of:=IF([.B569]&gt;0;[.B569]/[.E569];0)" office:value-type="float" office:value="6.24615125634302" calcext:value-type="float">
            <text:p>6.2</text:p>
          </table:table-cell>
          <table:table-cell table:formula="of:=SQRT(2*[$Settings.$B$12]*[$Settings.$B$14]/([$Settings.$B$11]*[.B569]*[$Settings.$B$13]))*3.6" office:value-type="float" office:value="97.5766560689149" calcext:value-type="float">
            <text:p>97.5767</text:p>
          </table:table-cell>
          <table:table-cell table:formula="of:=[.F569]" office:value-type="float" office:value="6.24615125634302" calcext:value-type="float">
            <text:p>6.2</text:p>
          </table:table-cell>
          <table:table-cell table:style-name="ce1" office:value-type="float" office:value="0.82084" calcext:value-type="float">
            <text:p>0.8208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81565" calcext:value-type="float">
            <text:p>0.8157</text:p>
          </table:table-cell>
          <table:table-cell office:value-type="float" office:value="0.12641" calcext:value-type="float">
            <text:p>0.1264</text:p>
          </table:table-cell>
          <table:table-cell office:value-type="float" office:value="-0.1211" calcext:value-type="float">
            <text:p>-0.1211</text:p>
          </table:table-cell>
          <table:table-cell table:formula="of:=[.C570]+[.B570]^2/(3.14159*[$Settings.$B$15]*[$Settings.$B$16])" office:value-type="float" office:value="0.133494876106813" calcext:value-type="float">
            <text:p>0.1335</text:p>
          </table:table-cell>
          <table:table-cell table:style-name="ce2" table:formula="of:=IF([.B570]&gt;0;[.B570]/[.E570];0)" office:value-type="float" office:value="6.10997233592226" calcext:value-type="float">
            <text:p>6.1</text:p>
          </table:table-cell>
          <table:table-cell table:formula="of:=SQRT(2*[$Settings.$B$12]*[$Settings.$B$14]/([$Settings.$B$11]*[.B570]*[$Settings.$B$13]))*3.6" office:value-type="float" office:value="97.8866050683403" calcext:value-type="float">
            <text:p>97.8866</text:p>
          </table:table-cell>
          <table:table-cell table:formula="of:=[.F570]" office:value-type="float" office:value="6.10997233592226" calcext:value-type="float">
            <text:p>6.1</text:p>
          </table:table-cell>
          <table:table-cell table:style-name="ce1" office:value-type="float" office:value="0.81565" calcext:value-type="float">
            <text:p>0.8157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81037" calcext:value-type="float">
            <text:p>0.8104</text:p>
          </table:table-cell>
          <table:table-cell office:value-type="float" office:value="0.12858" calcext:value-type="float">
            <text:p>0.1286</text:p>
          </table:table-cell>
          <table:table-cell office:value-type="float" office:value="-0.1214" calcext:value-type="float">
            <text:p>-0.1214</text:p>
          </table:table-cell>
          <table:table-cell table:formula="of:=[.C571]+[.B571]^2/(3.14159*[$Settings.$B$15]*[$Settings.$B$16])" office:value-type="float" office:value="0.135573447019443" calcext:value-type="float">
            <text:p>0.1356</text:p>
          </table:table-cell>
          <table:table-cell table:style-name="ce2" table:formula="of:=IF([.B571]&gt;0;[.B571]/[.E571];0)" office:value-type="float" office:value="5.97735041644091" calcext:value-type="float">
            <text:p>6.0</text:p>
          </table:table-cell>
          <table:table-cell table:formula="of:=SQRT(2*[$Settings.$B$12]*[$Settings.$B$14]/([$Settings.$B$11]*[.B571]*[$Settings.$B$13]))*3.6" office:value-type="float" office:value="98.2049794719986" calcext:value-type="float">
            <text:p>98.2050</text:p>
          </table:table-cell>
          <table:table-cell table:formula="of:=[.F571]" office:value-type="float" office:value="5.97735041644091" calcext:value-type="float">
            <text:p>6.0</text:p>
          </table:table-cell>
          <table:table-cell table:style-name="ce1" office:value-type="float" office:value="0.81037" calcext:value-type="float">
            <text:p>0.8104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0502" calcext:value-type="float">
            <text:p>0.8050</text:p>
          </table:table-cell>
          <table:table-cell office:value-type="float" office:value="0.13077" calcext:value-type="float">
            <text:p>0.1308</text:p>
          </table:table-cell>
          <table:table-cell office:value-type="float" office:value="-0.1217" calcext:value-type="float">
            <text:p>-0.1217</text:p>
          </table:table-cell>
          <table:table-cell table:formula="of:=[.C572]+[.B572]^2/(3.14159*[$Settings.$B$15]*[$Settings.$B$16])" office:value-type="float" office:value="0.137671411439942" calcext:value-type="float">
            <text:p>0.1377</text:p>
          </table:table-cell>
          <table:table-cell table:style-name="ce2" table:formula="of:=IF([.B572]&gt;0;[.B572]/[.E572];0)" office:value-type="float" office:value="5.84740137098968" calcext:value-type="float">
            <text:p>5.8</text:p>
          </table:table-cell>
          <table:table-cell table:formula="of:=SQRT(2*[$Settings.$B$12]*[$Settings.$B$14]/([$Settings.$B$11]*[.B572]*[$Settings.$B$13]))*3.6" office:value-type="float" office:value="98.5307643027309" calcext:value-type="float">
            <text:p>98.5308</text:p>
          </table:table-cell>
          <table:table-cell table:formula="of:=[.F572]" office:value-type="float" office:value="5.84740137098968" calcext:value-type="float">
            <text:p>5.8</text:p>
          </table:table-cell>
          <table:table-cell table:style-name="ce1" office:value-type="float" office:value="0.80502" calcext:value-type="float">
            <text:p>0.80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59" calcext:value-type="float">
            <text:p>0.7996</text:p>
          </table:table-cell>
          <table:table-cell office:value-type="float" office:value="0.13297" calcext:value-type="float">
            <text:p>0.1330</text:p>
          </table:table-cell>
          <table:table-cell office:value-type="float" office:value="-0.122" calcext:value-type="float">
            <text:p>-0.1220</text:p>
          </table:table-cell>
          <table:table-cell table:formula="of:=[.C573]+[.B573]^2/(3.14159*[$Settings.$B$15]*[$Settings.$B$16])" office:value-type="float" office:value="0.13977862299356" calcext:value-type="float">
            <text:p>0.1398</text:p>
          </table:table-cell>
          <table:table-cell table:style-name="ce2" table:formula="of:=IF([.B573]&gt;0;[.B573]/[.E573];0)" office:value-type="float" office:value="5.72040261146971" calcext:value-type="float">
            <text:p>5.7</text:p>
          </table:table-cell>
          <table:table-cell table:formula="of:=SQRT(2*[$Settings.$B$12]*[$Settings.$B$14]/([$Settings.$B$11]*[.B573]*[$Settings.$B$13]))*3.6" office:value-type="float" office:value="98.8647584686806" calcext:value-type="float">
            <text:p>98.8648</text:p>
          </table:table-cell>
          <table:table-cell table:formula="of:=[.F573]" office:value-type="float" office:value="5.72040261146971" calcext:value-type="float">
            <text:p>5.7</text:p>
          </table:table-cell>
          <table:table-cell table:style-name="ce1" office:value-type="float" office:value="0.79959" calcext:value-type="float">
            <text:p>0.7996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79409" calcext:value-type="float">
            <text:p>0.7941</text:p>
          </table:table-cell>
          <table:table-cell office:value-type="float" office:value="0.13519" calcext:value-type="float">
            <text:p>0.1352</text:p>
          </table:table-cell>
          <table:table-cell office:value-type="float" office:value="-0.1223" calcext:value-type="float">
            <text:p>-0.1223</text:p>
          </table:table-cell>
          <table:table-cell table:formula="of:=[.C574]+[.B574]^2/(3.14159*[$Settings.$B$15]*[$Settings.$B$16])" office:value-type="float" office:value="0.141905278567215" calcext:value-type="float">
            <text:p>0.1419</text:p>
          </table:table-cell>
          <table:table-cell table:style-name="ce2" table:formula="of:=IF([.B574]&gt;0;[.B574]/[.E574];0)" office:value-type="float" office:value="5.59591586738522" calcext:value-type="float">
            <text:p>5.6</text:p>
          </table:table-cell>
          <table:table-cell table:formula="of:=SQRT(2*[$Settings.$B$12]*[$Settings.$B$14]/([$Settings.$B$11]*[.B574]*[$Settings.$B$13]))*3.6" office:value-type="float" office:value="99.2065445896679" calcext:value-type="float">
            <text:p>99.2065</text:p>
          </table:table-cell>
          <table:table-cell table:formula="of:=[.F574]" office:value-type="float" office:value="5.59591586738522" calcext:value-type="float">
            <text:p>5.6</text:p>
          </table:table-cell>
          <table:table-cell table:style-name="ce1" office:value-type="float" office:value="0.79409" calcext:value-type="float">
            <text:p>0.7941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13741" calcext:value-type="float">
            <text:p>0.1374</text:p>
          </table:table-cell>
          <table:table-cell office:value-type="float" office:value="-0.1226" calcext:value-type="float">
            <text:p>-0.1226</text:p>
          </table:table-cell>
          <table:table-cell table:formula="of:=[.C575]+[.B575]^2/(3.14159*[$Settings.$B$15]*[$Settings.$B$16])" office:value-type="float" office:value="0.144031066875088" calcext:value-type="float">
            <text:p>0.1440</text:p>
          </table:table-cell>
          <table:table-cell table:style-name="ce2" table:formula="of:=IF([.B575]&gt;0;[.B575]/[.E575];0)" office:value-type="float" office:value="5.4745133609531" calcext:value-type="float">
            <text:p>5.5</text:p>
          </table:table-cell>
          <table:table-cell table:formula="of:=SQRT(2*[$Settings.$B$12]*[$Settings.$B$14]/([$Settings.$B$11]*[.B575]*[$Settings.$B$13]))*3.6" office:value-type="float" office:value="99.5575814755042" calcext:value-type="float">
            <text:p>99.5576</text:p>
          </table:table-cell>
          <table:table-cell table:formula="of:=[.F575]" office:value-type="float" office:value="5.4745133609531" calcext:value-type="float">
            <text:p>5.5</text:p>
          </table:table-cell>
          <table:table-cell table:style-name="ce1" office:value-type="float" office:value="0.7885" calcext:value-type="float">
            <text:p>0.7885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78284" calcext:value-type="float">
            <text:p>0.7828</text:p>
          </table:table-cell>
          <table:table-cell office:value-type="float" office:value="0.13965" calcext:value-type="float">
            <text:p>0.1397</text:p>
          </table:table-cell>
          <table:table-cell office:value-type="float" office:value="-0.1229" calcext:value-type="float">
            <text:p>-0.1229</text:p>
          </table:table-cell>
          <table:table-cell table:formula="of:=[.C576]+[.B576]^2/(3.14159*[$Settings.$B$15]*[$Settings.$B$16])" office:value-type="float" office:value="0.146176353529778" calcext:value-type="float">
            <text:p>0.1462</text:p>
          </table:table-cell>
          <table:table-cell table:style-name="ce2" table:formula="of:=IF([.B576]&gt;0;[.B576]/[.E576];0)" office:value-type="float" office:value="5.35544895666403" calcext:value-type="float">
            <text:p>5.4</text:p>
          </table:table-cell>
          <table:table-cell table:formula="of:=SQRT(2*[$Settings.$B$12]*[$Settings.$B$14]/([$Settings.$B$11]*[.B576]*[$Settings.$B$13]))*3.6" office:value-type="float" office:value="99.9168381855274" calcext:value-type="float">
            <text:p>99.9168</text:p>
          </table:table-cell>
          <table:table-cell table:formula="of:=[.F576]" office:value-type="float" office:value="5.35544895666403" calcext:value-type="float">
            <text:p>5.4</text:p>
          </table:table-cell>
          <table:table-cell table:style-name="ce1" office:value-type="float" office:value="0.78284" calcext:value-type="float">
            <text:p>0.782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77709" calcext:value-type="float">
            <text:p>0.7771</text:p>
          </table:table-cell>
          <table:table-cell office:value-type="float" office:value="0.14189" calcext:value-type="float">
            <text:p>0.1419</text:p>
          </table:table-cell>
          <table:table-cell office:value-type="float" office:value="-0.1232" calcext:value-type="float">
            <text:p>-0.1232</text:p>
          </table:table-cell>
          <table:table-cell table:formula="of:=[.C577]+[.B577]^2/(3.14159*[$Settings.$B$15]*[$Settings.$B$16])" office:value-type="float" office:value="0.148320832821482" calcext:value-type="float">
            <text:p>0.1483</text:p>
          </table:table-cell>
          <table:table-cell table:style-name="ce2" table:formula="of:=IF([.B577]&gt;0;[.B577]/[.E577];0)" office:value-type="float" office:value="5.23925051671804" calcext:value-type="float">
            <text:p>5.2</text:p>
          </table:table-cell>
          <table:table-cell table:formula="of:=SQRT(2*[$Settings.$B$12]*[$Settings.$B$14]/([$Settings.$B$11]*[.B577]*[$Settings.$B$13]))*3.6" office:value-type="float" office:value="100.285819226466" calcext:value-type="float">
            <text:p>100.2858</text:p>
          </table:table-cell>
          <table:table-cell table:formula="of:=[.F577]" office:value-type="float" office:value="5.23925051671804" calcext:value-type="float">
            <text:p>5.2</text:p>
          </table:table-cell>
          <table:table-cell table:style-name="ce1" office:value-type="float" office:value="0.77709" calcext:value-type="float">
            <text:p>0.777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77127" calcext:value-type="float">
            <text:p>0.7713</text:p>
          </table:table-cell>
          <table:table-cell office:value-type="float" office:value="0.14415" calcext:value-type="float">
            <text:p>0.1442</text:p>
          </table:table-cell>
          <table:table-cell office:value-type="float" office:value="-0.1235" calcext:value-type="float">
            <text:p>-0.1235</text:p>
          </table:table-cell>
          <table:table-cell table:formula="of:=[.C578]+[.B578]^2/(3.14159*[$Settings.$B$15]*[$Settings.$B$16])" office:value-type="float" office:value="0.150484866354372" calcext:value-type="float">
            <text:p>0.1505</text:p>
          </table:table-cell>
          <table:table-cell table:style-name="ce2" table:formula="of:=IF([.B578]&gt;0;[.B578]/[.E578];0)" office:value-type="float" office:value="5.12523297979853" calcext:value-type="float">
            <text:p>5.1</text:p>
          </table:table-cell>
          <table:table-cell table:formula="of:=SQRT(2*[$Settings.$B$12]*[$Settings.$B$14]/([$Settings.$B$11]*[.B578]*[$Settings.$B$13]))*3.6" office:value-type="float" office:value="100.663486270625" calcext:value-type="float">
            <text:p>100.6635</text:p>
          </table:table-cell>
          <table:table-cell table:formula="of:=[.F578]" office:value-type="float" office:value="5.12523297979853" calcext:value-type="float">
            <text:p>5.1</text:p>
          </table:table-cell>
          <table:table-cell table:style-name="ce1" office:value-type="float" office:value="0.77127" calcext:value-type="float">
            <text:p>0.7713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76537" calcext:value-type="float">
            <text:p>0.7654</text:p>
          </table:table-cell>
          <table:table-cell office:value-type="float" office:value="0.14642" calcext:value-type="float">
            <text:p>0.1464</text:p>
          </table:table-cell>
          <table:table-cell office:value-type="float" office:value="-0.1238" calcext:value-type="float">
            <text:p>-0.1238</text:p>
          </table:table-cell>
          <table:table-cell table:formula="of:=[.C579]+[.B579]^2/(3.14159*[$Settings.$B$15]*[$Settings.$B$16])" office:value-type="float" office:value="0.152658317144326" calcext:value-type="float">
            <text:p>0.1527</text:p>
          </table:table-cell>
          <table:table-cell table:style-name="ce2" table:formula="of:=IF([.B579]&gt;0;[.B579]/[.E579];0)" office:value-type="float" office:value="5.01361481193589" calcext:value-type="float">
            <text:p>5.0</text:p>
          </table:table-cell>
          <table:table-cell table:formula="of:=SQRT(2*[$Settings.$B$12]*[$Settings.$B$14]/([$Settings.$B$11]*[.B579]*[$Settings.$B$13]))*3.6" office:value-type="float" office:value="101.050733212388" calcext:value-type="float">
            <text:p>101.0507</text:p>
          </table:table-cell>
          <table:table-cell table:formula="of:=[.F579]" office:value-type="float" office:value="5.01361481193589" calcext:value-type="float">
            <text:p>5.0</text:p>
          </table:table-cell>
          <table:table-cell table:style-name="ce1" office:value-type="float" office:value="0.76537" calcext:value-type="float">
            <text:p>0.7654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-0.1241" calcext:value-type="float">
            <text:p>-0.1241</text:p>
          </table:table-cell>
          <table:table-cell table:formula="of:=[.C580]+[.B580]^2/(3.14159*[$Settings.$B$15]*[$Settings.$B$16])" office:value-type="float" office:value="0.154841377092221" calcext:value-type="float">
            <text:p>0.1548</text:p>
          </table:table-cell>
          <table:table-cell table:style-name="ce2" table:formula="of:=IF([.B580]&gt;0;[.B580]/[.E580];0)" office:value-type="float" office:value="4.90437384542062" calcext:value-type="float">
            <text:p>4.9</text:p>
          </table:table-cell>
          <table:table-cell table:formula="of:=SQRT(2*[$Settings.$B$12]*[$Settings.$B$14]/([$Settings.$B$11]*[.B580]*[$Settings.$B$13]))*3.6" office:value-type="float" office:value="101.447159247513" calcext:value-type="float">
            <text:p>101.4472</text:p>
          </table:table-cell>
          <table:table-cell table:formula="of:=[.F580]" office:value-type="float" office:value="4.90437384542062" calcext:value-type="float">
            <text:p>4.9</text:p>
          </table:table-cell>
          <table:table-cell table:style-name="ce1" office:value-type="float" office:value="0.7594" calcext:value-type="float">
            <text:p>0.7594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75334" calcext:value-type="float">
            <text:p>0.7533</text:p>
          </table:table-cell>
          <table:table-cell office:value-type="float" office:value="0.151" calcext:value-type="float">
            <text:p>0.1510</text:p>
          </table:table-cell>
          <table:table-cell office:value-type="float" office:value="-0.1244" calcext:value-type="float">
            <text:p>-0.1244</text:p>
          </table:table-cell>
          <table:table-cell table:formula="of:=[.C581]+[.B581]^2/(3.14159*[$Settings.$B$15]*[$Settings.$B$16])" office:value-type="float" office:value="0.157043751991721" calcext:value-type="float">
            <text:p>0.1570</text:p>
          </table:table-cell>
          <table:table-cell table:style-name="ce2" table:formula="of:=IF([.B581]&gt;0;[.B581]/[.E581];0)" office:value-type="float" office:value="4.79700714256822" calcext:value-type="float">
            <text:p>4.8</text:p>
          </table:table-cell>
          <table:table-cell table:formula="of:=SQRT(2*[$Settings.$B$12]*[$Settings.$B$14]/([$Settings.$B$11]*[.B581]*[$Settings.$B$13]))*3.6" office:value-type="float" office:value="101.854371398484" calcext:value-type="float">
            <text:p>101.8544</text:p>
          </table:table-cell>
          <table:table-cell table:formula="of:=[.F581]" office:value-type="float" office:value="4.79700714256822" calcext:value-type="float">
            <text:p>4.8</text:p>
          </table:table-cell>
          <table:table-cell table:style-name="ce1" office:value-type="float" office:value="0.75334" calcext:value-type="float">
            <text:p>0.7533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74721" calcext:value-type="float">
            <text:p>0.747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247" calcext:value-type="float">
            <text:p>-0.1247</text:p>
          </table:table-cell>
          <table:table-cell table:formula="of:=[.C582]+[.B582]^2/(3.14159*[$Settings.$B$15]*[$Settings.$B$16])" office:value-type="float" office:value="0.159245794980736" calcext:value-type="float">
            <text:p>0.1592</text:p>
          </table:table-cell>
          <table:table-cell table:style-name="ce2" table:formula="of:=IF([.B582]&gt;0;[.B582]/[.E582];0)" office:value-type="float" office:value="4.69218041261555" calcext:value-type="float">
            <text:p>4.7</text:p>
          </table:table-cell>
          <table:table-cell table:formula="of:=SQRT(2*[$Settings.$B$12]*[$Settings.$B$14]/([$Settings.$B$11]*[.B582]*[$Settings.$B$13]))*3.6" office:value-type="float" office:value="102.271317082067" calcext:value-type="float">
            <text:p>102.2713</text:p>
          </table:table-cell>
          <table:table-cell table:formula="of:=[.F582]" office:value-type="float" office:value="4.69218041261555" calcext:value-type="float">
            <text:p>4.7</text:p>
          </table:table-cell>
          <table:table-cell table:style-name="ce1" office:value-type="float" office:value="0.74721" calcext:value-type="float">
            <text:p>0.747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0</text:p>
          </table:table-cell>
          <table:table-cell office:value-type="float" office:value="0.15562" calcext:value-type="float">
            <text:p>0.1556</text:p>
          </table:table-cell>
          <table:table-cell office:value-type="float" office:value="-0.125" calcext:value-type="float">
            <text:p>-0.1250</text:p>
          </table:table-cell>
          <table:table-cell table:formula="of:=[.C583]+[.B583]^2/(3.14159*[$Settings.$B$15]*[$Settings.$B$16])" office:value-type="float" office:value="0.161467375652205" calcext:value-type="float">
            <text:p>0.1615</text:p>
          </table:table-cell>
          <table:table-cell table:style-name="ce2" table:formula="of:=IF([.B583]&gt;0;[.B583]/[.E583];0)" office:value-type="float" office:value="4.58916234320975" calcext:value-type="float">
            <text:p>4.6</text:p>
          </table:table-cell>
          <table:table-cell table:formula="of:=SQRT(2*[$Settings.$B$12]*[$Settings.$B$14]/([$Settings.$B$11]*[.B583]*[$Settings.$B$13]))*3.6" office:value-type="float" office:value="102.698968762948" calcext:value-type="float">
            <text:p>102.6990</text:p>
          </table:table-cell>
          <table:table-cell table:formula="of:=[.F583]" office:value-type="float" office:value="4.58916234320975" calcext:value-type="float">
            <text:p>4.6</text:p>
          </table:table-cell>
          <table:table-cell table:style-name="ce1" office:value-type="float" office:value="0.741" calcext:value-type="float">
            <text:p>0.741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94" calcext:value-type="float">
            <text:p>0.7679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13069" calcext:value-type="float">
            <text:p>-0.1307</text:p>
          </table:table-cell>
          <table:table-cell table:number-columns-repeated="4"/>
          <table:table-cell table:style-name="ce1" office:value-type="float" office:value="0.76794" calcext:value-type="float">
            <text:p>0.7679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477" calcext:value-type="float">
            <text:p>0.794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13679" calcext:value-type="float">
            <text:p>-0.1368</text:p>
          </table:table-cell>
          <table:table-cell table:number-columns-repeated="4"/>
          <table:table-cell table:style-name="ce1" office:value-type="float" office:value="0.79477" calcext:value-type="float">
            <text:p>0.79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39" calcext:value-type="float">
            <text:p>0.8214</text:p>
          </table:table-cell>
          <table:table-cell office:value-type="float" office:value="0.23028" calcext:value-type="float">
            <text:p>0.2303</text:p>
          </table:table-cell>
          <table:table-cell office:value-type="float" office:value="-0.1433" calcext:value-type="float">
            <text:p>-0.1433</text:p>
          </table:table-cell>
          <table:table-cell table:number-columns-repeated="4"/>
          <table:table-cell table:style-name="ce1" office:value-type="float" office:value="0.82139" calcext:value-type="float">
            <text:p>0.821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769" calcext:value-type="float">
            <text:p>0.8477</text:p>
          </table:table-cell>
          <table:table-cell office:value-type="float" office:value="0.25729" calcext:value-type="float">
            <text:p>0.2573</text:p>
          </table:table-cell>
          <table:table-cell office:value-type="float" office:value="-0.15024" calcext:value-type="float">
            <text:p>-0.1502</text:p>
          </table:table-cell>
          <table:table-cell table:number-columns-repeated="4"/>
          <table:table-cell table:style-name="ce1" office:value-type="float" office:value="0.84769" calcext:value-type="float">
            <text:p>0.8477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357" calcext:value-type="float">
            <text:p>0.8736</text:p>
          </table:table-cell>
          <table:table-cell office:value-type="float" office:value="0.28524" calcext:value-type="float">
            <text:p>0.2852</text:p>
          </table:table-cell>
          <table:table-cell office:value-type="float" office:value="-0.15761" calcext:value-type="float">
            <text:p>-0.1576</text:p>
          </table:table-cell>
          <table:table-cell table:number-columns-repeated="4"/>
          <table:table-cell table:style-name="ce1" office:value-type="float" office:value="0.87357" calcext:value-type="float">
            <text:p>0.8736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93" calcext:value-type="float">
            <text:p>0.8989</text:p>
          </table:table-cell>
          <table:table-cell office:value-type="float" office:value="0.31409" calcext:value-type="float">
            <text:p>0.3141</text:p>
          </table:table-cell>
          <table:table-cell office:value-type="float" office:value="-0.16542" calcext:value-type="float">
            <text:p>-0.1654</text:p>
          </table:table-cell>
          <table:table-cell table:number-columns-repeated="4"/>
          <table:table-cell table:style-name="ce1" office:value-type="float" office:value="0.89893" calcext:value-type="float">
            <text:p>0.8989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366" calcext:value-type="float">
            <text:p>0.9237</text:p>
          </table:table-cell>
          <table:table-cell office:value-type="float" office:value="0.34376" calcext:value-type="float">
            <text:p>0.3438</text:p>
          </table:table-cell>
          <table:table-cell office:value-type="float" office:value="-0.17365" calcext:value-type="float">
            <text:p>-0.1737</text:p>
          </table:table-cell>
          <table:table-cell table:number-columns-repeated="4"/>
          <table:table-cell table:style-name="ce1" office:value-type="float" office:value="0.92366" calcext:value-type="float">
            <text:p>0.923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767" calcext:value-type="float">
            <text:p>0.9477</text:p>
          </table:table-cell>
          <table:table-cell office:value-type="float" office:value="0.37419" calcext:value-type="float">
            <text:p>0.3742</text:p>
          </table:table-cell>
          <table:table-cell office:value-type="float" office:value="-0.18231" calcext:value-type="float">
            <text:p>-0.1823</text:p>
          </table:table-cell>
          <table:table-cell table:number-columns-repeated="4"/>
          <table:table-cell table:style-name="ce1" office:value-type="float" office:value="0.94767" calcext:value-type="float">
            <text:p>0.947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87" calcext:value-type="float">
            <text:p>0.9709</text:p>
          </table:table-cell>
          <table:table-cell office:value-type="float" office:value="0.4053" calcext:value-type="float">
            <text:p>0.4053</text:p>
          </table:table-cell>
          <table:table-cell office:value-type="float" office:value="-0.19139" calcext:value-type="float">
            <text:p>-0.1914</text:p>
          </table:table-cell>
          <table:table-cell table:number-columns-repeated="4"/>
          <table:table-cell table:style-name="ce1" office:value-type="float" office:value="0.97087" calcext:value-type="float">
            <text:p>0.970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16" calcext:value-type="float">
            <text:p>0.9932</text:p>
          </table:table-cell>
          <table:table-cell office:value-type="float" office:value="0.43704" calcext:value-type="float">
            <text:p>0.4370</text:p>
          </table:table-cell>
          <table:table-cell office:value-type="float" office:value="-0.20086" calcext:value-type="float">
            <text:p>-0.2009</text:p>
          </table:table-cell>
          <table:table-cell table:number-columns-repeated="4"/>
          <table:table-cell table:style-name="ce1" office:value-type="float" office:value="0.99316" calcext:value-type="float">
            <text:p>0.993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1445" calcext:value-type="float">
            <text:p>1.0145</text:p>
          </table:table-cell>
          <table:table-cell office:value-type="float" office:value="0.46932" calcext:value-type="float">
            <text:p>0.4693</text:p>
          </table:table-cell>
          <table:table-cell office:value-type="float" office:value="-0.21072" calcext:value-type="float">
            <text:p>-0.2107</text:p>
          </table:table-cell>
          <table:table-cell table:number-columns-repeated="4"/>
          <table:table-cell table:style-name="ce1" office:value-type="float" office:value="1.01445" calcext:value-type="float">
            <text:p>1.0145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467" calcext:value-type="float">
            <text:p>1.0347</text:p>
          </table:table-cell>
          <table:table-cell office:value-type="float" office:value="0.50208" calcext:value-type="float">
            <text:p>0.5021</text:p>
          </table:table-cell>
          <table:table-cell office:value-type="float" office:value="-0.22094" calcext:value-type="float">
            <text:p>-0.2209</text:p>
          </table:table-cell>
          <table:table-cell table:number-columns-repeated="4"/>
          <table:table-cell table:style-name="ce1" office:value-type="float" office:value="1.03467" calcext:value-type="float">
            <text:p>1.0347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373" calcext:value-type="float">
            <text:p>1.0537</text:p>
          </table:table-cell>
          <table:table-cell office:value-type="float" office:value="0.53526" calcext:value-type="float">
            <text:p>0.5353</text:p>
          </table:table-cell>
          <table:table-cell office:value-type="float" office:value="-0.2315" calcext:value-type="float">
            <text:p>-0.2315</text:p>
          </table:table-cell>
          <table:table-cell table:number-columns-repeated="4"/>
          <table:table-cell table:style-name="ce1" office:value-type="float" office:value="1.05373" calcext:value-type="float">
            <text:p>1.0537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7155" calcext:value-type="float">
            <text:p>1.0716</text:p>
          </table:table-cell>
          <table:table-cell office:value-type="float" office:value="0.56876" calcext:value-type="float">
            <text:p>0.5688</text:p>
          </table:table-cell>
          <table:table-cell office:value-type="float" office:value="-0.24238" calcext:value-type="float">
            <text:p>-0.2424</text:p>
          </table:table-cell>
          <table:table-cell table:number-columns-repeated="4"/>
          <table:table-cell table:style-name="ce1" office:value-type="float" office:value="1.07155" calcext:value-type="float">
            <text:p>1.0716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8807" calcext:value-type="float">
            <text:p>1.0881</text:p>
          </table:table-cell>
          <table:table-cell office:value-type="float" office:value="0.60254" calcext:value-type="float">
            <text:p>0.6025</text:p>
          </table:table-cell>
          <table:table-cell office:value-type="float" office:value="-0.25353" calcext:value-type="float">
            <text:p>-0.2535</text:p>
          </table:table-cell>
          <table:table-cell table:number-columns-repeated="4"/>
          <table:table-cell table:style-name="ce1" office:value-type="float" office:value="1.08807" calcext:value-type="float">
            <text:p>1.0881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22" calcext:value-type="float">
            <text:p>1.1032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26494" calcext:value-type="float">
            <text:p>-0.2649</text:p>
          </table:table-cell>
          <table:table-cell table:number-columns-repeated="4"/>
          <table:table-cell table:style-name="ce1" office:value-type="float" office:value="1.10322" calcext:value-type="float">
            <text:p>1.1032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1694" calcext:value-type="float">
            <text:p>1.1169</text:p>
          </table:table-cell>
          <table:table-cell office:value-type="float" office:value="0.67058" calcext:value-type="float">
            <text:p>0.6706</text:p>
          </table:table-cell>
          <table:table-cell office:value-type="float" office:value="-0.27657" calcext:value-type="float">
            <text:p>-0.2766</text:p>
          </table:table-cell>
          <table:table-cell table:number-columns-repeated="4"/>
          <table:table-cell table:style-name="ce1" office:value-type="float" office:value="1.11694" calcext:value-type="float">
            <text:p>1.1169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917" calcext:value-type="float">
            <text:p>1.1292</text:p>
          </table:table-cell>
          <table:table-cell office:value-type="float" office:value="0.7047" calcext:value-type="float">
            <text:p>0.7047</text:p>
          </table:table-cell>
          <table:table-cell office:value-type="float" office:value="-0.28838" calcext:value-type="float">
            <text:p>-0.2884</text:p>
          </table:table-cell>
          <table:table-cell table:number-columns-repeated="4"/>
          <table:table-cell table:style-name="ce1" office:value-type="float" office:value="1.12917" calcext:value-type="float">
            <text:p>1.12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3987" calcext:value-type="float">
            <text:p>1.1399</text:p>
          </table:table-cell>
          <table:table-cell office:value-type="float" office:value="0.73879" calcext:value-type="float">
            <text:p>0.7388</text:p>
          </table:table-cell>
          <table:table-cell office:value-type="float" office:value="-0.30033" calcext:value-type="float">
            <text:p>-0.3003</text:p>
          </table:table-cell>
          <table:table-cell table:number-columns-repeated="4"/>
          <table:table-cell table:style-name="ce1" office:value-type="float" office:value="1.13987" calcext:value-type="float">
            <text:p>1.1399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9" calcext:value-type="float">
            <text:p>1.1490</text:p>
          </table:table-cell>
          <table:table-cell office:value-type="float" office:value="0.77277" calcext:value-type="float">
            <text:p>0.7728</text:p>
          </table:table-cell>
          <table:table-cell office:value-type="float" office:value="-0.31238" calcext:value-type="float">
            <text:p>-0.3124</text:p>
          </table:table-cell>
          <table:table-cell table:number-columns-repeated="4"/>
          <table:table-cell table:style-name="ce1" office:value-type="float" office:value="1.149" calcext:value-type="float">
            <text:p>1.149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5652" calcext:value-type="float">
            <text:p>1.1565</text:p>
          </table:table-cell>
          <table:table-cell office:value-type="float" office:value="0.80656" calcext:value-type="float">
            <text:p>0.8066</text:p>
          </table:table-cell>
          <table:table-cell office:value-type="float" office:value="-0.3245" calcext:value-type="float">
            <text:p>-0.3245</text:p>
          </table:table-cell>
          <table:table-cell table:number-columns-repeated="4"/>
          <table:table-cell table:style-name="ce1" office:value-type="float" office:value="1.15652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84009" calcext:value-type="float">
            <text:p>0.8401</text:p>
          </table:table-cell>
          <table:table-cell office:value-type="float" office:value="-0.33663" calcext:value-type="float">
            <text:p>-0.3366</text:p>
          </table:table-cell>
          <table:table-cell table:number-columns-repeated="4"/>
          <table:table-cell table:style-name="ce1" office:value-type="float" office:value="1.1624" calcext:value-type="float">
            <text:p>1.162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662" calcext:value-type="float">
            <text:p>1.1666</text:p>
          </table:table-cell>
          <table:table-cell office:value-type="float" office:value="0.87328" calcext:value-type="float">
            <text:p>0.8733</text:p>
          </table:table-cell>
          <table:table-cell office:value-type="float" office:value="-0.34874" calcext:value-type="float">
            <text:p>-0.3487</text:p>
          </table:table-cell>
          <table:table-cell table:number-columns-repeated="4"/>
          <table:table-cell table:style-name="ce1" office:value-type="float" office:value="1.16662" calcext:value-type="float">
            <text:p>1.1666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15" calcext:value-type="float">
            <text:p>1.1692</text:p>
          </table:table-cell>
          <table:table-cell office:value-type="float" office:value="0.90606" calcext:value-type="float">
            <text:p>0.9061</text:p>
          </table:table-cell>
          <table:table-cell office:value-type="float" office:value="-0.36078" calcext:value-type="float">
            <text:p>-0.3608</text:p>
          </table:table-cell>
          <table:table-cell table:number-columns-repeated="4"/>
          <table:table-cell table:style-name="ce1" office:value-type="float" office:value="1.16915" calcext:value-type="float">
            <text:p>1.169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4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4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4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4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4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4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4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4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4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4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4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4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4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4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4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4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4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4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4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4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4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4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4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4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4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4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4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4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4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4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4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4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4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4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4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4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4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4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4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4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4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4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4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61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4"/>
          <table:table-cell table:style-name="ce1" office:value-type="float" office:value="0.08161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4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-0.32" calcext:value-type="float">
            <text:p>-0.3200</text:p>
          </table:table-cell>
          <table:table-cell table:number-columns-repeated="4"/>
          <table:table-cell table:style-name="ce1" office:value-type="float" office:value="-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4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8162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4"/>
          <table:table-cell table:style-name="ce1" office:value-type="float" office:value="-0.08162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4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4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4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4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4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4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4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4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4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4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4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4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4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4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4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4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4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4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4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4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4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4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4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4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4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4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4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4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4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4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4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4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4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4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4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4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4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4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4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4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4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4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4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.16837" calcext:value-type="float">
            <text:p>-1.1684</text:p>
          </table:table-cell>
          <table:table-cell office:value-type="float" office:value="0.92297" calcext:value-type="float">
            <text:p>0.9230</text:p>
          </table:table-cell>
          <table:table-cell office:value-type="float" office:value="-0.3704" calcext:value-type="float">
            <text:p>-0.3704</text:p>
          </table:table-cell>
          <table:table-cell table:number-columns-repeated="4"/>
          <table:table-cell table:style-name="ce1" office:value-type="float" office:value="-1.16837" calcext:value-type="float">
            <text:p>-1.16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16347" calcext:value-type="float">
            <text:p>-1.1635</text:p>
          </table:table-cell>
          <table:table-cell office:value-type="float" office:value="0.90733" calcext:value-type="float">
            <text:p>0.9073</text:p>
          </table:table-cell>
          <table:table-cell office:value-type="float" office:value="-0.36743" calcext:value-type="float">
            <text:p>-0.3674</text:p>
          </table:table-cell>
          <table:table-cell table:number-columns-repeated="4"/>
          <table:table-cell table:style-name="ce1" office:value-type="float" office:value="-1.16347" calcext:value-type="float">
            <text:p>-1.1635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.15533" calcext:value-type="float">
            <text:p>-1.1553</text:p>
          </table:table-cell>
          <table:table-cell office:value-type="float" office:value="0.89141" calcext:value-type="float">
            <text:p>0.8914</text:p>
          </table:table-cell>
          <table:table-cell office:value-type="float" office:value="-0.36376" calcext:value-type="float">
            <text:p>-0.3638</text:p>
          </table:table-cell>
          <table:table-cell table:number-columns-repeated="4"/>
          <table:table-cell table:style-name="ce1" office:value-type="float" office:value="-1.15533" calcext:value-type="float">
            <text:p>-1.1553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.14397" calcext:value-type="float">
            <text:p>-1.1440</text:p>
          </table:table-cell>
          <table:table-cell office:value-type="float" office:value="0.87523" calcext:value-type="float">
            <text:p>0.8752</text:p>
          </table:table-cell>
          <table:table-cell office:value-type="float" office:value="-0.35939" calcext:value-type="float">
            <text:p>-0.3594</text:p>
          </table:table-cell>
          <table:table-cell table:number-columns-repeated="4"/>
          <table:table-cell table:style-name="ce1" office:value-type="float" office:value="-1.14397" calcext:value-type="float">
            <text:p>-1.1440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2945" calcext:value-type="float">
            <text:p>-1.1295</text:p>
          </table:table-cell>
          <table:table-cell office:value-type="float" office:value="0.85877" calcext:value-type="float">
            <text:p>0.8588</text:p>
          </table:table-cell>
          <table:table-cell office:value-type="float" office:value="-0.3543" calcext:value-type="float">
            <text:p>-0.3543</text:p>
          </table:table-cell>
          <table:table-cell table:number-columns-repeated="4"/>
          <table:table-cell table:style-name="ce1" office:value-type="float" office:value="-1.12945" calcext:value-type="float">
            <text:p>-1.1295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11182" calcext:value-type="float">
            <text:p>-1.1118</text:p>
          </table:table-cell>
          <table:table-cell office:value-type="float" office:value="0.84206" calcext:value-type="float">
            <text:p>0.8421</text:p>
          </table:table-cell>
          <table:table-cell office:value-type="float" office:value="-0.34849" calcext:value-type="float">
            <text:p>-0.3485</text:p>
          </table:table-cell>
          <table:table-cell table:number-columns-repeated="4"/>
          <table:table-cell table:style-name="ce1" office:value-type="float" office:value="-1.11182" calcext:value-type="float">
            <text:p>-1.1118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.09115" calcext:value-type="float">
            <text:p>-1.0912</text:p>
          </table:table-cell>
          <table:table-cell office:value-type="float" office:value="0.82508" calcext:value-type="float">
            <text:p>0.8251</text:p>
          </table:table-cell>
          <table:table-cell office:value-type="float" office:value="-0.34195" calcext:value-type="float">
            <text:p>-0.3420</text:p>
          </table:table-cell>
          <table:table-cell table:number-columns-repeated="4"/>
          <table:table-cell table:style-name="ce1" office:value-type="float" office:value="-1.09115" calcext:value-type="float">
            <text:p>-1.091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.06753" calcext:value-type="float">
            <text:p>-1.0675</text:p>
          </table:table-cell>
          <table:table-cell office:value-type="float" office:value="0.80786" calcext:value-type="float">
            <text:p>0.8079</text:p>
          </table:table-cell>
          <table:table-cell office:value-type="float" office:value="-0.33469" calcext:value-type="float">
            <text:p>-0.3347</text:p>
          </table:table-cell>
          <table:table-cell table:number-columns-repeated="4"/>
          <table:table-cell table:style-name="ce1" office:value-type="float" office:value="-1.06753" calcext:value-type="float">
            <text:p>-1.0675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.04103" calcext:value-type="float">
            <text:p>-1.0410</text:p>
          </table:table-cell>
          <table:table-cell office:value-type="float" office:value="0.79039" calcext:value-type="float">
            <text:p>0.7904</text:p>
          </table:table-cell>
          <table:table-cell office:value-type="float" office:value="-0.3267" calcext:value-type="float">
            <text:p>-0.3267</text:p>
          </table:table-cell>
          <table:table-cell table:number-columns-repeated="4"/>
          <table:table-cell table:style-name="ce1" office:value-type="float" office:value="-1.04103" calcext:value-type="float">
            <text:p>-1.0410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.01178" calcext:value-type="float">
            <text:p>-1.0118</text:p>
          </table:table-cell>
          <table:table-cell office:value-type="float" office:value="0.77268" calcext:value-type="float">
            <text:p>0.7727</text:p>
          </table:table-cell>
          <table:table-cell office:value-type="float" office:value="-0.318" calcext:value-type="float">
            <text:p>-0.3180</text:p>
          </table:table-cell>
          <table:table-cell table:number-columns-repeated="4"/>
          <table:table-cell table:style-name="ce1" office:value-type="float" office:value="-1.01178" calcext:value-type="float">
            <text:p>-1.0118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97988" calcext:value-type="float">
            <text:p>-0.9799</text:p>
          </table:table-cell>
          <table:table-cell office:value-type="float" office:value="0.75473" calcext:value-type="float">
            <text:p>0.7547</text:p>
          </table:table-cell>
          <table:table-cell office:value-type="float" office:value="-0.3086" calcext:value-type="float">
            <text:p>-0.3086</text:p>
          </table:table-cell>
          <table:table-cell table:number-columns-repeated="4"/>
          <table:table-cell table:style-name="ce1" office:value-type="float" office:value="-0.97988" calcext:value-type="float">
            <text:p>-0.9799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94546" calcext:value-type="float">
            <text:p>-0.9455</text:p>
          </table:table-cell>
          <table:table-cell office:value-type="float" office:value="0.73656" calcext:value-type="float">
            <text:p>0.7366</text:p>
          </table:table-cell>
          <table:table-cell office:value-type="float" office:value="-0.29852" calcext:value-type="float">
            <text:p>-0.2985</text:p>
          </table:table-cell>
          <table:table-cell table:number-columns-repeated="4"/>
          <table:table-cell table:style-name="ce1" office:value-type="float" office:value="-0.94546" calcext:value-type="float">
            <text:p>-0.9455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90866" calcext:value-type="float">
            <text:p>-0.9087</text:p>
          </table:table-cell>
          <table:table-cell office:value-type="float" office:value="0.71815" calcext:value-type="float">
            <text:p>0.7182</text:p>
          </table:table-cell>
          <table:table-cell office:value-type="float" office:value="-0.28779" calcext:value-type="float">
            <text:p>-0.2878</text:p>
          </table:table-cell>
          <table:table-cell table:number-columns-repeated="4"/>
          <table:table-cell table:style-name="ce1" office:value-type="float" office:value="-0.90866" calcext:value-type="float">
            <text:p>-0.9087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86962" calcext:value-type="float">
            <text:p>-0.869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-0.27643" calcext:value-type="float">
            <text:p>-0.2764</text:p>
          </table:table-cell>
          <table:table-cell table:number-columns-repeated="4"/>
          <table:table-cell table:style-name="ce1" office:value-type="float" office:value="-0.86962" calcext:value-type="float">
            <text:p>-0.8696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85" calcext:value-type="float">
            <text:p>-0.8285</text:p>
          </table:table-cell>
          <table:table-cell office:value-type="float" office:value="0.6807" calcext:value-type="float">
            <text:p>0.6807</text:p>
          </table:table-cell>
          <table:table-cell office:value-type="float" office:value="-0.26446" calcext:value-type="float">
            <text:p>-0.2645</text:p>
          </table:table-cell>
          <table:table-cell table:number-columns-repeated="4"/>
          <table:table-cell table:style-name="ce1" office:value-type="float" office:value="-0.8285" calcext:value-type="float">
            <text:p>-0.8285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78546" calcext:value-type="float">
            <text:p>-0.7855</text:p>
          </table:table-cell>
          <table:table-cell office:value-type="float" office:value="0.66166" calcext:value-type="float">
            <text:p>0.6617</text:p>
          </table:table-cell>
          <table:table-cell office:value-type="float" office:value="-0.25194" calcext:value-type="float">
            <text:p>-0.2519</text:p>
          </table:table-cell>
          <table:table-cell table:number-columns-repeated="4"/>
          <table:table-cell table:style-name="ce1" office:value-type="float" office:value="-0.78546" calcext:value-type="float">
            <text:p>-0.7855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74066" calcext:value-type="float">
            <text:p>-0.7407</text:p>
          </table:table-cell>
          <table:table-cell office:value-type="float" office:value="0.64242" calcext:value-type="float">
            <text:p>0.6424</text:p>
          </table:table-cell>
          <table:table-cell office:value-type="float" office:value="-0.23889" calcext:value-type="float">
            <text:p>-0.2389</text:p>
          </table:table-cell>
          <table:table-cell table:number-columns-repeated="4"/>
          <table:table-cell table:style-name="ce1" office:value-type="float" office:value="-0.74066" calcext:value-type="float">
            <text:p>-0.7407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69429" calcext:value-type="float">
            <text:p>-0.6943</text:p>
          </table:table-cell>
          <table:table-cell office:value-type="float" office:value="0.62298" calcext:value-type="float">
            <text:p>0.6230</text:p>
          </table:table-cell>
          <table:table-cell office:value-type="float" office:value="-0.22536" calcext:value-type="float">
            <text:p>-0.2254</text:p>
          </table:table-cell>
          <table:table-cell table:number-columns-repeated="4"/>
          <table:table-cell table:style-name="ce1" office:value-type="float" office:value="-0.69429" calcext:value-type="float">
            <text:p>-0.694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64652" calcext:value-type="float">
            <text:p>-0.6465</text:p>
          </table:table-cell>
          <table:table-cell office:value-type="float" office:value="0.60336" calcext:value-type="float">
            <text:p>0.6034</text:p>
          </table:table-cell>
          <table:table-cell office:value-type="float" office:value="-0.2114" calcext:value-type="float">
            <text:p>-0.2114</text:p>
          </table:table-cell>
          <table:table-cell table:number-columns-repeated="4"/>
          <table:table-cell table:style-name="ce1" office:value-type="float" office:value="-0.64652" calcext:value-type="float">
            <text:p>-0.6465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9756" calcext:value-type="float">
            <text:p>-0.5976</text:p>
          </table:table-cell>
          <table:table-cell office:value-type="float" office:value="0.58355" calcext:value-type="float">
            <text:p>0.5836</text:p>
          </table:table-cell>
          <table:table-cell office:value-type="float" office:value="-0.19705" calcext:value-type="float">
            <text:p>-0.1971</text:p>
          </table:table-cell>
          <table:table-cell table:number-columns-repeated="4"/>
          <table:table-cell table:style-name="ce1" office:value-type="float" office:value="-0.59756" calcext:value-type="float">
            <text:p>-0.597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54758" calcext:value-type="float">
            <text:p>-0.5476</text:p>
          </table:table-cell>
          <table:table-cell office:value-type="float" office:value="0.56356" calcext:value-type="float">
            <text:p>0.5636</text:p>
          </table:table-cell>
          <table:table-cell office:value-type="float" office:value="-0.18236" calcext:value-type="float">
            <text:p>-0.1824</text:p>
          </table:table-cell>
          <table:table-cell table:number-columns-repeated="4"/>
          <table:table-cell table:style-name="ce1" office:value-type="float" office:value="-0.54758" calcext:value-type="float">
            <text:p>-0.547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49679" calcext:value-type="float">
            <text:p>-0.4968</text:p>
          </table:table-cell>
          <table:table-cell office:value-type="float" office:value="0.5434" calcext:value-type="float">
            <text:p>0.5434</text:p>
          </table:table-cell>
          <table:table-cell office:value-type="float" office:value="-0.1674" calcext:value-type="float">
            <text:p>-0.1674</text:p>
          </table:table-cell>
          <table:table-cell table:number-columns-repeated="4"/>
          <table:table-cell table:style-name="ce1" office:value-type="float" office:value="-0.49679" calcext:value-type="float">
            <text:p>-0.4968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44538" calcext:value-type="float">
            <text:p>-0.4454</text:p>
          </table:table-cell>
          <table:table-cell office:value-type="float" office:value="0.52307" calcext:value-type="float">
            <text:p>0.5231</text:p>
          </table:table-cell>
          <table:table-cell office:value-type="float" office:value="-0.15222" calcext:value-type="float">
            <text:p>-0.1522</text:p>
          </table:table-cell>
          <table:table-cell table:number-columns-repeated="4"/>
          <table:table-cell table:style-name="ce1" office:value-type="float" office:value="-0.44538" calcext:value-type="float">
            <text:p>-0.4454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9357" calcext:value-type="float">
            <text:p>-0.3936</text:p>
          </table:table-cell>
          <table:table-cell office:value-type="float" office:value="0.50259" calcext:value-type="float">
            <text:p>0.5026</text:p>
          </table:table-cell>
          <table:table-cell office:value-type="float" office:value="-0.13688" calcext:value-type="float">
            <text:p>-0.1369</text:p>
          </table:table-cell>
          <table:table-cell table:number-columns-repeated="4"/>
          <table:table-cell table:style-name="ce1" office:value-type="float" office:value="-0.39357" calcext:value-type="float">
            <text:p>-0.3936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34155" calcext:value-type="float">
            <text:p>-0.341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-0.12145" calcext:value-type="float">
            <text:p>-0.1215</text:p>
          </table:table-cell>
          <table:table-cell table:number-columns-repeated="4"/>
          <table:table-cell table:style-name="ce1" office:value-type="float" office:value="-0.34155" calcext:value-type="float">
            <text:p>-0.341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37041" calcext:value-type="float">
            <text:p>-0.3704</text:p>
          </table:table-cell>
          <table:table-cell office:value-type="float" office:value="0.46117" calcext:value-type="float">
            <text:p>0.4612</text:p>
          </table:table-cell>
          <table:table-cell office:value-type="float" office:value="-0.12509" calcext:value-type="float">
            <text:p>-0.1251</text:p>
          </table:table-cell>
          <table:table-cell table:number-columns-repeated="4"/>
          <table:table-cell table:style-name="ce1" office:value-type="float" office:value="-0.37041" calcext:value-type="float">
            <text:p>-0.370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9587" calcext:value-type="float">
            <text:p>-0.3959</text:p>
          </table:table-cell>
          <table:table-cell office:value-type="float" office:value="0.44024" calcext:value-type="float">
            <text:p>0.4402</text:p>
          </table:table-cell>
          <table:table-cell office:value-type="float" office:value="-0.12813" calcext:value-type="float">
            <text:p>-0.1281</text:p>
          </table:table-cell>
          <table:table-cell table:number-columns-repeated="4"/>
          <table:table-cell table:style-name="ce1" office:value-type="float" office:value="-0.39587" calcext:value-type="float">
            <text:p>-0.3959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41794" calcext:value-type="float">
            <text:p>-0.4179</text:p>
          </table:table-cell>
          <table:table-cell office:value-type="float" office:value="0.41918" calcext:value-type="float">
            <text:p>0.4192</text:p>
          </table:table-cell>
          <table:table-cell office:value-type="float" office:value="-0.13056" calcext:value-type="float">
            <text:p>-0.1306</text:p>
          </table:table-cell>
          <table:table-cell table:number-columns-repeated="4"/>
          <table:table-cell table:style-name="ce1" office:value-type="float" office:value="-0.41794" calcext:value-type="float">
            <text:p>-0.4179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43661" calcext:value-type="float">
            <text:p>-0.4366</text:p>
          </table:table-cell>
          <table:table-cell office:value-type="float" office:value="0.39799" calcext:value-type="float">
            <text:p>0.3980</text:p>
          </table:table-cell>
          <table:table-cell office:value-type="float" office:value="-0.13235" calcext:value-type="float">
            <text:p>-0.1324</text:p>
          </table:table-cell>
          <table:table-cell table:number-columns-repeated="4"/>
          <table:table-cell table:style-name="ce1" office:value-type="float" office:value="-0.43661" calcext:value-type="float">
            <text:p>-0.436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45189" calcext:value-type="float">
            <text:p>-0.4519</text:p>
          </table:table-cell>
          <table:table-cell office:value-type="float" office:value="0.37669" calcext:value-type="float">
            <text:p>0.3767</text:p>
          </table:table-cell>
          <table:table-cell office:value-type="float" office:value="-0.1335" calcext:value-type="float">
            <text:p>-0.1335</text:p>
          </table:table-cell>
          <table:table-cell table:number-columns-repeated="4"/>
          <table:table-cell table:style-name="ce1" office:value-type="float" office:value="-0.45189" calcext:value-type="float">
            <text:p>-0.4519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46377" calcext:value-type="float">
            <text:p>-0.4638</text:p>
          </table:table-cell>
          <table:table-cell office:value-type="float" office:value="0.35526" calcext:value-type="float">
            <text:p>0.3553</text:p>
          </table:table-cell>
          <table:table-cell office:value-type="float" office:value="-0.13399" calcext:value-type="float">
            <text:p>-0.1340</text:p>
          </table:table-cell>
          <table:table-cell table:number-columns-repeated="4"/>
          <table:table-cell table:style-name="ce1" office:value-type="float" office:value="-0.46377" calcext:value-type="float">
            <text:p>-0.463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47226" calcext:value-type="float">
            <text:p>-0.4723</text:p>
          </table:table-cell>
          <table:table-cell office:value-type="float" office:value="0.33373" calcext:value-type="float">
            <text:p>0.3337</text:p>
          </table:table-cell>
          <table:table-cell office:value-type="float" office:value="-0.13381" calcext:value-type="float">
            <text:p>-0.1338</text:p>
          </table:table-cell>
          <table:table-cell table:number-columns-repeated="4"/>
          <table:table-cell table:style-name="ce1" office:value-type="float" office:value="-0.47226" calcext:value-type="float">
            <text:p>-0.472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47735" calcext:value-type="float">
            <text:p>-0.47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-0.13295" calcext:value-type="float">
            <text:p>-0.1330</text:p>
          </table:table-cell>
          <table:table-cell table:number-columns-repeated="4"/>
          <table:table-cell table:style-name="ce1" office:value-type="float" office:value="-0.47735" calcext:value-type="float">
            <text:p>-0.4774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47905" calcext:value-type="float">
            <text:p>-0.4791</text:p>
          </table:table-cell>
          <table:table-cell office:value-type="float" office:value="0.29037" calcext:value-type="float">
            <text:p>0.2904</text:p>
          </table:table-cell>
          <table:table-cell office:value-type="float" office:value="-0.13141" calcext:value-type="float">
            <text:p>-0.1314</text:p>
          </table:table-cell>
          <table:table-cell table:number-columns-repeated="4"/>
          <table:table-cell table:style-name="ce1" office:value-type="float" office:value="-0.47905" calcext:value-type="float">
            <text:p>-0.4791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54273" calcext:value-type="float">
            <text:p>-0.5427</text:p>
          </table:table-cell>
          <table:table-cell office:value-type="float" office:value="0.26856" calcext:value-type="float">
            <text:p>0.2686</text:p>
          </table:table-cell>
          <table:table-cell office:value-type="float" office:value="-0.14528" calcext:value-type="float">
            <text:p>-0.1453</text:p>
          </table:table-cell>
          <table:table-cell table:number-columns-repeated="4"/>
          <table:table-cell table:style-name="ce1" office:value-type="float" office:value="-0.54273" calcext:value-type="float">
            <text:p>-0.5427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53278" calcext:value-type="float">
            <text:p>-0.5328</text:p>
          </table:table-cell>
          <table:table-cell office:value-type="float" office:value="0.24666" calcext:value-type="float">
            <text:p>0.2467</text:p>
          </table:table-cell>
          <table:table-cell office:value-type="float" office:value="-0.1412" calcext:value-type="float">
            <text:p>-0.1412</text:p>
          </table:table-cell>
          <table:table-cell table:number-columns-repeated="4"/>
          <table:table-cell table:style-name="ce1" office:value-type="float" office:value="-0.53278" calcext:value-type="float">
            <text:p>-0.532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51259" calcext:value-type="float">
            <text:p>-0.5126</text:p>
          </table:table-cell>
          <table:table-cell office:value-type="float" office:value="0.22468" calcext:value-type="float">
            <text:p>0.2247</text:p>
          </table:table-cell>
          <table:table-cell office:value-type="float" office:value="-0.13472" calcext:value-type="float">
            <text:p>-0.1347</text:p>
          </table:table-cell>
          <table:table-cell table:number-columns-repeated="4"/>
          <table:table-cell table:style-name="ce1" office:value-type="float" office:value="-0.51259" calcext:value-type="float">
            <text:p>-0.512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48031" calcext:value-type="float">
            <text:p>-0.4803</text:p>
          </table:table-cell>
          <table:table-cell office:value-type="float" office:value="0.20264" calcext:value-type="float">
            <text:p>0.2026</text:p>
          </table:table-cell>
          <table:table-cell office:value-type="float" office:value="-0.12536" calcext:value-type="float">
            <text:p>-0.1254</text:p>
          </table:table-cell>
          <table:table-cell table:number-columns-repeated="4"/>
          <table:table-cell table:style-name="ce1" office:value-type="float" office:value="-0.48031" calcext:value-type="float">
            <text:p>-0.480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43445" calcext:value-type="float">
            <text:p>-0.434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-0.11274" calcext:value-type="float">
            <text:p>-0.1127</text:p>
          </table:table-cell>
          <table:table-cell table:number-columns-repeated="4"/>
          <table:table-cell table:style-name="ce1" office:value-type="float" office:value="-0.43445" calcext:value-type="float">
            <text:p>-0.4345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37374" calcext:value-type="float">
            <text:p>-0.3737</text:p>
          </table:table-cell>
          <table:table-cell office:value-type="float" office:value="0.15838" calcext:value-type="float">
            <text:p>0.1584</text:p>
          </table:table-cell>
          <table:table-cell office:value-type="float" office:value="-0.09653" calcext:value-type="float">
            <text:p>-0.0965</text:p>
          </table:table-cell>
          <table:table-cell table:number-columns-repeated="4"/>
          <table:table-cell table:style-name="ce1" office:value-type="float" office:value="-0.37374" calcext:value-type="float">
            <text:p>-0.3737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29705" calcext:value-type="float">
            <text:p>-0.2971</text:p>
          </table:table-cell>
          <table:table-cell office:value-type="float" office:value="0.13617" calcext:value-type="float">
            <text:p>0.1362</text:p>
          </table:table-cell>
          <table:table-cell office:value-type="float" office:value="-0.07646" calcext:value-type="float">
            <text:p>-0.0765</text:p>
          </table:table-cell>
          <table:table-cell table:number-columns-repeated="4"/>
          <table:table-cell table:style-name="ce1" office:value-type="float" office:value="-0.29705" calcext:value-type="float">
            <text:p>-0.2971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20336" calcext:value-type="float">
            <text:p>-0.2034</text:p>
          </table:table-cell>
          <table:table-cell office:value-type="float" office:value="0.11393" calcext:value-type="float">
            <text:p>0.1139</text:p>
          </table:table-cell>
          <table:table-cell office:value-type="float" office:value="-0.05226" calcext:value-type="float">
            <text:p>-0.0523</text:p>
          </table:table-cell>
          <table:table-cell table:number-columns-repeated="4"/>
          <table:table-cell table:style-name="ce1" office:value-type="float" office:value="-0.20336" calcext:value-type="float">
            <text:p>-0.2034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1" calcext:value-type="float">
            <text:p>-0.110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-0.02828" calcext:value-type="float">
            <text:p>-0.0283</text:p>
          </table:table-cell>
          <table:table-cell table:number-columns-repeated="4"/>
          <table:table-cell table:style-name="ce1" office:value-type="float" office:value="-0.11" calcext:value-type="float">
            <text:p>-0.1100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-0.00993" calcext:value-type="float">
            <text:p>-0.0099</text:p>
          </table:table-cell>
          <table:table-cell table:number-columns-repeated="4"/>
          <table:table-cell table:style-name="ce1" office:value-type="float" office:value="-0.0385" calcext:value-type="float">
            <text:p>-0.0385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4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 table:number-rows-repeated="104783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180-180" table:style-name="ta1">
        <table:shapes>
          <draw:frame draw:z-index="0" draw:style-name="gr1" draw:text-style-name="P1" svg:width="331.16mm" svg:height="186.27mm" svg:x="22.58mm" svg:y="4.53mm">
            <draw:object draw:notify-on-update-of-ranges="B21_ASG29.A23:B21_ASG29.A743 B21_ASG29.B22:B21_ASG29.B22 B21_ASG29.B23:B21_ASG29.B743 B21_ASG29.A23:B21_ASG29.A743 B21_ASG29.C22:B21_ASG29.C22 B21_ASG29.C23:B21_ASG29.C743 B21_ASG29.A23:B21_ASG29.A743 B21_ASG29.D22:B21_ASG29.D22 B21_ASG29.D23:B21_ASG29.D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20-20" table:style-name="ta1">
        <table:shapes>
          <draw:frame draw:z-index="0" draw:style-name="gr1" draw:text-style-name="P1" svg:width="374.45mm" svg:height="210.62mm" svg:x="22.59mm" svg:y="4.53mm">
            <draw:object draw:notify-on-update-of-ranges="B21_ASG29.A183:B21_ASG29.A583 B21_ASG29.B22:B21_ASG29.B22 B21_ASG29.B183:B21_ASG29.B583 B21_ASG29.A183:B21_ASG29.A583 B21_ASG29.C22:B21_ASG29.C22 B21_ASG29.C183:B21_ASG29.C583 B21_ASG29.A183:B21_ASG29.A583 B21_ASG29.E22:B21_ASG29.E22 B21_ASG29.E183:B21_ASG29.E583 B21_ASG29.A183:B21_ASG29.A583 B21_ASG29.D22:B21_ASG29.D22 B21_ASG29.D183:B21_ASG29.D5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peed-LD" table:style-name="ta1">
        <table:shapes>
          <draw:frame draw:z-index="0" draw:style-name="gr1" draw:text-style-name="P1" svg:width="356.04mm" svg:height="200.26mm" svg:x="22.59mm" svg:y="4.53mm">
            <draw:object draw:notify-on-update-of-ranges="B21_ASG29.G386:B21_ASG29.G583 B21_ASG29.H386:B21_ASG29.H583 Settings.A19:Settings.A29 Settings.D19:Settings.D29 Settings.A19:Settings.A29 Settings.C19:Settings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lpha-speed" table:style-name="ta1">
        <table:shapes>
          <draw:frame draw:z-index="0" draw:style-name="gr1" draw:text-style-name="P1" svg:width="327.23mm" svg:height="184.06mm" svg:x="15.43mm" svg:y="33.75mm">
            <draw:object draw:notify-on-update-of-ranges="B21_ASG29.G386:B21_ASG29.G583 B21_ASG29.A386:B21_ASG29.A5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08:07:59.969300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31T09:20:16.575828406</dc:date>
    <meta:editing-duration>PT41M33S</meta:editing-duration>
    <meta:editing-cycles>5</meta:editing-cycles>
    <meta:generator>LibreOffice/6.0.7.3$Linux_X86_64 LibreOffice_project/00m0$Build-3</meta:generator>
    <meta:print-date>2019-08-29T16:48:22.054663476</meta:print-date>
    <meta:document-statistic meta:table-count="6" meta:cell-count="49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80" chart:maximum="180" chart:interval-major="20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7cm" svg:height="18.628cm" xlink:href=".." xlink:type="simple" chart:class="chart:scatter" chart:style-name="ch1">
        <chart:title svg:x="14.093cm" svg:y="0.508cm" chart:style-name="ch2">
          <text:p>B21_ASG29 2019-08-29</text:p>
        </chart:title>
        <chart:legend chart:legend-position="end" svg:x="31.191cm" svg:y="8.517cm" style:legend-expansion="high" chart:style-name="ch3"/>
        <chart:plot-area chart:style-name="ch4" table:cell-range-address="B21_ASG29.A23:B21_ASG29.D743 B21_ASG29.B22:B21_ASG29.D22" chart:data-source-has-labels="row" svg:x="0.662cm" svg:y="1.659cm" svg:width="29.867cm" svg:height="16.597cm">
          <chartooo:coordinate-region svg:x="0.861cm" svg:y="1.858cm" svg:width="29.469cm" svg:height="16.1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21_ASG29.B23:B21_ASG29.B743" chart:label-cell-address="B21_ASG29.B22:B21_ASG29.B22" chart:class="chart:scatter">
            <chart:domain table:cell-range-address="B21_ASG29.A23:B21_ASG29.A743"/>
            <chart:data-point chart:repeated="721"/>
          </chart:series>
          <chart:series chart:style-name="ch9" chart:values-cell-range-address="B21_ASG29.C23:B21_ASG29.C743" chart:label-cell-address="B21_ASG29.C22:B21_ASG29.C22" chart:class="chart:scatter">
            <chart:data-point chart:repeated="721"/>
          </chart:series>
          <chart:series chart:style-name="ch10" chart:values-cell-range-address="B21_ASG29.D23:B21_ASG29.D743" chart:label-cell-address="B21_ASG29.D22:B21_ASG29.D22" chart:class="chart:scatter">
            <chart:data-point chart:repeated="7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B21_ASG29.A23:B21_ASG29.A743</svg:desc>
                </draw:g>
              </table:table-cell>
              <table:table-cell office:value-type="float" office:value="0.033">
                <text:p>0.033</text:p>
                <draw:g>
                  <svg:desc>B21_ASG29.B23:B21_ASG29.B743</svg:desc>
                </draw:g>
              </table:table-cell>
              <table:table-cell office:value-type="float" office:value="0.047">
                <text:p>0.047</text:p>
                <draw:g>
                  <svg:desc>B21_ASG29.C23:B21_ASG29.C743</svg:desc>
                </draw:g>
              </table:table-cell>
              <table:table-cell office:value-type="float" office:value="0.00825">
                <text:p>0.00825</text:p>
                <draw:g>
                  <svg:desc>B21_ASG29.D23:B21_ASG29.D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1045">
                <text:p>0.1045</text:p>
              </table:table-cell>
              <table:table-cell office:value-type="float" office:value="0.06933">
                <text:p>0.06933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176">
                <text:p>0.176</text:p>
              </table:table-cell>
              <table:table-cell office:value-type="float" office:value="0.09164">
                <text:p>0.09164</text:p>
              </table:table-cell>
              <table:table-cell office:value-type="float" office:value="0.04477">
                <text:p>0.04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26292">
                <text:p>0.26292</text:p>
              </table:table-cell>
              <table:table-cell office:value-type="float" office:value="0.11393">
                <text:p>0.11393</text:p>
              </table:table-cell>
              <table:table-cell office:value-type="float" office:value="0.06713">
                <text:p>0.0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34865">
                <text:p>0.34865</text:p>
              </table:table-cell>
              <table:table-cell office:value-type="float" office:value="0.13617">
                <text:p>0.13617</text:p>
              </table:table-cell>
              <table:table-cell office:value-type="float" office:value="0.08932">
                <text:p>0.08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4206">
                <text:p>0.4206</text:p>
              </table:table-cell>
              <table:table-cell office:value-type="float" office:value="0.15838">
                <text:p>0.158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47949">
                <text:p>0.47949</text:p>
              </table:table-cell>
              <table:table-cell office:value-type="float" office:value="0.18054">
                <text:p>0.1805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52612">
                <text:p>0.52612</text:p>
              </table:table-cell>
              <table:table-cell office:value-type="float" office:value="0.20264">
                <text:p>0.20264</text:p>
              </table:table-cell>
              <table:table-cell office:value-type="float" office:value="0.13672">
                <text:p>0.13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56133">
                <text:p>0.56133</text:p>
              </table:table-cell>
              <table:table-cell office:value-type="float" office:value="0.22468">
                <text:p>0.22468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58612">
                <text:p>0.58612</text:p>
              </table:table-cell>
              <table:table-cell office:value-type="float" office:value="0.24666">
                <text:p>0.2466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60163">
                <text:p>0.60163</text:p>
              </table:table-cell>
              <table:table-cell office:value-type="float" office:value="0.26856">
                <text:p>0.26856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60927">
                <text:p>0.60927</text:p>
              </table:table-cell>
              <table:table-cell office:value-type="float" office:value="0.29037">
                <text:p>0.29037</text:p>
              </table:table-cell>
              <table:table-cell office:value-type="float" office:value="0.16337">
                <text:p>0.1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61105">
                <text:p>0.61105</text:p>
              </table:table-cell>
              <table:table-cell office:value-type="float" office:value="0.3121">
                <text:p>0.3121</text:p>
              </table:table-cell>
              <table:table-cell office:value-type="float" office:value="0.16565">
                <text:p>0.1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5429">
                <text:p>0.5429</text:p>
              </table:table-cell>
              <table:table-cell office:value-type="float" office:value="0.33373">
                <text:p>0.33373</text:p>
              </table:table-cell>
              <table:table-cell office:value-type="float" office:value="0.15102">
                <text:p>0.1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53646">
                <text:p>0.53646</text:p>
              </table:table-cell>
              <table:table-cell office:value-type="float" office:value="0.35526">
                <text:p>0.35526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52571">
                <text:p>0.52571</text:p>
              </table:table-cell>
              <table:table-cell office:value-type="float" office:value="0.37669">
                <text:p>0.3766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51067">
                <text:p>0.51067</text:p>
              </table:table-cell>
              <table:table-cell office:value-type="float" office:value="0.39799">
                <text:p>0.39799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49134">
                <text:p>0.49134</text:p>
              </table:table-cell>
              <table:table-cell office:value-type="float" office:value="0.41918">
                <text:p>0.41918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46771">
                <text:p>0.46771</text:p>
              </table:table-cell>
              <table:table-cell office:value-type="float" office:value="0.44024">
                <text:p>0.44024</text:p>
              </table:table-cell>
              <table:table-cell office:value-type="float" office:value="0.14521">
                <text:p>0.14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43978">
                <text:p>0.43978</text:p>
              </table:table-cell>
              <table:table-cell office:value-type="float" office:value="0.46117">
                <text:p>0.46117</text:p>
              </table:table-cell>
              <table:table-cell office:value-type="float" office:value="0.14149">
                <text:p>0.14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40755">
                <text:p>0.40755</text:p>
              </table:table-cell>
              <table:table-cell office:value-type="float" office:value="0.48195">
                <text:p>0.48195</text:p>
              </table:table-cell>
              <table:table-cell office:value-type="float" office:value="0.13695">
                <text:p>0.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45542">
                <text:p>0.45542</text:p>
              </table:table-cell>
              <table:table-cell office:value-type="float" office:value="0.50259">
                <text:p>0.5025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50311">
                <text:p>0.50311</text:p>
              </table:table-cell>
              <table:table-cell office:value-type="float" office:value="0.52307">
                <text:p>0.52307</text:p>
              </table:table-cell>
              <table:table-cell office:value-type="float" office:value="0.16561">
                <text:p>0.16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55042">
                <text:p>0.55042</text:p>
              </table:table-cell>
              <table:table-cell office:value-type="float" office:value="0.5434">
                <text:p>0.5434</text:p>
              </table:table-cell>
              <table:table-cell office:value-type="float" office:value="0.17975">
                <text:p>0.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59716">
                <text:p>0.59716</text:p>
              </table:table-cell>
              <table:table-cell office:value-type="float" office:value="0.56356">
                <text:p>0.56356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64316">
                <text:p>0.64316</text:p>
              </table:table-cell>
              <table:table-cell office:value-type="float" office:value="0.58355">
                <text:p>0.58355</text:p>
              </table:table-cell>
              <table:table-cell office:value-type="float" office:value="0.20738">
                <text:p>0.2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68823">
                <text:p>0.68823</text:p>
              </table:table-cell>
              <table:table-cell office:value-type="float" office:value="0.60336">
                <text:p>0.60336</text:p>
              </table:table-cell>
              <table:table-cell office:value-type="float" office:value="0.22077">
                <text:p>0.2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73219">
                <text:p>0.73219</text:p>
              </table:table-cell>
              <table:table-cell office:value-type="float" office:value="0.62298">
                <text:p>0.62298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77486">
                <text:p>0.77486</text:p>
              </table:table-cell>
              <table:table-cell office:value-type="float" office:value="0.64242">
                <text:p>0.64242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81609">
                <text:p>0.81609</text:p>
              </table:table-cell>
              <table:table-cell office:value-type="float" office:value="0.66166">
                <text:p>0.66166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85571">
                <text:p>0.85571</text:p>
              </table:table-cell>
              <table:table-cell office:value-type="float" office:value="0.6807">
                <text:p>0.6807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89355">
                <text:p>0.89355</text:p>
              </table:table-cell>
              <table:table-cell office:value-type="float" office:value="0.69954">
                <text:p>0.69954</text:p>
              </table:table-cell>
              <table:table-cell office:value-type="float" office:value="0.28155">
                <text:p>0.28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92948">
                <text:p>0.92948</text:p>
              </table:table-cell>
              <table:table-cell office:value-type="float" office:value="0.71815">
                <text:p>0.71815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96335">
                <text:p>0.96335</text:p>
              </table:table-cell>
              <table:table-cell office:value-type="float" office:value="0.73656">
                <text:p>0.73656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99503">
                <text:p>0.99503</text:p>
              </table:table-cell>
              <table:table-cell office:value-type="float" office:value="0.75473">
                <text:p>0.75473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.02438">
                <text:p>1.02438</text:p>
              </table:table-cell>
              <table:table-cell office:value-type="float" office:value="0.77268">
                <text:p>0.7726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.05131">
                <text:p>1.05131</text:p>
              </table:table-cell>
              <table:table-cell office:value-type="float" office:value="0.79039">
                <text:p>0.79039</text:p>
              </table:table-cell>
              <table:table-cell office:value-type="float" office:value="0.32878">
                <text:p>0.32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.07569">
                <text:p>1.07569</text:p>
              </table:table-cell>
              <table:table-cell office:value-type="float" office:value="0.80786">
                <text:p>0.80786</text:p>
              </table:table-cell>
              <table:table-cell office:value-type="float" office:value="0.33632">
                <text:p>0.3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.09744">
                <text:p>1.09744</text:p>
              </table:table-cell>
              <table:table-cell office:value-type="float" office:value="0.82508">
                <text:p>0.82508</text:p>
              </table:table-cell>
              <table:table-cell office:value-type="float" office:value="0.34319">
                <text:p>0.3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.11646">
                <text:p>1.11646</text:p>
              </table:table-cell>
              <table:table-cell office:value-type="float" office:value="0.84206">
                <text:p>0.8420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.13268">
                <text:p>1.13268</text:p>
              </table:table-cell>
              <table:table-cell office:value-type="float" office:value="0.85877">
                <text:p>0.85877</text:p>
              </table:table-cell>
              <table:table-cell office:value-type="float" office:value="0.35492">
                <text:p>0.35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.14605">
                <text:p>1.14605</text:p>
              </table:table-cell>
              <table:table-cell office:value-type="float" office:value="0.87523">
                <text:p>0.87523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.15649">
                <text:p>1.15649</text:p>
              </table:table-cell>
              <table:table-cell office:value-type="float" office:value="0.89141">
                <text:p>0.89141</text:p>
              </table:table-cell>
              <table:table-cell office:value-type="float" office:value="0.36398">
                <text:p>0.3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.16399">
                <text:p>1.16399</text:p>
              </table:table-cell>
              <table:table-cell office:value-type="float" office:value="0.90733">
                <text:p>0.90733</text:p>
              </table:table-cell>
              <table:table-cell office:value-type="float" office:value="0.36752">
                <text:p>0.3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.1685">
                <text:p>1.1685</text:p>
              </table:table-cell>
              <table:table-cell office:value-type="float" office:value="0.92297">
                <text:p>0.92297</text:p>
              </table:table-cell>
              <table:table-cell office:value-type="float" office:value="0.37042">
                <text:p>0.37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.14443">
                <text:p>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08162">
                <text:p>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-0.08161">
                <text:p>-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-1.16892">
                <text:p>-1.16892</text:p>
              </table:table-cell>
              <table:table-cell office:value-type="float" office:value="0.91577">
                <text:p>0.91577</text:p>
              </table:table-cell>
              <table:table-cell office:value-type="float" office:value="0.35792">
                <text:p>0.35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-1.16567">
                <text:p>-1.16567</text:p>
              </table:table-cell>
              <table:table-cell office:value-type="float" office:value="0.89228">
                <text:p>0.89228</text:p>
              </table:table-cell>
              <table:table-cell office:value-type="float" office:value="0.3426">
                <text:p>0.3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-1.16028">
                <text:p>-1.16028</text:p>
              </table:table-cell>
              <table:table-cell office:value-type="float" office:value="0.86795">
                <text:p>0.86795</text:p>
              </table:table-cell>
              <table:table-cell office:value-type="float" office:value="0.32683">
                <text:p>0.32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-1.15275">
                <text:p>-1.15275</text:p>
              </table:table-cell>
              <table:table-cell office:value-type="float" office:value="0.84285">
                <text:p>0.84285</text:p>
              </table:table-cell>
              <table:table-cell office:value-type="float" office:value="0.31066">
                <text:p>0.3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-1.14313">
                <text:p>-1.14313</text:p>
              </table:table-cell>
              <table:table-cell office:value-type="float" office:value="0.81706">
                <text:p>0.81706</text:p>
              </table:table-cell>
              <table:table-cell office:value-type="float" office:value="0.29418">
                <text:p>0.29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-1.13145">
                <text:p>-1.13145</text:p>
              </table:table-cell>
              <table:table-cell office:value-type="float" office:value="0.79065">
                <text:p>0.79065</text:p>
              </table:table-cell>
              <table:table-cell office:value-type="float" office:value="0.27745">
                <text:p>0.27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1.11775">
                <text:p>-1.11775</text:p>
              </table:table-cell>
              <table:table-cell office:value-type="float" office:value="0.7637">
                <text:p>0.7637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-1.10209">
                <text:p>-1.10209</text:p>
              </table:table-cell>
              <table:table-cell office:value-type="float" office:value="0.73628">
                <text:p>0.73628</text:p>
              </table:table-cell>
              <table:table-cell office:value-type="float" office:value="0.24352">
                <text:p>0.24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-1.08454">
                <text:p>-1.08454</text:p>
              </table:table-cell>
              <table:table-cell office:value-type="float" office:value="0.70847">
                <text:p>0.7084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-1.06515">
                <text:p>-1.06515</text:p>
              </table:table-cell>
              <table:table-cell office:value-type="float" office:value="0.68034">
                <text:p>0.68034</text:p>
              </table:table-cell>
              <table:table-cell office:value-type="float" office:value="0.20941">
                <text:p>0.20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-1.04401">
                <text:p>-1.04401</text:p>
              </table:table-cell>
              <table:table-cell office:value-type="float" office:value="0.65196">
                <text:p>0.65196</text:p>
              </table:table-cell>
              <table:table-cell office:value-type="float" office:value="0.19245">
                <text:p>0.1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-1.0212">
                <text:p>-1.0212</text:p>
              </table:table-cell>
              <table:table-cell office:value-type="float" office:value="0.6234">
                <text:p>0.6234</text:p>
              </table:table-cell>
              <table:table-cell office:value-type="float" office:value="0.17564">
                <text:p>0.1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-0.99682">
                <text:p>-0.99682</text:p>
              </table:table-cell>
              <table:table-cell office:value-type="float" office:value="0.59473">
                <text:p>0.59473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-0.97095">
                <text:p>-0.97095</text:p>
              </table:table-cell>
              <table:table-cell office:value-type="float" office:value="0.56604">
                <text:p>0.56604</text:p>
              </table:table-cell>
              <table:table-cell office:value-type="float" office:value="0.14266">
                <text:p>0.14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-0.94369">
                <text:p>-0.94369</text:p>
              </table:table-cell>
              <table:table-cell office:value-type="float" office:value="0.53737">
                <text:p>0.53737</text:p>
              </table:table-cell>
              <table:table-cell office:value-type="float" office:value="0.12659">
                <text:p>0.12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-0.91517">
                <text:p>-0.91517</text:p>
              </table:table-cell>
              <table:table-cell office:value-type="float" office:value="0.50882">
                <text:p>0.50882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-0.88548">
                <text:p>-0.88548</text:p>
              </table:table-cell>
              <table:table-cell office:value-type="float" office:value="0.48043">
                <text:p>0.48043</text:p>
              </table:table-cell>
              <table:table-cell office:value-type="float" office:value="0.09555">
                <text:p>0.09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-0.85475">
                <text:p>-0.85475</text:p>
              </table:table-cell>
              <table:table-cell office:value-type="float" office:value="0.45229">
                <text:p>0.45229</text:p>
              </table:table-cell>
              <table:table-cell office:value-type="float" office:value="0.08064">
                <text:p>0.08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0.8231">
                <text:p>-0.8231</text:p>
              </table:table-cell>
              <table:table-cell office:value-type="float" office:value="0.42445">
                <text:p>0.42445</text:p>
              </table:table-cell>
              <table:table-cell office:value-type="float" office:value="0.06619">
                <text:p>0.06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-0.79065">
                <text:p>-0.79065</text:p>
              </table:table-cell>
              <table:table-cell office:value-type="float" office:value="0.39699">
                <text:p>0.39699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-0.75753">
                <text:p>-0.75753</text:p>
              </table:table-cell>
              <table:table-cell office:value-type="float" office:value="0.36996">
                <text:p>0.36996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-0.72387">
                <text:p>-0.72387</text:p>
              </table:table-cell>
              <table:table-cell office:value-type="float" office:value="0.34345">
                <text:p>0.34345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-0.68981">
                <text:p>-0.68981</text:p>
              </table:table-cell>
              <table:table-cell office:value-type="float" office:value="0.3175">
                <text:p>0.3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-0.65547">
                <text:p>-0.65547</text:p>
              </table:table-cell>
              <table:table-cell office:value-type="float" office:value="0.29218">
                <text:p>0.292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-0.621">
                <text:p>-0.621</text:p>
              </table:table-cell>
              <table:table-cell office:value-type="float" office:value="0.26756">
                <text:p>0.267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">
                <text:p>4.1</text:p>
              </table:table-cell>
              <table:table-cell office:value-type="float" office:value="0.62">
                <text:p>0.62</text:p>
              </table:table-cell>
              <table:table-cell office:value-type="float" office:value="0.009">
                <text:p>0.009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  <table:table-cell office:value-type="float" office:value="0.76794">
                <text:p>0.76794</text:p>
              </table:table-cell>
              <table:table-cell office:value-type="float" office:value="0.1794">
                <text:p>0.1794</text:p>
              </table:table-cell>
              <table:table-cell office:value-type="float" office:value="-0.13069">
                <text:p>-0.13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  <table:table-cell office:value-type="float" office:value="0.79477">
                <text:p>0.79477</text:p>
              </table:table-cell>
              <table:table-cell office:value-type="float" office:value="0.2043">
                <text:p>0.2043</text:p>
              </table:table-cell>
              <table:table-cell office:value-type="float" office:value="-0.13679">
                <text:p>-0.13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  <table:table-cell office:value-type="float" office:value="0.82139">
                <text:p>0.82139</text:p>
              </table:table-cell>
              <table:table-cell office:value-type="float" office:value="0.23028">
                <text:p>0.2302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0.84769">
                <text:p>0.84769</text:p>
              </table:table-cell>
              <table:table-cell office:value-type="float" office:value="0.25729">
                <text:p>0.25729</text:p>
              </table:table-cell>
              <table:table-cell office:value-type="float" office:value="-0.15024">
                <text:p>-0.15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0.87357">
                <text:p>0.87357</text:p>
              </table:table-cell>
              <table:table-cell office:value-type="float" office:value="0.28524">
                <text:p>0.28524</text:p>
              </table:table-cell>
              <table:table-cell office:value-type="float" office:value="-0.15761">
                <text:p>-0.1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">
                <text:p>26</text:p>
              </table:table-cell>
              <table:table-cell office:value-type="float" office:value="0.89893">
                <text:p>0.89893</text:p>
              </table:table-cell>
              <table:table-cell office:value-type="float" office:value="0.31409">
                <text:p>0.31409</text:p>
              </table:table-cell>
              <table:table-cell office:value-type="float" office:value="-0.16542">
                <text:p>-0.165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  <table:table-cell office:value-type="float" office:value="0.92366">
                <text:p>0.92366</text:p>
              </table:table-cell>
              <table:table-cell office:value-type="float" office:value="0.34376">
                <text:p>0.34376</text:p>
              </table:table-cell>
              <table:table-cell office:value-type="float" office:value="-0.17365">
                <text:p>-0.17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  <table:table-cell office:value-type="float" office:value="0.94767">
                <text:p>0.94767</text:p>
              </table:table-cell>
              <table:table-cell office:value-type="float" office:value="0.37419">
                <text:p>0.37419</text:p>
              </table:table-cell>
              <table:table-cell office:value-type="float" office:value="-0.18231">
                <text:p>-0.18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0.97087">
                <text:p>0.97087</text:p>
              </table:table-cell>
              <table:table-cell office:value-type="float" office:value="0.4053">
                <text:p>0.4053</text:p>
              </table:table-cell>
              <table:table-cell office:value-type="float" office:value="-0.19139">
                <text:p>-0.191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  <table:table-cell office:value-type="float" office:value="0.99316">
                <text:p>0.99316</text:p>
              </table:table-cell>
              <table:table-cell office:value-type="float" office:value="0.43704">
                <text:p>0.43704</text:p>
              </table:table-cell>
              <table:table-cell office:value-type="float" office:value="-0.20086">
                <text:p>-0.20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  <table:table-cell office:value-type="float" office:value="1.01445">
                <text:p>1.01445</text:p>
              </table:table-cell>
              <table:table-cell office:value-type="float" office:value="0.46932">
                <text:p>0.46932</text:p>
              </table:table-cell>
              <table:table-cell office:value-type="float" office:value="-0.21072">
                <text:p>-0.21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  <table:table-cell office:value-type="float" office:value="1.03467">
                <text:p>1.03467</text:p>
              </table:table-cell>
              <table:table-cell office:value-type="float" office:value="0.50208">
                <text:p>0.50208</text:p>
              </table:table-cell>
              <table:table-cell office:value-type="float" office:value="-0.22094">
                <text:p>-0.220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1.05373">
                <text:p>1.05373</text:p>
              </table:table-cell>
              <table:table-cell office:value-type="float" office:value="0.53526">
                <text:p>0.53526</text:p>
              </table:table-cell>
              <table:table-cell office:value-type="float" office:value="-0.2315">
                <text:p>-0.23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">
                <text:p>34</text:p>
              </table:table-cell>
              <table:table-cell office:value-type="float" office:value="1.07155">
                <text:p>1.07155</text:p>
              </table:table-cell>
              <table:table-cell office:value-type="float" office:value="0.56876">
                <text:p>0.56876</text:p>
              </table:table-cell>
              <table:table-cell office:value-type="float" office:value="-0.24238">
                <text:p>-0.242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1.08807">
                <text:p>1.08807</text:p>
              </table:table-cell>
              <table:table-cell office:value-type="float" office:value="0.60254">
                <text:p>0.60254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">
                <text:p>36</text:p>
              </table:table-cell>
              <table:table-cell office:value-type="float" office:value="1.10322">
                <text:p>1.10322</text:p>
              </table:table-cell>
              <table:table-cell office:value-type="float" office:value="0.6365">
                <text:p>0.6365</text:p>
              </table:table-cell>
              <table:table-cell office:value-type="float" office:value="-0.26494">
                <text:p>-0.26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.11694">
                <text:p>1.11694</text:p>
              </table:table-cell>
              <table:table-cell office:value-type="float" office:value="0.67058">
                <text:p>0.67058</text:p>
              </table:table-cell>
              <table:table-cell office:value-type="float" office:value="-0.27657">
                <text:p>-0.27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">
                <text:p>38</text:p>
              </table:table-cell>
              <table:table-cell office:value-type="float" office:value="1.12917">
                <text:p>1.12917</text:p>
              </table:table-cell>
              <table:table-cell office:value-type="float" office:value="0.7047">
                <text:p>0.7047</text:p>
              </table:table-cell>
              <table:table-cell office:value-type="float" office:value="-0.28838">
                <text:p>-0.28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1.13987">
                <text:p>1.13987</text:p>
              </table:table-cell>
              <table:table-cell office:value-type="float" office:value="0.73879">
                <text:p>0.73879</text:p>
              </table:table-cell>
              <table:table-cell office:value-type="float" office:value="-0.30033">
                <text:p>-0.300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  <table:table-cell office:value-type="float" office:value="1.149">
                <text:p>1.149</text:p>
              </table:table-cell>
              <table:table-cell office:value-type="float" office:value="0.77277">
                <text:p>0.77277</text:p>
              </table:table-cell>
              <table:table-cell office:value-type="float" office:value="-0.31238">
                <text:p>-0.31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  <table:table-cell office:value-type="float" office:value="1.15652">
                <text:p>1.15652</text:p>
              </table:table-cell>
              <table:table-cell office:value-type="float" office:value="0.80656">
                <text:p>0.80656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.1624">
                <text:p>1.1624</text:p>
              </table:table-cell>
              <table:table-cell office:value-type="float" office:value="0.84009">
                <text:p>0.84009</text:p>
              </table:table-cell>
              <table:table-cell office:value-type="float" office:value="-0.33663">
                <text:p>-0.33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1.16662">
                <text:p>1.16662</text:p>
              </table:table-cell>
              <table:table-cell office:value-type="float" office:value="0.87328">
                <text:p>0.87328</text:p>
              </table:table-cell>
              <table:table-cell office:value-type="float" office:value="-0.34874">
                <text:p>-0.34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.16915">
                <text:p>1.16915</text:p>
              </table:table-cell>
              <table:table-cell office:value-type="float" office:value="0.90606">
                <text:p>0.90606</text:p>
              </table:table-cell>
              <table:table-cell office:value-type="float" office:value="-0.36078">
                <text:p>-0.3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">
                <text:p>48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  <table:table-cell office:value-type="float" office:value="1.14443">
                <text:p>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">
                <text:p>53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">
                <text:p>56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">
                <text:p>57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">
                <text:p>58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">
                <text:p>7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">
                <text:p>73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">
                <text:p>78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9">
                <text:p>79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2">
                <text:p>82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">
                <text:p>83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">
                <text:p>87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  <table:table-cell office:value-type="float" office:value="0.08161">
                <text:p>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">
                <text:p>92</text:p>
              </table:table-cell>
              <table:table-cell office:value-type="float" office:value="-0.08162">
                <text:p>-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">
                <text:p>93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">
                <text:p>9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">
                <text:p>97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">
                <text:p>98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">
                <text:p>102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">
                <text:p>103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6">
                <text:p>106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">
                <text:p>107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">
                <text:p>108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">
                <text:p>112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">
                <text:p>113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4">
                <text:p>114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">
                <text:p>117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">
                <text:p>118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">
                <text:p>119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">
                <text:p>122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">
                <text:p>123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">
                <text:p>124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">
                <text:p>12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">
                <text:p>126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">
                <text:p>127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">
                <text:p>128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9">
                <text:p>129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1">
                <text:p>131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">
                <text:p>132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">
                <text:p>134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-1.16837">
                <text:p>-1.16837</text:p>
              </table:table-cell>
              <table:table-cell office:value-type="float" office:value="0.92297">
                <text:p>0.92297</text:p>
              </table:table-cell>
              <table:table-cell office:value-type="float" office:value="-0.3704">
                <text:p>-0.3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  <table:table-cell office:value-type="float" office:value="-1.16347">
                <text:p>-1.16347</text:p>
              </table:table-cell>
              <table:table-cell office:value-type="float" office:value="0.90733">
                <text:p>0.90733</text:p>
              </table:table-cell>
              <table:table-cell office:value-type="float" office:value="-0.36743">
                <text:p>-0.367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">
                <text:p>138</text:p>
              </table:table-cell>
              <table:table-cell office:value-type="float" office:value="-1.15533">
                <text:p>-1.15533</text:p>
              </table:table-cell>
              <table:table-cell office:value-type="float" office:value="0.89141">
                <text:p>0.89141</text:p>
              </table:table-cell>
              <table:table-cell office:value-type="float" office:value="-0.36376">
                <text:p>-0.36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">
                <text:p>139</text:p>
              </table:table-cell>
              <table:table-cell office:value-type="float" office:value="-1.14397">
                <text:p>-1.14397</text:p>
              </table:table-cell>
              <table:table-cell office:value-type="float" office:value="0.87523">
                <text:p>0.87523</text:p>
              </table:table-cell>
              <table:table-cell office:value-type="float" office:value="-0.35939">
                <text:p>-0.359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-1.12945">
                <text:p>-1.12945</text:p>
              </table:table-cell>
              <table:table-cell office:value-type="float" office:value="0.85877">
                <text:p>0.85877</text:p>
              </table:table-cell>
              <table:table-cell office:value-type="float" office:value="-0.3543">
                <text:p>-0.3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1">
                <text:p>141</text:p>
              </table:table-cell>
              <table:table-cell office:value-type="float" office:value="-1.11182">
                <text:p>-1.11182</text:p>
              </table:table-cell>
              <table:table-cell office:value-type="float" office:value="0.84206">
                <text:p>0.84206</text:p>
              </table:table-cell>
              <table:table-cell office:value-type="float" office:value="-0.34849">
                <text:p>-0.348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">
                <text:p>142</text:p>
              </table:table-cell>
              <table:table-cell office:value-type="float" office:value="-1.09115">
                <text:p>-1.09115</text:p>
              </table:table-cell>
              <table:table-cell office:value-type="float" office:value="0.82508">
                <text:p>0.82508</text:p>
              </table:table-cell>
              <table:table-cell office:value-type="float" office:value="-0.34195">
                <text:p>-0.341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">
                <text:p>143</text:p>
              </table:table-cell>
              <table:table-cell office:value-type="float" office:value="-1.06753">
                <text:p>-1.06753</text:p>
              </table:table-cell>
              <table:table-cell office:value-type="float" office:value="0.80786">
                <text:p>0.80786</text:p>
              </table:table-cell>
              <table:table-cell office:value-type="float" office:value="-0.33469">
                <text:p>-0.33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-1.04103">
                <text:p>-1.04103</text:p>
              </table:table-cell>
              <table:table-cell office:value-type="float" office:value="0.79039">
                <text:p>0.79039</text:p>
              </table:table-cell>
              <table:table-cell office:value-type="float" office:value="-0.3267">
                <text:p>-0.32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">
                <text:p>145</text:p>
              </table:table-cell>
              <table:table-cell office:value-type="float" office:value="-1.01178">
                <text:p>-1.01178</text:p>
              </table:table-cell>
              <table:table-cell office:value-type="float" office:value="0.77268">
                <text:p>0.77268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">
                <text:p>146</text:p>
              </table:table-cell>
              <table:table-cell office:value-type="float" office:value="-0.97988">
                <text:p>-0.97988</text:p>
              </table:table-cell>
              <table:table-cell office:value-type="float" office:value="0.75473">
                <text:p>0.75473</text:p>
              </table:table-cell>
              <table:table-cell office:value-type="float" office:value="-0.3086">
                <text:p>-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7">
                <text:p>147</text:p>
              </table:table-cell>
              <table:table-cell office:value-type="float" office:value="-0.94546">
                <text:p>-0.94546</text:p>
              </table:table-cell>
              <table:table-cell office:value-type="float" office:value="0.73656">
                <text:p>0.73656</text:p>
              </table:table-cell>
              <table:table-cell office:value-type="float" office:value="-0.29852">
                <text:p>-0.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  <table:table-cell office:value-type="float" office:value="-0.90866">
                <text:p>-0.90866</text:p>
              </table:table-cell>
              <table:table-cell office:value-type="float" office:value="0.71815">
                <text:p>0.71815</text:p>
              </table:table-cell>
              <table:table-cell office:value-type="float" office:value="-0.28779">
                <text:p>-0.287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-0.86962">
                <text:p>-0.86962</text:p>
              </table:table-cell>
              <table:table-cell office:value-type="float" office:value="0.69954">
                <text:p>0.69954</text:p>
              </table:table-cell>
              <table:table-cell office:value-type="float" office:value="-0.27643">
                <text:p>-0.276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">
                <text:p>150</text:p>
              </table:table-cell>
              <table:table-cell office:value-type="float" office:value="-0.8285">
                <text:p>-0.8285</text:p>
              </table:table-cell>
              <table:table-cell office:value-type="float" office:value="0.6807">
                <text:p>0.6807</text:p>
              </table:table-cell>
              <table:table-cell office:value-type="float" office:value="-0.26446">
                <text:p>-0.26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-0.78546">
                <text:p>-0.78546</text:p>
              </table:table-cell>
              <table:table-cell office:value-type="float" office:value="0.66166">
                <text:p>0.66166</text:p>
              </table:table-cell>
              <table:table-cell office:value-type="float" office:value="-0.25194">
                <text:p>-0.25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-0.74066">
                <text:p>-0.74066</text:p>
              </table:table-cell>
              <table:table-cell office:value-type="float" office:value="0.64242">
                <text:p>0.64242</text:p>
              </table:table-cell>
              <table:table-cell office:value-type="float" office:value="-0.23889">
                <text:p>-0.238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">
                <text:p>153</text:p>
              </table:table-cell>
              <table:table-cell office:value-type="float" office:value="-0.69429">
                <text:p>-0.69429</text:p>
              </table:table-cell>
              <table:table-cell office:value-type="float" office:value="0.62298">
                <text:p>0.62298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">
                <text:p>154</text:p>
              </table:table-cell>
              <table:table-cell office:value-type="float" office:value="-0.64652">
                <text:p>-0.64652</text:p>
              </table:table-cell>
              <table:table-cell office:value-type="float" office:value="0.60336">
                <text:p>0.60336</text:p>
              </table:table-cell>
              <table:table-cell office:value-type="float" office:value="-0.2114">
                <text:p>-0.2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-0.59756">
                <text:p>-0.59756</text:p>
              </table:table-cell>
              <table:table-cell office:value-type="float" office:value="0.58355">
                <text:p>0.58355</text:p>
              </table:table-cell>
              <table:table-cell office:value-type="float" office:value="-0.19705">
                <text:p>-0.197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">
                <text:p>156</text:p>
              </table:table-cell>
              <table:table-cell office:value-type="float" office:value="-0.54758">
                <text:p>-0.54758</text:p>
              </table:table-cell>
              <table:table-cell office:value-type="float" office:value="0.56356">
                <text:p>0.56356</text:p>
              </table:table-cell>
              <table:table-cell office:value-type="float" office:value="-0.18236">
                <text:p>-0.18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">
                <text:p>157</text:p>
              </table:table-cell>
              <table:table-cell office:value-type="float" office:value="-0.49679">
                <text:p>-0.49679</text:p>
              </table:table-cell>
              <table:table-cell office:value-type="float" office:value="0.5434">
                <text:p>0.5434</text:p>
              </table:table-cell>
              <table:table-cell office:value-type="float" office:value="-0.1674">
                <text:p>-0.1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8">
                <text:p>158</text:p>
              </table:table-cell>
              <table:table-cell office:value-type="float" office:value="-0.44538">
                <text:p>-0.44538</text:p>
              </table:table-cell>
              <table:table-cell office:value-type="float" office:value="0.52307">
                <text:p>0.52307</text:p>
              </table:table-cell>
              <table:table-cell office:value-type="float" office:value="-0.15222">
                <text:p>-0.152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9">
                <text:p>159</text:p>
              </table:table-cell>
              <table:table-cell office:value-type="float" office:value="-0.39357">
                <text:p>-0.39357</text:p>
              </table:table-cell>
              <table:table-cell office:value-type="float" office:value="0.50259">
                <text:p>0.50259</text:p>
              </table:table-cell>
              <table:table-cell office:value-type="float" office:value="-0.13688">
                <text:p>-0.1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0">
                <text:p>160</text:p>
              </table:table-cell>
              <table:table-cell office:value-type="float" office:value="-0.34155">
                <text:p>-0.34155</text:p>
              </table:table-cell>
              <table:table-cell office:value-type="float" office:value="0.48195">
                <text:p>0.48195</text:p>
              </table:table-cell>
              <table:table-cell office:value-type="float" office:value="-0.12145">
                <text:p>-0.121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">
                <text:p>161</text:p>
              </table:table-cell>
              <table:table-cell office:value-type="float" office:value="-0.37041">
                <text:p>-0.37041</text:p>
              </table:table-cell>
              <table:table-cell office:value-type="float" office:value="0.46117">
                <text:p>0.46117</text:p>
              </table:table-cell>
              <table:table-cell office:value-type="float" office:value="-0.12509">
                <text:p>-0.125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">
                <text:p>162</text:p>
              </table:table-cell>
              <table:table-cell office:value-type="float" office:value="-0.39587">
                <text:p>-0.39587</text:p>
              </table:table-cell>
              <table:table-cell office:value-type="float" office:value="0.44024">
                <text:p>0.44024</text:p>
              </table:table-cell>
              <table:table-cell office:value-type="float" office:value="-0.12813">
                <text:p>-0.12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">
                <text:p>163</text:p>
              </table:table-cell>
              <table:table-cell office:value-type="float" office:value="-0.41794">
                <text:p>-0.41794</text:p>
              </table:table-cell>
              <table:table-cell office:value-type="float" office:value="0.41918">
                <text:p>0.41918</text:p>
              </table:table-cell>
              <table:table-cell office:value-type="float" office:value="-0.13056">
                <text:p>-0.13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">
                <text:p>164</text:p>
              </table:table-cell>
              <table:table-cell office:value-type="float" office:value="-0.43661">
                <text:p>-0.43661</text:p>
              </table:table-cell>
              <table:table-cell office:value-type="float" office:value="0.39799">
                <text:p>0.39799</text:p>
              </table:table-cell>
              <table:table-cell office:value-type="float" office:value="-0.13235">
                <text:p>-0.132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  <table:table-cell office:value-type="float" office:value="-0.45189">
                <text:p>-0.45189</text:p>
              </table:table-cell>
              <table:table-cell office:value-type="float" office:value="0.37669">
                <text:p>0.37669</text:p>
              </table:table-cell>
              <table:table-cell office:value-type="float" office:value="-0.1335">
                <text:p>-0.13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">
                <text:p>166</text:p>
              </table:table-cell>
              <table:table-cell office:value-type="float" office:value="-0.46377">
                <text:p>-0.46377</text:p>
              </table:table-cell>
              <table:table-cell office:value-type="float" office:value="0.35526">
                <text:p>0.35526</text:p>
              </table:table-cell>
              <table:table-cell office:value-type="float" office:value="-0.13399">
                <text:p>-0.13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">
                <text:p>167</text:p>
              </table:table-cell>
              <table:table-cell office:value-type="float" office:value="-0.47226">
                <text:p>-0.47226</text:p>
              </table:table-cell>
              <table:table-cell office:value-type="float" office:value="0.33373">
                <text:p>0.33373</text:p>
              </table:table-cell>
              <table:table-cell office:value-type="float" office:value="-0.13381">
                <text:p>-0.133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8">
                <text:p>168</text:p>
              </table:table-cell>
              <table:table-cell office:value-type="float" office:value="-0.47735">
                <text:p>-0.47735</text:p>
              </table:table-cell>
              <table:table-cell office:value-type="float" office:value="0.3121">
                <text:p>0.3121</text:p>
              </table:table-cell>
              <table:table-cell office:value-type="float" office:value="-0.13295">
                <text:p>-0.132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">
                <text:p>169</text:p>
              </table:table-cell>
              <table:table-cell office:value-type="float" office:value="-0.47905">
                <text:p>-0.47905</text:p>
              </table:table-cell>
              <table:table-cell office:value-type="float" office:value="0.29037">
                <text:p>0.29037</text:p>
              </table:table-cell>
              <table:table-cell office:value-type="float" office:value="-0.13141">
                <text:p>-0.13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">
                <text:p>170</text:p>
              </table:table-cell>
              <table:table-cell office:value-type="float" office:value="-0.54273">
                <text:p>-0.54273</text:p>
              </table:table-cell>
              <table:table-cell office:value-type="float" office:value="0.26856">
                <text:p>0.26856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">
                <text:p>171</text:p>
              </table:table-cell>
              <table:table-cell office:value-type="float" office:value="-0.53278">
                <text:p>-0.53278</text:p>
              </table:table-cell>
              <table:table-cell office:value-type="float" office:value="0.24666">
                <text:p>0.24666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">
                <text:p>172</text:p>
              </table:table-cell>
              <table:table-cell office:value-type="float" office:value="-0.51259">
                <text:p>-0.51259</text:p>
              </table:table-cell>
              <table:table-cell office:value-type="float" office:value="0.22468">
                <text:p>0.22468</text:p>
              </table:table-cell>
              <table:table-cell office:value-type="float" office:value="-0.13472">
                <text:p>-0.13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">
                <text:p>173</text:p>
              </table:table-cell>
              <table:table-cell office:value-type="float" office:value="-0.48031">
                <text:p>-0.48031</text:p>
              </table:table-cell>
              <table:table-cell office:value-type="float" office:value="0.20264">
                <text:p>0.20264</text:p>
              </table:table-cell>
              <table:table-cell office:value-type="float" office:value="-0.12536">
                <text:p>-0.12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4">
                <text:p>174</text:p>
              </table:table-cell>
              <table:table-cell office:value-type="float" office:value="-0.43445">
                <text:p>-0.43445</text:p>
              </table:table-cell>
              <table:table-cell office:value-type="float" office:value="0.18054">
                <text:p>0.18054</text:p>
              </table:table-cell>
              <table:table-cell office:value-type="float" office:value="-0.11274">
                <text:p>-0.112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5">
                <text:p>175</text:p>
              </table:table-cell>
              <table:table-cell office:value-type="float" office:value="-0.37374">
                <text:p>-0.37374</text:p>
              </table:table-cell>
              <table:table-cell office:value-type="float" office:value="0.15838">
                <text:p>0.15838</text:p>
              </table:table-cell>
              <table:table-cell office:value-type="float" office:value="-0.09653">
                <text:p>-0.096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-0.29705">
                <text:p>-0.29705</text:p>
              </table:table-cell>
              <table:table-cell office:value-type="float" office:value="0.13617">
                <text:p>0.13617</text:p>
              </table:table-cell>
              <table:table-cell office:value-type="float" office:value="-0.07646">
                <text:p>-0.07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">
                <text:p>177</text:p>
              </table:table-cell>
              <table:table-cell office:value-type="float" office:value="-0.20336">
                <text:p>-0.20336</text:p>
              </table:table-cell>
              <table:table-cell office:value-type="float" office:value="0.11393">
                <text:p>0.11393</text:p>
              </table:table-cell>
              <table:table-cell office:value-type="float" office:value="-0.05226">
                <text:p>-0.052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">
                <text:p>178</text:p>
              </table:table-cell>
              <table:table-cell office:value-type="float" office:value="-0.11">
                <text:p>-0.11</text:p>
              </table:table-cell>
              <table:table-cell office:value-type="float" office:value="0.09164">
                <text:p>0.09164</text:p>
              </table:table-cell>
              <table:table-cell office:value-type="float" office:value="-0.02828">
                <text:p>-0.028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">
                <text:p>179</text:p>
              </table:table-cell>
              <table:table-cell office:value-type="float" office:value="-0.0385">
                <text:p>-0.0385</text:p>
              </table:table-cell>
              <table:table-cell office:value-type="float" office:value="0.06933">
                <text:p>0.06933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">
                <text:p>180</text:p>
              </table:table-cell>
              <table:table-cell office:value-type="float" office:value="0.033">
                <text:p>0.033</text:p>
              </table:table-cell>
              <table:table-cell office:value-type="float" office:value="0.047">
                <text:p>0.047</text:p>
              </table:table-cell>
              <table:table-cell office:value-type="float" office:value="0.00825">
                <text:p>0.0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0" chart:maximum="20" chart:origin="0" chart:interval-major="5" chart:interval-minor-divisor="5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display-label="true" chart:logarithmic="false" chart:minimum="-1.2" chart:maximum="1.4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0" chart:maximum="0.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446cm" svg:height="21.063cm" xlink:href=".." xlink:type="simple" chart:class="chart:scatter" chart:column-mapping="0 1 2 4 3" chart:style-name="ch1">
        <chart:title svg:x="18.005cm" svg:y="0.557cm" chart:style-name="ch2">
          <text:p>-20-20</text:p>
        </chart:title>
        <chart:legend chart:legend-position="end" svg:x="35.52cm" svg:y="9.485cm" style:legend-expansion="high" chart:style-name="ch3"/>
        <chart:plot-area chart:style-name="ch4" table:cell-range-address="B21_ASG29.A183:B21_ASG29.E583 B21_ASG29.B22:B21_ASG29.E22" chart:data-source-has-labels="row" svg:x="0.748cm" svg:y="1.757cm" svg:width="34.024cm" svg:height="18.885cm">
          <chartooo:coordinate-region svg:x="0.948cm" svg:y="1.957cm" svg:width="32.54cm" svg:height="18.486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21_ASG29.B183:B21_ASG29.B583" chart:label-cell-address="B21_ASG29.B22:B21_ASG29.B22" chart:class="chart:scatter">
            <chart:domain table:cell-range-address="B21_ASG29.A183:B21_ASG29.A583"/>
            <chart:data-point chart:repeated="401"/>
          </chart:series>
          <chart:series chart:attached-axis="secondary-y" chart:style-name="ch11" chart:values-cell-range-address="B21_ASG29.C183:B21_ASG29.C583" chart:label-cell-address="B21_ASG29.C22:B21_ASG29.C22" chart:class="chart:scatter">
            <chart:data-point chart:repeated="401"/>
          </chart:series>
          <chart:series chart:attached-axis="secondary-y" chart:style-name="ch12" chart:values-cell-range-address="B21_ASG29.E183:B21_ASG29.E583" chart:label-cell-address="B21_ASG29.E22:B21_ASG29.E22" chart:class="chart:scatter">
            <chart:data-point chart:repeated="401"/>
          </chart:series>
          <chart:series chart:attached-axis="primary-y" chart:style-name="ch13" chart:values-cell-range-address="B21_ASG29.D183:B21_ASG29.D583" chart:label-cell-address="B21_ASG29.D22:B21_ASG29.D22" chart:class="chart:scatter"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dt</text:p>
                <draw:g>
                  <svg:desc>B21_ASG29.E22:B21_ASG29.E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B21_ASG29.A183:B21_ASG29.A583</svg:desc>
                </draw:g>
              </table:table-cell>
              <table:table-cell office:value-type="float" office:value="-0.621">
                <text:p>-0.621</text:p>
                <draw:g>
                  <svg:desc>B21_ASG29.B183:B21_ASG29.B583</svg:desc>
                </draw:g>
              </table:table-cell>
              <table:table-cell office:value-type="float" office:value="0.26756">
                <text:p>0.26756</text:p>
                <draw:g>
                  <svg:desc>B21_ASG29.C183:B21_ASG29.C583</svg:desc>
                </draw:g>
              </table:table-cell>
              <table:table-cell office:value-type="float" office:value="0.271666839963306">
                <text:p>0.271666839963306</text:p>
                <draw:g>
                  <svg:desc>B21_ASG29.E183:B21_ASG29.E583</svg:desc>
                </draw:g>
              </table:table-cell>
              <table:table-cell office:value-type="float" office:value="-0.01">
                <text:p>-0.01</text:p>
                <draw:g>
                  <svg:desc>B21_ASG29.D183:B21_ASG29.D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0.269310174942601">
                <text:p>0.269310174942601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0.266973485846829">
                <text:p>0.266973485846829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0.264636483683595">
                <text:p>0.264636483683595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0.262309281192626">
                <text:p>0.262309281192626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0.259991857901542">
                <text:p>0.25999185790154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0.257684054439083">
                <text:p>0.257684054439083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0.25538612795172">
                <text:p>0.25538612795172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0.25308777932801">
                <text:p>0.25308777932801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0.250799128182925">
                <text:p>0.250799128182925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0.248520155232557">
                <text:p>0.248520155232557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0.246250841423023">
                <text:p>0.246250841423023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0.24398102241193">
                <text:p>0.24398102241193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0.241720969622316">
                <text:p>0.241720969622316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0.239480372660778">
                <text:p>0.239480372660778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0.237239358950418">
                <text:p>0.237239358950418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0.235007910625827">
                <text:p>0.235007910625827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0.232775859570467">
                <text:p>0.232775859570467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0.230563488387101">
                <text:p>0.230563488387101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0.228350478011599">
                <text:p>0.22835047801159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0.226157115319257">
                <text:p>0.226157115319257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0.223963077944633">
                <text:p>0.223963077944633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0.221778346699664">
                <text:p>0.221778346699664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0.219603214710835">
                <text:p>0.219603214710835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0.217437511776461">
                <text:p>0.217437511776461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0.215281064399937">
                <text:p>0.2152810643999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0.213124013096717">
                <text:p>0.213124013096717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0.210986342608363">
                <text:p>0.210986342608363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0.208858037906461">
                <text:p>0.208858037906461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0.206728923140889">
                <text:p>0.206728923140889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0.204609305050179">
                <text:p>0.204609305050179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0.202508846423647">
                <text:p>0.202508846423647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0.200407694243056">
                <text:p>0.200407694243056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0.198315834668464">
                <text:p>0.198315834668464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0.196233254089955">
                <text:p>0.19623325408995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0.19416993912764">
                <text:p>0.19416993912764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0.192105710287179">
                <text:p>0.192105710287179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0.190050719585365">
                <text:p>0.19005071958536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0.188004954370729">
                <text:p>0.188004954370729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0.185968402221826">
                <text:p>0.185968402221826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0.183941050947238">
                <text:p>0.183941050947238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0.181922888585575">
                <text:p>0.181922888585575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0.179913733037656">
                <text:p>0.179913733037656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0.177913741919724">
                <text:p>0.177913741919724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0.175922903998804">
                <text:p>0.175922903998804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0.173941208271952">
                <text:p>0.173941208271952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0.171968643966248">
                <text:p>0.171968643966248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0.170005027180636">
                <text:p>0.170005027180636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0.168050693758421">
                <text:p>0.168050693758421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0.166105286367965">
                <text:p>0.166105286367965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0.16416896855296">
                <text:p>0.1641689685529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0.162251730728957">
                <text:p>0.162251730728957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0.160333387521024">
                <text:p>0.160333387521024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0.158424281351658">
                <text:p>0.158424281351658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0.156534050819027">
                <text:p>0.156534050819027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0.154642863317638">
                <text:p>0.154642863317638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0.152770710451515">
                <text:p>0.152770710451515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0.150907584054708">
                <text:p>0.150907584054708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0.149043297410465">
                <text:p>0.149043297410465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0.147198199959225">
                <text:p>0.147198199959225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0.14536192627582">
                <text:p>0.14536192627582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0.143534647933575">
                <text:p>0.143534647933575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0.141726357955013">
                <text:p>0.141726357955013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0.139917049592683">
                <text:p>0.139917049592683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0.13811671632916">
                <text:p>0.13811671632916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0.136335170472207">
                <text:p>0.136335170472207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0.13456258672394">
                <text:p>0.13456258672394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0.132798959295353">
                <text:p>0.132798959295353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0.131044282627465">
                <text:p>0.131044282627465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0.129298551391325">
                <text:p>0.129298551391325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0.127561577605031">
                <text:p>0.12756157760503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0.125843721907919">
                <text:p>0.125843721907919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0.124124613665138">
                <text:p>0.124124613665138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0.122424431389157">
                <text:p>0.122424431389157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0.120733170939493">
                <text:p>0.120733170939493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0.119050828405693">
                <text:p>0.11905082840569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0.11738721588253">
                <text:p>0.11738721588253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0.115722513788711">
                <text:p>0.115722513788711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0.114076903507778">
                <text:p>0.11407690350777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0.112440013107786">
                <text:p>0.112440013107786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0.110811839413089">
                <text:p>0.11081183941308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0.10920274951655">
                <text:p>0.10920274951655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0.107592371347781">
                <text:p>0.107592371347781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0.106001072958092">
                <text:p>0.106001072958092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0.104418482289875">
                <text:p>0.104418482289875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0.102854782901276">
                <text:p>0.102854782901276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0.101289973488811">
                <text:p>0.101289973488811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0.0997438675252835">
                <text:p>0.0997438675252835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0.0982068350406587">
                <text:p>0.0982068350406587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0.0966885045076685">
                <text:p>0.0966885045076685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0.0951690610350095">
                <text:p>0.0951690610350095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0.0966481377615702">
                <text:p>0.0966481377615702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0.095746660347722">
                <text:p>0.095746660347722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0.0948437058331175">
                <text:p>0.0948437058331175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0.0939486419221624">
                <text:p>0.0939486419221624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0.0930516810477487">
                <text:p>0.0930516810477487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0.0921624034898759">
                <text:p>0.0921624034898759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0.0912806016526031">
                <text:p>0.0912806016526031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0.0903964903734538">
                <text:p>0.0903964903734538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0.0895094432352948">
                <text:p>0.0895094432352948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0.0886294674839686">
                <text:p>0.08862946748396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0.0877567815564911">
                <text:p>0.087756781556491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0.086880975063854">
                <text:p>0.086880975063854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0.0860118504120201">
                <text:p>0.0860118504120201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0.0851396308643072">
                <text:p>0.0851396308643072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0.0842739137972395">
                <text:p>0.084273913797239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0.0834049260757572">
                <text:p>0.083404926075757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0.0825422711039369">
                <text:p>0.0825422711039369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0.0816761798403432">
                <text:p>0.0816761798403432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0.0808164695276635">
                <text:p>0.0808164695276635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0.0799531677691073">
                <text:p>0.0799531677691073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0.079096098505826">
                <text:p>0.07909609850582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0.0782352953664517">
                <text:p>0.0782352953664517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0.07738058985746">
                <text:p>0.07738058985746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0.0765322260744981">
                <text:p>0.0765322260744981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0.0756798387713059">
                <text:p>0.0756798387713059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0.074823677870875">
                <text:p>0.074823677870875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0.0739735901125629">
                <text:p>0.0739735901125629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0.0731296287667296">
                <text:p>0.0731296287667296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0.0722818499215627">
                <text:p>0.0722818499215627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0.0714301139795824">
                <text:p>0.0714301139795824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0.0705844857444339">
                <text:p>0.0705844857444339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0.0697448367152982">
                <text:p>0.0697448367152982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0.0689014365250505">
                <text:p>0.068901436525050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0.0680641652967447">
                <text:p>0.0680641652967447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0.067223104006184">
                <text:p>0.067223104006184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0.0663881454065942">
                <text:p>0.0663881454065942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0.0655495714798791">
                <text:p>0.0655495714798791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0.0647172845828811">
                <text:p>0.0647172845828811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0.0638811961478495">
                <text:p>0.0638811961478495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0.0630517852012169">
                <text:p>0.0630517852012169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0.0622186001653439">
                <text:p>0.0622186001653439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0.0613919433731112">
                <text:p>0.0613919433731112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0.0605621149210286">
                <text:p>0.0605621149210286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0.0597386939016889">
                <text:p>0.0597386939016889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0.0589221730856228">
                <text:p>0.0589221730856228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0.0581026834602809">
                <text:p>0.0581026834602809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0.0572800116950282">
                <text:p>0.0572800116950282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0.0564643082273545">
                <text:p>0.056464308227354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0.0556558984205034">
                <text:p>0.0556558984205034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0.0548449359451185">
                <text:p>0.0548449359451185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0.0540312464707468">
                <text:p>0.0540312464707468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0.0532251691643664">
                <text:p>0.0532251691643664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0.0524267157669257">
                <text:p>0.0524267157669257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0.0516262308233427">
                <text:p>0.0516262308233427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0.0508337401424049">
                <text:p>0.0508337401424049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0.0500394385567638">
                <text:p>0.0500394385567638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0.049243525908542">
                <text:p>0.049243525908542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0.0484660571325984">
                <text:p>0.0484660571325984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0.0476773971248282">
                <text:p>0.0476773971248282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0.0468974714673204">
                <text:p>0.0468974714673204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0.0461268004124115">
                <text:p>0.0461268004124115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0.0453553307813265">
                <text:p>0.0453553307813265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0.0445934463428027">
                <text:p>0.0445934463428027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0.0438312578877302">
                <text:p>0.0438312578877302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0.0430691546863192">
                <text:p>0.0430691546863192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0.0423171367130114">
                <text:p>0.0423171367130114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0.041565607676455">
                <text:p>0.041565607676455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0.0408248434170528">
                <text:p>0.0408248434170528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0.0400850072314285">
                <text:p>0.0400850072314285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0.0393565112710639">
                <text:p>0.0393565112710639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0.0386294254001926">
                <text:p>0.0386294254001926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0.0379142856279831">
                <text:p>0.0379142856279831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0.0372011874027545">
                <text:p>0.0372011874027545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0.0364905641129947">
                <text:p>0.0364905641129947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0.0357926458376287">
                <text:p>0.0357926458376287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0.0351077775145368">
                <text:p>0.0351077775145368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0.0344164009750403">
                <text:p>0.0344164009750403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0.0337386897444987">
                <text:p>0.0337386897444987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0.0330751024696139">
                <text:p>0.0330751024696139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0.0324159315069218">
                <text:p>0.0324159315069218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0.0317616412687022">
                <text:p>0.0317616412687022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0.0311225454805495">
                <text:p>0.03112254548054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0.0304891140434371">
                <text:p>0.0304891140434371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0.0298616200118883">
                <text:p>0.0298616200118883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0.0292505513482357">
                <text:p>0.0292505513482357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0.0286462786244973">
                <text:p>0.0286462786244973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0.0280883035920558">
                <text:p>0.028088303592055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0.0275439280521672">
                <text:p>0.0275439280521672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0.0270031520048315">
                <text:p>0.0270031520048315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0.0264759754500487">
                <text:p>0.0264759754500487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0.0259523983878188">
                <text:p>0.025952398387818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0.0254324208181418">
                <text:p>0.0254324208181418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0.0249260427410178">
                <text:p>0.0249260427410178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0.0244232641564467">
                <text:p>0.0244232641564467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0.0239240850644284">
                <text:p>0.0239240850644284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0.0234285054649631">
                <text:p>0.0234285054649631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0.0229465253580507">
                <text:p>0.0229465253580507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0.0224681447436912">
                <text:p>0.0224681447436912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0.0220033636218846">
                <text:p>0.0220033636218846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0.021542181992631">
                <text:p>0.021542181992631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0.0210845998559302">
                <text:p>0.0210845998559302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0.0206306172117824">
                <text:p>0.0206306172117824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0.0201902340601874">
                <text:p>0.0201902340601874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0.0197434504011454">
                <text:p>0.019743450401145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0.0193202662346563">
                <text:p>0.0193202662346563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0.0188906815607201">
                <text:p>0.0188906815607201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0.0184746963793368">
                <text:p>0.0184746963793368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623106905064">
                <text:p>0.0180623106905064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0.0176535244942289">
                <text:p>0.0176535244942289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0.00905833779050438">
                <text:p>0.00905833779050438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0.00907675057933274">
                <text:p>0.00907675057933274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0.009098762860714">
                <text:p>0.009098762860714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0.00912437463464818">
                <text:p>0.00912437463464818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0.00915358590113527">
                <text:p>0.00915358590113527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0.00918639666017527">
                <text:p>0.00918639666017527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0.00922280691176818">
                <text:p>0.00922280691176818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0.009262816655914">
                <text:p>0.009262816655914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0.00930642589261273">
                <text:p>0.00930642589261273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0.00935363462186438">
                <text:p>0.00935363462186438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0.00940444284366893">
                <text:p>0.00940444284366893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0.0094588505580264">
                <text:p>0.0094588505580264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0.00951685776493678">
                <text:p>0.00951685776493678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0.00957846446440007">
                <text:p>0.00957846446440007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0.00964367065641627">
                <text:p>0.00964367065641627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0.00971247634098539">
                <text:p>0.00971247634098539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0.00978488151810741">
                <text:p>0.00978488151810741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0.00986088618778235">
                <text:p>0.00986088618778235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0.00994049035001019">
                <text:p>0.00994049035001019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0.010023694004791">
                <text:p>0.010023694004791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0.0101104971521246">
                <text:p>0.0101104971521246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0.0102008997920112">
                <text:p>0.0102008997920112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0.0102949019244507">
                <text:p>0.0102949019244507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0.0103925035494431">
                <text:p>0.0103925035494431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0.0104737046669884">
                <text:p>0.0104737046669884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0.010622597097113">
                <text:p>0.010622597097113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0.0107763040817486">
                <text:p>0.0107763040817486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0.0109346046557151">
                <text:p>0.0109346046557151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0.0110971084242267">
                <text:p>0.0110971084242267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0.0112635127871031">
                <text:p>0.0112635127871031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0.0114336216177923">
                <text:p>0.0114336216177923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0.0116071523284408">
                <text:p>0.0116071523284408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0.0117838266505856">
                <text:p>0.0117838266505856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0.0119632582830652">
                <text:p>0.0119632582830652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0.0121453988989649">
                <text:p>0.0121453988989649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0.0123298742926959">
                <text:p>0.0123298742926959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0.0125164234733597">
                <text:p>0.0125164234733597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0.0127049153949339">
                <text:p>0.0127049153949339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0.0128949784417605">
                <text:p>0.0128949784417605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0.013086496351295">
                <text:p>0.013086496351295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0.0132792344643114">
                <text:p>0.0132792344643114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0.62">
                <text:p>0.62</text:p>
              </table:table-cell>
              <table:table-cell office:value-type="float" office:value="0.009">
                <text:p>0.009</text:p>
              </table:table-cell>
              <table:table-cell office:value-type="float" office:value="0.0130936240749678">
                <text:p>0.0130936240749678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0.0136674526314847">
                <text:p>0.0136674526314847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0.0138624833347888">
                <text:p>0.0138624833347888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0.014057835539869">
                <text:p>0.014057835539869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0.014253444148092">
                <text:p>0.014253444148092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0.0137805094881713">
                <text:p>0.0137805094881713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0.0146444694977409">
                <text:p>0.0146444694977409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0.0148394871193389">
                <text:p>0.0148394871193389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0.0150339683718191">
                <text:p>0.0150339683718191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0.0142181992630963">
                <text:p>0.0142181992630963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0.0154205752559694">
                <text:p>0.0154205752559694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0.0156125046631133">
                <text:p>0.0156125046631133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0.0158031743926954">
                <text:p>0.0158031743926954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0.0159925840517533">
                <text:p>0.0159925840517533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0.016180571247796">
                <text:p>0.016180571247796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0.0163669769684478">
                <text:p>0.0163669769684478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0.0165516455814481">
                <text:p>0.0165516455814481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0.0167344248346516">
                <text:p>0.0167344248346516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0.0169151658560281">
                <text:p>0.0169151658560281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0.0170605204535462">
                <text:p>0.0170605204535462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0.0172705176988588">
                <text:p>0.0172705176988588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0.017444669801195">
                <text:p>0.017444669801195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0.0176166126617298">
                <text:p>0.0176166126617298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0.0177858383302978">
                <text:p>0.0177858383302978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0.0179526081918246">
                <text:p>0.0179526081918246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0.0181168071179254">
                <text:p>0.0181168071179254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0.0182779251925578">
                <text:p>0.0182779251925578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0.0184364442546572">
                <text:p>0.0184364442546572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0.0185920606976764">
                <text:p>0.0185920606976764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0.0187444670599899">
                <text:p>0.018744467059989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0.0188939683570591">
                <text:p>0.0188939683570591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0.0190404711724676">
                <text:p>0.0190404711724676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0.0191834680885193">
                <text:p>0.0191834680885193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0.0193234913519545">
                <text:p>0.0193234913519545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0.0194602485338215">
                <text:p>0.0194602485338215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0.0195934441402754">
                <text:p>0.0195934441402754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0.019649386251217">
                <text:p>0.019649386251217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0.0198501057171495">
                <text:p>0.0198501057171495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0.0199732096797882">
                <text:p>0.0199732096797882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0.0200928775146538">
                <text:p>0.0200928775146538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0.0202090422072887">
                <text:p>0.0202090422072887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0.020321639049892">
                <text:p>0.020321639049892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0.02043060564132">
                <text:p>0.02043060564132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0.0205361035636455">
                <text:p>0.0205361035636455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0.0206380779554903">
                <text:p>0.0206380779554903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0.0207364760257167">
                <text:p>0.0207364760257167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0.020831247053428">
                <text:p>0.020831247053428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0.020922567747085">
                <text:p>0.020922567747085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0.0210101678178101">
                <text:p>0.0210101678178101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0.0210942296161091">
                <text:p>0.0210942296161091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0.0211747128425744">
                <text:p>0.0211747128425744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0.0212518074939712">
                <text:p>0.0212518074939712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0.0213252498797815">
                <text:p>0.0213252498797815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0.0213950051317848">
                <text:p>0.0213950051317848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0.0214615010187879">
                <text:p>0.0214615010187879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0.021524478861874">
                <text:p>0.021524478861874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0.0215841422783732">
                <text:p>0.0215841422783732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0.0216402344956089">
                <text:p>0.0216402344956089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0.0216931958273647">
                <text:p>0.0216931958273647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0.0217688803498655">
                <text:p>0.0217688803498655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0.0217889452802171">
                <text:p>0.0217889452802171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0.0218319278047947">
                <text:p>0.0218319278047947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0.0218717040079">
                <text:p>0.021871704007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0.0219087276684008">
                <text:p>0.0219087276684008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0.0219422822625768">
                <text:p>0.0219422822625768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0.0220730593115193">
                <text:p>0.0220730593115193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0.0222010487707269">
                <text:p>0.0222010487707269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0.0223260059567065">
                <text:p>0.0223260059567065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0.0224483935810309">
                <text:p>0.0224483935810309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0.0235838133172345">
                <text:p>0.0235838133172345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0.0226851981155004">
                <text:p>0.0226851981155004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0.0227998399523974">
                <text:p>0.0227998399523974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0.0229121265156544">
                <text:p>0.0229121265156544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0.0230222909086218">
                <text:p>0.0230222909086218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0.0231303306585124">
                <text:p>0.0231303306585124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0.0232362438100988">
                <text:p>0.0232362438100988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0.0233405021035035">
                <text:p>0.0233405021035035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0.0256351162017525">
                <text:p>0.0256351162017525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0.0258631750714234">
                <text:p>0.025863175071423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0.0260917664104068">
                <text:p>0.0260917664104068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0.0263208902187028">
                <text:p>0.0263208902187028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0.0265505464963114">
                <text:p>0.0265505464963114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0.0269114564594662">
                <text:p>0.0269114564594662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0.0272744962998713">
                <text:p>0.0272744962998713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0.0276396660175266">
                <text:p>0.0276396660175266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0.0280069656124321">
                <text:p>0.0280069656124321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0.0216182842194271">
                <text:p>0.0216182842194271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0.0217058587487708">
                <text:p>0.0217058587487708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0.0217919678554751">
                <text:p>0.0217919678554751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0.0294974627645568">
                <text:p>0.0294974627645568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0.021958961651444">
                <text:p>0.021958961651444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0.0220400645711265">
                <text:p>0.0220400645711265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0.0221197170348171">
                <text:p>0.0221197170348171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0.0221975044981171">
                <text:p>0.0221975044981171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0.022273851449822">
                <text:p>0.02227385144982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0.0223485540021075">
                <text:p>0.0223485540021075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0.022421618340137">
                <text:p>0.022421618340137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0.0224930510580106">
                <text:p>0.0224930510580106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0.0225630672254083">
                <text:p>0.0225630672254083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0.0330460845315843">
                <text:p>0.0330460845315843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0.0491380463635961">
                <text:p>0.0491380463635961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0.0507032330428484">
                <text:p>0.050703233042848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0.0522770330900104">
                <text:p>0.0522770330900104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0.0538690417708981">
                <text:p>0.0538690417708981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0.0554796814060921">
                <text:p>0.0554796814060921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0.0571085496426108">
                <text:p>0.0571085496426108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0.058746067987422">
                <text:p>0.058746067987422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0.0604020411510155">
                <text:p>0.0604020411510155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0.0620766841966817">
                <text:p>0.0620766841966817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0.0637695998852746">
                <text:p>0.063769599885274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0.0654612076471313">
                <text:p>0.0654612076471313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0.0671713155749869">
                <text:p>0.0671713155749869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0.0688899362436367">
                <text:p>0.0688899362436367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0.0706170826368124">
                <text:p>0.0706170826368124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0.0723529690254901">
                <text:p>0.0723529690254901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0.0741072068625527">
                <text:p>0.0741072068625527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0.0758602114911029">
                <text:p>0.0758602114911029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0.0776317966011932">
                <text:p>0.0776317966011932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0.0794121755862903">
                <text:p>0.0794121755862903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0.0812009663421558">
                <text:p>0.0812009663421558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0.0829985808062186">
                <text:p>0.0829985808062186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0.0848046403203819">
                <text:p>0.0848046403203819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0.0866295549435228">
                <text:p>0.0866295549435228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0.0884631445615069">
                <text:p>0.0884631445615069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0.0903056207765739">
                <text:p>0.0903056207765739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0.0921566121743394">
                <text:p>0.0921566121743394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0.0940165246071731">
                <text:p>0.0940165246071731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0.0958851824081243">
                <text:p>0.0958851824081243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0.0977726045416197">
                <text:p>0.0977726045416197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0.099668810381023">
                <text:p>0.099668810381023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0.101574009138852">
                <text:p>0.101574009138852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0.103487841287566">
                <text:p>0.103487841287566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0.105410705397486">
                <text:p>0.105410705397486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0.107352432996386">
                <text:p>0.10735243299638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0.109293231354335">
                <text:p>0.109293231354335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0.11125274951655">
                <text:p>0.11125274951655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0.113221380517798">
                <text:p>0.113221380517798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0.115198777914378">
                <text:p>0.115198777914378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0.117185331797565">
                <text:p>0.117185331797565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0.119190881488357">
                <text:p>0.119190881488357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0.121195630868188">
                <text:p>0.12119563086818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0.123219242866943">
                <text:p>0.123219242866943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0.125252101239517">
                <text:p>0.125252101239517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0.127294050819027">
                <text:p>0.127294050819027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0.129355116959531">
                <text:p>0.129355116959531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0.131415325424025">
                <text:p>0.131415325424025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0.133494876106813">
                <text:p>0.133494876106813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0.135573447019443">
                <text:p>0.135573447019443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0.137671411439942">
                <text:p>0.137671411439942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0.13977862299356">
                <text:p>0.13977862299356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0.141905278567215">
                <text:p>0.141905278567215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0.144031066875088">
                <text:p>0.144031066875088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0.146176353529778">
                <text:p>0.146176353529778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0.148320832821482">
                <text:p>0.148320832821482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0.150484866354372">
                <text:p>0.150484866354372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0.152658317144326">
                <text:p>0.152658317144326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0.154841377092221">
                <text:p>0.154841377092221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0.157043751991721">
                <text:p>0.15704375199172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0.159245794980736">
                <text:p>0.159245794980736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0.161467375652205">
                <text:p>0.161467375652205</text:p>
              </table:table-cell>
              <table:table-cell office:value-type="float" office:value="-0.125">
                <text:p>-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false" chart:maximum="60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3">
      <style:chart-properties chart:display-label="true" chart:logarithmic="false" chart:maximum="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605cm" svg:height="20.027cm" xlink:href=".." xlink:type="simple" chart:class="chart:scatter" chart:column-mapping="1 0" chart:style-name="ch1">
        <chart:title svg:x="15.668cm" svg:y="0.536cm" chart:style-name="ch2">
          <text:p>L/D vs Speed (km/h)</text:p>
        </chart:title>
        <chart:plot-area chart:style-name="ch3" table:cell-range-address="B21_ASG29.G386:B21_ASG29.H583 Settings.C19:Settings.D29" svg:x="0.712cm" svg:y="1.715cm" svg:width="34.181cm" svg:height="17.912cm">
          <chartooo:coordinate-region svg:x="1.334cm" svg:y="1.914cm" svg:width="32.46cm" svg:height="17.06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B21_ASG29.H386:B21_ASG29.H583" chart:class="chart:scatter">
            <chart:domain table:cell-range-address="B21_ASG29.G386:B21_ASG29.G583"/>
            <chart:data-point chart:repeated="198"/>
          </chart:series>
          <chart:series chart:attached-axis="secondary-y" chart:style-name="ch10" chart:values-cell-range-address="Settings.D19:Settings.D29" chart:class="chart:scatter">
            <chart:domain table:cell-range-address="Settings.A19:Settings.A29"/>
            <chart:data-point chart:repeated="11"/>
          </chart:series>
          <chart:series chart:attached-axis="primary-y" chart:style-name="ch11" chart:values-cell-range-address="Settings.C19:Settings.C29" chart:class="chart:scatter">
            <chart:domain table:cell-range-address="Settings.A19:Settings.A29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.968471847596">
                <text:p>280.968471847596</text:p>
                <draw:g>
                  <svg:desc>B21_ASG29.G386:B21_ASG29.G583</svg:desc>
                </draw:g>
              </table:table-cell>
              <table:table-cell office:value-type="float" office:value="10.8500586576164">
                <text:p>10.8500586576164</text:p>
                <draw:g>
                  <svg:desc>B21_ASG29.H386:B21_ASG29.H583</svg:desc>
                </draw:g>
              </table:table-cell>
              <table:table-cell office:value-type="float" office:value="75">
                <text:p>75</text:p>
                <draw:g>
                  <svg:desc>Settings.A19:Settings.A29</svg:desc>
                </draw:g>
              </table:table-cell>
              <table:table-cell office:value-type="float" office:value="1.38940176623377">
                <text:p>1.38940176623377</text:p>
                <draw:g>
                  <svg:desc>Settings.D19:Settings.D29</svg:desc>
                </draw:g>
              </table:table-cell>
              <table:table-cell office:value-type="float" office:value="75">
                <text:p>75</text:p>
                <draw:g>
                  <svg:desc>Settings.A19:Settings.A29</svg:desc>
                </draw:g>
              </table:table-cell>
              <table:table-cell office:value-type="float" office:value="41.6666666666667">
                <text:p>41.6666666666667</text:p>
                <draw:g>
                  <svg:desc>Settings.C19:Settings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159464404568">
                <text:p>264.159464404568</text:p>
              </table:table-cell>
              <table:table-cell office:value-type="float" office:value="12.235641988798">
                <text:p>12.235641988798</text:p>
              </table:table-cell>
              <table:table-cell office:value-type="float" office:value="80">
                <text:p>80</text:p>
              </table:table-cell>
              <table:table-cell office:value-type="float" office:value="1.2211538961039">
                <text:p>1.2211538961039</text:p>
              </table:table-cell>
              <table:table-cell office:value-type="float" office:value="80">
                <text:p>80</text:p>
              </table:table-cell>
              <table:table-cell office:value-type="float" office:value="46.2962962962963">
                <text:p>46.296296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.046154700526">
                <text:p>250.046154700526</text:p>
              </table:table-cell>
              <table:table-cell office:value-type="float" office:value="13.6070762698391">
                <text:p>13.6070762698391</text:p>
              </table:table-cell>
              <table:table-cell office:value-type="float" office:value="85">
                <text:p>85</text:p>
              </table:table-cell>
              <table:table-cell office:value-type="float" office:value="1.08171417786366">
                <text:p>1.08171417786366</text:p>
              </table:table-cell>
              <table:table-cell office:value-type="float" office:value="85">
                <text:p>85</text:p>
              </table:table-cell>
              <table:table-cell office:value-type="float" office:value="50.2364066193853">
                <text:p>50.2364066193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977360618898">
                <text:p>237.977360618898</text:p>
              </table:table-cell>
              <table:table-cell office:value-type="float" office:value="14.9629067723313">
                <text:p>14.9629067723313</text:p>
              </table:table-cell>
              <table:table-cell office:value-type="float" office:value="90">
                <text:p>90</text:p>
              </table:table-cell>
              <table:table-cell office:value-type="float" office:value="0.964862337662338">
                <text:p>0.964862337662338</text:p>
              </table:table-cell>
              <table:table-cell office:value-type="float" office:value="90">
                <text:p>90</text:p>
              </table:table-cell>
              <table:table-cell office:value-type="float" office:value="51.0204081632653">
                <text:p>51.020408163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02782678054">
                <text:p>227.502782678054</text:p>
              </table:table-cell>
              <table:table-cell office:value-type="float" office:value="16.3017368916173">
                <text:p>16.3017368916173</text:p>
              </table:table-cell>
              <table:table-cell office:value-type="float" office:value="95">
                <text:p>95</text:p>
              </table:table-cell>
              <table:table-cell office:value-type="float" office:value="0.865970629924093">
                <text:p>0.865970629924093</text:p>
              </table:table-cell>
              <table:table-cell office:value-type="float" office:value="95">
                <text:p>95</text:p>
              </table:table-cell>
              <table:table-cell office:value-type="float" office:value="50.7478632478632">
                <text:p>50.7478632478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299762229418">
                <text:p>218.299762229418</text:p>
              </table:table-cell>
              <table:table-cell office:value-type="float" office:value="17.6222324114975">
                <text:p>17.6222324114975</text:p>
              </table:table-cell>
              <table:table-cell office:value-type="float" office:value="100">
                <text:p>100</text:p>
              </table:table-cell>
              <table:table-cell office:value-type="float" office:value="0.781538493506493">
                <text:p>0.781538493506493</text:p>
              </table:table-cell>
              <table:table-cell office:value-type="float" office:value="100">
                <text:p>100</text:p>
              </table:table-cell>
              <table:table-cell office:value-type="float" office:value="50.5050505050505">
                <text:p>50.5050505050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130238536151">
                <text:p>210.130238536151</text:p>
              </table:table-cell>
              <table:table-cell office:value-type="float" office:value="18.9231253042809">
                <text:p>18.9231253042809</text:p>
              </table:table-cell>
              <table:table-cell office:value-type="float" office:value="105">
                <text:p>105</text:p>
              </table:table-cell>
              <table:table-cell office:value-type="float" office:value="0.708878452160085">
                <text:p>0.708878452160085</text:p>
              </table:table-cell>
              <table:table-cell office:value-type="float" office:value="105">
                <text:p>105</text:p>
              </table:table-cell>
              <table:table-cell office:value-type="float" office:value="49.8575498575499">
                <text:p>49.8575498575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814212819009">
                <text:p>202.814212819009</text:p>
              </table:table-cell>
              <table:table-cell office:value-type="float" office:value="20.2032170494723">
                <text:p>20.2032170494723</text:p>
              </table:table-cell>
              <table:table-cell office:value-type="float" office:value="110">
                <text:p>110</text:p>
              </table:table-cell>
              <table:table-cell office:value-type="float" office:value="0.645899581410325">
                <text:p>0.645899581410325</text:p>
              </table:table-cell>
              <table:table-cell office:value-type="float" office:value="110">
                <text:p>110</text:p>
              </table:table-cell>
              <table:table-cell office:value-type="float" office:value="48.5008818342152">
                <text:p>48.5008818342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212724301101">
                <text:p>196.212724301101</text:p>
              </table:table-cell>
              <table:table-cell office:value-type="float" office:value="21.4613814601122">
                <text:p>21.4613814601122</text:p>
              </table:table-cell>
              <table:table-cell office:value-type="float" office:value="125">
                <text:p>125</text:p>
              </table:table-cell>
              <table:table-cell office:value-type="float" office:value="0.500184635844156">
                <text:p>0.500184635844156</text:p>
              </table:table-cell>
              <table:table-cell office:value-type="float" office:value="125">
                <text:p>125</text:p>
              </table:table-cell>
              <table:table-cell office:value-type="float" office:value="43.4027777777778">
                <text:p>43.402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6554648479">
                <text:p>190.216554648479</text:p>
              </table:table-cell>
              <table:table-cell office:value-type="float" office:value="22.6965670114158">
                <text:p>22.6965670114158</text:p>
              </table:table-cell>
              <table:table-cell office:value-type="float" office:value="150">
                <text:p>150</text:p>
              </table:table-cell>
              <table:table-cell office:value-type="float" office:value="0.347350441558442">
                <text:p>0.347350441558442</text:p>
              </table:table-cell>
              <table:table-cell office:value-type="float" office:value="150">
                <text:p>150</text:p>
              </table:table-cell>
              <table:table-cell office:value-type="float" office:value="34.7222222222222">
                <text:p>34.7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738513834374">
                <text:p>184.738513834374</text:p>
              </table:table-cell>
              <table:table-cell office:value-type="float" office:value="23.9077986718138">
                <text:p>23.9077986718138</text:p>
              </table:table-cell>
              <table:table-cell office:value-type="float" office:value="175">
                <text:p>175</text:p>
              </table:table-cell>
              <table:table-cell office:value-type="float" office:value="0.25519624277763">
                <text:p>0.25519624277763</text:p>
              </table:table-cell>
              <table:table-cell office:value-type="float" office:value="175">
                <text:p>175</text:p>
              </table:table-cell>
              <table:table-cell office:value-type="float" office:value="25.5847953216374">
                <text:p>25.5847953216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708038413746">
                <text:p>179.708038413746</text:p>
              </table:table-cell>
              <table:table-cell office:value-type="float" office:value="25.0941792416966">
                <text:p>25.094179241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.067325257467">
                <text:p>175.067325257467</text:p>
              </table:table-cell>
              <table:table-cell office:value-type="float" office:value="26.2548902100212">
                <text:p>26.254890210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768510229677">
                <text:p>170.768510229677</text:p>
              </table:table-cell>
              <table:table-cell office:value-type="float" office:value="27.3891921434156">
                <text:p>27.389192143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771573645006">
                <text:p>166.771573645006</text:p>
              </table:table-cell>
              <table:table-cell office:value-type="float" office:value="28.4964246264356">
                <text:p>28.496424626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042761127267">
                <text:p>163.042761127267</text:p>
              </table:table-cell>
              <table:table-cell office:value-type="float" office:value="29.5760057751777">
                <text:p>29.576005775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3376394166">
                <text:p>159.553376394166</text:p>
              </table:table-cell>
              <table:table-cell office:value-type="float" office:value="30.6274313494871">
                <text:p>30.6274313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278846687829">
                <text:p>156.278846687829</text:p>
              </table:table-cell>
              <table:table-cell office:value-type="float" office:value="31.6502734915221">
                <text:p>31.650273491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.197990945131">
                <text:p>153.197990945131</text:p>
              </table:table-cell>
              <table:table-cell office:value-type="float" office:value="32.6441791204329">
                <text:p>32.644179120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292440699463">
                <text:p>150.292440699463</text:p>
              </table:table-cell>
              <table:table-cell office:value-type="float" office:value="33.6088680143946">
                <text:p>33.60886801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546177418912">
                <text:p>147.546177418912</text:p>
              </table:table-cell>
              <table:table-cell office:value-type="float" office:value="34.5441306122275">
                <text:p>34.544130612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.945159587373">
                <text:p>144.945159587373</text:p>
              </table:table-cell>
              <table:table-cell office:value-type="float" office:value="35.5175185693835">
                <text:p>35.517518569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499093566741">
                <text:p>141.499093566741</text:p>
              </table:table-cell>
              <table:table-cell office:value-type="float" office:value="36.7461927089456">
                <text:p>36.746192708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.333384629898">
                <text:p>138.333384629898</text:p>
              </table:table-cell>
              <table:table-cell office:value-type="float" office:value="37.8988934333903">
                <text:p>37.898893433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412349767941">
                <text:p>135.412349767941</text:p>
              </table:table-cell>
              <table:table-cell office:value-type="float" office:value="38.9790041267959">
                <text:p>38.979004126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.709224173357">
                <text:p>132.709224173357</text:p>
              </table:table-cell>
              <table:table-cell office:value-type="float" office:value="39.9887955524705">
                <text:p>39.988795552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199882833134">
                <text:p>130.199882833134</text:p>
              </table:table-cell>
              <table:table-cell office:value-type="float" office:value="40.9312803842056">
                <text:p>40.931280384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.862463558308">
                <text:p>127.862463558308</text:p>
              </table:table-cell>
              <table:table-cell office:value-type="float" office:value="41.8100245031812">
                <text:p>41.810024503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679582650605">
                <text:p>125.679582650605</text:p>
              </table:table-cell>
              <table:table-cell office:value-type="float" office:value="42.6280267544716">
                <text:p>42.628026754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36238723247">
                <text:p>123.636238723247</text:p>
              </table:table-cell>
              <table:table-cell office:value-type="float" office:value="43.3882825299873">
                <text:p>43.3882825299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720563634488">
                <text:p>121.720563634488</text:p>
              </table:table-cell>
              <table:table-cell office:value-type="float" office:value="44.0933387475811">
                <text:p>44.093338747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918834486197">
                <text:p>119.918834486197</text:p>
              </table:table-cell>
              <table:table-cell office:value-type="float" office:value="44.7469864531431">
                <text:p>44.746986453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222291176504">
                <text:p>118.222291176504</text:p>
              </table:table-cell>
              <table:table-cell office:value-type="float" office:value="45.3516383643307">
                <text:p>45.351638364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622148716915">
                <text:p>116.622148716915</text:p>
              </table:table-cell>
              <table:table-cell office:value-type="float" office:value="45.9100797622466">
                <text:p>45.910079762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109656449517">
                <text:p>115.109656449517</text:p>
              </table:table-cell>
              <table:table-cell office:value-type="float" office:value="46.4253386712984">
                <text:p>46.425338671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678953495894">
                <text:p>113.678953495894</text:p>
              </table:table-cell>
              <table:table-cell office:value-type="float" office:value="46.8996518863068">
                <text:p>46.899651886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22963333378">
                <text:p>112.322963333378</text:p>
              </table:table-cell>
              <table:table-cell office:value-type="float" office:value="47.3358172708082">
                <text:p>47.335817270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036256335296">
                <text:p>111.036256335296</text:p>
              </table:table-cell>
              <table:table-cell office:value-type="float" office:value="47.7361855236187">
                <text:p>47.736185523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274037839054">
                <text:p>112.274037839054</text:p>
              </table:table-cell>
              <table:table-cell office:value-type="float" office:value="47.3512907083766">
                <text:p>47.351290708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651656437041">
                <text:p>108.651656437041</text:p>
              </table:table-cell>
              <table:table-cell office:value-type="float" office:value="48.4384338362315">
                <text:p>48.438433836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545390294407">
                <text:p>107.545390294407</text:p>
              </table:table-cell>
              <table:table-cell office:value-type="float" office:value="48.7445130631276">
                <text:p>48.744513063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91551774657">
                <text:p>106.491551774657</text:p>
              </table:table-cell>
              <table:table-cell office:value-type="float" office:value="49.023194078882">
                <text:p>49.02319407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486115933532">
                <text:p>105.486115933532</text:p>
              </table:table-cell>
              <table:table-cell office:value-type="float" office:value="49.2765111858258">
                <text:p>49.276511185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.003488991908">
                <text:p>108.003488991908</text:p>
              </table:table-cell>
              <table:table-cell office:value-type="float" office:value="48.6193925250081">
                <text:p>48.619392525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609731644487">
                <text:p>103.609731644487</text:p>
              </table:table-cell>
              <table:table-cell office:value-type="float" office:value="49.7136478799938">
                <text:p>49.713647879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733635082505">
                <text:p>102.733635082505</text:p>
              </table:table-cell>
              <table:table-cell office:value-type="float" office:value="49.9006464337286">
                <text:p>49.900646433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895633593515">
                <text:p>101.895633593515</text:p>
              </table:table-cell>
              <table:table-cell office:value-type="float" office:value="50.0686167074143">
                <text:p>50.0686167074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663785761827">
                <text:p>105.663785761827</text:p>
              </table:table-cell>
              <table:table-cell office:value-type="float" office:value="49.2326761671477">
                <text:p>49.232676167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325849621056">
                <text:p>100.325849621056</text:p>
              </table:table-cell>
              <table:table-cell office:value-type="float" office:value="50.3528556562392">
                <text:p>50.352855656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5897939107573">
                <text:p>99.5897939107573</text:p>
              </table:table-cell>
              <table:table-cell office:value-type="float" office:value="50.471722315109">
                <text:p>50.47172231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45474991596">
                <text:p>98.8845474991596</text:p>
              </table:table-cell>
              <table:table-cell office:value-type="float" office:value="50.5765474795647">
                <text:p>50.576547479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2080092461807">
                <text:p>98.2080092461807</text:p>
              </table:table-cell>
              <table:table-cell office:value-type="float" office:value="50.6684846787574">
                <text:p>50.668484678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5588298328283">
                <text:p>97.5588298328283</text:p>
              </table:table-cell>
              <table:table-cell office:value-type="float" office:value="50.7485173066341">
                <text:p>50.748517306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9357563889892">
                <text:p>96.9357563889892</text:p>
              </table:table-cell>
              <table:table-cell office:value-type="float" office:value="50.8175701354874">
                <text:p>50.817570135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3376241527044">
                <text:p>96.3376241527044</text:p>
              </table:table-cell>
              <table:table-cell office:value-type="float" office:value="50.8765122994089">
                <text:p>50.876512299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.7633490056214">
                <text:p>95.7633490056214</text:p>
              </table:table-cell>
              <table:table-cell office:value-type="float" office:value="50.9261602009367">
                <text:p>50.926160200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2119207785018">
                <text:p>95.2119207785018</text:p>
              </table:table-cell>
              <table:table-cell office:value-type="float" office:value="50.9672803292534">
                <text:p>50.967280329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7797503414484">
                <text:p>94.7797503414484</text:p>
              </table:table-cell>
              <table:table-cell office:value-type="float" office:value="50.9949272865919">
                <text:p>50.994927286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1722957008203">
                <text:p>94.1722957008203</text:p>
              </table:table-cell>
              <table:table-cell office:value-type="float" office:value="51.0268432809188">
                <text:p>51.026843280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6829727455072">
                <text:p>93.6829727455072</text:p>
              </table:table-cell>
              <table:table-cell office:value-type="float" office:value="51.0465380054945">
                <text:p>51.046538005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2120777574241">
                <text:p>93.2120777574241</text:p>
              </table:table-cell>
              <table:table-cell office:value-type="float" office:value="51.060326821744">
                <text:p>51.06032682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599550702331">
                <text:p>92.7599550702331</text:p>
              </table:table-cell>
              <table:table-cell office:value-type="float" office:value="51.0687201318326">
                <text:p>51.0687201318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249193488574">
                <text:p>92.3249193488574</text:p>
              </table:table-cell>
              <table:table-cell office:value-type="float" office:value="51.0722447793149">
                <text:p>51.072244779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063756256496">
                <text:p>91.9063756256496</text:p>
              </table:table-cell>
              <table:table-cell office:value-type="float" office:value="51.0713611939118">
                <text:p>51.071361193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047449493265">
                <text:p>91.5047449493265</text:p>
              </table:table-cell>
              <table:table-cell office:value-type="float" office:value="51.0665182271372">
                <text:p>51.066518227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180122120463">
                <text:p>91.1180122120463</text:p>
              </table:table-cell>
              <table:table-cell office:value-type="float" office:value="51.0581100670868">
                <text:p>51.058110067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461799229925">
                <text:p>90.7461799229925</text:p>
              </table:table-cell>
              <table:table-cell office:value-type="float" office:value="51.046520094387">
                <text:p>51.04652009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892553361924">
                <text:p>90.3892553361924</text:p>
              </table:table-cell>
              <table:table-cell office:value-type="float" office:value="51.0321257434841">
                <text:p>51.032125743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0458500411017">
                <text:p>90.0458500411017</text:p>
              </table:table-cell>
              <table:table-cell office:value-type="float" office:value="51.0152225188776">
                <text:p>51.015222518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7155673883745">
                <text:p>89.7155673883745</text:p>
              </table:table-cell>
              <table:table-cell office:value-type="float" office:value="50.9961119766849">
                <text:p>50.996111976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989472797179">
                <text:p>89.3989472797179</text:p>
              </table:table-cell>
              <table:table-cell office:value-type="float" office:value="50.9751414857686">
                <text:p>50.975141485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094251154858">
                <text:p>89.094251154858</text:p>
              </table:table-cell>
              <table:table-cell office:value-type="float" office:value="50.9524900064404">
                <text:p>50.952490006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016081356846">
                <text:p>88.8016081356846</text:p>
              </table:table-cell>
              <table:table-cell office:value-type="float" office:value="50.9284348695508">
                <text:p>50.928434869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5211477457691">
                <text:p>88.5211477457691</text:p>
              </table:table-cell>
              <table:table-cell office:value-type="float" office:value="50.9032507434389">
                <text:p>50.903250743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4046657991813">
                <text:p>88.4046657991813</text:p>
              </table:table-cell>
              <table:table-cell office:value-type="float" office:value="50.8921748096872">
                <text:p>50.89217480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9929421390104">
                <text:p>87.9929421390104</text:p>
              </table:table-cell>
              <table:table-cell office:value-type="float" office:value="50.8501070162032">
                <text:p>50.850107016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51078265746">
                <text:p>87.7451078265746</text:p>
              </table:table-cell>
              <table:table-cell office:value-type="float" office:value="50.8225776564704">
                <text:p>50.82257765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5075000813484">
                <text:p>87.5075000813484</text:p>
              </table:table-cell>
              <table:table-cell office:value-type="float" office:value="50.7946161148728">
                <text:p>50.794616114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2798930389889">
                <text:p>87.2798930389889</text:p>
              </table:table-cell>
              <table:table-cell office:value-type="float" office:value="50.7663841500604">
                <text:p>50.76638415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.0620733032063">
                <text:p>87.0620733032063</text:p>
              </table:table-cell>
              <table:table-cell office:value-type="float" office:value="50.7380333578694">
                <text:p>50.7380333578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8538393432929">
                <text:p>86.8538393432929</text:p>
              </table:table-cell>
              <table:table-cell office:value-type="float" office:value="50.7097057321038">
                <text:p>50.709705732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545846440884">
                <text:p>86.6545846440884</text:p>
              </table:table-cell>
              <table:table-cell office:value-type="float" office:value="50.6814740573522">
                <text:p>50.681474057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641379689437">
                <text:p>86.4641379689437</text:p>
              </table:table-cell>
              <table:table-cell office:value-type="float" office:value="50.6534572771055">
                <text:p>50.653457277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2823375592339">
                <text:p>86.2823375592339</text:p>
              </table:table-cell>
              <table:table-cell office:value-type="float" office:value="50.6257668225822">
                <text:p>50.625766822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1090307272103">
                <text:p>86.1090307272103</text:p>
              </table:table-cell>
              <table:table-cell office:value-type="float" office:value="50.5985070071237">
                <text:p>50.598507007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9436673483636">
                <text:p>85.9436673483636</text:p>
              </table:table-cell>
              <table:table-cell office:value-type="float" office:value="50.5717086349221">
                <text:p>50.571708634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865223397487">
                <text:p>85.7865223397487</text:p>
              </table:table-cell>
              <table:table-cell office:value-type="float" office:value="50.5455267758394">
                <text:p>50.545526775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370658981837">
                <text:p>85.6370658981837</text:p>
              </table:table-cell>
              <table:table-cell office:value-type="float" office:value="50.5199772352041">
                <text:p>50.519977235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951837069761">
                <text:p>85.4951837069761</text:p>
              </table:table-cell>
              <table:table-cell office:value-type="float" office:value="50.4951357758297">
                <text:p>50.495135775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3603702931351">
                <text:p>85.3603702931351</text:p>
              </table:table-cell>
              <table:table-cell office:value-type="float" office:value="50.4710011279878">
                <text:p>50.471001127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329260932335">
                <text:p>85.2329260932335</text:p>
              </table:table-cell>
              <table:table-cell office:value-type="float" office:value="50.4477089865183">
                <text:p>50.447708986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1127560591086">
                <text:p>85.1127560591086</text:p>
              </table:table-cell>
              <table:table-cell office:value-type="float" office:value="50.4253209267634">
                <text:p>50.425320926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9989854795572">
                <text:p>84.9989854795572</text:p>
              </table:table-cell>
              <table:table-cell office:value-type="float" office:value="50.4037438505824">
                <text:p>50.403743850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8919315956364">
                <text:p>84.8919315956364</text:p>
              </table:table-cell>
              <table:table-cell office:value-type="float" office:value="50.3831013498266">
                <text:p>50.383101349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7911306692952">
                <text:p>84.7911306692952</text:p>
              </table:table-cell>
              <table:table-cell office:value-type="float" office:value="50.3633633424108">
                <text:p>50.363363342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969065921128">
                <text:p>84.6969065921128</text:p>
              </table:table-cell>
              <table:table-cell office:value-type="float" office:value="50.3446485397868">
                <text:p>50.344648539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6084202746623">
                <text:p>84.6084202746623</text:p>
              </table:table-cell>
              <table:table-cell office:value-type="float" office:value="50.3268402077863">
                <text:p>50.326840207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4827665281029">
                <text:p>84.4827665281029</text:p>
              </table:table-cell>
              <table:table-cell office:value-type="float" office:value="50.3011630548452">
                <text:p>50.301163054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4496101763592">
                <text:p>84.4496101763592</text:p>
              </table:table-cell>
              <table:table-cell office:value-type="float" office:value="50.2943114458582">
                <text:p>50.294311445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3788019165226">
                <text:p>84.3788019165226</text:p>
              </table:table-cell>
              <table:table-cell office:value-type="float" office:value="50.2795726430959">
                <text:p>50.279572643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3135392923868">
                <text:p>84.3135392923868</text:p>
              </table:table-cell>
              <table:table-cell office:value-type="float" office:value="50.2658594686037">
                <text:p>50.265859468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530190194195">
                <text:p>84.2530190194195</text:p>
              </table:table-cell>
              <table:table-cell office:value-type="float" office:value="50.253032337791">
                <text:p>50.25303233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1983565464972">
                <text:p>84.1983565464972</text:p>
              </table:table-cell>
              <table:table-cell office:value-type="float" office:value="50.2413553343168">
                <text:p>50.241355334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.1483743974451">
                <text:p>84.1483743974451</text:p>
              </table:table-cell>
              <table:table-cell office:value-type="float" office:value="50.0030369339877">
                <text:p>50.0030369339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1030478359593">
                <text:p>84.1030478359593</text:p>
              </table:table-cell>
              <table:table-cell office:value-type="float" office:value="49.7683695671563">
                <text:p>49.768369567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.0627345354732">
                <text:p>84.0627345354732</text:p>
              </table:table-cell>
              <table:table-cell office:value-type="float" office:value="49.5372975419178">
                <text:p>49.537297541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0266539064366">
                <text:p>84.0266539064366</text:p>
              </table:table-cell>
              <table:table-cell office:value-type="float" office:value="49.3095417275362">
                <text:p>49.309541727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.4377759286146">
                <text:p>82.4377759286146</text:p>
              </table:table-cell>
              <table:table-cell office:value-type="float" office:value="48.7622584410302">
                <text:p>48.762258441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675063659222">
                <text:p>83.9675063659222</text:p>
              </table:table-cell>
              <table:table-cell office:value-type="float" office:value="48.8635803115422">
                <text:p>48.863580311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440336711699">
                <text:p>83.9440336711699</text:p>
              </table:table-cell>
              <table:table-cell office:value-type="float" office:value="48.6450783126386">
                <text:p>48.645078312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9243620661494">
                <text:p>83.9243620661494</text:p>
              </table:table-cell>
              <table:table-cell office:value-type="float" office:value="48.4293764370527">
                <text:p>48.429376437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9081056042034">
                <text:p>83.9081056042034</text:p>
              </table:table-cell>
              <table:table-cell office:value-type="float" office:value="48.2163136764242">
                <text:p>48.216313676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8952583432829">
                <text:p>83.8952583432829</text:p>
              </table:table-cell>
              <table:table-cell office:value-type="float" office:value="48.0057988099428">
                <text:p>48.005798809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885815591808">
                <text:p>83.885815591808</text:p>
              </table:table-cell>
              <table:table-cell office:value-type="float" office:value="47.7977425730616">
                <text:p>47.797742573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790187846998">
                <text:p>83.8790187846998</text:p>
              </table:table-cell>
              <table:table-cell office:value-type="float" office:value="47.5919496107695">
                <text:p>47.591949610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.7020494115285">
                <text:p>80.7020494115285</text:p>
              </table:table-cell>
              <table:table-cell office:value-type="float" office:value="46.8107883949425">
                <text:p>46.810788394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.5344437281956">
                <text:p>80.5344437281956</text:p>
              </table:table-cell>
              <table:table-cell office:value-type="float" office:value="46.5913406483268">
                <text:p>46.591340648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.3678779992557">
                <text:p>80.3678779992557</text:p>
              </table:table-cell>
              <table:table-cell office:value-type="float" office:value="46.3747827942145">
                <text:p>46.374782794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.2023415145442">
                <text:p>80.2023415145442</text:p>
              </table:table-cell>
              <table:table-cell office:value-type="float" office:value="46.1610526811383">
                <text:p>46.161052681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037823717684">
                <text:p>80.037823717684</text:p>
              </table:table-cell>
              <table:table-cell office:value-type="float" office:value="45.950089960276">
                <text:p>45.95008996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.7118027140443">
                <text:p>79.7118027140443</text:p>
              </table:table-cell>
              <table:table-cell office:value-type="float" office:value="45.7054415413233">
                <text:p>45.705441541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3897335071903">
                <text:p>79.3897335071903</text:p>
              </table:table-cell>
              <table:table-cell office:value-type="float" office:value="45.4637176931422">
                <text:p>45.463717693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0715369020481">
                <text:p>79.0715369020481</text:p>
              </table:table-cell>
              <table:table-cell office:value-type="float" office:value="45.2248590560885">
                <text:p>45.224859056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571359078068">
                <text:p>78.7571359078068</text:p>
              </table:table-cell>
              <table:table-cell office:value-type="float" office:value="44.9888080499764">
                <text:p>44.988808049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8908954623894">
                <text:p>88.8908954623894</text:p>
              </table:table-cell>
              <table:table-cell office:value-type="float" office:value="45.752474616425">
                <text:p>45.75247461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9174193900229">
                <text:p>88.9174193900229</text:p>
              </table:table-cell>
              <table:table-cell office:value-type="float" office:value="45.5406999299662">
                <text:p>45.5406999299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9471183786079">
                <text:p>88.9471183786079</text:p>
              </table:table-cell>
              <table:table-cell office:value-type="float" office:value="45.3304633409604">
                <text:p>45.330463340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360210833298">
                <text:p>77.5360210833298</text:p>
              </table:table-cell>
              <table:table-cell office:value-type="float" office:value="44.0715871184026">
                <text:p>44.071587118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.0178857372258">
                <text:p>89.0178857372258</text:p>
              </table:table-cell>
              <table:table-cell office:value-type="float" office:value="44.914236640836">
                <text:p>44.91423664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0585292578087">
                <text:p>89.0585292578087</text:p>
              </table:table-cell>
              <table:table-cell office:value-type="float" office:value="44.7081267307574">
                <text:p>44.708126730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1023963357678">
                <text:p>89.1023963357678</text:p>
              </table:table-cell>
              <table:table-cell office:value-type="float" office:value="44.5032817757353">
                <text:p>44.503281775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1504077564954">
                <text:p>89.1504077564954</text:p>
              </table:table-cell>
              <table:table-cell office:value-type="float" office:value="44.2995743095092">
                <text:p>44.299574309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16753076937">
                <text:p>89.2016753076937</text:p>
              </table:table-cell>
              <table:table-cell office:value-type="float" office:value="44.0969987706302">
                <text:p>44.096998770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2566706008758">
                <text:p>89.2566706008758</text:p>
              </table:table-cell>
              <table:table-cell office:value-type="float" office:value="43.8954573932386">
                <text:p>43.895457393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3154141208812">
                <text:p>89.3154141208812</text:p>
              </table:table-cell>
              <table:table-cell office:value-type="float" office:value="43.694883444083">
                <text:p>43.69488344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779278228869">
                <text:p>89.3779278228869</text:p>
              </table:table-cell>
              <table:table-cell office:value-type="float" office:value="43.4952109198888">
                <text:p>43.495210919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437773580791">
                <text:p>89.4437773580791</text:p>
              </table:table-cell>
              <table:table-cell office:value-type="float" office:value="43.2964184452685">
                <text:p>43.296418445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0108460363227">
                <text:p>75.0108460363227</text:p>
              </table:table-cell>
              <table:table-cell office:value-type="float" office:value="42.0322110679238">
                <text:p>42.032211067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874121050404">
                <text:p>89.5874121050404</text:p>
              </table:table-cell>
              <table:table-cell office:value-type="float" office:value="19.8170271726842">
                <text:p>19.817027172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6647927388621">
                <text:p>89.6647927388621</text:p>
              </table:table-cell>
              <table:table-cell office:value-type="float" office:value="19.1721502094059">
                <text:p>19.172150209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456111648909">
                <text:p>89.7456111648909</text:p>
              </table:table-cell>
              <table:table-cell office:value-type="float" office:value="18.5614971364054">
                <text:p>18.561497136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8308220929696">
                <text:p>89.8308220929696</text:p>
              </table:table-cell>
              <table:table-cell office:value-type="float" office:value="17.9787864822058">
                <text:p>17.978786482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9195319875774">
                <text:p>89.9195319875774</text:p>
              </table:table-cell>
              <table:table-cell office:value-type="float" office:value="17.4224143957298">
                <text:p>17.422414395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0127041851038">
                <text:p>90.0127041851038</text:p>
              </table:table-cell>
              <table:table-cell office:value-type="float" office:value="16.8904657189943">
                <text:p>16.890465718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1094430719267">
                <text:p>90.1094430719267</text:p>
              </table:table-cell>
              <table:table-cell office:value-type="float" office:value="16.3844157230418">
                <text:p>16.384415723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.2102516113485">
                <text:p>90.2102516113485</text:p>
              </table:table-cell>
              <table:table-cell office:value-type="float" office:value="15.89962825261">
                <text:p>15.8996282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3146981437303">
                <text:p>90.3146981437303</text:p>
              </table:table-cell>
              <table:table-cell office:value-type="float" office:value="15.4349416757543">
                <text:p>15.434941675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4237650672915">
                <text:p>90.4237650672915</text:p>
              </table:table-cell>
              <table:table-cell office:value-type="float" office:value="14.988960283891">
                <text:p>14.98896028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5365513555622">
                <text:p>90.5365513555622</text:p>
              </table:table-cell>
              <table:table-cell office:value-type="float" office:value="14.5652674961273">
                <text:p>14.565267496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653573475483">
                <text:p>90.653573475483</text:p>
              </table:table-cell>
              <table:table-cell office:value-type="float" office:value="14.1578290057212">
                <text:p>14.157829005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.7748786028056">
                <text:p>90.7748786028056</text:p>
              </table:table-cell>
              <table:table-cell office:value-type="float" office:value="13.7677584233155">
                <text:p>13.767758423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9005159784694">
                <text:p>90.9005159784694</text:p>
              </table:table-cell>
              <table:table-cell office:value-type="float" office:value="13.3939262949237">
                <text:p>13.393926294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0300543779231">
                <text:p>91.0300543779231</text:p>
              </table:table-cell>
              <table:table-cell office:value-type="float" office:value="13.0354014866719">
                <text:p>13.035401486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1645103873883">
                <text:p>91.1645103873883</text:p>
              </table:table-cell>
              <table:table-cell office:value-type="float" office:value="12.6893191608761">
                <text:p>12.689319160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3029723380922">
                <text:p>91.3029723380922</text:p>
              </table:table-cell>
              <table:table-cell office:value-type="float" office:value="12.3585207788401">
                <text:p>12.358520778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4459806977213">
                <text:p>91.4459806977213</text:p>
              </table:table-cell>
              <table:table-cell office:value-type="float" office:value="12.0387526879113">
                <text:p>12.038752687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5931041288065">
                <text:p>91.5931041288065</text:p>
              </table:table-cell>
              <table:table-cell office:value-type="float" office:value="11.7310726361819">
                <text:p>11.731072636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7453860951722">
                <text:p>91.7453860951722</text:p>
              </table:table-cell>
              <table:table-cell office:value-type="float" office:value="11.4345929836301">
                <text:p>11.434592983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901906038826">
                <text:p>91.901906038826</text:p>
              </table:table-cell>
              <table:table-cell office:value-type="float" office:value="11.1488653301247">
                <text:p>11.148865330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0637223877463">
                <text:p>92.0637223877463</text:p>
              </table:table-cell>
              <table:table-cell office:value-type="float" office:value="10.8731078454723">
                <text:p>10.873107845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2299097556752">
                <text:p>92.2299097556752</text:p>
              </table:table-cell>
              <table:table-cell office:value-type="float" office:value="10.6057338121959">
                <text:p>10.605733812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10378487156">
                <text:p>92.4010378487156</text:p>
              </table:table-cell>
              <table:table-cell office:value-type="float" office:value="10.3474730017489">
                <text:p>10.347473001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5766750677655">
                <text:p>92.5766750677655</text:p>
              </table:table-cell>
              <table:table-cell office:value-type="float" office:value="10.0979318026742">
                <text:p>10.09793180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7579126417086">
                <text:p>92.7579126417086</text:p>
              </table:table-cell>
              <table:table-cell office:value-type="float" office:value="9.85648211852262">
                <text:p>9.8564821185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9438142837728">
                <text:p>92.9438142837728</text:p>
              </table:table-cell>
              <table:table-cell office:value-type="float" office:value="9.62288282597264">
                <text:p>9.6228828259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1349726170486">
                <text:p>93.1349726170486</text:p>
              </table:table-cell>
              <table:table-cell office:value-type="float" office:value="9.39665522212804">
                <text:p>9.3966552221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314759801204">
                <text:p>93.3314759801204</text:p>
              </table:table-cell>
              <table:table-cell office:value-type="float" office:value="9.17649687462378">
                <text:p>9.1764968746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5334161597126">
                <text:p>93.5334161597126</text:p>
              </table:table-cell>
              <table:table-cell office:value-type="float" office:value="8.96308480641896">
                <text:p>8.9630848064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03615317569">
                <text:p>93.7403615317569</text:p>
              </table:table-cell>
              <table:table-cell office:value-type="float" office:value="8.75617697421187">
                <text:p>8.7561769742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9534615622138">
                <text:p>93.9534615622138</text:p>
              </table:table-cell>
              <table:table-cell office:value-type="float" office:value="8.55530455543838">
                <text:p>8.5553045554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1717614005329">
                <text:p>94.1717614005329</text:p>
              </table:table-cell>
              <table:table-cell office:value-type="float" office:value="8.3603462919338">
                <text:p>8.36034629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3958946599091">
                <text:p>94.3958946599091</text:p>
              </table:table-cell>
              <table:table-cell office:value-type="float" office:value="8.17019210015974">
                <text:p>8.1701921001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.6254300741072">
                <text:p>94.6254300741072</text:p>
              </table:table-cell>
              <table:table-cell office:value-type="float" office:value="7.98622192046095">
                <text:p>7.9862219204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8615628300014">
                <text:p>94.8615628300014</text:p>
              </table:table-cell>
              <table:table-cell office:value-type="float" office:value="7.80654863609286">
                <text:p>7.8065486360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1033241550917">
                <text:p>95.1033241550917</text:p>
              </table:table-cell>
              <table:table-cell office:value-type="float" office:value="7.63186242782268">
                <text:p>7.6318624278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3519347223967">
                <text:p>95.3519347223967</text:p>
              </table:table-cell>
              <table:table-cell office:value-type="float" office:value="7.46179790760365">
                <text:p>7.4617979076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6064186063681">
                <text:p>95.6064186063681</text:p>
              </table:table-cell>
              <table:table-cell office:value-type="float" office:value="7.29630566287105">
                <text:p>7.2963056628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8674601250137">
                <text:p>95.8674601250137</text:p>
              </table:table-cell>
              <table:table-cell office:value-type="float" office:value="7.13452228376267">
                <text:p>7.1345222837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1346302117831">
                <text:p>96.1346302117831</text:p>
              </table:table-cell>
              <table:table-cell office:value-type="float" office:value="6.97756176474486">
                <text:p>6.9775617647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4092057308402">
                <text:p>96.4092057308402</text:p>
              </table:table-cell>
              <table:table-cell office:value-type="float" office:value="6.82393415538164">
                <text:p>6.8239341553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.6901954353499">
                <text:p>96.6901954353499</text:p>
              </table:table-cell>
              <table:table-cell office:value-type="float" office:value="6.67421936819575">
                <text:p>6.674219368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9783241196468">
                <text:p>96.9783241196468</text:p>
              </table:table-cell>
              <table:table-cell office:value-type="float" office:value="6.52819196697125">
                <text:p>6.5281919669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737545286195">
                <text:p>97.2737545286195</text:p>
              </table:table-cell>
              <table:table-cell office:value-type="float" office:value="6.38521319769982">
                <text:p>6.3852131976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5766560689149">
                <text:p>97.5766560689149</text:p>
              </table:table-cell>
              <table:table-cell office:value-type="float" office:value="6.24615125634302">
                <text:p>6.2461512563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866050683403">
                <text:p>97.8866050683403</text:p>
              </table:table-cell>
              <table:table-cell office:value-type="float" office:value="6.10997233592226">
                <text:p>6.1099723359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.2049794719986">
                <text:p>98.2049794719986</text:p>
              </table:table-cell>
              <table:table-cell office:value-type="float" office:value="5.97735041644091">
                <text:p>5.977350416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.5307643027309">
                <text:p>98.5307643027309</text:p>
              </table:table-cell>
              <table:table-cell office:value-type="float" office:value="5.84740137098968">
                <text:p>5.84740137098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8647584686806">
                <text:p>98.8647584686806</text:p>
              </table:table-cell>
              <table:table-cell office:value-type="float" office:value="5.72040261146971">
                <text:p>5.7204026114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2065445896679">
                <text:p>99.2065445896679</text:p>
              </table:table-cell>
              <table:table-cell office:value-type="float" office:value="5.59591586738522">
                <text:p>5.5959158673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5575814755042">
                <text:p>99.5575814755042</text:p>
              </table:table-cell>
              <table:table-cell office:value-type="float" office:value="5.4745133609531">
                <text:p>5.47451336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168381855274">
                <text:p>99.9168381855274</text:p>
              </table:table-cell>
              <table:table-cell office:value-type="float" office:value="5.35544895666403">
                <text:p>5.3554489566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.285819226466">
                <text:p>100.285819226466</text:p>
              </table:table-cell>
              <table:table-cell office:value-type="float" office:value="5.23925051671804">
                <text:p>5.2392505167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.663486270625">
                <text:p>100.663486270625</text:p>
              </table:table-cell>
              <table:table-cell office:value-type="float" office:value="5.12523297979853">
                <text:p>5.1252329797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.050733212388">
                <text:p>101.050733212388</text:p>
              </table:table-cell>
              <table:table-cell office:value-type="float" office:value="5.01361481193589">
                <text:p>5.0136148119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.447159247513">
                <text:p>101.447159247513</text:p>
              </table:table-cell>
              <table:table-cell office:value-type="float" office:value="4.90437384542062">
                <text:p>4.9043738454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.854371398484">
                <text:p>101.854371398484</text:p>
              </table:table-cell>
              <table:table-cell office:value-type="float" office:value="4.79700714256822">
                <text:p>4.7970071425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271317082067">
                <text:p>102.271317082067</text:p>
              </table:table-cell>
              <table:table-cell office:value-type="float" office:value="4.69218041261555">
                <text:p>4.6921804126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698968762948">
                <text:p>102.698968762948</text:p>
              </table:table-cell>
              <table:table-cell office:value-type="float" office:value="4.58916234320975">
                <text:p>4.5891623432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70" chart:maximum="300" chart:origin="0" chart:interval-major="10" chart:interval-minor-divisor="2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aximum="2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4cm" svg:height="18.407cm" xlink:href=".." xlink:type="simple" chart:class="chart:scatter" chart:column-mapping="1 0" chart:style-name="ch1">
        <chart:title svg:x="14.731cm" svg:y="0.504cm" chart:style-name="ch2">
          <text:p>Speed vs Alpha</text:p>
        </chart:title>
        <chart:plot-area chart:style-name="ch3" table:cell-range-address="B21_ASG29.G386:B21_ASG29.G583 B21_ASG29.A386:B21_ASG29.A583" svg:x="0.654cm" svg:y="1.651cm" svg:width="31.416cm" svg:height="16.388cm">
          <chartooo:coordinate-region svg:x="1.09cm" svg:y="1.651cm" svg:width="30.595cm" svg:height="15.3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21_ASG29.A386:B21_ASG29.A583" chart:class="chart:scatter">
            <chart:domain table:cell-range-address="B21_ASG29.G386:B21_ASG29.G583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.968471847596">
                <text:p>280.968471847596</text:p>
                <draw:g>
                  <svg:desc>B21_ASG29.G386:B21_ASG29.G583</svg:desc>
                </draw:g>
              </table:table-cell>
              <table:table-cell office:value-type="float" office:value="0.3">
                <text:p>0.3</text:p>
                <draw:g>
                  <svg:desc>B21_ASG29.A386:B21_ASG29.A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159464404568">
                <text:p>264.1594644045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.046154700526">
                <text:p>250.0461547005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977360618898">
                <text:p>237.9773606188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02782678054">
                <text:p>227.50278267805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299762229418">
                <text:p>218.2997622294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130238536151">
                <text:p>210.1302385361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814212819009">
                <text:p>202.814212819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212724301101">
                <text:p>196.2127243011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6554648479">
                <text:p>190.21655464847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738513834374">
                <text:p>184.7385138343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708038413746">
                <text:p>179.70803841374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.067325257467">
                <text:p>175.0673252574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768510229677">
                <text:p>170.76851022967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771573645006">
                <text:p>166.77157364500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042761127267">
                <text:p>163.0427611272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3376394166">
                <text:p>159.55337639416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278846687829">
                <text:p>156.278846687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.197990945131">
                <text:p>153.19799094513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292440699463">
                <text:p>150.2924406994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546177418912">
                <text:p>147.5461774189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.945159587373">
                <text:p>144.94515958737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499093566741">
                <text:p>141.49909356674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.333384629898">
                <text:p>138.33338462989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412349767941">
                <text:p>135.41234976794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.709224173357">
                <text:p>132.7092241733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199882833134">
                <text:p>130.19988283313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.862463558308">
                <text:p>127.862463558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679582650605">
                <text:p>125.6795826506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36238723247">
                <text:p>123.63623872324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720563634488">
                <text:p>121.72056363448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918834486197">
                <text:p>119.91883448619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222291176504">
                <text:p>118.22229117650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622148716915">
                <text:p>116.62214871691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109656449517">
                <text:p>115.10965644951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678953495894">
                <text:p>113.6789534958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22963333378">
                <text:p>112.32296333337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036256335296">
                <text:p>111.036256335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274037839054">
                <text:p>112.27403783905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651656437041">
                <text:p>108.6516564370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545390294407">
                <text:p>107.54539029440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91551774657">
                <text:p>106.49155177465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486115933532">
                <text:p>105.4861159335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.003488991908">
                <text:p>108.00348899190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609731644487">
                <text:p>103.60973164448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733635082505">
                <text:p>102.73363508250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895633593515">
                <text:p>101.89563359351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663785761827">
                <text:p>105.663785761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325849621056">
                <text:p>100.32584962105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5897939107573">
                <text:p>99.589793910757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45474991596">
                <text:p>98.884547499159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2080092461807">
                <text:p>98.208009246180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5588298328283">
                <text:p>97.558829832828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9357563889892">
                <text:p>96.935756388989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3376241527044">
                <text:p>96.337624152704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.7633490056214">
                <text:p>95.763349005621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2119207785018">
                <text:p>95.211920778501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7797503414484">
                <text:p>94.7797503414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1722957008203">
                <text:p>94.172295700820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6829727455072">
                <text:p>93.682972745507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2120777574241">
                <text:p>93.212077757424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599550702331">
                <text:p>92.759955070233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249193488574">
                <text:p>92.324919348857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063756256496">
                <text:p>91.906375625649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047449493265">
                <text:p>91.504744949326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180122120463">
                <text:p>91.118012212046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461799229925">
                <text:p>90.746179922992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892553361924">
                <text:p>90.3892553361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0458500411017">
                <text:p>90.045850041101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7155673883745">
                <text:p>89.715567388374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989472797179">
                <text:p>89.398947279717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094251154858">
                <text:p>89.09425115485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016081356846">
                <text:p>88.801608135684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5211477457691">
                <text:p>88.521147745769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4046657991813">
                <text:p>88.404665799181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9929421390104">
                <text:p>87.99294213901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51078265746">
                <text:p>87.74510782657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5075000813484">
                <text:p>87.5075000813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2798930389889">
                <text:p>87.279893038988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.0620733032063">
                <text:p>87.062073303206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8538393432929">
                <text:p>86.85383934329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545846440884">
                <text:p>86.65458464408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641379689437">
                <text:p>86.464137968943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2823375592339">
                <text:p>86.28233755923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1090307272103">
                <text:p>86.10903072721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9436673483636">
                <text:p>85.94366734836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865223397487">
                <text:p>85.786522339748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370658981837">
                <text:p>85.6370658981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951837069761">
                <text:p>85.49518370697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3603702931351">
                <text:p>85.360370293135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329260932335">
                <text:p>85.232926093233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1127560591086">
                <text:p>85.112756059108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9989854795572">
                <text:p>84.998985479557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8919315956364">
                <text:p>84.891931595636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7911306692952">
                <text:p>84.791130669295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969065921128">
                <text:p>84.69690659211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6084202746623">
                <text:p>84.608420274662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4827665281029">
                <text:p>84.4827665281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4496101763592">
                <text:p>84.449610176359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3788019165226">
                <text:p>84.378801916522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3135392923868">
                <text:p>84.313539292386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530190194195">
                <text:p>84.253019019419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1983565464972">
                <text:p>84.198356546497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.1483743974451">
                <text:p>84.148374397445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1030478359593">
                <text:p>84.103047835959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.0627345354732">
                <text:p>84.06273453547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0266539064366">
                <text:p>84.026653906436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.4377759286146">
                <text:p>82.4377759286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675063659222">
                <text:p>83.967506365922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440336711699">
                <text:p>83.94403367116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9243620661494">
                <text:p>83.924362066149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9081056042034">
                <text:p>83.908105604203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8952583432829">
                <text:p>83.895258343282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885815591808">
                <text:p>83.88581559180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790187846998">
                <text:p>83.879018784699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.7020494115285">
                <text:p>80.702049411528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.5344437281956">
                <text:p>80.534443728195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.3678779992557">
                <text:p>80.3678779992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.2023415145442">
                <text:p>80.202341514544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037823717684">
                <text:p>80.03782371768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.7118027140443">
                <text:p>79.711802714044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3897335071903">
                <text:p>79.389733507190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0715369020481">
                <text:p>79.071536902048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571359078068">
                <text:p>78.757135907806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8908954623894">
                <text:p>88.890895462389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9174193900229">
                <text:p>88.917419390022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9471183786079">
                <text:p>88.947118378607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360210833298">
                <text:p>77.53602108332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.0178857372258">
                <text:p>89.017885737225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0585292578087">
                <text:p>89.058529257808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1023963357678">
                <text:p>89.102396335767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1504077564954">
                <text:p>89.150407756495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16753076937">
                <text:p>89.20167530769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2566706008758">
                <text:p>89.25667060087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3154141208812">
                <text:p>89.315414120881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779278228869">
                <text:p>89.377927822886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437773580791">
                <text:p>89.443777358079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0108460363227">
                <text:p>75.01084603632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874121050404">
                <text:p>89.587412105040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6647927388621">
                <text:p>89.664792738862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456111648909">
                <text:p>89.745611164890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8308220929696">
                <text:p>89.830822092969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9195319875774">
                <text:p>89.919531987577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0127041851038">
                <text:p>90.012704185103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1094430719267">
                <text:p>90.109443071926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.2102516113485">
                <text:p>90.210251611348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3146981437303">
                <text:p>90.314698143730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4237650672915">
                <text:p>90.4237650672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5365513555622">
                <text:p>90.536551355562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653573475483">
                <text:p>90.65357347548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.7748786028056">
                <text:p>90.774878602805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9005159784694">
                <text:p>90.900515978469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0300543779231">
                <text:p>91.030054377923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1645103873883">
                <text:p>91.164510387388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3029723380922">
                <text:p>91.302972338092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4459806977213">
                <text:p>91.445980697721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5931041288065">
                <text:p>91.593104128806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7453860951722">
                <text:p>91.74538609517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901906038826">
                <text:p>91.90190603882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0637223877463">
                <text:p>92.063722387746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2299097556752">
                <text:p>92.229909755675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10378487156">
                <text:p>92.401037848715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5766750677655">
                <text:p>92.576675067765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7579126417086">
                <text:p>92.757912641708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9438142837728">
                <text:p>92.943814283772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1349726170486">
                <text:p>93.134972617048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314759801204">
                <text:p>93.331475980120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5334161597126">
                <text:p>93.5334161597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03615317569">
                <text:p>93.740361531756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9534615622138">
                <text:p>93.953461562213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1717614005329">
                <text:p>94.171761400532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3958946599091">
                <text:p>94.395894659909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.6254300741072">
                <text:p>94.625430074107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8615628300014">
                <text:p>94.861562830001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1033241550917">
                <text:p>95.103324155091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3519347223967">
                <text:p>95.35193472239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6064186063681">
                <text:p>95.606418606368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8674601250137">
                <text:p>95.8674601250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1346302117831">
                <text:p>96.134630211783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4092057308402">
                <text:p>96.409205730840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.6901954353499">
                <text:p>96.690195435349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9783241196468">
                <text:p>96.978324119646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737545286195">
                <text:p>97.273754528619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5766560689149">
                <text:p>97.57665606891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866050683403">
                <text:p>97.886605068340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.2049794719986">
                <text:p>98.204979471998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.5307643027309">
                <text:p>98.530764302730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8647584686806">
                <text:p>98.8647584686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2065445896679">
                <text:p>99.206544589667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5575814755042">
                <text:p>99.557581475504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168381855274">
                <text:p>99.9168381855274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.285819226466">
                <text:p>100.28581922646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.663486270625">
                <text:p>100.6634862706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.050733212388">
                <text:p>101.05073321238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.447159247513">
                <text:p>101.44715924751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.854371398484">
                <text:p>101.85437139848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271317082067">
                <text:p>102.271317082067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698968762948">
                <text:p>102.69896876294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